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HelveticaNeue" svg:font-family="HelveticaNeu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Die_5f_Vokale" style:display-name="Die_Vokale" style:family="table">
      <style:table-properties style:width="7.4333in" fo:margin-left="0in" table:align="left"/>
    </style:style>
    <style:style style:name="Die_5f_Vokale.A" style:display-name="Die_Vokale.A" style:family="table-column">
      <style:table-column-properties style:column-width="2.5042in"/>
    </style:style>
    <style:style style:name="Die_5f_Vokale.B" style:display-name="Die_Vokale.B" style:family="table-column">
      <style:table-column-properties style:column-width="0.4958in"/>
    </style:style>
    <style:style style:name="Die_5f_Vokale.C" style:display-name="Die_Vokale.C" style:family="table-column">
      <style:table-column-properties style:column-width="1.3153in"/>
    </style:style>
    <style:style style:name="Die_5f_Vokale.D" style:display-name="Die_Vokale.D" style:family="table-column">
      <style:table-column-properties style:column-width="0.6215in"/>
    </style:style>
    <style:style style:name="Die_5f_Vokale.E" style:display-name="Die_Vokale.E" style:family="table-column">
      <style:table-column-properties style:column-width="0.8743in"/>
    </style:style>
    <style:style style:name="Die_5f_Vokale.F" style:display-name="Die_Vokale.F" style:family="table-column">
      <style:table-column-properties style:column-width="1.6222in"/>
    </style:style>
    <style:style style:name="Die_5f_Vokale.A1" style:display-name="Die_Vokal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Vokale.F1" style:display-name="Die_Vokale.F1" style:family="table-cell">
      <style:table-cell-properties fo:padding="0.0382in" fo:border="0.05pt solid #000000"/>
    </style:style>
    <style:style style:name="Die_5f_Vokale.A2" style:display-name="Die_Vokale.A2" style:family="table-cell">
      <style:table-cell-properties fo:padding="0.0382in" fo:border-left="0.05pt solid #000000" fo:border-right="none" fo:border-top="none" fo:border-bottom="0.05pt solid #000000"/>
    </style:style>
    <style:style style:name="Die_5f_Vokale.F2" style:display-name="Die_Vokale.F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Diphtonge" style:display-name="Die_Diphtonge" style:family="table">
      <style:table-properties style:width="5.1979in" table:align="left"/>
    </style:style>
    <style:style style:name="Die_5f_Diphtonge.A" style:display-name="Die_Diphtonge.A" style:family="table-column">
      <style:table-column-properties style:column-width="3.3458in"/>
    </style:style>
    <style:style style:name="Die_5f_Diphtonge.B" style:display-name="Die_Diphtonge.B" style:family="table-column">
      <style:table-column-properties style:column-width="1.8521in"/>
    </style:style>
    <style:style style:name="Die_5f_Diphtonge.A1" style:display-name="Die_Diphtong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iphtonge.B1" style:display-name="Die_Diphtonge.B1" style:family="table-cell">
      <style:table-cell-properties fo:padding="0.0382in" fo:border="0.05pt solid #000000"/>
    </style:style>
    <style:style style:name="Die_5f_Diphtonge.A2" style:display-name="Die_Diphtonge.A2" style:family="table-cell">
      <style:table-cell-properties fo:padding="0.0382in" fo:border-left="0.05pt solid #000000" fo:border-right="none" fo:border-top="none" fo:border-bottom="0.05pt solid #000000"/>
    </style:style>
    <style:style style:name="Die_5f_Konsonanten" style:display-name="Die_Konsonanten" style:family="table">
      <style:table-properties style:width="6.6979in" fo:margin-left="0in" table:align="left"/>
    </style:style>
    <style:style style:name="Die_5f_Konsonanten.A" style:display-name="Die_Konsonanten.A" style:family="table-column">
      <style:table-column-properties style:column-width="0.3771in"/>
    </style:style>
    <style:style style:name="Die_5f_Konsonanten.B" style:display-name="Die_Konsonanten.B" style:family="table-column">
      <style:table-column-properties style:column-width="0.2444in"/>
    </style:style>
    <style:style style:name="Die_5f_Konsonanten.C" style:display-name="Die_Konsonanten.C" style:family="table-column">
      <style:table-column-properties style:column-width="0.3146in"/>
    </style:style>
    <style:style style:name="Die_5f_Konsonanten.D" style:display-name="Die_Konsonanten.D" style:family="table-column">
      <style:table-column-properties style:column-width="2.5639in"/>
    </style:style>
    <style:style style:name="Die_5f_Konsonanten.E" style:display-name="Die_Konsonanten.E" style:family="table-column">
      <style:table-column-properties style:column-width="3.1979in"/>
    </style:style>
    <style:style style:name="Die_5f_Konsonanten.A1" style:display-name="Die_Konsonante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Konsonanten.E1" style:display-name="Die_Konsonanten.E1" style:family="table-cell">
      <style:table-cell-properties fo:padding="0.0382in" fo:border="0.05pt solid #000000"/>
    </style:style>
    <style:style style:name="Die_5f_Konsonanten.2" style:display-name="Die_Konsonanten.2" style:family="table-row">
      <style:table-row-properties style:min-row-height="0.0854in"/>
    </style:style>
    <style:style style:name="Die_5f_Konsonanten.A2" style:display-name="Die_Konsonanten.A2" style:family="table-cell">
      <style:table-cell-properties fo:padding="0.0382in" fo:border-left="0.05pt solid #000000" fo:border-right="none" fo:border-top="none" fo:border-bottom="0.05pt solid #000000"/>
    </style:style>
    <style:style style:name="Die_5f_Konsonanten.E4" style:display-name="Die_Konsonanten.E4" style:family="table-cell">
      <style:table-cell-properties fo:padding="0.0382in" fo:border-left="0.05pt solid #000000" fo:border-right="0.05pt solid #000000" fo:border-top="none" fo:border-bottom="0.05pt solid #000000"/>
    </style:style>
    <style:style style:name="Artikel2" style:family="table">
      <style:table-properties style:width="7.3507in" table:align="margins"/>
    </style:style>
    <style:style style:name="Artikel2.A" style:family="table-column">
      <style:table-column-properties style:column-width="0.9188in" style:rel-column-width="8191*"/>
    </style:style>
    <style:style style:name="Artikel2.H" style:family="table-column">
      <style:table-column-properties style:column-width="0.9194in" style:rel-column-width="8198*"/>
    </style:style>
    <style:style style:name="Artikel2.A1" style:family="table-cell">
      <style:table-cell-properties fo:padding="0.0382in" fo:border-left="0.05pt solid #000000" fo:border-right="none" fo:border-top="0.05pt solid #000000" fo:border-bottom="0.05pt solid #000000"/>
    </style:style>
    <style:style style:name="Artikel2.F1" style:family="table-cell">
      <style:table-cell-properties fo:padding="0.0382in" fo:border="0.05pt solid #000000"/>
    </style:style>
    <style:style style:name="Artikel2.B2" style:family="table-cell">
      <style:table-cell-properties fo:padding="0.0382in" fo:border-left="0.05pt solid #000000" fo:border-right="none" fo:border-top="none" fo:border-bottom="0.05pt solid #000000"/>
    </style:style>
    <style:style style:name="Artikel2.F2" style:family="table-cell">
      <style:table-cell-properties fo:padding="0.0382in" fo:border-left="0.05pt solid #000000" fo:border-right="0.05pt solid #000000" fo:border-top="none" fo:border-bottom="0.05pt solid #000000"/>
    </style:style>
    <style:style style:name="Artikel2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Artikel2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Artikel2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Artikel2.H5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rtikel2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Artikel2.F6" style:family="table-cell">
      <style:table-cell-properties fo:background-color="#c99c00" fo:padding="0.0382in" fo:border="0.05pt solid #000000">
        <style:background-image/>
      </style:table-cell-properties>
    </style:style>
    <style:style style:name="Artikel2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Artikel2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Artikel2.H7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rtikel2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Artikel2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" style:display-name="Der_unbestimmte_Artikel" style:family="table">
      <style:table-properties style:width="7.3507in" table:align="margins"/>
    </style:style>
    <style:style style:name="Der_5f_unbestimmte_5f_Artikel.A" style:display-name="Der_unbestimmte_Artikel.A" style:family="table-column">
      <style:table-column-properties style:column-width="0.9188in" style:rel-column-width="8191*"/>
    </style:style>
    <style:style style:name="Der_5f_unbestimmte_5f_Artikel.H" style:display-name="Der_unbestimmte_Artikel.H" style:family="table-column">
      <style:table-column-properties style:column-width="0.9194in" style:rel-column-width="8198*"/>
    </style:style>
    <style:style style:name="Der_5f_unbestimmte_5f_Artikel.A1" style:display-name="Der_unbestimmte_Artikel.A1" style:family="table-cell">
      <style:table-cell-properties fo:padding="0.0382in" fo:border-left="0.05pt solid #000000" fo:border-right="none" fo:border-top="0.05pt solid #000000" fo:border-bottom="0.05pt solid #000000"/>
    </style:style>
    <style:style style:name="Der_5f_unbestimmte_5f_Artikel.F1" style:display-name="Der_unbestimmte_Artikel.F1" style:family="table-cell">
      <style:table-cell-properties fo:padding="0.0382in" fo:border="0.05pt solid #000000"/>
    </style:style>
    <style:style style:name="Der_5f_unbestimmte_5f_Artikel.B2" style:display-name="Der_unbestimmte_Artikel.B2" style:family="table-cell">
      <style:table-cell-properties fo:padding="0.0382in" fo:border-left="0.05pt solid #000000" fo:border-right="none" fo:border-top="none" fo:border-bottom="0.05pt solid #000000"/>
    </style:style>
    <style:style style:name="Der_5f_unbestimmte_5f_Artikel.F2" style:display-name="Der_unbestimmte_Artikel.F2" style:family="table-cell">
      <style:table-cell-properties fo:padding="0.0382in" fo:border-left="0.05pt solid #000000" fo:border-right="0.05pt solid #000000" fo:border-top="none" fo:border-bottom="0.05pt solid #000000"/>
    </style:style>
    <style:style style:name="Der_5f_unbestimmte_5f_Artikel.B5" style:display-name="Der_unbestimmte_Artikel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C5" style:display-name="Der_unbestimmte_Artikel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D5" style:display-name="Der_unbestimmte_Artikel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H5" style:display-name="Der_unbestimmte_Artikel.H5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B6" style:display-name="Der_unbestimmte_Artikel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6" style:display-name="Der_unbestimmte_Artikel.F6" style:family="table-cell">
      <style:table-cell-properties fo:background-color="#c99c00" fo:padding="0.0382in" fo:border="0.05pt solid #000000">
        <style:background-image/>
      </style:table-cell-properties>
    </style:style>
    <style:style style:name="Der_5f_unbestimmte_5f_Artikel.B7" style:display-name="Der_unbestimmte_Artikel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7" style:display-name="Der_unbestimmte_Artikel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H7" style:display-name="Der_unbestimmte_Artikel.H7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B8" style:display-name="Der_unbestimmte_Artikel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8" style:display-name="Der_unbestimmte_Artikel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Plural" style:family="table">
      <style:table-properties style:width="6.6979in" fo:margin-left="0in" table:align="left"/>
    </style:style>
    <style:style style:name="Plural.A" style:family="table-column">
      <style:table-column-properties style:column-width="0.5104in"/>
    </style:style>
    <style:style style:name="Plural.B" style:family="table-column">
      <style:table-column-properties style:column-width="2.3229in"/>
    </style:style>
    <style:style style:name="Plural.C" style:family="table-column">
      <style:table-column-properties style:column-width="1.9271in"/>
    </style:style>
    <style:style style:name="Plural.D" style:family="table-column">
      <style:table-column-properties style:column-width="1.9375in"/>
    </style:style>
    <style:style style:name="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Plural.D1" style:family="table-cell">
      <style:table-cell-properties fo:padding="0.0382in" fo:border="0.05pt solid #000000"/>
    </style:style>
    <style:style style:name="Plural.A2" style:family="table-cell">
      <style:table-cell-properties fo:padding="0.0382in" fo:border-left="0.05pt solid #000000" fo:border-right="none" fo:border-top="none" fo:border-bottom="0.05pt solid #000000"/>
    </style:style>
    <style:style style:name="Plural.D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starke_5f_Deklination" style:display-name="Die_starke_Deklination" style:family="table">
      <style:table-properties style:width="6.6979in" fo:margin-left="0in" table:align="left"/>
    </style:style>
    <style:style style:name="Die_5f_starke_5f_Deklination.A" style:display-name="Die_starke_Deklination.A" style:family="table-column">
      <style:table-column-properties style:column-width="1.3382in"/>
    </style:style>
    <style:style style:name="Die_5f_starke_5f_Deklination.B" style:display-name="Die_starke_Deklination.B" style:family="table-column">
      <style:table-column-properties style:column-width="1.3389in"/>
    </style:style>
    <style:style style:name="Die_5f_starke_5f_Deklination.D" style:display-name="Die_starke_Deklination.D" style:family="table-column">
      <style:table-column-properties style:column-width="1.3806in"/>
    </style:style>
    <style:style style:name="Die_5f_starke_5f_Deklination.E" style:display-name="Die_starke_Deklination.E" style:family="table-column">
      <style:table-column-properties style:column-width="1.3021in"/>
    </style:style>
    <style:style style:name="Die_5f_starke_5f_Deklination.A1" style:display-name="Die_stark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tarke_5f_Deklination.E1" style:display-name="Die_starke_Deklination.E1" style:family="table-cell">
      <style:table-cell-properties fo:padding="0.0382in" fo:border="0.05pt solid #000000"/>
    </style:style>
    <style:style style:name="Die_5f_schwache_5f_Deklination" style:display-name="Die_schwache_Deklination" style:family="table">
      <style:table-properties style:width="7.3507in" table:align="margins"/>
    </style:style>
    <style:style style:name="Die_5f_schwache_5f_Deklination.A" style:display-name="Die_schwache_Deklination.A" style:family="table-column">
      <style:table-column-properties style:column-width="1.4701in" style:rel-column-width="13107*"/>
    </style:style>
    <style:style style:name="Die_5f_schwache_5f_Deklination.A1" style:display-name="Die_schwa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.E1" style:display-name="Die_schwache_Deklination.E1" style:family="table-cell">
      <style:table-cell-properties fo:padding="0.0382in" fo:border="0.05pt solid #000000"/>
    </style:style>
    <style:style style:name="Die_5f_schwache_5f_Deklination2" style:display-name="Die_schwache_Deklination2" style:family="table">
      <style:table-properties style:width="2.3229in" table:align="left"/>
    </style:style>
    <style:style style:name="Die_5f_schwache_5f_Deklination2.A" style:display-name="Die_schwache_Deklination2.A" style:family="table-column">
      <style:table-column-properties style:column-width="0.8229in"/>
    </style:style>
    <style:style style:name="Die_5f_schwache_5f_Deklination2.B" style:display-name="Die_schwache_Deklination2.B" style:family="table-column">
      <style:table-column-properties style:column-width="1.5in"/>
    </style:style>
    <style:style style:name="Die_5f_schwache_5f_Deklination2.A1" style:display-name="Die_schwache_Deklination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2.B1" style:display-name="Die_schwache_Deklination2.B1" style:family="table-cell">
      <style:table-cell-properties fo:padding="0.0382in" fo:border="0.05pt solid #000000"/>
    </style:style>
    <style:style style:name="Die_5f_weibliche_5f_Deklination" style:display-name="Die_weibliche_Deklination" style:family="table">
      <style:table-properties style:width="1.4167in" table:align="left"/>
    </style:style>
    <style:style style:name="Die_5f_weibliche_5f_Deklination.A" style:display-name="Die_weibliche_Deklination.A" style:family="table-column">
      <style:table-column-properties style:column-width="0.8229in"/>
    </style:style>
    <style:style style:name="Die_5f_weibliche_5f_Deklination.B" style:display-name="Die_weibliche_Deklination.B" style:family="table-column">
      <style:table-column-properties style:column-width="0.5938in"/>
    </style:style>
    <style:style style:name="Die_5f_weibliche_5f_Deklination.A1" style:display-name="Die_weibli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weibliche_5f_Deklination.B1" style:display-name="Die_weibliche_Deklination.B1" style:family="table-cell">
      <style:table-cell-properties fo:padding="0.0382in" fo:border="0.05pt solid #000000"/>
    </style:style>
    <style:style style:name="Die_5f_gemischte_5f_Deklination" style:display-name="Die_gemischte_Deklination" style:family="table">
      <style:table-properties style:width="1.7708in" table:align="left"/>
    </style:style>
    <style:style style:name="Die_5f_gemischte_5f_Deklination.A" style:display-name="Die_gemischte_Deklination.A" style:family="table-column">
      <style:table-column-properties style:column-width="0.8229in"/>
    </style:style>
    <style:style style:name="Die_5f_gemischte_5f_Deklination.B" style:display-name="Die_gemischte_Deklination.B" style:family="table-column">
      <style:table-column-properties style:column-width="0.9479in"/>
    </style:style>
    <style:style style:name="Die_5f_gemischte_5f_Deklination.A1" style:display-name="Die_gemischt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gemischte_5f_Deklination.B1" style:display-name="Die_gemischte_Deklination.B1" style:family="table-cell">
      <style:table-cell-properties fo:padding="0.0382in" fo:border="0.05pt solid #000000"/>
    </style:style>
    <style:style style:name="Die_5f_Deklinationder_5f_Substantiveim_5f_Plural" style:display-name="Die_Deklinationder_Substantiveim_Plural" style:family="table">
      <style:table-properties style:width="6.6979in" fo:margin-left="0in" table:align="left"/>
    </style:style>
    <style:style style:name="Die_5f_Deklinationder_5f_Substantiveim_5f_Plural.A" style:display-name="Die_Deklinationder_Substantiveim_Plural.A" style:family="table-column">
      <style:table-column-properties style:column-width="0.8229in"/>
    </style:style>
    <style:style style:name="Die_5f_Deklinationder_5f_Substantiveim_5f_Plural.B" style:display-name="Die_Deklinationder_Substantiveim_Plural.B" style:family="table-column">
      <style:table-column-properties style:column-width="0.9479in"/>
    </style:style>
    <style:style style:name="Die_5f_Deklinationder_5f_Substantiveim_5f_Plural.C" style:display-name="Die_Deklinationder_Substantiveim_Plural.C" style:family="table-column">
      <style:table-column-properties style:column-width="1.0972in"/>
    </style:style>
    <style:style style:name="Die_5f_Deklinationder_5f_Substantiveim_5f_Plural.D" style:display-name="Die_Deklinationder_Substantiveim_Plural.D" style:family="table-column">
      <style:table-column-properties style:column-width="0.9563in"/>
    </style:style>
    <style:style style:name="Die_5f_Deklinationder_5f_Substantiveim_5f_Plural.G" style:display-name="Die_Deklinationder_Substantiveim_Plural.G" style:family="table-column">
      <style:table-column-properties style:column-width="0.9611in"/>
    </style:style>
    <style:style style:name="Die_5f_Deklinationder_5f_Substantiveim_5f_Plural.A1" style:display-name="Die_Deklinationder_Substantiveim_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.G1" style:display-name="Die_Deklinationder_Substantiveim_Plural.G1" style:family="table-cell">
      <style:table-cell-properties fo:padding="0.0382in" fo:border="0.05pt solid #000000"/>
    </style:style>
    <style:style style:name="Die_5f_Deklinationder_5f_Substantiveim_5f_Plural2" style:display-name="Die_Deklinationder_Substantiveim_Plural2" style:family="table">
      <style:table-properties style:width="5.4375in" table:align="left"/>
    </style:style>
    <style:style style:name="Die_5f_Deklinationder_5f_Substantiveim_5f_Plural2.A" style:display-name="Die_Deklinationder_Substantiveim_Plural2.A" style:family="table-column">
      <style:table-column-properties style:column-width="0.3125in"/>
    </style:style>
    <style:style style:name="Die_5f_Deklinationder_5f_Substantiveim_5f_Plural2.B" style:display-name="Die_Deklinationder_Substantiveim_Plural2.B" style:family="table-column">
      <style:table-column-properties style:column-width="0.4375in"/>
    </style:style>
    <style:style style:name="Die_5f_Deklinationder_5f_Substantiveim_5f_Plural2.C" style:display-name="Die_Deklinationder_Substantiveim_Plural2.C" style:family="table-column">
      <style:table-column-properties style:column-width="0.4688in"/>
    </style:style>
    <style:style style:name="Die_5f_Deklinationder_5f_Substantiveim_5f_Plural2.E" style:display-name="Die_Deklinationder_Substantiveim_Plural2.E" style:family="table-column">
      <style:table-column-properties style:column-width="2.4375in"/>
    </style:style>
    <style:style style:name="Die_5f_Deklinationder_5f_Substantiveim_5f_Plural2.F" style:display-name="Die_Deklinationder_Substantiveim_Plural2.F" style:family="table-column">
      <style:table-column-properties style:column-width="0.6354in"/>
    </style:style>
    <style:style style:name="Die_5f_Deklinationder_5f_Substantiveim_5f_Plural2.G" style:display-name="Die_Deklinationder_Substantiveim_Plural2.G" style:family="table-column">
      <style:table-column-properties style:column-width="0.7083in"/>
    </style:style>
    <style:style style:name="Die_5f_Deklinationder_5f_Substantiveim_5f_Plural2.A1" style:display-name="Die_Deklinationder_Substantiveim_Plural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2.G1" style:display-name="Die_Deklinationder_Substantiveim_Plural2.G1" style:family="table-cell">
      <style:table-cell-properties fo:padding="0.0382in" fo:border="0.05pt solid #000000"/>
    </style:style>
    <style:style style:name="Die_5f_Deklinationder_5f_Substantiveim_5f_Plural2.A2" style:display-name="Die_Deklinationder_Substantiveim_Plural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der_5f_Substantiveim_5f_Plural2.G2" style:display-name="Die_Deklinationder_Substantiveim_Plural2.G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" style:display-name="Bedeutung_und_Funktionen_der_Fälle" style:family="table">
      <style:table-properties style:width="6.1458in" table:align="left"/>
    </style:style>
    <style:style style:name="Bedeutung_5f_und_5f_Funktionen_5f_der_5f_Fälle.A" style:display-name="Bedeutung_und_Funktionen_der_Fälle.A" style:family="table-column">
      <style:table-column-properties style:column-width="0.8229in"/>
    </style:style>
    <style:style style:name="Bedeutung_5f_und_5f_Funktionen_5f_der_5f_Fälle.B" style:display-name="Bedeutung_und_Funktionen_der_Fälle.B" style:family="table-column">
      <style:table-column-properties style:column-width="0.6771in"/>
    </style:style>
    <style:style style:name="Bedeutung_5f_und_5f_Funktionen_5f_der_5f_Fälle.C" style:display-name="Bedeutung_und_Funktionen_der_Fälle.C" style:family="table-column">
      <style:table-column-properties style:column-width="0.6667in"/>
    </style:style>
    <style:style style:name="Bedeutung_5f_und_5f_Funktionen_5f_der_5f_Fälle.D" style:display-name="Bedeutung_und_Funktionen_der_Fälle.D" style:family="table-column">
      <style:table-column-properties style:column-width="0.6507in"/>
    </style:style>
    <style:style style:name="Bedeutung_5f_und_5f_Funktionen_5f_der_5f_Fälle.E" style:display-name="Bedeutung_und_Funktionen_der_Fälle.E" style:family="table-column">
      <style:table-column-properties style:column-width="0.7042in"/>
    </style:style>
    <style:style style:name="Bedeutung_5f_und_5f_Funktionen_5f_der_5f_Fälle.F" style:display-name="Bedeutung_und_Funktionen_der_Fälle.F" style:family="table-column">
      <style:table-column-properties style:column-width="0.6556in"/>
    </style:style>
    <style:style style:name="Bedeutung_5f_und_5f_Funktionen_5f_der_5f_Fälle.G" style:display-name="Bedeutung_und_Funktionen_der_Fälle.G" style:family="table-column">
      <style:table-column-properties style:column-width="0.625in"/>
    </style:style>
    <style:style style:name="Bedeutung_5f_und_5f_Funktionen_5f_der_5f_Fälle.H" style:display-name="Bedeutung_und_Funktionen_der_Fälle.H" style:family="table-column">
      <style:table-column-properties style:column-width="0.7083in"/>
    </style:style>
    <style:style style:name="Bedeutung_5f_und_5f_Funktionen_5f_der_5f_Fälle.I" style:display-name="Bedeutung_und_Funktionen_der_Fälle.I" style:family="table-column">
      <style:table-column-properties style:column-width="0.6354in"/>
    </style:style>
    <style:style style:name="Bedeutung_5f_und_5f_Funktionen_5f_der_5f_Fälle.A1" style:display-name="Bedeutung_und_Funktionen_der_Fälle.A1" style:family="table-cell">
      <style:table-cell-properties fo:padding="0.0382in" fo:border-left="0.05pt solid #000000" fo:border-right="none" fo:border-top="0.05pt solid #000000" fo:border-bottom="0.05pt solid #000000"/>
    </style:style>
    <style:style style:name="Bedeutung_5f_und_5f_Funktionen_5f_der_5f_Fälle.I1" style:display-name="Bedeutung_und_Funktionen_der_Fälle.I1" style:family="table-cell">
      <style:table-cell-properties fo:padding="0.0382in" fo:border="0.05pt solid #000000"/>
    </style:style>
    <style:style style:name="Bedeutung_5f_und_5f_Funktionen_5f_der_5f_Fälle.B2" style:display-name="Bedeutung_und_Funktionen_der_Fälle.B2" style:family="table-cell">
      <style:table-cell-properties fo:padding="0.0382in" fo:border-left="0.05pt solid #000000" fo:border-right="none" fo:border-top="none" fo:border-bottom="0.05pt solid #000000"/>
    </style:style>
    <style:style style:name="Bedeutung_5f_und_5f_Funktionen_5f_der_5f_Fälle.I2" style:display-name="Bedeutung_und_Funktionen_der_Fälle.I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.B5" style:display-name="Bedeutung_und_Funktionen_der_Fälle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C5" style:display-name="Bedeutung_und_Funktionen_der_Fälle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D5" style:display-name="Bedeutung_und_Funktionen_der_Fälle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5" style:display-name="Bedeutung_und_Funktionen_der_Fälle.H5" style:family="table-cell">
      <style:table-cell-properties fo:background-color="#fc5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I5" style:display-name="Bedeutung_und_Funktionen_der_Fälle.I5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deutung_5f_und_5f_Funktionen_5f_der_5f_Fälle.B6" style:display-name="Bedeutung_und_Funktionen_der_Fälle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6" style:display-name="Bedeutung_und_Funktionen_der_Fälle.F6" style:family="table-cell">
      <style:table-cell-properties fo:background-color="#c99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7" style:display-name="Bedeutung_und_Funktionen_der_Fälle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7" style:display-name="Bedeutung_und_Funktionen_der_Fälle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7" style:display-name="Bedeutung_und_Funktionen_der_Fälle.H7" style:family="table-cell">
      <style:table-cell-properties fo:background-color="#00a0f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8" style:display-name="Bedeutung_und_Funktionen_der_Fälle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8" style:display-name="Bedeutung_und_Funktionen_der_Fälle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ie_5f_Deklination_5f_der_5f_Adjektive" style:display-name="Die_Deklination_der_Adjektive" style:family="table">
      <style:table-properties style:width="7.3507in" fo:break-before="auto" fo:break-after="auto" table:align="margins" fo:keep-with-next="auto" style:may-break-between-rows="true" table:border-model="collapsing"/>
    </style:style>
    <style:style style:name="Die_5f_Deklination_5f_der_5f_Adjektive.A" style:display-name="Die_Deklination_der_Adjektive.A" style:family="table-column">
      <style:table-column-properties style:column-width="0.309in" style:rel-column-width="2756*"/>
    </style:style>
    <style:style style:name="Die_5f_Deklination_5f_der_5f_Adjektive.B" style:display-name="Die_Deklination_der_Adjektive.B" style:family="table-column">
      <style:table-column-properties style:column-width="2.6306in" style:rel-column-width="23453*"/>
    </style:style>
    <style:style style:name="Die_5f_Deklination_5f_der_5f_Adjektive.C" style:display-name="Die_Deklination_der_Adjektive.C" style:family="table-column">
      <style:table-column-properties style:column-width="1.4701in" style:rel-column-width="13108*"/>
    </style:style>
    <style:style style:name="Die_5f_Deklination_5f_der_5f_Adjektive.E" style:display-name="Die_Deklination_der_Adjektive.E" style:family="table-column">
      <style:table-column-properties style:column-width="1.4701in" style:rel-column-width="13110*"/>
    </style:style>
    <style:style style:name="Die_5f_Deklination_5f_der_5f_Adjektive.1" style:display-name="Die_Deklination_der_Adjektive.1" style:family="table-row">
      <style:table-row-properties fo:keep-together="auto"/>
    </style:style>
    <style:style style:name="Die_5f_Deklination_5f_der_5f_Adjektive.A1" style:display-name="Die_Deklination_der_Adjektiv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ie_5f_Deklination_5f_der_5f_Adjektive.E1" style:display-name="Die_Deklination_der_Adjektive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Die_5f_Deklination_5f_der_5f_Adjektive.A2" style:display-name="Die_Deklination_der_Adjektiv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Die_5f_Deklination_5f_der_5f_Adjektive.E2" style:display-name="Die_Deklination_der_Adjektive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.2243in" fo:margin-left="1.9667in" table:align="left"/>
    </style:style>
    <style:style style:name="Table4.A" style:family="table-column">
      <style:table-column-properties style:column-width="0.4868in"/>
    </style:style>
    <style:style style:name="Table4.B" style:family="table-column">
      <style:table-column-properties style:column-width="0.984in"/>
    </style:style>
    <style:style style:name="Table4.C" style:family="table-column">
      <style:table-column-properties style:column-width="0.753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Die_5f_Deklination_5f_der_5f_Adjektive2" style:display-name="Die_Deklination_der_Adjektive2" style:family="table">
      <style:table-properties style:width="7.3507in" table:align="margins"/>
    </style:style>
    <style:style style:name="Die_5f_Deklination_5f_der_5f_Adjektive2.A" style:display-name="Die_Deklination_der_Adjektive2.A" style:family="table-column">
      <style:table-column-properties style:column-width="0.8847in" style:rel-column-width="7888*"/>
    </style:style>
    <style:style style:name="Die_5f_Deklination_5f_der_5f_Adjektive2.B" style:display-name="Die_Deklination_der_Adjektive2.B" style:family="table-column">
      <style:table-column-properties style:column-width="3.3632in" style:rel-column-width="29984*"/>
    </style:style>
    <style:style style:name="Die_5f_Deklination_5f_der_5f_Adjektive2.C" style:display-name="Die_Deklination_der_Adjektive2.C" style:family="table-column">
      <style:table-column-properties style:column-width="3.1028in" style:rel-column-width="27663*"/>
    </style:style>
    <style:style style:name="Die_5f_Deklination_5f_der_5f_Adjektive2.A1" style:display-name="Die_Deklination_der_Adjektive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_5f_der_5f_Adjektive2.C1" style:display-name="Die_Deklination_der_Adjektive2.C1" style:family="table-cell">
      <style:table-cell-properties fo:padding="0.0382in" fo:border="0.05pt solid #000000"/>
    </style:style>
    <style:style style:name="Die_5f_Deklination_5f_der_5f_Adjektive2.A2" style:display-name="Die_Deklination_der_Adjektive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_5f_der_5f_Adjektive2.C2" style:display-name="Die_Deklination_der_Adjektiv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861in" table:align="margins"/>
    </style:style>
    <style:style style:name="Table9.A" style:family="table-column">
      <style:table-column-properties style:column-width="3.2861in" style:rel-column-width="65535*"/>
    </style:style>
    <style:style style:name="Table9.A1" style:family="table-cell">
      <style:table-cell-properties fo:padding="0.0382in" fo:border="none"/>
    </style:style>
    <style:style style:name="Table8" style:family="table">
      <style:table-properties style:width="3.0271in" table:align="margins"/>
    </style:style>
    <style:style style:name="Table8.A" style:family="table-column">
      <style:table-column-properties style:column-width="1.5132in" style:rel-column-width="32767*"/>
    </style:style>
    <style:style style:name="Table8.B" style:family="table-column">
      <style:table-column-properties style:column-width="1.5139in" style:rel-column-width="32768*"/>
    </style:style>
    <style:style style:name="Table8.A1" style:family="table-cell">
      <style:table-cell-properties fo:padding="0.0382in" fo:border="none"/>
    </style:style>
    <style:style style:name="Table6" style:family="table">
      <style:table-properties style:width="3.2861in" table:align="margins"/>
    </style:style>
    <style:style style:name="Table6.A" style:family="table-column">
      <style:table-column-properties style:column-width="1.0951in" style:rel-column-width="21845*"/>
    </style:style>
    <style:style style:name="Table6.B" style:family="table-column">
      <style:table-column-properties style:column-width="2.191in" style:rel-column-width="43690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3.0271in" table:align="margins"/>
    </style:style>
    <style:style style:name="Table7.A" style:family="table-column">
      <style:table-column-properties style:column-width="1.009in" style:rel-column-width="21845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0.8083in" table:align="margins"/>
    </style:style>
    <style:style style:name="Table3.A" style:family="table-column">
      <style:table-column-properties style:column-width="0.8083in" style:rel-column-width="6553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3.2861in" table:align="margins"/>
    </style:style>
    <style:style style:name="Table2.A" style:family="table-column">
      <style:table-column-properties style:column-width="3.286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271in" table:align="margins"/>
    </style:style>
    <style:style style:name="Table1.A" style:family="table-column">
      <style:table-column-properties style:column-width="3.0271in" style:rel-column-width="65535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1.6271in" table:align="left"/>
    </style:style>
    <style:style style:name="Table5.A" style:family="table-column">
      <style:table-column-properties style:column-width="0.809in"/>
    </style:style>
    <style:style style:name="Table5.B" style:family="table-column">
      <style:table-column-properties style:column-width="0.81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3507in" table:align="margins"/>
    </style:style>
    <style:style style:name="Table11.A" style:family="table-column">
      <style:table-column-properties style:column-width="3.675in" style:rel-column-width="32767*"/>
    </style:style>
    <style:style style:name="Table11.B" style:family="table-column">
      <style:table-column-properties style:column-width="3.6757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3507in" table:align="margins"/>
    </style:style>
    <style:style style:name="Table10.A" style:family="table-column">
      <style:table-column-properties style:column-width="0.441in" style:rel-column-width="3931*"/>
    </style:style>
    <style:style style:name="Table10.B" style:family="table-column">
      <style:table-column-properties style:column-width="2.8125in" style:rel-column-width="25074*"/>
    </style:style>
    <style:style style:name="Table10.C" style:family="table-column">
      <style:table-column-properties style:column-width="4.0972in" style:rel-column-width="365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3507in" table:align="margins"/>
    </style:style>
    <style:style style:name="Table12.A" style:family="table-column">
      <style:table-column-properties style:column-width="1.8375in" style:rel-column-width="16383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2.2521in" table:align="left"/>
    </style:style>
    <style:style style:name="Table13.A" style:family="table-column">
      <style:table-column-properties style:column-width="0.7535in"/>
    </style:style>
    <style:style style:name="Table13.B" style:family="table-column">
      <style:table-column-properties style:column-width="0.625in"/>
    </style:style>
    <style:style style:name="Table13.C" style:family="table-column">
      <style:table-column-properties style:column-width="0.3125in"/>
    </style:style>
    <style:style style:name="Table13.D" style:family="table-column">
      <style:table-column-properties style:column-width="0.5611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.7465in" table:align="left"/>
    </style:style>
    <style:style style:name="Table14.A" style:family="table-column">
      <style:table-column-properties style:column-width="0.7535in"/>
    </style:style>
    <style:style style:name="Table14.B" style:family="table-column">
      <style:table-column-properties style:column-width="0.625in"/>
    </style:style>
    <style:style style:name="Table14.C" style:family="table-column">
      <style:table-column-properties style:column-width="0.3681in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2.2521in" table:align="left"/>
    </style:style>
    <style:style style:name="Table15.A" style:family="table-column">
      <style:table-column-properties style:column-width="0.7535in"/>
    </style:style>
    <style:style style:name="Table15.B" style:family="table-column">
      <style:table-column-properties style:column-width="0.625in"/>
    </style:style>
    <style:style style:name="Table15.C" style:family="table-column">
      <style:table-column-properties style:column-width="0.3125in"/>
    </style:style>
    <style:style style:name="Table15.D" style:family="table-column">
      <style:table-column-properties style:column-width="0.5611in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.7465in" table:align="left"/>
    </style:style>
    <style:style style:name="Table16.A" style:family="table-column">
      <style:table-column-properties style:column-width="0.7535in"/>
    </style:style>
    <style:style style:name="Table16.B" style:family="table-column">
      <style:table-column-properties style:column-width="0.625in"/>
    </style:style>
    <style:style style:name="Table16.C" style:family="table-column">
      <style:table-column-properties style:column-width="0.3681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.5625in" table:align="left"/>
    </style:style>
    <style:style style:name="Table17.A" style:family="table-column">
      <style:table-column-properties style:column-width="0.809in"/>
    </style:style>
    <style:style style:name="Table17.B" style:family="table-column">
      <style:table-column-properties style:column-width="0.753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26ed05" officeooo:paragraph-rsid="0026ed05"/>
    </style:style>
    <style:style style:name="P2" style:family="paragraph" style:parent-style-name="Standard">
      <style:text-properties fo:font-size="11pt" fo:language="de" fo:country="DE" officeooo:rsid="004a2de1" officeooo:paragraph-rsid="000d6a18" style:font-size-asian="11pt" style:font-size-complex="11pt"/>
    </style:style>
    <style:style style:name="P3" style:family="paragraph" style:parent-style-name="Standard">
      <style:text-properties fo:font-size="11pt" fo:language="de" fo:country="DE" officeooo:rsid="004a2de1" officeooo:paragraph-rsid="000f5b65" style:font-size-asian="11pt" style:font-size-complex="11pt"/>
    </style:style>
    <style:style style:name="P4" style:family="paragraph" style:parent-style-name="Standard">
      <style:text-properties fo:font-size="11pt" fo:language="de" fo:country="DE" officeooo:rsid="004a2de1" officeooo:paragraph-rsid="0012811f" style:font-size-asian="11pt" style:font-size-complex="11pt"/>
    </style:style>
    <style:style style:name="P5" style:family="paragraph" style:parent-style-name="Standard">
      <style:text-properties fo:font-size="11pt" fo:language="de" fo:country="DE" officeooo:rsid="003df349" officeooo:paragraph-rsid="000d6a18" style:font-size-asian="11pt" style:font-size-complex="11pt"/>
    </style:style>
    <style:style style:name="P6" style:family="paragraph" style:parent-style-name="Standard">
      <style:text-properties fo:font-size="11pt" fo:language="de" fo:country="DE" officeooo:paragraph-rsid="000d6a18" style:font-size-asian="11pt" style:font-size-complex="11pt"/>
    </style:style>
    <style:style style:name="P7" style:family="paragraph" style:parent-style-name="Standard">
      <style:text-properties fo:font-size="11pt" fo:language="de" fo:country="DE" officeooo:rsid="0076868c" officeooo:paragraph-rsid="000d6a18" style:font-size-asian="11pt" style:font-size-complex="11pt"/>
    </style:style>
    <style:style style:name="P8" style:family="paragraph" style:parent-style-name="Standard">
      <style:text-properties fo:font-size="11pt" fo:language="de" fo:country="DE" officeooo:rsid="0076868c" officeooo:paragraph-rsid="000f5b65" style:font-size-asian="11pt" style:font-size-complex="11pt"/>
    </style:style>
    <style:style style:name="P9" style:family="paragraph" style:parent-style-name="Standard">
      <style:text-properties fo:font-size="11pt" fo:language="de" fo:country="DE" officeooo:rsid="003fc732" officeooo:paragraph-rsid="000d6a18" style:font-size-asian="11pt" style:font-size-complex="11pt"/>
    </style:style>
    <style:style style:name="P10" style:family="paragraph" style:parent-style-name="Standard">
      <style:text-properties fo:font-size="11pt" fo:language="de" fo:country="DE" officeooo:rsid="003fc732" officeooo:paragraph-rsid="000f5b65" style:font-size-asian="11pt" style:font-size-complex="11pt"/>
    </style:style>
    <style:style style:name="P11" style:family="paragraph" style:parent-style-name="Standard">
      <style:text-properties fo:font-size="11pt" fo:language="de" fo:country="DE" officeooo:paragraph-rsid="0010eec5" style:font-size-asian="11pt" style:font-size-complex="11pt"/>
    </style:style>
    <style:style style:name="P12" style:family="paragraph" style:parent-style-name="Standard">
      <style:text-properties fo:font-size="11pt" fo:language="de" fo:country="DE" officeooo:rsid="007115da" officeooo:paragraph-rsid="0010eec5" style:font-size-asian="11pt" style:font-size-complex="11pt"/>
    </style:style>
    <style:style style:name="P13" style:family="paragraph" style:parent-style-name="Standard">
      <style:text-properties fo:font-size="11pt" fo:language="de" fo:country="DE" officeooo:rsid="0073e946" officeooo:paragraph-rsid="0010eec5" style:font-size-asian="11pt" style:font-size-complex="11pt"/>
    </style:style>
    <style:style style:name="P14" style:family="paragraph" style:parent-style-name="Standard">
      <style:text-properties fo:font-size="11pt" fo:language="de" fo:country="DE" officeooo:rsid="0073e946" officeooo:paragraph-rsid="0012811f" style:font-size-asian="11pt" style:font-size-complex="11pt"/>
    </style:style>
    <style:style style:name="P15" style:family="paragraph" style:parent-style-name="Standard">
      <style:text-properties fo:font-size="11pt" fo:language="de" fo:country="DE" officeooo:rsid="007b46f0" officeooo:paragraph-rsid="0012811f" style:font-size-asian="11pt" style:font-size-complex="11pt"/>
    </style:style>
    <style:style style:name="P16" style:family="paragraph" style:parent-style-name="Standard">
      <style:text-properties fo:font-size="11pt" fo:language="de" fo:country="DE" officeooo:rsid="007cb4aa" officeooo:paragraph-rsid="0012811f" style:font-size-asian="11pt" style:font-size-complex="11pt"/>
    </style:style>
    <style:style style:name="P17" style:family="paragraph" style:parent-style-name="Standard">
      <style:text-properties fo:font-size="11pt" fo:language="de" fo:country="DE" officeooo:rsid="007cd337" officeooo:paragraph-rsid="0012811f" style:font-size-asian="11pt" style:font-size-complex="11pt"/>
    </style:style>
    <style:style style:name="P18" style:family="paragraph" style:parent-style-name="Standard">
      <style:text-properties fo:font-size="11pt" fo:language="de" fo:country="DE" officeooo:rsid="007d7efa" officeooo:paragraph-rsid="0012811f" style:font-size-asian="11pt" style:font-size-complex="11pt"/>
    </style:style>
    <style:style style:name="P19" style:family="paragraph" style:parent-style-name="Standard">
      <style:text-properties fo:font-size="11pt" fo:language="de" fo:country="DE" officeooo:rsid="007dc01f" officeooo:paragraph-rsid="0012811f" style:font-size-asian="11pt" style:font-size-complex="11pt"/>
    </style:style>
    <style:style style:name="P20" style:family="paragraph" style:parent-style-name="Standard">
      <style:text-properties fo:font-size="11pt" fo:language="de" fo:country="DE" officeooo:rsid="00820d7c" officeooo:paragraph-rsid="0012811f" style:font-size-asian="11pt" style:font-size-complex="11pt"/>
    </style:style>
    <style:style style:name="P21" style:family="paragraph" style:parent-style-name="Standard">
      <style:text-properties fo:font-size="11pt" fo:language="de" fo:country="DE" officeooo:rsid="00880f31" officeooo:paragraph-rsid="00144589" style:font-size-asian="11pt" style:font-size-complex="11pt"/>
    </style:style>
    <style:style style:name="P22" style:family="paragraph" style:parent-style-name="Standard">
      <style:text-properties fo:font-size="11pt" fo:language="de" fo:country="DE" officeooo:rsid="00880f31" officeooo:paragraph-rsid="002d4c43" style:font-size-asian="11pt" style:font-size-complex="11pt"/>
    </style:style>
    <style:style style:name="P23" style:family="paragraph" style:parent-style-name="Standard">
      <style:text-properties fo:font-size="11pt" fo:language="de" fo:country="DE" officeooo:rsid="008906b1" officeooo:paragraph-rsid="00144589" style:font-size-asian="11pt" style:font-size-complex="11pt"/>
    </style:style>
    <style:style style:name="P24" style:family="paragraph" style:parent-style-name="Standard">
      <style:text-properties fo:font-size="11pt" fo:language="de" fo:country="DE" officeooo:rsid="008f5fa8" officeooo:paragraph-rsid="00144589" style:font-size-asian="11pt" style:font-size-complex="11pt"/>
    </style:style>
    <style:style style:name="P25" style:family="paragraph" style:parent-style-name="Standard">
      <style:text-properties fo:font-size="11pt" fo:language="de" fo:country="DE" officeooo:rsid="0090c748" officeooo:paragraph-rsid="00144589" style:font-size-asian="11pt" style:font-size-complex="11pt"/>
    </style:style>
    <style:style style:name="P26" style:family="paragraph" style:parent-style-name="Standard">
      <style:text-properties fo:font-size="11pt" fo:language="de" fo:country="DE" officeooo:rsid="009163a7" officeooo:paragraph-rsid="00144589" style:font-size-asian="11pt" style:font-size-complex="11pt"/>
    </style:style>
    <style:style style:name="P27" style:family="paragraph" style:parent-style-name="Standard">
      <style:text-properties fo:font-size="11pt" fo:language="de" fo:country="DE" officeooo:rsid="0091a9ef" officeooo:paragraph-rsid="00144589" style:font-size-asian="11pt" style:font-size-complex="11pt"/>
    </style:style>
    <style:style style:name="P28" style:family="paragraph" style:parent-style-name="Standard">
      <style:text-properties fo:font-size="11pt" fo:language="de" fo:country="DE" officeooo:rsid="0091a9ef" officeooo:paragraph-rsid="001456fe" style:font-size-asian="11pt" style:font-size-complex="11pt"/>
    </style:style>
    <style:style style:name="P29" style:family="paragraph" style:parent-style-name="Standard">
      <style:text-properties fo:font-size="11pt" fo:language="de" fo:country="DE" officeooo:rsid="00926bd9" officeooo:paragraph-rsid="001456fe" style:font-size-asian="11pt" style:font-size-complex="11pt"/>
    </style:style>
    <style:style style:name="P30" style:family="paragraph" style:parent-style-name="Standard">
      <style:text-properties fo:font-size="11pt" fo:language="de" fo:country="DE" officeooo:rsid="00934290" officeooo:paragraph-rsid="001456fe" style:font-size-asian="11pt" style:font-size-complex="11pt"/>
    </style:style>
    <style:style style:name="P31" style:family="paragraph" style:parent-style-name="Standard">
      <style:text-properties fo:font-size="11pt" fo:language="de" fo:country="DE" officeooo:rsid="00934832" officeooo:paragraph-rsid="001456fe" style:font-size-asian="11pt" style:font-size-complex="11pt"/>
    </style:style>
    <style:style style:name="P32" style:family="paragraph" style:parent-style-name="Standard">
      <style:text-properties fo:font-size="11pt" fo:language="de" fo:country="DE" officeooo:rsid="0093fb45" officeooo:paragraph-rsid="001456fe" style:font-size-asian="11pt" style:font-size-complex="11pt"/>
    </style:style>
    <style:style style:name="P33" style:family="paragraph" style:parent-style-name="Standard">
      <style:text-properties fo:font-size="11pt" fo:language="de" fo:country="DE" officeooo:rsid="009423b4" officeooo:paragraph-rsid="001456fe" style:font-size-asian="11pt" style:font-size-complex="11pt"/>
    </style:style>
    <style:style style:name="P34" style:family="paragraph" style:parent-style-name="Standard">
      <style:text-properties fo:font-size="11pt" fo:language="de" fo:country="DE" officeooo:rsid="00156bb4" officeooo:paragraph-rsid="00156bb4" style:font-size-asian="11pt" style:font-size-complex="11pt"/>
    </style:style>
    <style:style style:name="P35" style:family="paragraph" style:parent-style-name="Standard">
      <style:text-properties fo:font-size="11pt" fo:language="de" fo:country="DE" officeooo:rsid="00156bb4" officeooo:paragraph-rsid="001a7ff0" style:font-size-asian="11pt" style:font-size-complex="11pt"/>
    </style:style>
    <style:style style:name="P36" style:family="paragraph" style:parent-style-name="Standard">
      <style:text-properties fo:font-size="11pt" fo:language="de" fo:country="DE" officeooo:rsid="0014e46e" officeooo:paragraph-rsid="0014e46e" style:font-size-asian="11pt" style:font-size-complex="11pt"/>
    </style:style>
    <style:style style:name="P37" style:family="paragraph" style:parent-style-name="Standard">
      <style:text-properties fo:font-size="11pt" fo:language="de" fo:country="DE" officeooo:rsid="002c177b" officeooo:paragraph-rsid="002c177b" style:font-size-asian="11pt" style:font-size-complex="11pt"/>
    </style:style>
    <style:style style:name="P38" style:family="paragraph" style:parent-style-name="Standard">
      <style:text-properties fo:font-size="11pt" fo:language="de" fo:country="DE" officeooo:rsid="002f8cab" officeooo:paragraph-rsid="002f8cab" style:font-size-asian="11pt" style:font-size-complex="11pt"/>
    </style:style>
    <style:style style:name="P39" style:family="paragraph" style:parent-style-name="Standard">
      <style:text-properties fo:font-size="11pt" fo:language="de" fo:country="DE" style:text-underline-style="none" officeooo:rsid="004c5533" officeooo:paragraph-rsid="000d6a18" style:font-size-asian="11pt" style:font-size-complex="11pt"/>
    </style:style>
    <style:style style:name="P40" style:family="paragraph" style:parent-style-name="Standard">
      <style:text-properties fo:font-size="11pt" fo:language="de" fo:country="DE" style:text-underline-style="none" officeooo:rsid="004c5533" officeooo:paragraph-rsid="001ec174" style:font-size-asian="11pt" style:font-size-complex="11pt"/>
    </style:style>
    <style:style style:name="P41" style:family="paragraph" style:parent-style-name="Standard">
      <style:text-properties fo:font-size="11pt" fo:language="de" fo:country="DE" style:text-underline-style="none" officeooo:rsid="004d5d0d" officeooo:paragraph-rsid="000d6a18" style:font-size-asian="11pt" style:font-size-complex="11pt"/>
    </style:style>
    <style:style style:name="P42" style:family="paragraph" style:parent-style-name="Standard">
      <style:text-properties fo:font-size="11pt" fo:language="de" fo:country="DE" style:text-underline-style="none" officeooo:rsid="004d5d0d" officeooo:paragraph-rsid="000f5b65" style:font-size-asian="11pt" style:font-size-complex="11pt"/>
    </style:style>
    <style:style style:name="P43" style:family="paragraph" style:parent-style-name="Standard">
      <style:text-properties fo:font-size="11pt" fo:language="de" fo:country="DE" style:text-underline-style="none" officeooo:rsid="004d5d0d" officeooo:paragraph-rsid="001ec174" style:font-size-asian="11pt" style:font-size-complex="11pt"/>
    </style:style>
    <style:style style:name="P44" style:family="paragraph" style:parent-style-name="Standard">
      <style:text-properties fo:font-size="11pt" fo:language="de" fo:country="DE" style:text-underline-style="none" officeooo:rsid="004d9ca5" officeooo:paragraph-rsid="000d6a18" style:font-size-asian="11pt" style:font-size-complex="11pt"/>
    </style:style>
    <style:style style:name="P45" style:family="paragraph" style:parent-style-name="Standard">
      <style:text-properties fo:font-size="11pt" fo:language="de" fo:country="DE" style:text-underline-style="none" officeooo:rsid="004d9ca5" officeooo:paragraph-rsid="000f5b65" style:font-size-asian="11pt" style:font-size-complex="11pt"/>
    </style:style>
    <style:style style:name="P46" style:family="paragraph" style:parent-style-name="Standard">
      <style:text-properties fo:font-size="11pt" fo:language="de" fo:country="DE" style:text-underline-style="none" officeooo:rsid="004f9c23" officeooo:paragraph-rsid="000d6a18" style:font-size-asian="11pt" style:font-size-complex="11pt"/>
    </style:style>
    <style:style style:name="P47" style:family="paragraph" style:parent-style-name="Standard">
      <style:text-properties fo:font-size="11pt" fo:language="de" fo:country="DE" style:text-underline-style="none" officeooo:rsid="004f9c23" officeooo:paragraph-rsid="000f5b65" style:font-size-asian="11pt" style:font-size-complex="11pt"/>
    </style:style>
    <style:style style:name="P48" style:family="paragraph" style:parent-style-name="Standard">
      <style:text-properties fo:font-size="11pt" fo:language="de" fo:country="DE" style:text-underline-style="none" officeooo:rsid="004fba73" officeooo:paragraph-rsid="000d6a18" style:font-size-asian="11pt" style:font-size-complex="11pt"/>
    </style:style>
    <style:style style:name="P49" style:family="paragraph" style:parent-style-name="Standard">
      <style:text-properties fo:font-size="11pt" fo:language="de" fo:country="DE" style:text-underline-style="none" officeooo:rsid="004fba73" officeooo:paragraph-rsid="000f5b65" style:font-size-asian="11pt" style:font-size-complex="11pt"/>
    </style:style>
    <style:style style:name="P50" style:family="paragraph" style:parent-style-name="Standard">
      <style:text-properties fo:font-size="11pt" fo:language="de" fo:country="DE" style:text-underline-style="none" officeooo:rsid="0051afe1" officeooo:paragraph-rsid="000d6a18" style:font-size-asian="11pt" style:font-size-complex="11pt"/>
    </style:style>
    <style:style style:name="P51" style:family="paragraph" style:parent-style-name="Standard">
      <style:text-properties fo:font-size="11pt" fo:language="de" fo:country="DE" style:text-underline-style="none" officeooo:rsid="0051afe1" officeooo:paragraph-rsid="000f5b65" style:font-size-asian="11pt" style:font-size-complex="11pt"/>
    </style:style>
    <style:style style:name="P52" style:family="paragraph" style:parent-style-name="Standard">
      <style:text-properties fo:font-size="11pt" fo:language="de" fo:country="DE" style:text-underline-style="none" officeooo:rsid="004bd700" officeooo:paragraph-rsid="000d6a18" style:font-size-asian="11pt" style:font-size-complex="11pt"/>
    </style:style>
    <style:style style:name="P53" style:family="paragraph" style:parent-style-name="Standard">
      <style:text-properties fo:font-size="11pt" fo:language="de" fo:country="DE" style:text-underline-style="none" officeooo:rsid="004bd700" officeooo:paragraph-rsid="001ec174" style:font-size-asian="11pt" style:font-size-complex="11pt"/>
    </style:style>
    <style:style style:name="P54" style:family="paragraph" style:parent-style-name="Standard">
      <style:text-properties fo:font-size="11pt" fo:language="de" fo:country="DE" style:text-underline-style="none" officeooo:rsid="004faa21" officeooo:paragraph-rsid="000d6a18" style:font-size-asian="11pt" style:font-size-complex="11pt"/>
    </style:style>
    <style:style style:name="P55" style:family="paragraph" style:parent-style-name="Standard">
      <style:text-properties fo:font-size="11pt" fo:language="de" fo:country="DE" style:text-underline-style="none" officeooo:rsid="004faa21" officeooo:paragraph-rsid="000f5b65" style:font-size-asian="11pt" style:font-size-complex="11pt"/>
    </style:style>
    <style:style style:name="P56" style:family="paragraph" style:parent-style-name="Standard">
      <style:text-properties fo:font-size="11pt" fo:language="de" fo:country="DE" style:text-underline-style="none" officeooo:rsid="0051c4d9" officeooo:paragraph-rsid="000d6a18" style:font-size-asian="11pt" style:font-size-complex="11pt"/>
    </style:style>
    <style:style style:name="P57" style:family="paragraph" style:parent-style-name="Standard">
      <style:text-properties fo:font-size="11pt" fo:language="de" fo:country="DE" style:text-underline-style="none" officeooo:rsid="0051c4d9" officeooo:paragraph-rsid="000f5b65" style:font-size-asian="11pt" style:font-size-complex="11pt"/>
    </style:style>
    <style:style style:name="P58" style:family="paragraph" style:parent-style-name="Standard">
      <style:text-properties fo:font-size="11pt" fo:language="de" fo:country="DE" style:text-underline-style="none" officeooo:rsid="0053c45b" officeooo:paragraph-rsid="000f5b65" style:font-size-asian="11pt" style:font-size-complex="11pt"/>
    </style:style>
    <style:style style:name="P59" style:family="paragraph" style:parent-style-name="Standard">
      <style:text-properties fo:font-size="11pt" fo:language="de" fo:country="DE" style:text-underline-style="none" officeooo:rsid="0055a63f" officeooo:paragraph-rsid="000f5b65" style:font-size-asian="11pt" style:font-size-complex="11pt"/>
    </style:style>
    <style:style style:name="P60" style:family="paragraph" style:parent-style-name="Standard">
      <style:text-properties fo:font-size="11pt" fo:language="de" fo:country="DE" style:text-underline-style="none" officeooo:rsid="0056d439" officeooo:paragraph-rsid="000f5b65" style:font-size-asian="11pt" style:font-size-complex="11pt"/>
    </style:style>
    <style:style style:name="P61" style:family="paragraph" style:parent-style-name="Standard">
      <style:text-properties fo:font-size="11pt" fo:language="de" fo:country="DE" style:text-underline-style="none" officeooo:rsid="00584acb" officeooo:paragraph-rsid="000f5b65" style:font-size-asian="11pt" style:font-size-complex="11pt"/>
    </style:style>
    <style:style style:name="P62" style:family="paragraph" style:parent-style-name="Standard">
      <style:text-properties fo:font-size="11pt" fo:language="de" fo:country="DE" style:text-underline-style="none" officeooo:rsid="0059dd99" officeooo:paragraph-rsid="000f5b65" style:font-size-asian="11pt" style:font-size-complex="11pt"/>
    </style:style>
    <style:style style:name="P63" style:family="paragraph" style:parent-style-name="Standard">
      <style:text-properties fo:font-size="11pt" fo:language="de" fo:country="DE" style:text-underline-style="none" officeooo:rsid="005af362" officeooo:paragraph-rsid="000f5b65" style:font-size-asian="11pt" style:font-size-complex="11pt"/>
    </style:style>
    <style:style style:name="P64" style:family="paragraph" style:parent-style-name="Standard">
      <style:text-properties fo:font-size="11pt" fo:language="de" fo:country="DE" style:text-underline-style="none" officeooo:rsid="005cf1ae" officeooo:paragraph-rsid="000f5b65" style:font-size-asian="11pt" style:font-size-complex="11pt"/>
    </style:style>
    <style:style style:name="P65" style:family="paragraph" style:parent-style-name="Standard">
      <style:text-properties fo:font-size="11pt" fo:language="de" fo:country="DE" style:text-underline-style="none" officeooo:rsid="004e9ba2" officeooo:paragraph-rsid="000d6a18" style:font-size-asian="11pt" style:font-size-complex="11pt"/>
    </style:style>
    <style:style style:name="P66" style:family="paragraph" style:parent-style-name="Standard">
      <style:text-properties fo:font-size="11pt" fo:language="de" fo:country="DE" style:text-underline-style="none" officeooo:rsid="004e9ba2" officeooo:paragraph-rsid="000f5b65" style:font-size-asian="11pt" style:font-size-complex="11pt"/>
    </style:style>
    <style:style style:name="P67" style:family="paragraph" style:parent-style-name="Standard">
      <style:text-properties fo:font-size="11pt" fo:language="de" fo:country="DE" style:text-underline-style="none" officeooo:rsid="00880f31" officeooo:paragraph-rsid="00144589" fo:background-color="#fff200" style:font-size-asian="11pt" style:font-size-complex="11pt"/>
    </style:style>
    <style:style style:name="P68" style:family="paragraph" style:parent-style-name="Standard">
      <style:text-properties fo:font-size="11pt" fo:language="de" fo:country="DE" style:text-underline-style="solid" style:text-underline-width="auto" style:text-underline-color="font-color" officeooo:rsid="00749af3" officeooo:paragraph-rsid="000d6a18" fo:background-color="#00ff7f" style:font-size-asian="11pt" style:font-size-complex="11pt"/>
    </style:style>
    <style:style style:name="P69" style:family="paragraph" style:parent-style-name="Standard">
      <style:text-properties fo:font-size="11pt" fo:language="de" fo:country="DE" style:text-underline-style="solid" style:text-underline-width="auto" style:text-underline-color="font-color" officeooo:rsid="004bd700" officeooo:paragraph-rsid="000d6a18" fo:background-color="#00ff7f" style:font-size-asian="11pt" style:font-size-complex="11pt"/>
    </style:style>
    <style:style style:name="P70" style:family="paragraph" style:parent-style-name="Standard">
      <style:text-properties fo:font-size="11pt" fo:language="de" fo:country="DE" style:text-underline-style="solid" style:text-underline-width="auto" style:text-underline-color="font-color" officeooo:rsid="004bd700" officeooo:paragraph-rsid="000f5b65" fo:background-color="#00ff7f" style:font-size-asian="11pt" style:font-size-complex="11pt"/>
    </style:style>
    <style:style style:name="P71" style:family="paragraph" style:parent-style-name="Standard">
      <style:text-properties fo:font-size="11pt" fo:language="de" fo:country="DE" style:text-underline-style="solid" style:text-underline-width="auto" style:text-underline-color="font-color" officeooo:rsid="004bd700" officeooo:paragraph-rsid="001ec174" fo:background-color="#00ff7f" style:font-size-asian="11pt" style:font-size-complex="11pt"/>
    </style:style>
    <style:style style:name="P72" style:family="paragraph" style:parent-style-name="Standard">
      <style:text-properties fo:font-size="11pt" fo:language="de" fo:country="DE" style:text-underline-style="solid" style:text-underline-width="auto" style:text-underline-color="font-color" officeooo:rsid="004f9c23" officeooo:paragraph-rsid="000d6a18" fo:background-color="#00ff7f" style:font-size-asian="11pt" style:font-size-complex="11pt"/>
    </style:style>
    <style:style style:name="P73" style:family="paragraph" style:parent-style-name="Standard">
      <style:text-properties fo:font-size="11pt" fo:language="de" fo:country="DE" style:text-underline-style="solid" style:text-underline-width="auto" style:text-underline-color="font-color" officeooo:rsid="004f9c23" officeooo:paragraph-rsid="000f5b65" fo:background-color="#00ff7f" style:font-size-asian="11pt" style:font-size-complex="11pt"/>
    </style:style>
    <style:style style:name="P74" style:family="paragraph" style:parent-style-name="Standard">
      <style:text-properties fo:font-size="11pt" fo:language="de" fo:country="DE" style:text-underline-style="solid" style:text-underline-width="auto" style:text-underline-color="font-color" officeooo:rsid="0056d439" officeooo:paragraph-rsid="000f5b65" fo:background-color="#00ff7f" style:font-size-asian="11pt" style:font-size-complex="11pt"/>
    </style:style>
    <style:style style:name="P75" style:family="paragraph" style:parent-style-name="Standard">
      <style:text-properties fo:font-size="11pt" fo:language="de" fo:country="DE" style:text-underline-style="solid" style:text-underline-width="auto" style:text-underline-color="font-color" officeooo:rsid="0073e946" officeooo:paragraph-rsid="0010eec5" fo:background-color="#00ff7f" style:font-size-asian="11pt" style:font-size-complex="11pt"/>
    </style:style>
    <style:style style:name="P76" style:family="paragraph" style:parent-style-name="Standard">
      <style:text-properties fo:font-size="11pt" fo:language="de" fo:country="DE" style:text-underline-style="solid" style:text-underline-width="auto" style:text-underline-color="font-color" officeooo:rsid="00880f31" officeooo:paragraph-rsid="00144589" fo:background-color="#00ff7f" style:font-size-asian="11pt" style:font-size-complex="11pt"/>
    </style:style>
    <style:style style:name="P77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b051e" officeooo:paragraph-rsid="0010eec5" fo:background-color="#00ff7f" style:font-size-asian="11pt" style:font-style-asian="normal" style:font-size-complex="11pt" style:font-style-complex="normal"/>
    </style:style>
    <style:style style:name="P78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fa870" officeooo:paragraph-rsid="0010eec5" fo:background-color="#00ff7f" style:font-size-asian="11pt" style:font-style-asian="normal" style:font-size-complex="11pt" style:font-style-complex="normal"/>
    </style:style>
    <style:style style:name="P79" style:family="paragraph" style:parent-style-name="Standard">
      <style:text-properties fo:font-size="11pt" fo:language="de" fo:country="DE" fo:font-style="normal" style:text-underline-style="none" officeooo:rsid="005e59bc" officeooo:paragraph-rsid="0010eec5" style:font-size-asian="11pt" style:font-style-asian="normal" style:font-size-complex="11pt" style:font-style-complex="normal"/>
    </style:style>
    <style:style style:name="P80" style:family="paragraph" style:parent-style-name="Standard">
      <style:text-properties fo:font-size="11pt" fo:language="de" fo:country="DE" fo:font-style="normal" style:text-underline-style="none" officeooo:rsid="005cf1ae" officeooo:paragraph-rsid="0010eec5" style:font-size-asian="11pt" style:font-style-asian="normal" style:font-size-complex="11pt" style:font-style-complex="normal"/>
    </style:style>
    <style:style style:name="P81" style:family="paragraph" style:parent-style-name="Standard">
      <style:text-properties fo:font-size="11pt" fo:language="de" fo:country="DE" fo:font-style="normal" style:text-underline-style="none" officeooo:rsid="0068d409" officeooo:paragraph-rsid="0010eec5" style:font-size-asian="11pt" style:font-style-asian="normal" style:font-size-complex="11pt" style:font-style-complex="normal"/>
    </style:style>
    <style:style style:name="P82" style:family="paragraph" style:parent-style-name="Standard">
      <style:text-properties fo:font-size="11pt" fo:language="de" fo:country="DE" fo:font-style="normal" style:text-underline-style="none" officeooo:rsid="006ab3d3" officeooo:paragraph-rsid="0010eec5" style:font-size-asian="11pt" style:font-style-asian="normal" style:font-size-complex="11pt" style:font-style-complex="normal"/>
    </style:style>
    <style:style style:name="P83" style:family="paragraph" style:parent-style-name="Standard">
      <style:text-properties fo:font-size="11pt" fo:language="de" fo:country="DE" fo:font-style="normal" style:text-underline-style="none" officeooo:rsid="006b051e" officeooo:paragraph-rsid="0010eec5" style:font-size-asian="11pt" style:font-style-asian="normal" style:font-size-complex="11pt" style:font-style-complex="normal"/>
    </style:style>
    <style:style style:name="P84" style:family="paragraph" style:parent-style-name="Standard">
      <style:text-properties fo:font-size="11pt" fo:language="de" fo:country="DE" fo:font-style="normal" style:text-underline-style="none" officeooo:rsid="006cf1a2" officeooo:paragraph-rsid="0010eec5" style:font-size-asian="11pt" style:font-style-asian="normal" style:font-size-complex="11pt" style:font-style-complex="normal"/>
    </style:style>
    <style:style style:name="P85" style:family="paragraph" style:parent-style-name="Standard">
      <style:text-properties fo:font-size="11pt" fo:language="de" fo:country="DE" fo:font-style="normal" style:text-underline-style="none" officeooo:rsid="006df7bd" officeooo:paragraph-rsid="0010eec5" style:font-size-asian="11pt" style:font-style-asian="normal" style:font-size-complex="11pt" style:font-style-complex="normal"/>
    </style:style>
    <style:style style:name="P86" style:family="paragraph" style:parent-style-name="Standard">
      <style:text-properties fo:font-size="11pt" fo:language="de" fo:country="DE" fo:font-style="normal" style:text-underline-style="none" officeooo:rsid="006e6aeb" officeooo:paragraph-rsid="0010eec5" style:font-size-asian="11pt" style:font-style-asian="normal" style:font-size-complex="11pt" style:font-style-complex="normal"/>
    </style:style>
    <style:style style:name="P87" style:family="paragraph" style:parent-style-name="Standard">
      <style:text-properties fo:font-size="11pt" fo:language="de" fo:country="DE" fo:font-style="normal" style:text-underline-style="none" officeooo:rsid="006e8d4b" officeooo:paragraph-rsid="0010eec5" style:font-size-asian="11pt" style:font-style-asian="normal" style:font-size-complex="11pt" style:font-style-complex="normal"/>
    </style:style>
    <style:style style:name="P88" style:family="paragraph" style:parent-style-name="Standard">
      <style:text-properties fo:font-size="11pt" fo:language="de" fo:country="DE" fo:font-style="normal" style:text-underline-style="none" officeooo:rsid="006fa870" officeooo:paragraph-rsid="0010eec5" fo:background-color="transparent" style:font-size-asian="11pt" style:font-style-asian="normal" style:font-size-complex="11pt" style:font-style-complex="normal"/>
    </style:style>
    <style:style style:name="P89" style:family="paragraph" style:parent-style-name="Standard">
      <style:text-properties fo:font-size="11pt" fo:language="de" fo:country="DE" fo:font-style="normal" style:text-underline-style="none" officeooo:rsid="007115da" officeooo:paragraph-rsid="0010eec5" fo:background-color="transparent" style:font-size-asian="11pt" style:font-style-asian="normal" style:font-size-complex="11pt" style:font-style-complex="normal"/>
    </style:style>
    <style:style style:name="P90" style:family="paragraph" style:parent-style-name="Standard">
      <style:text-properties fo:font-size="11pt" fo:language="de" fo:country="DE" fo:font-style="italic" style:text-underline-style="none" officeooo:rsid="00584acb" officeooo:paragraph-rsid="000f5b65" style:font-size-asian="11pt" style:font-style-asian="italic" style:font-size-complex="11pt" style:font-style-complex="italic"/>
    </style:style>
    <style:style style:name="P91" style:family="paragraph" style:parent-style-name="Standard">
      <style:text-properties fo:font-size="11pt" fo:language="de" fo:country="DE" fo:font-style="italic" style:text-underline-style="none" officeooo:rsid="005af362" officeooo:paragraph-rsid="000f5b65" style:font-size-asian="11pt" style:font-style-asian="italic" style:font-size-complex="11pt" style:font-style-complex="italic"/>
    </style:style>
    <style:style style:name="P92" style:family="paragraph" style:parent-style-name="Standard">
      <style:text-properties fo:font-size="11pt" fo:language="de" fo:country="DE" fo:font-style="italic" style:text-underline-style="none" officeooo:rsid="005cf1ae" officeooo:paragraph-rsid="000f5b65" style:font-size-asian="11pt" style:font-style-asian="italic" style:font-size-complex="11pt" style:font-style-complex="italic"/>
    </style:style>
    <style:style style:name="P93" style:family="paragraph" style:parent-style-name="Standard">
      <style:text-properties fo:font-size="11pt" fo:language="de" fo:country="DE" fo:font-style="italic" style:text-underline-style="none" officeooo:rsid="005e59bc" officeooo:paragraph-rsid="0010eec5" style:font-size-asian="11pt" style:font-style-asian="italic" style:font-size-complex="11pt" style:font-style-complex="italic"/>
    </style:style>
    <style:style style:name="P94" style:family="paragraph" style:parent-style-name="Standard">
      <style:text-properties fo:font-size="11pt" fo:language="de" fo:country="DE" officeooo:rsid="00880f31" officeooo:paragraph-rsid="00144589" fo:background-color="#fff200" style:font-size-asian="11pt" style:font-size-complex="11pt"/>
    </style:style>
    <style:style style:name="P95" style:family="paragraph" style:parent-style-name="Standard">
      <style:text-properties fo:language="de" fo:country="DE"/>
    </style:style>
    <style:style style:name="P96" style:family="paragraph" style:parent-style-name="Standard">
      <style:text-properties fo:language="de" fo:country="DE" officeooo:paragraph-rsid="0010eec5"/>
    </style:style>
    <style:style style:name="P97" style:family="paragraph" style:parent-style-name="Standard">
      <style:text-properties fo:language="de" fo:country="DE" officeooo:rsid="0014e46e" officeooo:paragraph-rsid="0014e46e"/>
    </style:style>
    <style:style style:name="P98" style:family="paragraph" style:parent-style-name="Standard">
      <style:text-properties fo:language="de" fo:country="DE" officeooo:paragraph-rsid="00172908"/>
    </style:style>
    <style:style style:name="P99" style:family="paragraph" style:parent-style-name="Standard">
      <style:text-properties fo:language="de" fo:country="DE" officeooo:rsid="00172908" officeooo:paragraph-rsid="00172908"/>
    </style:style>
    <style:style style:name="P100" style:family="paragraph" style:parent-style-name="Standard">
      <style:text-properties fo:language="de" fo:country="DE" officeooo:rsid="00156bb4" officeooo:paragraph-rsid="00172908"/>
    </style:style>
    <style:style style:name="P101" style:family="paragraph" style:parent-style-name="Standard">
      <style:text-properties fo:language="de" fo:country="DE" officeooo:rsid="00159a66" officeooo:paragraph-rsid="00159a66"/>
    </style:style>
    <style:style style:name="P102" style:family="paragraph" style:parent-style-name="Standard">
      <style:text-properties fo:language="de" fo:country="DE" officeooo:rsid="0014a509" officeooo:paragraph-rsid="0014a509"/>
    </style:style>
    <style:style style:name="P103" style:family="paragraph" style:parent-style-name="Standard">
      <style:text-properties fo:language="de" fo:country="DE" officeooo:rsid="0018a74c" officeooo:paragraph-rsid="0018a74c"/>
    </style:style>
    <style:style style:name="P104" style:family="paragraph" style:parent-style-name="Standard">
      <style:text-properties fo:language="de" fo:country="DE" officeooo:rsid="0018e8ce" officeooo:paragraph-rsid="0018e8ce"/>
    </style:style>
    <style:style style:name="P105" style:family="paragraph" style:parent-style-name="Standard">
      <style:text-properties fo:language="de" fo:country="DE" officeooo:rsid="00383a19" officeooo:paragraph-rsid="00383a19"/>
    </style:style>
    <style:style style:name="P106" style:family="paragraph" style:parent-style-name="Standard">
      <style:text-properties fo:font-size="13pt" fo:language="de" fo:country="DE" fo:font-weight="bold" officeooo:rsid="00749af3" officeooo:paragraph-rsid="000d6a18" style:font-size-asian="13pt" style:font-weight-asian="bold" style:font-size-complex="13pt" style:font-weight-complex="bold"/>
    </style:style>
    <style:style style:name="P107" style:family="paragraph" style:parent-style-name="Standard">
      <style:text-properties fo:font-size="13pt" fo:language="de" fo:country="DE" fo:font-weight="bold" officeooo:rsid="0076868c" officeooo:paragraph-rsid="0012811f" style:font-size-asian="13pt" style:font-weight-asian="bold" style:font-size-complex="13pt" style:font-weight-complex="bold"/>
    </style:style>
    <style:style style:name="P108" style:family="paragraph" style:parent-style-name="Standard">
      <style:text-properties fo:font-size="13pt" fo:language="de" fo:country="DE" style:text-underline-style="none" fo:font-weight="bold" officeooo:rsid="0051c4d9" officeooo:paragraph-rsid="000d6a18" style:font-size-asian="13pt" style:font-weight-asian="bold" style:font-size-complex="13pt" style:font-weight-complex="bold"/>
    </style:style>
    <style:style style:name="P109" style:family="paragraph" style:parent-style-name="Standard">
      <style:text-properties fo:font-size="13pt" fo:language="de" fo:country="DE" fo:font-style="normal" style:text-underline-style="none" fo:font-weight="bold" officeooo:rsid="005cf1ae" officeooo:paragraph-rsid="0010eec5" style:font-size-asian="13pt" style:font-style-asian="normal" style:font-weight-asian="bold" style:font-size-complex="13pt" style:font-style-complex="normal" style:font-weight-complex="bold"/>
    </style:style>
    <style:style style:name="P110" style:family="paragraph" style:parent-style-name="Standard">
      <style:text-properties fo:font-size="12pt" fo:language="de" fo:country="DE" officeooo:rsid="00214c12" officeooo:paragraph-rsid="000d6a18" style:font-size-asian="12pt" style:font-size-complex="12pt"/>
    </style:style>
    <style:style style:name="P111" style:family="paragraph" style:parent-style-name="Standard">
      <style:text-properties fo:font-size="10pt" fo:language="de" fo:country="DE" officeooo:rsid="00214c12" officeooo:paragraph-rsid="000d6a18" style:font-size-asian="10pt" style:font-size-complex="10pt"/>
    </style:style>
    <style:style style:name="P112" style:family="paragraph" style:parent-style-name="Standard">
      <style:text-properties fo:font-size="10pt" fo:language="de" fo:country="DE" officeooo:rsid="0077bd04" officeooo:paragraph-rsid="0010eec5" style:font-size-asian="10pt" style:font-size-complex="10pt"/>
    </style:style>
    <style:style style:name="P113" style:family="paragraph" style:parent-style-name="Standard">
      <style:text-properties fo:font-size="10pt" fo:language="de" fo:country="DE" officeooo:rsid="0012811f" officeooo:paragraph-rsid="0012811f" style:font-size-asian="10pt" style:font-size-complex="10pt"/>
    </style:style>
    <style:style style:name="P114" style:family="paragraph" style:parent-style-name="Standard">
      <style:text-properties fo:font-size="10pt" fo:language="de" fo:country="DE" fo:font-style="normal" style:text-underline-style="none" officeooo:rsid="006b051e" officeooo:paragraph-rsid="0010eec5" style:font-size-asian="10pt" style:font-style-asian="normal" style:font-size-complex="10pt" style:font-style-complex="normal"/>
    </style:style>
    <style:style style:name="P115" style:family="paragraph" style:parent-style-name="Standard">
      <style:text-properties fo:font-size="10pt" fo:language="de" fo:country="DE" fo:font-style="normal" style:text-underline-style="none" officeooo:rsid="007115da" officeooo:paragraph-rsid="0010eec5" fo:background-color="transparent" style:font-size-asian="10pt" style:font-style-asian="normal" style:font-size-complex="10pt" style:font-style-complex="normal"/>
    </style:style>
    <style:style style:name="P116" style:family="paragraph" style:parent-style-name="Standard">
      <style:text-properties fo:color="#000040" fo:font-size="11pt" fo:language="de" fo:country="DE" fo:font-style="normal" style:text-underline-style="solid" style:text-underline-width="auto" style:text-underline-color="font-color" officeooo:rsid="006ab3d3" officeooo:paragraph-rsid="0010eec5" fo:background-color="#00ff7f" style:font-size-asian="11pt" style:font-style-asian="normal" style:font-size-complex="11pt" style:font-style-complex="normal"/>
    </style:style>
    <style:style style:name="P117" style:family="paragraph" style:parent-style-name="Standard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118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40" fo:font-size="11pt" fo:language="de" fo:country="DE" officeooo:rsid="00440946" officeooo:paragraph-rsid="0012811f" fo:background-color="transparent" style:font-size-asian="11pt" style:font-size-complex="11pt"/>
    </style:style>
    <style:style style:name="P119" style:family="paragraph" style:parent-style-name="Standard">
      <style:text-properties fo:color="#ed1c24" fo:font-size="11pt" fo:language="de" fo:country="DE" officeooo:rsid="00926bd9" officeooo:paragraph-rsid="001456fe" style:font-size-asian="11pt" style:font-size-complex="11pt"/>
    </style:style>
    <style:style style:name="P120" style:family="paragraph" style:parent-style-name="Standard">
      <style:text-properties fo:color="#ed1c24" fo:font-size="11pt" fo:language="de" fo:country="DE" officeooo:rsid="0093fb45" officeooo:paragraph-rsid="001456fe" style:font-size-asian="11pt" style:font-size-complex="11pt"/>
    </style:style>
    <style:style style:name="P121" style:family="paragraph" style:parent-style-name="Standard">
      <style:text-properties fo:color="#ed1c24" fo:font-size="11pt" fo:language="de" fo:country="DE" officeooo:rsid="009423b4" officeooo:paragraph-rsid="001456fe" style:font-size-asian="11pt" style:font-size-complex="11pt"/>
    </style:style>
    <style:style style:name="P122" style:family="paragraph" style:parent-style-name="Standard">
      <style:text-properties fo:color="#000000" fo:font-size="11pt" fo:language="de" fo:country="DE" officeooo:rsid="0014e46e" officeooo:paragraph-rsid="0014e46e" style:font-size-asian="11pt" style:font-size-complex="11pt"/>
    </style:style>
    <style:style style:name="P123" style:family="paragraph" style:parent-style-name="Standard">
      <style:text-properties fo:color="#00a65d" fo:language="de" fo:country="DE" officeooo:rsid="00159a66" officeooo:paragraph-rsid="00159a66"/>
    </style:style>
    <style:style style:name="P124" style:family="paragraph" style:parent-style-name="Standard">
      <style:text-properties fo:color="#ce181e" fo:font-size="11pt" fo:language="de" fo:country="DE" officeooo:rsid="0014e46e" officeooo:paragraph-rsid="0014e46e" style:font-size-asian="11pt" style:font-size-complex="11pt"/>
    </style:style>
    <style:style style:name="P125" style:family="paragraph" style:parent-style-name="Standard">
      <style:paragraph-properties fo:text-align="center" style:justify-single-word="false"/>
      <style:text-properties officeooo:rsid="001bc2d3" officeooo:paragraph-rsid="001bc2d3"/>
    </style:style>
    <style:style style:name="P126" style:family="paragraph" style:parent-style-name="Standard">
      <style:text-properties officeooo:paragraph-rsid="00383a19"/>
    </style:style>
    <style:style style:name="P127" style:family="paragraph" style:parent-style-name="Table_20_Contents">
      <style:text-properties fo:font-size="10pt" fo:language="de" fo:country="DE" officeooo:rsid="003869b4" officeooo:paragraph-rsid="000d6a18" style:font-size-asian="10pt" style:font-size-complex="10pt"/>
    </style:style>
    <style:style style:name="P128" style:family="paragraph" style:parent-style-name="Table_20_Contents">
      <style:text-properties fo:font-size="10pt" fo:language="de" fo:country="DE" officeooo:paragraph-rsid="000d6a18" style:font-size-asian="10pt" style:font-size-complex="10pt"/>
    </style:style>
    <style:style style:name="P129" style:family="paragraph" style:parent-style-name="Table_20_Contents">
      <style:text-properties fo:font-size="10pt" fo:language="de" fo:country="DE" officeooo:rsid="00250cb1" officeooo:paragraph-rsid="000d6a18" style:font-size-asian="10pt" style:font-size-complex="10pt"/>
    </style:style>
    <style:style style:name="P130" style:family="paragraph" style:parent-style-name="Table_20_Contents">
      <style:text-properties fo:font-size="10pt" fo:language="de" fo:country="DE" officeooo:rsid="00253880" officeooo:paragraph-rsid="000d6a18" style:font-size-asian="10pt" style:font-size-complex="10pt"/>
    </style:style>
    <style:style style:name="P131" style:family="paragraph" style:parent-style-name="Table_20_Contents">
      <style:text-properties fo:font-size="10pt" fo:language="de" fo:country="DE" officeooo:rsid="00255a84" officeooo:paragraph-rsid="000d6a18" style:font-size-asian="10pt" style:font-size-complex="10pt"/>
    </style:style>
    <style:style style:name="P132" style:family="paragraph" style:parent-style-name="Table_20_Contents">
      <style:text-properties fo:font-size="10pt" fo:language="de" fo:country="DE" officeooo:rsid="00214c12" officeooo:paragraph-rsid="000d6a18" style:font-size-asian="10pt" style:font-size-complex="10pt"/>
    </style:style>
    <style:style style:name="P133" style:family="paragraph" style:parent-style-name="Table_20_Contents">
      <style:text-properties fo:font-size="10pt" fo:language="de" fo:country="DE" officeooo:rsid="0022556c" officeooo:paragraph-rsid="000d6a18" style:font-size-asian="10pt" style:font-size-complex="10pt"/>
    </style:style>
    <style:style style:name="P134" style:family="paragraph" style:parent-style-name="Table_20_Contents">
      <style:text-properties fo:font-size="10pt" fo:language="de" fo:country="DE" officeooo:rsid="002503e6" officeooo:paragraph-rsid="000d6a18" style:font-size-asian="10pt" style:font-size-complex="10pt"/>
    </style:style>
    <style:style style:name="P135" style:family="paragraph" style:parent-style-name="Table_20_Contents">
      <style:text-properties fo:font-size="10pt" fo:language="de" fo:country="DE" officeooo:rsid="00273213" officeooo:paragraph-rsid="000d6a18" style:font-size-asian="10pt" style:font-size-complex="10pt"/>
    </style:style>
    <style:style style:name="P136" style:family="paragraph" style:parent-style-name="Table_20_Contents">
      <style:text-properties fo:font-size="10pt" fo:language="de" fo:country="DE" officeooo:rsid="0029c6da" officeooo:paragraph-rsid="000d6a18" style:font-size-asian="10pt" style:font-size-complex="10pt"/>
    </style:style>
    <style:style style:name="P137" style:family="paragraph" style:parent-style-name="Table_20_Contents">
      <style:text-properties fo:font-size="10pt" fo:language="de" fo:country="DE" officeooo:rsid="0030b5f0" officeooo:paragraph-rsid="000d6a18" style:font-size-asian="10pt" style:font-size-complex="10pt"/>
    </style:style>
    <style:style style:name="P138" style:family="paragraph" style:parent-style-name="Table_20_Contents">
      <style:text-properties fo:font-size="10pt" fo:language="de" fo:country="DE" officeooo:rsid="00316905" officeooo:paragraph-rsid="000d6a18" style:font-size-asian="10pt" style:font-size-complex="10pt"/>
    </style:style>
    <style:style style:name="P139" style:family="paragraph" style:parent-style-name="Table_20_Contents">
      <style:text-properties fo:font-size="10pt" fo:language="de" fo:country="DE" officeooo:rsid="006729e9" officeooo:paragraph-rsid="0010eec5" style:font-size-asian="10pt" style:font-size-complex="10pt"/>
    </style:style>
    <style:style style:name="P140" style:family="paragraph" style:parent-style-name="Table_20_Contents">
      <style:text-properties fo:font-size="10pt" fo:language="de" fo:country="DE" officeooo:rsid="00610ab0" officeooo:paragraph-rsid="0010eec5" style:font-size-asian="10pt" style:font-size-complex="10pt"/>
    </style:style>
    <style:style style:name="P141" style:family="paragraph" style:parent-style-name="Table_20_Contents">
      <style:text-properties fo:font-size="10pt" fo:language="de" fo:country="DE" officeooo:rsid="00600e6e" officeooo:paragraph-rsid="0010eec5" style:font-size-asian="10pt" style:font-size-complex="10pt"/>
    </style:style>
    <style:style style:name="P142" style:family="paragraph" style:parent-style-name="Table_20_Contents">
      <style:text-properties fo:font-size="10pt" fo:language="de" fo:country="DE" officeooo:rsid="006898ef" officeooo:paragraph-rsid="0010eec5" style:font-size-asian="10pt" style:font-size-complex="10pt"/>
    </style:style>
    <style:style style:name="P143" style:family="paragraph" style:parent-style-name="Table_20_Contents">
      <style:text-properties fo:font-size="10pt" fo:language="de" fo:country="DE" officeooo:rsid="00624cbc" officeooo:paragraph-rsid="0010eec5" style:font-size-asian="10pt" style:font-size-complex="10pt"/>
    </style:style>
    <style:style style:name="P144" style:family="paragraph" style:parent-style-name="Table_20_Contents">
      <style:text-properties fo:font-size="10pt" fo:language="de" fo:country="DE" officeooo:rsid="0065b915" officeooo:paragraph-rsid="0010eec5" style:font-size-asian="10pt" style:font-size-complex="10pt"/>
    </style:style>
    <style:style style:name="P145" style:family="paragraph" style:parent-style-name="Table_20_Contents">
      <style:text-properties fo:font-size="10pt" fo:language="de" fo:country="DE" officeooo:rsid="0077bd04" officeooo:paragraph-rsid="0010eec5" style:font-size-asian="10pt" style:font-size-complex="10pt"/>
    </style:style>
    <style:style style:name="P146" style:family="paragraph" style:parent-style-name="Table_20_Contents">
      <style:text-properties fo:font-size="10pt" fo:language="de" fo:country="DE" officeooo:rsid="00796ae3" officeooo:paragraph-rsid="0010eec5" style:font-size-asian="10pt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fo:font-size="10pt" fo:language="de" fo:country="DE" fo:font-weight="normal" officeooo:rsid="001f081e" officeooo:paragraph-rsid="000d6a18" style:font-size-asian="10pt" style:font-weight-asian="normal" style:font-size-complex="10pt" style:font-weight-complex="normal"/>
    </style:style>
    <style:style style:name="P148" style:family="paragraph" style:parent-style-name="Table_20_Contents">
      <style:text-properties fo:color="#f39c1f" fo:font-size="12pt" fo:language="de" fo:country="DE" fo:font-style="italic" officeooo:rsid="00273213" officeooo:paragraph-rsid="000d6a18" style:font-size-asian="12pt" style:font-style-asian="italic" style:font-size-complex="12pt" style:font-style-complex="italic"/>
    </style:style>
    <style:style style:name="P149" style:family="paragraph" style:parent-style-name="Table_20_Contents">
      <style:text-properties fo:color="#f39c1f" fo:font-size="12pt" fo:language="de" fo:country="DE" fo:font-style="italic" officeooo:rsid="00283eef" officeooo:paragraph-rsid="000d6a18" style:font-size-asian="12pt" style:font-style-asian="italic" style:font-size-complex="12pt" style:font-style-complex="italic"/>
    </style:style>
    <style:style style:name="P150" style:family="paragraph" style:parent-style-name="Table_20_Contents">
      <style:text-properties fo:color="#f39c1f" fo:font-size="12pt" fo:language="de" fo:country="DE" fo:font-style="italic" officeooo:rsid="00214c12" officeooo:paragraph-rsid="000d6a18" style:font-size-asian="12pt" style:font-style-asian="italic" style:font-size-complex="12pt" style:font-style-complex="italic"/>
    </style:style>
    <style:style style:name="P151" style:family="paragraph" style:parent-style-name="Table_20_Contents">
      <style:text-properties fo:color="#f39c1f" fo:font-size="12pt" fo:language="de" fo:country="DE" fo:font-style="italic" officeooo:rsid="00250cb1" officeooo:paragraph-rsid="000d6a18" style:font-size-asian="12pt" style:font-style-asian="italic" style:font-size-complex="12pt" style:font-style-complex="italic"/>
    </style:style>
    <style:style style:name="P152" style:family="paragraph" style:parent-style-name="Table_20_Contents">
      <style:text-properties fo:color="#f39c1f" fo:font-size="12pt" fo:language="de" fo:country="DE" fo:font-style="italic" officeooo:rsid="0025cc0e" officeooo:paragraph-rsid="000d6a18" style:font-size-asian="12pt" style:font-style-asian="italic" style:font-size-complex="12pt" style:font-style-complex="italic"/>
    </style:style>
    <style:style style:name="P153" style:family="paragraph" style:parent-style-name="Table_20_Contents">
      <style:text-properties fo:color="#f39c1f" fo:font-size="12pt" fo:language="de" fo:country="DE" fo:font-style="italic" officeooo:rsid="001f081e" officeooo:paragraph-rsid="000d6a18" style:font-size-asian="12pt" style:font-style-asian="italic" style:font-size-complex="12pt" style:font-style-complex="italic"/>
    </style:style>
    <style:style style:name="P154" style:family="paragraph" style:parent-style-name="Table_20_Contents">
      <style:text-properties fo:color="#f39c1f" fo:font-size="12pt" fo:language="de" fo:country="DE" officeooo:rsid="00283eef" officeooo:paragraph-rsid="000d6a18" style:font-size-asian="12pt" style:font-size-complex="12pt"/>
    </style:style>
    <style:style style:name="P155" style:family="paragraph" style:parent-style-name="Table_20_Contents">
      <style:text-properties fo:color="#f39c1f" fo:font-size="11pt" fo:language="de" fo:country="DE" officeooo:rsid="00316905" officeooo:paragraph-rsid="000d6a18" style:font-size-asian="11pt" style:font-size-complex="11pt"/>
    </style:style>
    <style:style style:name="P156" style:family="paragraph" style:parent-style-name="Table_20_Contents">
      <style:text-properties fo:color="#f39c1f" fo:font-size="11pt" fo:language="de" fo:country="DE" officeooo:rsid="0032440f" officeooo:paragraph-rsid="000d6a18" style:font-size-asian="11pt" style:font-size-complex="11pt"/>
    </style:style>
    <style:style style:name="P157" style:family="paragraph" style:parent-style-name="Table_20_Contents">
      <style:text-properties fo:color="#f39c1f" fo:font-size="11pt" fo:language="de" fo:country="DE" officeooo:rsid="0032a565" officeooo:paragraph-rsid="000d6a18" style:font-size-asian="11pt" style:font-size-complex="11pt"/>
    </style:style>
    <style:style style:name="P158" style:family="paragraph" style:parent-style-name="Table_20_Contents">
      <style:text-properties fo:font-size="12pt" fo:language="de" fo:country="DE" officeooo:rsid="00273213" officeooo:paragraph-rsid="000d6a18" style:font-size-asian="12pt" style:font-size-complex="12pt"/>
    </style:style>
    <style:style style:name="P159" style:family="paragraph" style:parent-style-name="Table_20_Contents">
      <style:text-properties fo:font-size="12pt" fo:language="de" fo:country="DE" officeooo:rsid="00283eef" officeooo:paragraph-rsid="000d6a18" style:font-size-asian="12pt" style:font-size-complex="12pt"/>
    </style:style>
    <style:style style:name="P160" style:family="paragraph" style:parent-style-name="Table_20_Contents">
      <style:text-properties fo:font-size="12pt" fo:language="de" fo:country="DE" officeooo:rsid="00214c12" officeooo:paragraph-rsid="000d6a18" style:font-size-asian="12pt" style:font-size-complex="12pt"/>
    </style:style>
    <style:style style:name="P161" style:family="paragraph" style:parent-style-name="Table_20_Contents">
      <style:text-properties fo:font-size="12pt" fo:language="de" fo:country="DE" officeooo:paragraph-rsid="000d6a18" style:font-size-asian="12pt" style:font-size-complex="12pt"/>
    </style:style>
    <style:style style:name="P162" style:family="paragraph" style:parent-style-name="Table_20_Contents">
      <style:text-properties fo:font-size="12pt" fo:language="de" fo:country="DE" officeooo:rsid="001f081e" officeooo:paragraph-rsid="000d6a18" style:font-size-asian="12pt" style:font-size-complex="12pt"/>
    </style:style>
    <style:style style:name="P163" style:family="paragraph" style:parent-style-name="Table_20_Contents">
      <style:text-properties fo:font-size="12pt" fo:language="de" fo:country="DE" officeooo:rsid="00250cb1" officeooo:paragraph-rsid="000d6a18" style:font-size-asian="12pt" style:font-size-complex="12pt"/>
    </style:style>
    <style:style style:name="P164" style:family="paragraph" style:parent-style-name="Table_20_Contents">
      <style:text-properties fo:font-size="12pt" fo:language="de" fo:country="DE" officeooo:rsid="00253880" officeooo:paragraph-rsid="000d6a18" style:font-size-asian="12pt" style:font-size-complex="12pt"/>
    </style:style>
    <style:style style:name="P165" style:family="paragraph" style:parent-style-name="Table_20_Contents">
      <style:text-properties fo:font-size="12pt" fo:language="de" fo:country="DE" officeooo:rsid="00204ec2" officeooo:paragraph-rsid="000d6a18" style:font-size-asian="12pt" style:font-size-complex="12pt"/>
    </style:style>
    <style:style style:name="P166" style:family="paragraph" style:parent-style-name="Table_20_Contents">
      <style:text-properties fo:font-size="12pt" fo:language="de" fo:country="DE" officeooo:rsid="002fa462" officeooo:paragraph-rsid="000d6a18" style:font-size-asian="12pt" style:font-size-complex="12pt"/>
    </style:style>
    <style:style style:name="P167" style:family="paragraph" style:parent-style-name="Table_20_Contents">
      <style:text-properties fo:font-size="8pt" fo:language="de" fo:country="DE" officeooo:rsid="00283eef" officeooo:paragraph-rsid="000d6a18" style:font-size-asian="8pt" style:font-size-complex="8pt"/>
    </style:style>
    <style:style style:name="P168" style:family="paragraph" style:parent-style-name="Table_20_Contents">
      <style:text-properties fo:font-size="8pt" fo:language="de" fo:country="DE" officeooo:rsid="00214c12" officeooo:paragraph-rsid="000d6a18" style:font-size-asian="8pt" style:font-size-complex="8pt"/>
    </style:style>
    <style:style style:name="P169" style:family="paragraph" style:parent-style-name="Table_20_Contents">
      <style:text-properties fo:font-size="8pt" fo:language="de" fo:country="DE" officeooo:rsid="00250cb1" officeooo:paragraph-rsid="000d6a18" style:font-size-asian="8pt" style:font-size-complex="8pt"/>
    </style:style>
    <style:style style:name="P170" style:family="paragraph" style:parent-style-name="Table_20_Contents">
      <style:text-properties fo:font-size="8pt" fo:language="de" fo:country="DE" officeooo:rsid="00253880" officeooo:paragraph-rsid="000d6a18" style:font-size-asian="8pt" style:font-size-complex="8pt"/>
    </style:style>
    <style:style style:name="P171" style:family="paragraph" style:parent-style-name="Table_20_Contents">
      <style:text-properties fo:font-size="8pt" fo:language="de" fo:country="DE" officeooo:rsid="00273213" officeooo:paragraph-rsid="000d6a18" style:font-size-asian="8pt" style:font-size-complex="8pt"/>
    </style:style>
    <style:style style:name="P172" style:family="paragraph" style:parent-style-name="Table_20_Contents">
      <style:text-properties fo:font-size="8pt" fo:language="de" fo:country="DE" officeooo:rsid="0025cc0e" officeooo:paragraph-rsid="000d6a18" style:font-size-asian="8pt" style:font-size-complex="8pt"/>
    </style:style>
    <style:style style:name="P173" style:family="paragraph" style:parent-style-name="Table_20_Contents">
      <style:text-properties fo:font-size="11pt" fo:language="de" fo:country="DE" officeooo:rsid="0048c52c" officeooo:paragraph-rsid="000d6a18" style:font-size-asian="11pt" style:font-size-complex="11pt"/>
    </style:style>
    <style:style style:name="P174" style:family="paragraph" style:parent-style-name="Table_20_Contents">
      <style:text-properties fo:font-size="11pt" fo:language="de" fo:country="DE" officeooo:rsid="0048c52c" officeooo:paragraph-rsid="000f5b65" style:font-size-asian="11pt" style:font-size-complex="11pt"/>
    </style:style>
    <style:style style:name="P175" style:family="paragraph" style:parent-style-name="Table_20_Contents">
      <style:text-properties fo:font-size="11pt" fo:language="de" fo:country="DE" officeooo:rsid="0048c52c" officeooo:paragraph-rsid="0012811f" style:font-size-asian="11pt" style:font-size-complex="11pt"/>
    </style:style>
    <style:style style:name="P176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0d6a18" style:font-size-asian="11pt" style:font-size-complex="11pt"/>
    </style:style>
    <style:style style:name="P177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0f5b65" style:font-size-asian="11pt" style:font-size-complex="11pt"/>
    </style:style>
    <style:style style:name="P178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12811f" style:font-size-asian="11pt" style:font-size-complex="11pt"/>
    </style:style>
    <style:style style:name="P179" style:family="paragraph" style:parent-style-name="Table_20_Contents">
      <style:text-properties fo:font-size="11pt" fo:language="de" fo:country="DE" officeooo:rsid="004bd700" officeooo:paragraph-rsid="000d6a18" style:font-size-asian="11pt" style:font-size-complex="11pt"/>
    </style:style>
    <style:style style:name="P180" style:family="paragraph" style:parent-style-name="Table_20_Contents">
      <style:text-properties fo:font-size="11pt" fo:language="de" fo:country="DE" officeooo:rsid="004bd700" officeooo:paragraph-rsid="000f5b65" style:font-size-asian="11pt" style:font-size-complex="11pt"/>
    </style:style>
    <style:style style:name="P181" style:family="paragraph" style:parent-style-name="Table_20_Contents">
      <style:text-properties fo:font-size="11pt" fo:language="de" fo:country="DE" officeooo:rsid="004bd700" officeooo:paragraph-rsid="0012811f" style:font-size-asian="11pt" style:font-size-complex="11pt"/>
    </style:style>
    <style:style style:name="P182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0d6a18" style:font-size-asian="11pt" style:font-size-complex="11pt"/>
    </style:style>
    <style:style style:name="P183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0f5b65" style:font-size-asian="11pt" style:font-size-complex="11pt"/>
    </style:style>
    <style:style style:name="P184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12811f" style:font-size-asian="11pt" style:font-size-complex="11pt"/>
    </style:style>
    <style:style style:name="P185" style:family="paragraph" style:parent-style-name="Table_20_Contents">
      <style:text-properties fo:font-size="11pt" fo:language="de" fo:country="DE" officeooo:rsid="004030e3" officeooo:paragraph-rsid="000d6a18" style:font-size-asian="11pt" style:font-size-complex="11pt"/>
    </style:style>
    <style:style style:name="P186" style:family="paragraph" style:parent-style-name="Table_20_Contents">
      <style:text-properties fo:font-size="11pt" fo:language="de" fo:country="DE" officeooo:rsid="004030e3" officeooo:paragraph-rsid="000f5b65" style:font-size-asian="11pt" style:font-size-complex="11pt"/>
    </style:style>
    <style:style style:name="P187" style:family="paragraph" style:parent-style-name="Table_20_Contents">
      <style:text-properties fo:font-size="11pt" fo:language="de" fo:country="DE" officeooo:rsid="004030e3" officeooo:paragraph-rsid="0012811f" style:font-size-asian="11pt" style:font-size-complex="11pt"/>
    </style:style>
    <style:style style:name="P188" style:family="paragraph" style:parent-style-name="Table_20_Contents">
      <style:text-properties fo:font-size="11pt" fo:language="de" fo:country="DE" officeooo:paragraph-rsid="000d6a18" style:font-size-asian="11pt" style:font-size-complex="11pt"/>
    </style:style>
    <style:style style:name="P189" style:family="paragraph" style:parent-style-name="Table_20_Contents">
      <style:text-properties fo:font-size="11pt" fo:language="de" fo:country="DE" officeooo:rsid="00440946" officeooo:paragraph-rsid="000d6a18" style:font-size-asian="11pt" style:font-size-complex="11pt"/>
    </style:style>
    <style:style style:name="P190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0d6a18" style:font-size-asian="11pt" style:font-size-complex="11pt"/>
    </style:style>
    <style:style style:name="P191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0d6a18" style:font-size-asian="11pt" style:font-size-complex="11pt"/>
    </style:style>
    <style:style style:name="P192" style:family="paragraph" style:parent-style-name="Table_20_Contents">
      <loext:graphic-properties draw:fill="solid" draw:fill-color="#c38312" draw:opacity="100%"/>
      <style:paragraph-properties fo:text-align="center" style:justify-single-word="false" fo:background-color="#c38312"/>
      <style:text-properties fo:font-size="11pt" fo:language="de" fo:country="DE" officeooo:rsid="00440946" officeooo:paragraph-rsid="000d6a18" style:font-size-asian="11pt" style:font-size-complex="11pt"/>
    </style:style>
    <style:style style:name="P193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0f5b65" style:font-size-asian="11pt" style:font-size-complex="11pt"/>
    </style:style>
    <style:style style:name="P194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0f5b65" style:font-size-asian="11pt" style:font-size-complex="11pt"/>
    </style:style>
    <style:style style:name="P195" style:family="paragraph" style:parent-style-name="Table_20_Contents">
      <loext:graphic-properties draw:fill="solid" draw:fill-color="#c38312" draw:opacity="100%"/>
      <style:paragraph-properties fo:text-align="center" style:justify-single-word="false" fo:background-color="#c38312"/>
      <style:text-properties fo:font-size="11pt" fo:language="de" fo:country="DE" officeooo:rsid="00440946" officeooo:paragraph-rsid="000f5b65" style:font-size-asian="11pt" style:font-size-complex="11pt"/>
    </style:style>
    <style:style style:name="P196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12811f" style:font-size-asian="11pt" style:font-size-complex="11pt"/>
    </style:style>
    <style:style style:name="P197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12811f" style:font-size-asian="11pt" style:font-size-complex="11pt"/>
    </style:style>
    <style:style style:name="P198" style:family="paragraph" style:parent-style-name="Table_20_Contents">
      <loext:graphic-properties draw:fill="solid" draw:fill-color="#d4711a" draw:opacity="100%"/>
      <style:paragraph-properties fo:text-align="center" style:justify-single-word="false" fo:background-color="#d4711a"/>
      <style:text-properties fo:font-size="11pt" fo:language="de" fo:country="DE" officeooo:rsid="00440946" officeooo:paragraph-rsid="0012811f" style:font-size-asian="11pt" style:font-size-complex="11pt"/>
    </style:style>
    <style:style style:name="P199" style:family="paragraph" style:parent-style-name="Table_20_Contents">
      <style:text-properties fo:font-size="11pt" fo:language="de" fo:country="DE" officeooo:rsid="00440946" officeooo:paragraph-rsid="000f5b65" style:font-size-asian="11pt" style:font-size-complex="11pt"/>
    </style:style>
    <style:style style:name="P200" style:family="paragraph" style:parent-style-name="Table_20_Contents">
      <style:text-properties fo:font-size="11pt" fo:language="de" fo:country="DE" officeooo:rsid="00440946" officeooo:paragraph-rsid="0012811f" style:font-size-asian="11pt" style:font-size-complex="11pt"/>
    </style:style>
    <style:style style:name="P201" style:family="paragraph" style:parent-style-name="Table_20_Contents">
      <style:text-properties fo:font-size="11pt" fo:language="de" fo:country="DE" officeooo:paragraph-rsid="000f5b65" style:font-size-asian="11pt" style:font-size-complex="11pt"/>
    </style:style>
    <style:style style:name="P202" style:family="paragraph" style:parent-style-name="Table_20_Contents">
      <style:text-properties fo:font-size="11pt" fo:language="de" fo:country="DE" officeooo:paragraph-rsid="0010eec5" style:font-size-asian="11pt" style:font-size-complex="11pt"/>
    </style:style>
    <style:style style:name="P203" style:family="paragraph" style:parent-style-name="Table_20_Contents">
      <style:text-properties fo:font-size="11pt" fo:language="de" fo:country="DE" officeooo:rsid="005f9cd9" officeooo:paragraph-rsid="0010eec5" style:font-size-asian="11pt" style:font-size-complex="11pt"/>
    </style:style>
    <style:style style:name="P204" style:family="paragraph" style:parent-style-name="Table_20_Contents">
      <style:text-properties fo:font-size="11pt" fo:language="de" fo:country="DE" officeooo:rsid="006729e9" officeooo:paragraph-rsid="0010eec5" style:font-size-asian="11pt" style:font-size-complex="11pt"/>
    </style:style>
    <style:style style:name="P205" style:family="paragraph" style:parent-style-name="Table_20_Contents">
      <style:text-properties fo:font-size="11pt" fo:language="de" fo:country="DE" officeooo:rsid="00600e6e" officeooo:paragraph-rsid="0010eec5" style:font-size-asian="11pt" style:font-size-complex="11pt"/>
    </style:style>
    <style:style style:name="P206" style:family="paragraph" style:parent-style-name="Table_20_Contents">
      <style:text-properties fo:font-size="11pt" fo:language="de" fo:country="DE" officeooo:rsid="00610ab0" officeooo:paragraph-rsid="0010eec5" style:font-size-asian="11pt" style:font-size-complex="11pt"/>
    </style:style>
    <style:style style:name="P207" style:family="paragraph" style:parent-style-name="Table_20_Contents">
      <style:text-properties fo:font-size="11pt" fo:language="de" fo:country="DE" officeooo:rsid="006898ef" officeooo:paragraph-rsid="0010eec5" style:font-size-asian="11pt" style:font-size-complex="11pt"/>
    </style:style>
    <style:style style:name="P208" style:family="paragraph" style:parent-style-name="Table_20_Contents">
      <style:text-properties fo:font-size="11pt" fo:language="de" fo:country="DE" officeooo:rsid="00624cbc" officeooo:paragraph-rsid="0010eec5" style:font-size-asian="11pt" style:font-size-complex="11pt"/>
    </style:style>
    <style:style style:name="P209" style:family="paragraph" style:parent-style-name="Table_20_Contents">
      <style:text-properties fo:font-size="11pt" fo:language="de" fo:country="DE" officeooo:rsid="00641f75" officeooo:paragraph-rsid="0010eec5" style:font-size-asian="11pt" style:font-size-complex="11pt"/>
    </style:style>
    <style:style style:name="P210" style:family="paragraph" style:parent-style-name="Table_20_Contents">
      <style:text-properties fo:font-size="11pt" fo:language="de" fo:country="DE" officeooo:rsid="0065b915" officeooo:paragraph-rsid="0010eec5" style:font-size-asian="11pt" style:font-size-complex="11pt"/>
    </style:style>
    <style:style style:name="P211" style:family="paragraph" style:parent-style-name="Table_20_Contents">
      <style:text-properties fo:font-size="11pt" fo:language="de" fo:country="DE" officeooo:rsid="006e6aeb" officeooo:paragraph-rsid="0010eec5" style:font-size-asian="11pt" style:font-size-complex="11pt"/>
    </style:style>
    <style:style style:name="P212" style:family="paragraph" style:parent-style-name="Table_20_Contents">
      <style:text-properties fo:font-size="11pt" fo:language="de" fo:country="DE" officeooo:rsid="006fa870" officeooo:paragraph-rsid="0010eec5" style:font-size-asian="11pt" style:font-size-complex="11pt"/>
    </style:style>
    <style:style style:name="P213" style:family="paragraph" style:parent-style-name="Table_20_Contents">
      <style:text-properties fo:font-size="11pt" fo:language="de" fo:country="DE" officeooo:rsid="007115da" officeooo:paragraph-rsid="0010eec5" style:font-size-asian="11pt" style:font-size-complex="11pt"/>
    </style:style>
    <style:style style:name="P214" style:family="paragraph" style:parent-style-name="Table_20_Contents">
      <style:text-properties fo:font-size="11pt" fo:language="de" fo:country="DE" officeooo:rsid="0073e946" officeooo:paragraph-rsid="0010eec5" style:font-size-asian="11pt" style:font-size-complex="11pt"/>
    </style:style>
    <style:style style:name="P215" style:family="paragraph" style:parent-style-name="Table_20_Contents">
      <style:paragraph-properties fo:text-align="center" style:justify-single-word="false"/>
      <style:text-properties fo:font-size="11pt" fo:language="de" fo:country="DE" officeooo:rsid="0076868c" officeooo:paragraph-rsid="0010eec5" style:font-size-asian="11pt" style:font-size-complex="11pt"/>
    </style:style>
    <style:style style:name="P216" style:family="paragraph" style:parent-style-name="Table_20_Contents">
      <style:text-properties fo:font-size="11pt" fo:language="de" fo:country="DE" officeooo:rsid="0076868c" officeooo:paragraph-rsid="0010eec5" style:font-size-asian="11pt" style:font-size-complex="11pt"/>
    </style:style>
    <style:style style:name="P217" style:family="paragraph" style:parent-style-name="Table_20_Contents">
      <style:text-properties fo:font-size="11pt" fo:language="de" fo:country="DE" officeooo:rsid="007b46f0" officeooo:paragraph-rsid="0012811f" style:font-size-asian="11pt" style:font-size-complex="11pt"/>
    </style:style>
    <style:style style:name="P218" style:family="paragraph" style:parent-style-name="Table_20_Contents">
      <style:text-properties fo:font-size="11pt" fo:language="de" fo:country="DE" officeooo:paragraph-rsid="0012811f" style:font-size-asian="11pt" style:font-size-complex="11pt"/>
    </style:style>
    <style:style style:name="P219" style:family="paragraph" style:parent-style-name="Table_20_Contents">
      <style:text-properties fo:font-size="11pt" fo:language="de" fo:country="DE" officeooo:rsid="007ff541" officeooo:paragraph-rsid="0012811f" style:font-size-asian="11pt" style:font-size-complex="11pt"/>
    </style:style>
    <style:style style:name="P220" style:family="paragraph" style:parent-style-name="Table_20_Contents">
      <style:paragraph-properties fo:text-align="center" style:justify-single-word="false"/>
      <style:text-properties fo:font-size="11pt" fo:language="de" fo:country="DE" officeooo:rsid="007ff541" officeooo:paragraph-rsid="0012811f" style:font-size-asian="11pt" style:font-size-complex="11pt"/>
    </style:style>
    <style:style style:name="P221" style:family="paragraph" style:parent-style-name="Table_20_Contents">
      <loext:graphic-properties draw:fill="solid" draw:fill-color="#d4711a" draw:opacity="100%"/>
      <style:paragraph-properties fo:text-align="center" style:justify-single-word="false" fo:background-color="#d4711a"/>
      <style:text-properties fo:font-size="11pt" fo:language="de" fo:country="DE" officeooo:rsid="007ff541" officeooo:paragraph-rsid="0012811f" style:font-size-asian="11pt" style:font-size-complex="11pt"/>
    </style:style>
    <style:style style:name="P222" style:family="paragraph" style:parent-style-name="Table_20_Contents">
      <style:text-properties fo:font-size="11pt" fo:language="de" fo:country="DE" fo:font-style="normal" officeooo:rsid="006e6aeb" officeooo:paragraph-rsid="0010eec5" style:font-size-asian="11pt" style:font-style-asian="normal" style:font-size-complex="11pt" style:font-style-complex="normal"/>
    </style:style>
    <style:style style:name="P223" style:family="paragraph" style:parent-style-name="Table_20_Contents"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224" style:family="paragraph" style:parent-style-name="Table_20_Contents">
      <style:paragraph-properties fo:text-align="center" style:justify-single-word="false"/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225" style:family="paragraph" style:parent-style-name="Table_20_Contents">
      <style:text-properties fo:font-size="11pt" fo:language="de" fo:country="DE" fo:font-style="italic" officeooo:paragraph-rsid="0010eec5" style:font-size-asian="11pt" style:font-style-asian="italic" style:font-size-complex="11pt" style:font-style-complex="italic"/>
    </style:style>
    <style:style style:name="P226" style:family="paragraph" style:parent-style-name="Table_20_Contents">
      <style:paragraph-properties fo:text-align="center" style:justify-single-word="false"/>
      <style:text-properties fo:font-size="11pt" fo:language="de" fo:country="DE" officeooo:rsid="0077bd04" officeooo:paragraph-rsid="0010eec5" fo:background-color="#ff0000" style:font-size-asian="11pt" style:font-size-complex="11pt"/>
    </style:style>
    <style:style style:name="P227" style:family="paragraph" style:parent-style-name="Table_20_Contents">
      <style:text-properties fo:font-size="11pt" style:font-size-asian="11pt" style:font-size-complex="11pt"/>
    </style:style>
    <style:style style:name="P228" style:family="paragraph" style:parent-style-name="Table_20_Contents">
      <style:text-properties fo:font-size="11pt" officeooo:rsid="002f8cab" style:font-size-asian="11pt" style:font-size-complex="11pt"/>
    </style:style>
    <style:style style:name="P229" style:family="paragraph" style:parent-style-name="Table_20_Contents">
      <style:text-properties fo:font-size="11pt" officeooo:rsid="002f8cab" officeooo:paragraph-rsid="002f8cab" style:font-size-asian="11pt" style:font-size-complex="11pt"/>
    </style:style>
    <style:style style:name="P230" style:family="paragraph" style:parent-style-name="Table_20_Contents">
      <style:text-properties fo:color="#dc0000" fo:font-size="12pt" fo:language="de" fo:country="DE" officeooo:paragraph-rsid="000d6a18" style:font-size-asian="12pt" style:font-size-complex="12pt"/>
    </style:style>
    <style:style style:name="P231" style:family="paragraph" style:parent-style-name="Table_20_Contents">
      <style:text-properties fo:color="#dc0000" fo:font-size="12pt" fo:language="de" fo:country="DE" officeooo:rsid="001f081e" officeooo:paragraph-rsid="000d6a18" style:font-size-asian="12pt" style:font-size-complex="12pt"/>
    </style:style>
    <style:style style:name="P232" style:family="paragraph" style:parent-style-name="Table_20_Contents">
      <style:text-properties fo:language="de" fo:country="DE" officeooo:paragraph-rsid="000d6a18"/>
    </style:style>
    <style:style style:name="P233" style:family="paragraph" style:parent-style-name="Table_20_Contents">
      <style:text-properties fo:color="#232629" fo:font-size="11pt" fo:language="de" fo:country="DE" officeooo:rsid="002fa462" officeooo:paragraph-rsid="000d6a18" fo:background-color="#1d99f3" style:font-size-asian="11pt" style:font-size-complex="11pt"/>
    </style:style>
    <style:style style:name="P234" style:family="paragraph" style:parent-style-name="Table_20_Contents">
      <style:text-properties fo:color="#232629" fo:font-size="11pt" fo:language="de" fo:country="DE" officeooo:paragraph-rsid="000d6a18" fo:background-color="#1d99f3" style:font-size-asian="11pt" style:font-size-complex="11pt"/>
    </style:style>
    <style:style style:name="P235" style:family="paragraph" style:parent-style-name="Table_20_Contents">
      <style:text-properties fo:color="#232629" fo:font-size="11pt" fo:language="de" fo:country="DE" officeooo:paragraph-rsid="000d6a18" fo:background-color="#11d116" style:font-size-asian="11pt" style:font-size-complex="11pt"/>
    </style:style>
    <style:style style:name="P236" style:family="paragraph" style:parent-style-name="Table_20_Contents">
      <style:text-properties fo:color="#232629" fo:font-size="11pt" fo:language="de" fo:country="DE" officeooo:paragraph-rsid="000d6a18" fo:background-color="#c9ce3b" style:font-size-asian="11pt" style:font-size-complex="11pt"/>
    </style:style>
    <style:style style:name="P237" style:family="paragraph" style:parent-style-name="Table_20_Contents">
      <style:text-properties style:font-name="Liberation Serif" fo:font-size="12pt" fo:language="de" fo:country="DE" officeooo:paragraph-rsid="000d6a18" style:font-size-asian="12pt" style:font-size-complex="12pt"/>
    </style:style>
    <style:style style:name="P238" style:family="paragraph" style:parent-style-name="Table_20_Contents">
      <style:text-properties fo:color="#ff0000" fo:font-size="11pt" fo:language="de" fo:country="DE" officeooo:rsid="005f9cd9" officeooo:paragraph-rsid="0010eec5" style:font-size-asian="11pt" style:font-size-complex="11pt"/>
    </style:style>
    <style:style style:name="P239" style:family="paragraph" style:parent-style-name="Table_20_Contents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2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d763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e160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text-properties officeooo:rsid="001bc2d3" officeooo:paragraph-rsid="001bc2d3"/>
    </style:style>
    <style:style style:name="P244" style:family="paragraph" style:parent-style-name="Table_20_Contents">
      <style:text-properties officeooo:rsid="001bc2d3" officeooo:paragraph-rsid="002896f1"/>
    </style:style>
    <style:style style:name="P245" style:family="paragraph" style:parent-style-name="Table_20_Contents">
      <style:text-properties officeooo:rsid="001bc2d3" officeooo:paragraph-rsid="00293058"/>
    </style:style>
    <style:style style:name="P246" style:family="paragraph" style:parent-style-name="Table_20_Contents">
      <style:paragraph-properties fo:text-align="center" style:justify-single-word="false"/>
      <style:text-properties officeooo:rsid="001bc2d3" officeooo:paragraph-rsid="001bc2d3"/>
    </style:style>
    <style:style style:name="P247" style:family="paragraph" style:parent-style-name="Table_20_Contents">
      <style:text-properties officeooo:rsid="001bc2d3" officeooo:paragraph-rsid="002ab8f6"/>
    </style:style>
    <style:style style:name="P248" style:family="paragraph" style:parent-style-name="Table_20_Contents">
      <style:text-properties officeooo:paragraph-rsid="002896f1"/>
    </style:style>
    <style:style style:name="P249" style:family="paragraph" style:parent-style-name="Table_20_Contents">
      <style:text-properties officeooo:rsid="002896f1" officeooo:paragraph-rsid="002ab8f6"/>
    </style:style>
    <style:style style:name="P250" style:family="paragraph" style:parent-style-name="Table_20_Contents">
      <style:text-properties officeooo:rsid="00293058" officeooo:paragraph-rsid="00293058"/>
    </style:style>
    <style:style style:name="P251" style:family="paragraph" style:parent-style-name="Table_20_Contents">
      <style:paragraph-properties fo:text-align="center" style:justify-single-word="false"/>
      <style:text-properties officeooo:rsid="00293058" officeooo:paragraph-rsid="00293058"/>
    </style:style>
    <style:style style:name="P252" style:family="paragraph" style:parent-style-name="Table_20_Contents">
      <style:text-properties officeooo:rsid="00293058" officeooo:paragraph-rsid="002ab8f6"/>
    </style:style>
    <style:style style:name="P253" style:family="paragraph" style:parent-style-name="Table_20_Contents">
      <style:text-properties officeooo:rsid="002c177b" officeooo:paragraph-rsid="002c177b"/>
    </style:style>
    <style:style style:name="P254" style:family="paragraph" style:parent-style-name="Table_20_Contents">
      <style:paragraph-properties fo:text-align="center" style:justify-single-word="false"/>
      <style:text-properties officeooo:rsid="002c177b" officeooo:paragraph-rsid="002c177b"/>
    </style:style>
    <style:style style:name="P255" style:family="paragraph" style:parent-style-name="Table_20_Contents">
      <style:text-properties officeooo:rsid="003179a2" officeooo:paragraph-rsid="003179a2"/>
    </style:style>
    <style:style style:name="P256" style:family="paragraph" style:parent-style-name="Table_20_Contents">
      <style:text-properties officeooo:rsid="00383a19" officeooo:paragraph-rsid="00383a19"/>
    </style:style>
    <style:style style:name="P257" style:family="paragraph" style:parent-style-name="Table_20_Contents">
      <style:text-properties officeooo:rsid="0039cc27" officeooo:paragraph-rsid="0039cc27"/>
    </style:style>
    <style:style style:name="P258" style:family="paragraph" style:parent-style-name="Table_20_Contents">
      <style:text-properties officeooo:rsid="003b4db0" officeooo:paragraph-rsid="003b4db0"/>
    </style:style>
    <style:style style:name="P259" style:family="paragraph" style:parent-style-name="Table_20_Contents">
      <style:text-properties officeooo:rsid="003b7fb4" officeooo:paragraph-rsid="003b7fb4"/>
    </style:style>
    <style:style style:name="P260" style:family="paragraph" style:parent-style-name="Table_20_Contents">
      <style:text-properties style:text-underline-style="none" officeooo:rsid="003b7fb4" officeooo:paragraph-rsid="003b7fb4"/>
    </style:style>
    <style:style style:name="P261" style:family="paragraph" style:parent-style-name="Table_20_Contents">
      <style:text-properties officeooo:rsid="003cd0b8" officeooo:paragraph-rsid="003cd0b8"/>
    </style:style>
    <style:style style:name="P262" style:family="paragraph" style:parent-style-name="Contents_20_3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63" style:family="paragraph" style:parent-style-name="Heading_20_2">
      <style:text-properties officeooo:paragraph-rsid="003325ba"/>
    </style:style>
    <style:style style:name="P264" style:family="paragraph" style:parent-style-name="Heading_20_2">
      <style:text-properties officeooo:rsid="0024b37c"/>
    </style:style>
    <style:style style:name="P265" style:family="paragraph" style:parent-style-name="Text_20_body">
      <style:text-properties officeooo:rsid="002896f1" officeooo:paragraph-rsid="002896f1"/>
    </style:style>
    <style:style style:name="P266" style:family="paragraph" style:parent-style-name="Text_20_body">
      <style:text-properties officeooo:rsid="003179a2" officeooo:paragraph-rsid="003179a2"/>
    </style:style>
    <style:style style:name="P267" style:family="paragraph" style:parent-style-name="Text_20_body">
      <style:text-properties officeooo:paragraph-rsid="003179a2"/>
    </style:style>
    <style:style style:name="P268" style:family="paragraph" style:parent-style-name="Text_20_body">
      <style:text-properties officeooo:rsid="00383a19" officeooo:paragraph-rsid="00383a19"/>
    </style:style>
    <style:style style:name="P269" style:family="paragraph" style:parent-style-name="Contents_20_4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70" style:family="paragraph" style:parent-style-name="Contents_20_1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71" style:family="paragraph" style:parent-style-name="Contents_20_2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72" style:family="paragraph" style:parent-style-name="Standard">
      <style:text-properties fo:font-size="11pt" fo:language="de" fo:country="DE" officeooo:rsid="00156bb4" officeooo:paragraph-rsid="003d3748" style:font-size-asian="11pt" style:font-size-complex="11pt"/>
    </style:style>
    <style:style style:name="P273" style:family="paragraph" style:parent-style-name="Standard">
      <style:text-properties officeooo:rsid="003d3748" officeooo:paragraph-rsid="003d3748"/>
    </style:style>
    <style:style style:name="P274" style:family="paragraph" style:parent-style-name="Standard">
      <style:text-properties officeooo:rsid="003d37a0" officeooo:paragraph-rsid="003d37a0"/>
    </style:style>
    <style:style style:name="P275" style:family="paragraph" style:parent-style-name="Standard">
      <style:text-properties officeooo:rsid="003e034d" officeooo:paragraph-rsid="003d3748"/>
    </style:style>
    <style:style style:name="P276" style:family="paragraph" style:parent-style-name="Standard">
      <style:text-properties officeooo:rsid="003e034d" officeooo:paragraph-rsid="003e034d"/>
    </style:style>
    <style:style style:name="P277" style:family="paragraph" style:parent-style-name="Standard">
      <style:text-properties officeooo:paragraph-rsid="00441f8e"/>
    </style:style>
    <style:style style:name="P278" style:family="paragraph" style:parent-style-name="Standard">
      <style:text-properties officeooo:paragraph-rsid="00468e95"/>
    </style:style>
    <style:style style:name="P279" style:family="paragraph" style:parent-style-name="Standard">
      <style:text-properties officeooo:rsid="00468e95" officeooo:paragraph-rsid="00468e95"/>
    </style:style>
    <style:style style:name="P280" style:family="paragraph" style:parent-style-name="Table_20_Contents">
      <style:paragraph-properties fo:text-align="center" style:justify-single-word="false"/>
      <style:text-properties officeooo:rsid="0043e933" officeooo:paragraph-rsid="0043e933"/>
    </style:style>
    <style:style style:name="P281" style:family="paragraph" style:parent-style-name="Table_20_Contents">
      <style:paragraph-properties fo:text-align="center" style:justify-single-word="false"/>
      <style:text-properties officeooo:rsid="0043e933" officeooo:paragraph-rsid="00441f8e"/>
    </style:style>
    <style:style style:name="P282" style:family="paragraph" style:parent-style-name="Table_20_Contents">
      <style:paragraph-properties fo:text-align="center" style:justify-single-word="false"/>
      <style:text-properties officeooo:rsid="0043e933" officeooo:paragraph-rsid="00468e95"/>
    </style:style>
    <style:style style:name="P283" style:family="paragraph" style:parent-style-name="Table_20_Contents">
      <style:paragraph-properties fo:text-align="center" style:justify-single-word="false"/>
      <style:text-properties fo:font-weight="normal" officeooo:rsid="0043e933" officeooo:paragraph-rsid="0043e933" style:font-weight-asian="normal" style:font-weight-complex="normal"/>
    </style:style>
    <style:style style:name="P284" style:family="paragraph" style:parent-style-name="Table_20_Contents">
      <style:paragraph-properties fo:text-align="center" style:justify-single-word="false"/>
      <style:text-properties fo:font-weight="normal" officeooo:rsid="0043e933" officeooo:paragraph-rsid="00441f8e" style:font-weight-asian="normal" style:font-weight-complex="normal"/>
    </style:style>
    <style:style style:name="P285" style:family="paragraph" style:parent-style-name="Table_20_Contents">
      <style:paragraph-properties fo:text-align="center" style:justify-single-word="false"/>
      <style:text-properties fo:font-weight="normal" officeooo:rsid="0043e933" officeooo:paragraph-rsid="00468e95" style:font-weight-asian="normal" style:font-weight-complex="normal"/>
    </style:style>
    <style:style style:name="P286" style:family="paragraph" style:parent-style-name="Table_20_Contents">
      <style:paragraph-properties fo:text-align="center" style:justify-single-word="false"/>
      <style:text-properties fo:font-weight="normal" officeooo:rsid="00441f8e" officeooo:paragraph-rsid="00441f8e" style:font-weight-asian="normal" style:font-weight-complex="normal"/>
    </style:style>
    <style:style style:name="P287" style:family="paragraph" style:parent-style-name="Table_20_Contents">
      <style:paragraph-properties fo:text-align="center" style:justify-single-word="false"/>
      <style:text-properties fo:font-weight="normal" officeooo:rsid="00441f8e" officeooo:paragraph-rsid="00468e95" style:font-weight-asian="normal" style:font-weight-complex="normal"/>
    </style:style>
    <style:style style:name="P28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89" style:family="paragraph" style:parent-style-name="Table_20_Contents">
      <style:paragraph-properties fo:text-align="center" style:justify-single-word="false"/>
      <style:text-properties fo:font-weight="normal" officeooo:paragraph-rsid="00441f8e" style:font-weight-asian="normal" style:font-weight-complex="normal"/>
    </style:style>
    <style:style style:name="P290" style:family="paragraph" style:parent-style-name="Table_20_Contents">
      <style:paragraph-properties fo:text-align="center" style:justify-single-word="false"/>
      <style:text-properties fo:font-weight="normal" officeooo:paragraph-rsid="00468e95" style:font-weight-asian="normal" style:font-weight-complex="normal"/>
    </style:style>
    <style:style style:name="P291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normal" officeooo:rsid="00441f8e" officeooo:paragraph-rsid="00468e95" fo:background-color="transparent" style:font-weight-asian="normal" style:font-weight-complex="normal"/>
    </style:style>
    <style:style style:name="P292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2pt" fo:font-weight="normal" officeooo:rsid="00441f8e" officeooo:paragraph-rsid="00441f8e" style:font-size-asian="12pt" style:font-weight-asian="normal" style:font-size-complex="12pt" style:font-weight-complex="normal"/>
    </style:style>
    <style:style style:name="P293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2pt" fo:font-weight="normal" officeooo:rsid="00441f8e" officeooo:paragraph-rsid="00468e95" style:font-size-asian="12pt" style:font-weight-asian="normal" style:font-size-complex="12pt" style:font-weight-complex="normal"/>
    </style:style>
    <style:style style:name="P294" style:family="paragraph" style:parent-style-name="Table_20_Contents">
      <style:paragraph-properties fo:text-align="center" style:justify-single-word="false"/>
      <style:text-properties officeooo:rsid="00469a11" officeooo:paragraph-rsid="00469a11"/>
    </style:style>
    <style:style style:name="P295" style:family="paragraph" style:parent-style-name="Heading_20_2">
      <style:text-properties officeooo:paragraph-rsid="003325ba"/>
    </style:style>
    <style:style style:name="P296" style:family="paragraph" style:parent-style-name="Heading_20_3">
      <style:text-properties officeooo:rsid="0024b37c" officeooo:paragraph-rsid="0024b37c"/>
    </style:style>
    <style:style style:name="P297" style:family="paragraph" style:parent-style-name="Heading_20_3">
      <style:text-properties officeooo:paragraph-rsid="0024b37c"/>
    </style:style>
    <style:style style:name="P298" style:family="paragraph" style:parent-style-name="Heading_20_1">
      <style:text-properties officeooo:paragraph-rsid="003325ba"/>
    </style:style>
    <style:style style:name="P299" style:family="paragraph" style:parent-style-name="Heading_20_1">
      <style:text-properties officeooo:paragraph-rsid="0037a09d"/>
    </style:style>
    <style:style style:name="P300" style:family="paragraph" style:parent-style-name="Heading_20_4">
      <style:text-properties officeooo:paragraph-rsid="0024b37c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253880"/>
    </style:style>
    <style:style style:name="T3" style:family="text">
      <style:text-properties officeooo:rsid="0025cc0e"/>
    </style:style>
    <style:style style:name="T4" style:family="text">
      <style:text-properties officeooo:rsid="00283eef"/>
    </style:style>
    <style:style style:name="T5" style:family="text">
      <style:text-properties fo:color="#dc0000"/>
    </style:style>
    <style:style style:name="T6" style:family="text">
      <style:text-properties fo:color="#dc0000" fo:font-size="12pt" style:font-size-asian="12pt" style:font-size-complex="12pt"/>
    </style:style>
    <style:style style:name="T7" style:family="text">
      <style:text-properties fo:color="#dc0000" fo:font-size="12pt" officeooo:rsid="002e40af" style:font-size-asian="12pt" style:font-size-complex="12pt"/>
    </style:style>
    <style:style style:name="T8" style:family="text">
      <style:text-properties fo:color="#dc0000" fo:font-size="12pt" officeooo:rsid="002aa2db" style:font-size-asian="12pt" style:font-size-complex="12pt"/>
    </style:style>
    <style:style style:name="T9" style:family="text">
      <style:text-properties fo:color="#dc0000" fo:font-size="12pt" officeooo:rsid="00283eef" style:font-size-asian="12pt" style:font-size-complex="12pt"/>
    </style:style>
    <style:style style:name="T10" style:family="text">
      <style:text-properties fo:color="#dc0000" officeooo:rsid="00204ec2"/>
    </style:style>
    <style:style style:name="T11" style:family="text">
      <style:text-properties fo:color="#ff0000"/>
    </style:style>
    <style:style style:name="T12" style:family="text">
      <style:text-properties fo:color="#ff0000" fo:font-size="12pt" officeooo:rsid="00283eef" style:font-size-asian="12pt" style:font-size-complex="12pt"/>
    </style:style>
    <style:style style:name="T13" style:family="text">
      <style:text-properties fo:color="#ff0000" fo:font-size="12pt" officeooo:rsid="002e40af" style:font-size-asian="12pt" style:font-size-complex="12pt"/>
    </style:style>
    <style:style style:name="T14" style:family="text">
      <style:text-properties fo:color="#ff0000" officeooo:rsid="00204ec2"/>
    </style:style>
    <style:style style:name="T15" style:family="text">
      <style:text-properties fo:color="#ff0000" officeooo:rsid="00283eef"/>
    </style:style>
    <style:style style:name="T16" style:family="text">
      <style:text-properties officeooo:rsid="002aa2db"/>
    </style:style>
    <style:style style:name="T17" style:family="text">
      <style:text-properties fo:color="#000000"/>
    </style:style>
    <style:style style:name="T18" style:family="text">
      <style:text-properties fo:color="#000000" officeooo:rsid="00331d3e"/>
    </style:style>
    <style:style style:name="T19" style:family="text">
      <style:text-properties officeooo:rsid="002fa462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2" style:family="text">
      <style:text-properties officeooo:rsid="0030b5f0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2fa462"/>
    </style:style>
    <style:style style:name="T25" style:family="text">
      <style:text-properties officeooo:rsid="00331d3e"/>
    </style:style>
    <style:style style:name="T26" style:family="text">
      <style:text-properties officeooo:rsid="0034fc32"/>
    </style:style>
    <style:style style:name="T27" style:family="text">
      <style:text-properties officeooo:rsid="0035a453"/>
    </style:style>
    <style:style style:name="T28" style:family="text">
      <style:text-properties officeooo:rsid="003df349"/>
    </style:style>
    <style:style style:name="T29" style:family="text">
      <style:text-properties officeooo:rsid="004c5533"/>
    </style:style>
    <style:style style:name="T30" style:family="text">
      <style:text-properties officeooo:rsid="004d9ca5"/>
    </style:style>
    <style:style style:name="T31" style:family="text">
      <style:text-properties officeooo:rsid="004faa21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5e59bc" style:font-style-asian="italic" style:font-style-complex="italic"/>
    </style:style>
    <style:style style:name="T34" style:family="text">
      <style:text-properties fo:font-style="italic" fo:background-color="#ff0000" loext:char-shading-value="0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7dc01f" style:font-style-asian="italic" style:font-weight-asian="normal" style:font-style-complex="italic" style:font-weight-complex="normal"/>
    </style:style>
    <style:style style:name="T37" style:family="text">
      <style:text-properties officeooo:rsid="008586f9"/>
    </style:style>
    <style:style style:name="T38" style:family="text">
      <style:text-properties officeooo:rsid="0056d439"/>
    </style:style>
    <style:style style:name="T39" style:family="text">
      <style:text-properties officeooo:rsid="0065b915"/>
    </style:style>
    <style:style style:name="T40" style:family="text">
      <style:text-properties officeooo:rsid="006898ef"/>
    </style:style>
    <style:style style:name="T41" style:family="text">
      <style:text-properties officeooo:rsid="006ab3d3"/>
    </style:style>
    <style:style style:name="T42" style:family="text">
      <style:text-properties officeooo:rsid="006df7bd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45" style:family="text">
      <style:text-properties officeooo:rsid="006e8d4b"/>
    </style:style>
    <style:style style:name="T46" style:family="text">
      <style:text-properties officeooo:rsid="007115da"/>
    </style:style>
    <style:style style:name="T47" style:family="text">
      <style:text-properties officeooo:rsid="007af30a"/>
    </style:style>
    <style:style style:name="T48" style:family="text">
      <style:text-properties officeooo:rsid="007ff541"/>
    </style:style>
    <style:style style:name="T49" style:family="text">
      <style:text-properties officeooo:rsid="0083bb74"/>
    </style:style>
    <style:style style:name="T50" style:family="text">
      <style:text-properties officeooo:rsid="00820d7c"/>
    </style:style>
    <style:style style:name="T51" style:family="text">
      <style:text-properties fo:font-size="8pt"/>
    </style:style>
    <style:style style:name="T52" style:family="text">
      <style:text-properties officeooo:rsid="008906b1"/>
    </style:style>
    <style:style style:name="T53" style:family="text">
      <style:text-properties officeooo:rsid="0097b527"/>
    </style:style>
    <style:style style:name="T54" style:family="text">
      <style:text-properties officeooo:rsid="008e160c"/>
    </style:style>
    <style:style style:name="T55" style:family="text">
      <style:text-properties officeooo:rsid="0090c748"/>
    </style:style>
    <style:style style:name="T56" style:family="text">
      <style:text-properties officeooo:rsid="00934832"/>
    </style:style>
    <style:style style:name="T57" style:family="text">
      <style:text-properties officeooo:rsid="0093fb45"/>
    </style:style>
    <style:style style:name="T58" style:family="text">
      <style:text-properties fo:background-color="#fff200" loext:char-shading-value="0"/>
    </style:style>
    <style:style style:name="T59" style:family="text">
      <style:text-properties fo:color="#ce181e"/>
    </style:style>
    <style:style style:name="T60" style:family="text">
      <style:text-properties officeooo:rsid="00156bb4"/>
    </style:style>
    <style:style style:name="T61" style:family="text">
      <style:text-properties fo:color="#ed1c24"/>
    </style:style>
    <style:style style:name="T62" style:family="text">
      <style:text-properties fo:background-color="#ed1c24" loext:char-shading-value="0"/>
    </style:style>
    <style:style style:name="T63" style:family="text">
      <style:text-properties fo:background-color="#ed1c24" loext:char-shading-value="0"/>
    </style:style>
    <style:style style:name="T64" style:family="text">
      <style:text-properties fo:color="#00a65d"/>
    </style:style>
    <style:style style:name="T65" style:family="text">
      <style:text-properties fo:background-color="#72bf44" loext:char-shading-value="0"/>
    </style:style>
    <style:style style:name="T66" style:family="text">
      <style:text-properties officeooo:rsid="003179a2" fo:background-color="#72bf44" loext:char-shading-value="0"/>
    </style:style>
    <style:style style:name="T67" style:family="text">
      <style:text-properties fo:background-color="#adc5e7" loext:char-shading-value="0"/>
    </style:style>
    <style:style style:name="T68" style:family="text">
      <style:text-properties style:text-line-through-style="solid" style:text-line-through-type="single" officeooo:rsid="0018a74c"/>
    </style:style>
    <style:style style:name="T69" style:family="text">
      <style:text-properties style:text-line-through-style="solid" style:text-line-through-type="single" fo:font-size="10pt" style:font-size-asian="10pt" style:font-size-complex="10pt"/>
    </style:style>
    <style:style style:name="T70" style:family="text">
      <style:text-properties officeooo:rsid="001fd713"/>
    </style:style>
    <style:style style:name="T71" style:family="text">
      <style:text-properties officeooo:rsid="001f081e"/>
    </style:style>
    <style:style style:name="T72" style:family="text">
      <style:text-properties officeooo:rsid="00204ec2"/>
    </style:style>
    <style:style style:name="T73" style:family="text">
      <style:text-properties officeooo:rsid="002503e6"/>
    </style:style>
    <style:style style:name="T74" style:family="text">
      <style:text-properties officeooo:rsid="00273213"/>
    </style:style>
    <style:style style:name="T75" style:family="text">
      <style:text-properties officeooo:rsid="002a739e"/>
    </style:style>
    <style:style style:name="T76" style:family="text">
      <style:text-properties officeooo:rsid="003bddc9"/>
    </style:style>
    <style:style style:name="T77" style:family="text">
      <style:text-properties officeooo:rsid="003fc732"/>
    </style:style>
    <style:style style:name="T78" style:family="text">
      <style:text-properties officeooo:rsid="0051afe1"/>
    </style:style>
    <style:style style:name="T79" style:family="text">
      <style:text-properties officeooo:rsid="0059dd99"/>
    </style:style>
    <style:style style:name="T80" style:family="text">
      <style:text-properties officeooo:rsid="00610ab0"/>
    </style:style>
    <style:style style:name="T81" style:family="text">
      <style:text-properties officeooo:rsid="005e59bc"/>
    </style:style>
    <style:style style:name="T82" style:family="text">
      <style:text-properties officeooo:rsid="006e6aeb"/>
    </style:style>
    <style:style style:name="T83" style:family="text">
      <style:text-properties officeooo:rsid="0077bd04"/>
    </style:style>
    <style:style style:name="T84" style:family="text">
      <style:text-properties officeooo:rsid="00796ae3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7dc01f" style:font-weight-asian="normal" style:font-weight-complex="normal"/>
    </style:style>
    <style:style style:name="T87" style:family="text">
      <style:text-properties fo:font-weight="bold"/>
    </style:style>
    <style:style style:name="T88" style:family="text">
      <style:text-properties fo:font-weight="bold" officeooo:rsid="007dc01f"/>
    </style:style>
    <style:style style:name="T89" style:family="text">
      <style:text-properties officeooo:rsid="007dc01f"/>
    </style:style>
    <style:style style:name="T90" style:family="text">
      <style:text-properties officeooo:rsid="001a7ff0"/>
    </style:style>
    <style:style style:name="T91" style:family="text">
      <style:text-properties fo:background-color="#00a65d" loext:char-shading-value="0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officeooo:rsid="002147ab"/>
    </style:style>
    <style:style style:name="T94" style:family="text">
      <style:text-properties officeooo:rsid="0022c3c4"/>
    </style:style>
    <style:style style:name="T95" style:family="text">
      <style:text-properties officeooo:rsid="0024b37c"/>
    </style:style>
    <style:style style:name="T96" style:family="text">
      <style:text-properties officeooo:rsid="00281466"/>
    </style:style>
    <style:style style:name="T97" style:family="text">
      <style:text-properties officeooo:rsid="002d4c43"/>
    </style:style>
    <style:style style:name="T98" style:family="text">
      <style:text-properties officeooo:rsid="003179a2"/>
    </style:style>
    <style:style style:name="T99" style:family="text">
      <style:text-properties officeooo:rsid="0039cc27"/>
    </style:style>
    <style:style style:name="T100" style:family="text">
      <style:text-properties fo:background-color="#81d41a" loext:char-shading-value="0"/>
    </style:style>
    <style:style style:name="T101" style:family="text">
      <style:text-properties fo:background-color="#ffff00" loext:char-shading-value="0"/>
    </style:style>
    <style:style style:name="T102" style:family="text">
      <style:text-properties fo:background-color="#00a933" loext:char-shading-value="0"/>
    </style:style>
    <style:style style:name="T103" style:family="text">
      <style:text-properties fo:background-color="#729fcf" loext:char-shading-value="0"/>
    </style:style>
    <style:style style:name="T104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5" style:family="text">
      <style:text-properties officeooo:rsid="003cd0b8"/>
    </style:style>
    <style:style style:name="T106" style:family="text">
      <style:text-properties officeooo:rsid="003d3748"/>
    </style:style>
    <style:style style:name="T107" style:family="text">
      <style:text-properties officeooo:rsid="003d37a0"/>
    </style:style>
    <style:style style:name="T108" style:family="text">
      <style:text-properties officeooo:rsid="003e034d"/>
    </style:style>
    <style:style style:name="T109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AMMATIK</text:p>
      <text:p text:style-name="P95"/>
      <text:p text:style-name="P95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70"><text:a xlink:type="simple" xlink:href="#__RefHeading___Toc8861_3204759922" text:style-name="Index_20_Link" text:visited-style-name="Index_20_Link">0 Phonetik<text:tab/>3</text:a></text:p>
          <text:p text:style-name="P271"><text:a xlink:type="simple" xlink:href="#__RefHeading___Toc8863_3204759922" text:style-name="Index_20_Link" text:visited-style-name="Index_20_Link">0.1 Die Vokal<text:tab/>3</text:a></text:p>
          <text:p text:style-name="P271"><text:a xlink:type="simple" xlink:href="#__RefHeading___Toc8865_3204759922" text:style-name="Index_20_Link" text:visited-style-name="Index_20_Link">0.2 Die Diphtonge<text:tab/>4</text:a></text:p>
          <text:p text:style-name="P271"><text:a xlink:type="simple" xlink:href="#__RefHeading___Toc8867_3204759922" text:style-name="Index_20_Link" text:visited-style-name="Index_20_Link">0.3 Die Konsonanten<text:tab/>5</text:a></text:p>
          <text:p text:style-name="P270"><text:a xlink:type="simple" xlink:href="#__RefHeading___Toc8869_3204759922" text:style-name="Index_20_Link" text:visited-style-name="Index_20_Link">1 Der Artikel<text:tab/>6</text:a></text:p>
          <text:p text:style-name="P271"><text:a xlink:type="simple" xlink:href="#__RefHeading___Toc8871_3204759922" text:style-name="Index_20_Link" text:visited-style-name="Index_20_Link">1.a Der Gebrauch des bestimmten Artikels<text:tab/>6</text:a></text:p>
          <text:p text:style-name="P271"><text:a xlink:type="simple" xlink:href="#__RefHeading___Toc8873_3204759922" text:style-name="Index_20_Link" text:visited-style-name="Index_20_Link">1.b Der Gebrauch des unbestimmten Artikels<text:tab/>6</text:a></text:p>
          <text:p text:style-name="P271"><text:a xlink:type="simple" xlink:href="#__RefHeading___Toc8875_3204759922" text:style-name="Index_20_Link" text:visited-style-name="Index_20_Link">1.c Das Fehlen des Artikels<text:tab/>7</text:a></text:p>
          <text:p text:style-name="P271"><text:a xlink:type="simple" xlink:href="#__RefHeading___Toc8877_3204759922" text:style-name="Index_20_Link" text:visited-style-name="Index_20_Link">1.1 Der bestimmte Artikel<text:tab/>8</text:a></text:p>
          <text:p text:style-name="P262"><text:a xlink:type="simple" xlink:href="#__RefHeading___Toc8879_3204759922" text:style-name="Index_20_Link" text:visited-style-name="Index_20_Link">1.1.1 Der Gebrauch des bestimmten Artikels<text:tab/>8</text:a></text:p>
          <text:p text:style-name="P271"><text:a xlink:type="simple" xlink:href="#__RefHeading___Toc8881_3204759922" text:style-name="Index_20_Link" text:visited-style-name="Index_20_Link">1.2 Der unbestimmte Artikel<text:tab/>8</text:a></text:p>
          <text:p text:style-name="P262"><text:a xlink:type="simple" xlink:href="#__RefHeading___Toc8883_3204759922" text:style-name="Index_20_Link" text:visited-style-name="Index_20_Link">1.2.1 Der Gebrauch des unbestimmten Artikels<text:tab/>9</text:a></text:p>
          <text:p text:style-name="P271"><text:a xlink:type="simple" xlink:href="#__RefHeading___Toc8885_3204759922" text:style-name="Index_20_Link" text:visited-style-name="Index_20_Link">1.3 Das Fehlen des Artikels<text:tab/>9</text:a></text:p>
          <text:p text:style-name="P270"><text:a xlink:type="simple" xlink:href="#__RefHeading___Toc8887_3204759922" text:style-name="Index_20_Link" text:visited-style-name="Index_20_Link">2 Das Substantiv<text:tab/>10</text:a></text:p>
          <text:p text:style-name="P271"><text:a xlink:type="simple" xlink:href="#__RefHeading___Toc8889_3204759922" text:style-name="Index_20_Link" text:visited-style-name="Index_20_Link">2.1 Das Genus<text:tab/>10</text:a></text:p>
          <text:p text:style-name="P262"><text:a xlink:type="simple" xlink:href="#__RefHeading___Toc8891_3204759922" text:style-name="Index_20_Link" text:visited-style-name="Index_20_Link">2.1.2 masculinum<text:tab/>10</text:a></text:p>
          <text:p text:style-name="P262"><text:a xlink:type="simple" xlink:href="#__RefHeading___Toc8893_3204759922" text:style-name="Index_20_Link" text:visited-style-name="Index_20_Link">2.1.3 femininum<text:tab/>10</text:a></text:p>
          <text:p text:style-name="P262"><text:a xlink:type="simple" xlink:href="#__RefHeading___Toc8895_3204759922" text:style-name="Index_20_Link" text:visited-style-name="Index_20_Link">2.1.4 neutrum<text:tab/>10</text:a></text:p>
          <text:p text:style-name="P271"><text:a xlink:type="simple" xlink:href="#__RefHeading___Toc8897_3204759922" text:style-name="Index_20_Link" text:visited-style-name="Index_20_Link">2.a Suffixe der Substantive und das grammatische Geschlecht<text:tab/>11</text:a></text:p>
          <text:p text:style-name="P262"><text:a xlink:type="simple" xlink:href="#__RefHeading___Toc8899_3204759922" text:style-name="Index_20_Link" text:visited-style-name="Index_20_Link">2.a.1 masculinum<text:tab/>11</text:a></text:p>
          <text:p text:style-name="P262"><text:a xlink:type="simple" xlink:href="#__RefHeading___Toc8901_3204759922" text:style-name="Index_20_Link" text:visited-style-name="Index_20_Link">2.a.2 femininum<text:tab/>11</text:a></text:p>
          <text:p text:style-name="P262"><text:a xlink:type="simple" xlink:href="#__RefHeading___Toc8903_3204759922" text:style-name="Index_20_Link" text:visited-style-name="Index_20_Link">2.a.3 neutrum<text:tab/>11</text:a></text:p>
          <text:p text:style-name="P271"><text:a xlink:type="simple" xlink:href="#__RefHeading___Toc8905_3204759922" text:style-name="Index_20_Link" text:visited-style-name="Index_20_Link">2.2 Der Plural<text:tab/>12</text:a></text:p>
          <text:p text:style-name="P271"><text:a xlink:type="simple" xlink:href="#__RefHeading___Toc8907_3204759922" text:style-name="Index_20_Link" text:visited-style-name="Index_20_Link">2.3 Der Kasus<text:tab/>13</text:a></text:p>
          <text:p text:style-name="P262"><text:a xlink:type="simple" xlink:href="#__RefHeading___Toc8909_3204759922" text:style-name="Index_20_Link" text:visited-style-name="Index_20_Link">2.3.a Deklination<text:tab/>14</text:a></text:p>
          <text:p text:style-name="P269"><text:a xlink:type="simple" xlink:href="#__RefHeading___Toc8911_3204759922" text:style-name="Index_20_Link" text:visited-style-name="Index_20_Link">2.3.a.1 Die starke Deklination<text:tab/>14</text:a></text:p>
          <text:p text:style-name="P269"><text:a xlink:type="simple" xlink:href="#__RefHeading___Toc8913_3204759922" text:style-name="Index_20_Link" text:visited-style-name="Index_20_Link">2.3.a.2 Die schwache Deklination<text:tab/>14</text:a></text:p>
          <text:p text:style-name="P269"><text:a xlink:type="simple" xlink:href="#__RefHeading___Toc8915_3204759922" text:style-name="Index_20_Link" text:visited-style-name="Index_20_Link">2.3.a.3 Die weibliche Deklination<text:tab/>15</text:a></text:p>
          <text:p text:style-name="P269"><text:a xlink:type="simple" xlink:href="#__RefHeading___Toc8917_3204759922" text:style-name="Index_20_Link" text:visited-style-name="Index_20_Link">2.3.a.4 Die gemischte Deklination<text:tab/>15</text:a></text:p>
          <text:p text:style-name="P269"><text:a xlink:type="simple" xlink:href="#__RefHeading___Toc8919_3204759922" text:style-name="Index_20_Link" text:visited-style-name="Index_20_Link">2.3.a.5 Die Deklination der Substantive im Plural<text:tab/>15</text:a></text:p>
          <text:p text:style-name="P262"><text:a xlink:type="simple" xlink:href="#__RefHeading___Toc8921_3204759922" text:style-name="Index_20_Link" text:visited-style-name="Index_20_Link">2.3.b Bedeutung und Funktionen der Fälle<text:tab/>16</text:a></text:p>
          <text:p text:style-name="P269"><text:a xlink:type="simple" xlink:href="#__RefHeading___Toc8923_3204759922" text:style-name="Index_20_Link" text:visited-style-name="Index_20_Link">2.3.b.1 Nominativ, Werfall, 1./erster Fall<text:tab/>16</text:a></text:p>
          <text:p text:style-name="P269"><text:a xlink:type="simple" xlink:href="#__RefHeading___Toc8925_3204759922" text:style-name="Index_20_Link" text:visited-style-name="Index_20_Link">2.3.b.2 Genitiv, Wesfall, 2. Fall<text:tab/>16</text:a></text:p>
          <text:p text:style-name="P269"><text:a xlink:type="simple" xlink:href="#__RefHeading___Toc8927_3204759922" text:style-name="Index_20_Link" text:visited-style-name="Index_20_Link">2.3.b.3 Dativ, Wemfall, 3. Fall<text:tab/>17</text:a></text:p>
          <text:p text:style-name="P269"><text:a xlink:type="simple" xlink:href="#__RefHeading___Toc8929_3204759922" text:style-name="Index_20_Link" text:visited-style-name="Index_20_Link">2.3.b.4 Akkusativ, Wenfall, 4. Fall<text:tab/>17</text:a></text:p>
          <text:p text:style-name="P262"><text:a xlink:type="simple" xlink:href="#__RefHeading___Toc8931_3204759922" text:style-name="Index_20_Link" text:visited-style-name="Index_20_Link">2.3.1 Die N-Dekli.<text:tab/>17</text:a></text:p>
          <text:p text:style-name="P262"><text:a xlink:type="simple" xlink:href="#__RefHeading___Toc8933_3204759922" text:style-name="Index_20_Link" text:visited-style-name="Index_20_Link">2.3.2 Der Genitiv mit von<text:tab/>17</text:a></text:p>
          <text:p text:style-name="P262"><text:a xlink:type="simple" xlink:href="#__RefHeading___Toc8935_3204759922" text:style-name="Index_20_Link" text:visited-style-name="Index_20_Link">2.3.3 Die Deklination von Eigennamen<text:tab/>17</text:a></text:p>
          <text:p text:style-name="P262"><text:a xlink:type="simple" xlink:href="#__RefHeading___Toc8937_3204759922" text:style-name="Index_20_Link" text:visited-style-name="Index_20_Link">2.3.4 Kasus-Signale<text:tab/>17</text:a></text:p>
          <text:p text:style-name="P270"><text:a xlink:type="simple" xlink:href="#__RefHeading___Toc8939_3204759922" text:style-name="Index_20_Link" text:visited-style-name="Index_20_Link">3 Das Adjektiv<text:tab/>17</text:a></text:p>
          <text:p text:style-name="P271"><text:a xlink:type="simple" xlink:href="#__RefHeading___Toc9144_3204759922" text:style-name="Index_20_Link" text:visited-style-name="Index_20_Link">3.a.1 полная форма (изменяемая)<text:tab/>17</text:a></text:p>
          <text:p text:style-name="P271"><text:a xlink:type="simple" xlink:href="#__RefHeading___Toc9146_3204759922" text:style-name="Index_20_Link" text:visited-style-name="Index_20_Link">3.a.2 краткая форма (как предикатив)<text:tab/>17</text:a></text:p>
          <text:p text:style-name="P271"><text:a xlink:type="simple" xlink:href="#__RefHeading___Toc8941_3204759922" text:style-name="Index_20_Link" text:visited-style-name="Index_20_Link">3.a Die Deklination der Adjektive<text:tab/>18</text:a></text:p>
          <text:p text:style-name="P271"><text:a xlink:type="simple" xlink:href="#__RefHeading___Toc8943_3204759922" text:style-name="Index_20_Link" text:visited-style-name="Index_20_Link">3.1 Das prädikative und das adverbiale Adjektiv<text:tab/>19</text:a></text:p>
          <text:p text:style-name="P271"><text:a xlink:type="simple" xlink:href="#__RefHeading___Toc8945_3204759922" text:style-name="Index_20_Link" text:visited-style-name="Index_20_Link">3.2 Das attributive Adjektiv<text:tab/>19</text:a></text:p>
          <text:p text:style-name="P271"><text:a xlink:type="simple" xlink:href="#__RefHeading___Toc8947_3204759922" text:style-name="Index_20_Link" text:visited-style-name="Index_20_Link">3.3 Substantivierte Adjektive<text:tab/>19</text:a></text:p>
          <text:p text:style-name="P271"><text:soft-page-break/><text:a xlink:type="simple" xlink:href="#__RefHeading___Toc8949_3204759922" text:style-name="Index_20_Link" text:visited-style-name="Index_20_Link">3.4 Attributive Partizipien<text:tab/>19</text:a></text:p>
          <text:p text:style-name="P270"><text:a xlink:type="simple" xlink:href="#__RefHeading___Toc8951_3204759922" text:style-name="Index_20_Link" text:visited-style-name="Index_20_Link">4 Das Adverb<text:tab/>19</text:a></text:p>
          <text:p text:style-name="P270"><text:a xlink:type="simple" xlink:href="#__RefHeading___Toc8953_3204759922" text:style-name="Index_20_Link" text:visited-style-name="Index_20_Link">5 Der Vergleich<text:tab/>19</text:a></text:p>
          <text:p text:style-name="P271"><text:a xlink:type="simple" xlink:href="#__RefHeading___Toc8955_3204759922" text:style-name="Index_20_Link" text:visited-style-name="Index_20_Link">5.1 Der Komparativ<text:tab/>20</text:a></text:p>
          <text:p text:style-name="P271"><text:a xlink:type="simple" xlink:href="#__RefHeading___Toc8957_3204759922" text:style-name="Index_20_Link" text:visited-style-name="Index_20_Link">5.2 Der Superlativ<text:tab/>20</text:a></text:p>
          <text:p text:style-name="P270"><text:a xlink:type="simple" xlink:href="#__RefHeading___Toc8959_3204759922" text:style-name="Index_20_Link" text:visited-style-name="Index_20_Link">6 Das Pronomen<text:tab/>20</text:a></text:p>
          <text:p text:style-name="P271"><text:a xlink:type="simple" xlink:href="#__RefHeading___Toc8961_3204759922" text:style-name="Index_20_Link" text:visited-style-name="Index_20_Link">6.1 Das Personalpronomen<text:tab/>20</text:a></text:p>
          <text:p text:style-name="P271"><text:a xlink:type="simple" xlink:href="#__RefHeading___Toc8963_3204759922" text:style-name="Index_20_Link" text:visited-style-name="Index_20_Link">6.2 Das Pronomen es<text:tab/>20</text:a></text:p>
          <text:p text:style-name="P271"><text:a xlink:type="simple" xlink:href="#__RefHeading___Toc8965_3204759922" text:style-name="Index_20_Link" text:visited-style-name="Index_20_Link">6.3 Pronominaladverbien<text:tab/>20</text:a></text:p>
          <text:p text:style-name="P271"><text:a xlink:type="simple" xlink:href="#__RefHeading___Toc8967_3204759922" text:style-name="Index_20_Link" text:visited-style-name="Index_20_Link">6.4 Das Possessivpronomen<text:tab/>20</text:a></text:p>
          <text:p text:style-name="P271"><text:a xlink:type="simple" xlink:href="#__RefHeading___Toc8969_3204759922" text:style-name="Index_20_Link" text:visited-style-name="Index_20_Link">6.5 Das Demonstrativpronomen<text:tab/>20</text:a></text:p>
          <text:p text:style-name="P271"><text:a xlink:type="simple" xlink:href="#__RefHeading___Toc8971_3204759922" text:style-name="Index_20_Link" text:visited-style-name="Index_20_Link">6.6 Das Relativpronomen<text:tab/>20</text:a></text:p>
          <text:p text:style-name="P271"><text:a xlink:type="simple" xlink:href="#__RefHeading___Toc8973_3204759922" text:style-name="Index_20_Link" text:visited-style-name="Index_20_Link">6.7 Das Indefinitpronomen<text:tab/>20</text:a></text:p>
          <text:p text:style-name="P271"><text:a xlink:type="simple" xlink:href="#__RefHeading___Toc8975_3204759922" text:style-name="Index_20_Link" text:visited-style-name="Index_20_Link">6.8 Das Interrogativpronomen<text:tab/>20</text:a></text:p>
          <text:p text:style-name="P271"><text:a xlink:type="simple" xlink:href="#__RefHeading___Toc8977_3204759922" text:style-name="Index_20_Link" text:visited-style-name="Index_20_Link">6.9 Das Reflexivpronomen<text:tab/>20</text:a></text:p>
          <text:p text:style-name="P270"><text:a xlink:type="simple" xlink:href="#__RefHeading___Toc8979_3204759922" text:style-name="Index_20_Link" text:visited-style-name="Index_20_Link">7 Das Verb<text:tab/>20</text:a></text:p>
          <text:p text:style-name="P271"><text:a xlink:type="simple" xlink:href="#__RefHeading___Toc8981_3204759922" text:style-name="Index_20_Link" text:visited-style-name="Index_20_Link">7.1 Die Konjugationen<text:tab/>20</text:a></text:p>
          <text:p text:style-name="P262"><text:a xlink:type="simple" xlink:href="#__RefHeading___Toc8983_3204759922" text:style-name="Index_20_Link" text:visited-style-name="Index_20_Link">7.1.1 Die Personalendungen<text:tab/>20</text:a></text:p>
          <text:p text:style-name="P262"><text:a xlink:type="simple" xlink:href="#__RefHeading___Toc8985_3204759922" text:style-name="Index_20_Link" text:visited-style-name="Index_20_Link">7.1.2 Schwache, starke und gemischte Verben<text:tab/>20</text:a></text:p>
          <text:p text:style-name="P271"><text:a xlink:type="simple" xlink:href="#__RefHeading___Toc8987_3204759922" text:style-name="Index_20_Link" text:visited-style-name="Index_20_Link">7.2 Das Hilfsverb<text:tab/>20</text:a></text:p>
          <text:p text:style-name="P271"><text:a xlink:type="simple" xlink:href="#__RefHeading___Toc8989_3204759922" text:style-name="Index_20_Link" text:visited-style-name="Index_20_Link">7.3 Das Modalverb<text:tab/>20</text:a></text:p>
          <text:p text:style-name="P271"><text:a xlink:type="simple" xlink:href="#__RefHeading___Toc8991_3204759922" text:style-name="Index_20_Link" text:visited-style-name="Index_20_Link">7.4 Trennbare und nicht-trennbare Verben<text:tab/>20</text:a></text:p>
          <text:p text:style-name="P262"><text:a xlink:type="simple" xlink:href="#__RefHeading___Toc8993_3204759922" text:style-name="Index_20_Link" text:visited-style-name="Index_20_Link">7.4.1 Trennbare<text:tab/>20</text:a></text:p>
          <text:p text:style-name="P262"><text:a xlink:type="simple" xlink:href="#__RefHeading___Toc8995_3204759922" text:style-name="Index_20_Link" text:visited-style-name="Index_20_Link">7.4.2 Nicht-trennbare<text:tab/>21</text:a></text:p>
          <text:p text:style-name="P271"><text:a xlink:type="simple" xlink:href="#__RefHeading___Toc8997_3204759922" text:style-name="Index_20_Link" text:visited-style-name="Index_20_Link">7.5 Reflexive Verben<text:tab/>21</text:a></text:p>
          <text:p text:style-name="P271"><text:a xlink:type="simple" xlink:href="#__RefHeading___Toc8999_3204759922" text:style-name="Index_20_Link" text:visited-style-name="Index_20_Link">7.6 Глаголы с меняющейся корневой гласной<text:tab/>21</text:a></text:p>
          <text:p text:style-name="P270"><text:a xlink:type="simple" xlink:href="#__RefHeading___Toc9001_3204759922" text:style-name="Index_20_Link" text:visited-style-name="Index_20_Link">8 Der Indikativ<text:tab/>22</text:a></text:p>
          <text:p text:style-name="P271"><text:a xlink:type="simple" xlink:href="#__RefHeading___Toc9003_3204759922" text:style-name="Index_20_Link" text:visited-style-name="Index_20_Link">8.1 Das Präsens<text:tab/>22</text:a></text:p>
          <text:p text:style-name="P271"><text:a xlink:type="simple" xlink:href="#__RefHeading___Toc9005_3204759922" text:style-name="Index_20_Link" text:visited-style-name="Index_20_Link">8.2 Die Vergangenheit<text:tab/>22</text:a></text:p>
          <text:p text:style-name="P262"><text:a xlink:type="simple" xlink:href="#__RefHeading___Toc9007_3204759922" text:style-name="Index_20_Link" text:visited-style-name="Index_20_Link">8.2.1 Das Perfekt<text:tab/>22</text:a></text:p>
          <text:p text:style-name="P262"><text:a xlink:type="simple" xlink:href="#__RefHeading___Toc9148_3204759922" text:style-name="Index_20_Link" text:visited-style-name="Index_20_Link">8.2.2 Das Präteritum<text:tab/>23</text:a></text:p>
          <text:p text:style-name="P262"><text:a xlink:type="simple" xlink:href="#__RefHeading___Toc9150_3204759922" text:style-name="Index_20_Link" text:visited-style-name="Index_20_Link">8.2.3 Das Plusquamperfekt<text:tab/>23</text:a></text:p>
          <text:p text:style-name="P271"><text:a xlink:type="simple" xlink:href="#__RefHeading___Toc9152_3204759922" text:style-name="Index_20_Link" text:visited-style-name="Index_20_Link">8.3 Das Futur<text:tab/>23</text:a></text:p>
          <text:p text:style-name="P262"><text:a xlink:type="simple" xlink:href="#__RefHeading___Toc9154_3204759922" text:style-name="Index_20_Link" text:visited-style-name="Index_20_Link">8.3.1 Das Futur I<text:tab/>23</text:a></text:p>
          <text:p text:style-name="P262"><text:a xlink:type="simple" xlink:href="#__RefHeading___Toc9156_3204759922" text:style-name="Index_20_Link" text:visited-style-name="Index_20_Link">8.3.2 Das Futur II<text:tab/>23</text:a></text:p>
          <text:p text:style-name="P270"><text:a xlink:type="simple" xlink:href="#__RefHeading___Toc9158_3204759922" text:style-name="Index_20_Link" text:visited-style-name="Index_20_Link">9 Der Konjunktiv<text:tab/>23</text:a></text:p>
          <text:p text:style-name="P271"><text:a xlink:type="simple" xlink:href="#__RefHeading___Toc9160_3204759922" text:style-name="Index_20_Link" text:visited-style-name="Index_20_Link">9.1 Der Konjunktiv II.<text:tab/>23</text:a></text:p>
          <text:p text:style-name="P271"><text:a xlink:type="simple" xlink:href="#__RefHeading___Toc9162_3204759922" text:style-name="Index_20_Link" text:visited-style-name="Index_20_Link">9.2 Der Konjunktiv I<text:tab/>23</text:a></text:p>
          <text:p text:style-name="P270"><text:a xlink:type="simple" xlink:href="#__RefHeading___Toc9164_3204759922" text:style-name="Index_20_Link" text:visited-style-name="Index_20_Link">10 Der Imperativ<text:tab/>23</text:a></text:p>
          <text:p text:style-name="P270"><text:a xlink:type="simple" xlink:href="#__RefHeading___Toc9009_3204759922" text:style-name="Index_20_Link" text:visited-style-name="Index_20_Link">11 Der Infinitiv<text:tab/>23</text:a></text:p>
          <text:p text:style-name="P271"><text:a xlink:type="simple" xlink:href="#__RefHeading___Toc9011_3204759922" text:style-name="Index_20_Link" text:visited-style-name="Index_20_Link">11.1 Der reine Infinitiv<text:tab/>23</text:a></text:p>
          <text:p text:style-name="P271"><text:a xlink:type="simple" xlink:href="#__RefHeading___Toc9013_3204759922" text:style-name="Index_20_Link" text:visited-style-name="Index_20_Link">11.2 Der Infinitiv mit zu<text:tab/>23</text:a></text:p>
          <text:p text:style-name="P270"><text:a xlink:type="simple" xlink:href="#__RefHeading___Toc9015_3204759922" text:style-name="Index_20_Link" text:visited-style-name="Index_20_Link">12 Das Partizip<text:tab/>23</text:a></text:p>
          <text:p text:style-name="P271"><text:a xlink:type="simple" xlink:href="#__RefHeading___Toc9017_3204759922" text:style-name="Index_20_Link" text:visited-style-name="Index_20_Link">12.1 Das Partizip I<text:tab/>23</text:a></text:p>
          <text:p text:style-name="P271"><text:a xlink:type="simple" xlink:href="#__RefHeading___Toc9019_3204759922" text:style-name="Index_20_Link" text:visited-style-name="Index_20_Link">12.2 Das Partizip II<text:tab/>23</text:a></text:p>
          <text:p text:style-name="P262"><text:a xlink:type="simple" xlink:href="#__RefHeading___Toc9021_3204759922" text:style-name="Index_20_Link" text:visited-style-name="Index_20_Link">12.2.1. </text:a><text:a xlink:type="simple" xlink:href="#__RefHeading___Toc9021_3204759922" text:style-name="Index_20_Link" text:visited-style-name="Index_20_Link"><text:span text:style-name="T32">ge</text:span></text:a><text:a xlink:type="simple" xlink:href="#__RefHeading___Toc9021_3204759922" text:style-name="Index_20_Link" text:visited-style-name="Index_20_Link"> (en) </text:a><text:a xlink:type="simple" xlink:href="#__RefHeading___Toc9021_3204759922" text:style-name="Index_20_Link" text:visited-style-name="Index_20_Link"><text:span text:style-name="T32">t</text:span></text:a><text:a xlink:type="simple" xlink:href="#__RefHeading___Toc9021_3204759922" text:style-name="Index_20_Link" text:visited-style-name="Index_20_Link"><text:tab/>23</text:a></text:p>
          <text:p text:style-name="P262"><text:a xlink:type="simple" xlink:href="#__RefHeading___Toc9023_3204759922" text:style-name="Index_20_Link" text:visited-style-name="Index_20_Link">12.2.2. ohne </text:a><text:a xlink:type="simple" xlink:href="#__RefHeading___Toc9023_3204759922" text:style-name="Index_20_Link" text:visited-style-name="Index_20_Link"><text:span text:style-name="T32">ge</text:span></text:a><text:a xlink:type="simple" xlink:href="#__RefHeading___Toc9023_3204759922" text:style-name="Index_20_Link" text:visited-style-name="Index_20_Link"><text:tab/>23</text:a></text:p>
          <text:p text:style-name="P269"><text:a xlink:type="simple" xlink:href="#__RefHeading___Toc9166_3204759922" text:style-name="Index_20_Link" text:visited-style-name="Index_20_Link">12.2.2.1 -ieren<text:tab/>23</text:a></text:p>
          <text:p text:style-name="P269"><text:a xlink:type="simple" xlink:href="#__RefHeading___Toc9168_3204759922" text:style-name="Index_20_Link" text:visited-style-name="Index_20_Link">12.2.2.2 untrennbare Präfixe<text:tab/>23</text:a></text:p>
          <text:p text:style-name="P262"><text:a xlink:type="simple" xlink:href="#__RefHeading___Toc9025_3204759922" text:style-name="Index_20_Link" text:visited-style-name="Index_20_Link">12.2.3. Starke Verben<text:tab/>24</text:a></text:p>
          <text:p text:style-name="P270"><text:a xlink:type="simple" xlink:href="#__RefHeading___Toc9027_3204759922" text:style-name="Index_20_Link" text:visited-style-name="Index_20_Link">13 Das Passiv<text:tab/>25</text:a></text:p>
          <text:p text:style-name="P270"><text:a xlink:type="simple" xlink:href="#__RefHeading___Toc9029_3204759922" text:style-name="Index_20_Link" text:visited-style-name="Index_20_Link">14 DieKonjunktion<text:tab/>25</text:a></text:p>
          <text:p text:style-name="P271"><text:a xlink:type="simple" xlink:href="#__RefHeading___Toc9031_3204759922" text:style-name="Index_20_Link" text:visited-style-name="Index_20_Link">14.1 Die nebenordnende Konjunktion<text:tab/>25</text:a></text:p>
          <text:p text:style-name="P271"><text:a xlink:type="simple" xlink:href="#__RefHeading___Toc9033_3204759922" text:style-name="Index_20_Link" text:visited-style-name="Index_20_Link">14.2 Die subordinierende Konjunktion<text:tab/>25</text:a></text:p>
          <text:p text:style-name="P271"><text:soft-page-break/><text:a xlink:type="simple" xlink:href="#__RefHeading___Toc9035_3204759922" text:style-name="Index_20_Link" text:visited-style-name="Index_20_Link">14.3 Die Konjunktionaladverbien<text:tab/>25</text:a></text:p>
          <text:p text:style-name="P270"><text:a xlink:type="simple" xlink:href="#__RefHeading___Toc9037_3204759922" text:style-name="Index_20_Link" text:visited-style-name="Index_20_Link">15 Der Satz<text:tab/>25</text:a></text:p>
          <text:p text:style-name="P271"><text:a xlink:type="simple" xlink:href="#__RefHeading___Toc9170_3204759922" text:style-name="Index_20_Link" text:visited-style-name="Index_20_Link">15.1 Das Prädikat<text:tab/>25</text:a></text:p>
          <text:p text:style-name="P271"><text:a xlink:type="simple" xlink:href="#__RefHeading___Toc9172_3204759922" text:style-name="Index_20_Link" text:visited-style-name="Index_20_Link">15.2 Das Subjekt<text:tab/>25</text:a></text:p>
          <text:p text:style-name="P271"><text:a xlink:type="simple" xlink:href="#__RefHeading___Toc9174_3204759922" text:style-name="Index_20_Link" text:visited-style-name="Index_20_Link">15.3 Das Objekt<text:tab/>25</text:a></text:p>
          <text:p text:style-name="P271"><text:a xlink:type="simple" xlink:href="#__RefHeading___Toc9176_3204759922" text:style-name="Index_20_Link" text:visited-style-name="Index_20_Link">15.4 Das Adverbial<text:tab/>25</text:a></text:p>
          <text:p text:style-name="P271"><text:a xlink:type="simple" xlink:href="#__RefHeading___Toc9178_3204759922" text:style-name="Index_20_Link" text:visited-style-name="Index_20_Link">15.5 Das Attribut<text:tab/>25</text:a></text:p>
          <text:p text:style-name="P271"><text:a xlink:type="simple" xlink:href="#__RefHeading___Toc9180_3204759922" text:style-name="Index_20_Link" text:visited-style-name="Index_20_Link">15.6 Die Valenz der Verben<text:tab/>25</text:a></text:p>
          <text:p text:style-name="P270"><text:a xlink:type="simple" xlink:href="#__RefHeading___Toc9182_3204759922" text:style-name="Index_20_Link" text:visited-style-name="Index_20_Link">16 Die Wortstellung im Satz<text:tab/>25</text:a></text:p>
          <text:p text:style-name="P271"><text:a xlink:type="simple" xlink:href="#__RefHeading___Toc9184_3204759922" text:style-name="Index_20_Link" text:visited-style-name="Index_20_Link">16.1 Die einzelnen Felder<text:tab/>25</text:a></text:p>
          <text:p text:style-name="P262"><text:a xlink:type="simple" xlink:href="#__RefHeading___Toc9186_3204759922" text:style-name="Index_20_Link" text:visited-style-name="Index_20_Link">16.1.1 Das Vorfeld<text:tab/>25</text:a></text:p>
          <text:p text:style-name="P262"><text:a xlink:type="simple" xlink:href="#__RefHeading___Toc9188_3204759922" text:style-name="Index_20_Link" text:visited-style-name="Index_20_Link">16.1.2 Das Mittelfeld<text:tab/>25</text:a></text:p>
          <text:p text:style-name="P262"><text:a xlink:type="simple" xlink:href="#__RefHeading___Toc9190_3204759922" text:style-name="Index_20_Link" text:visited-style-name="Index_20_Link">16.1.3 Das Nachfeld<text:tab/>25</text:a></text:p>
          <text:p text:style-name="P271"><text:a xlink:type="simple" xlink:href="#__RefHeading___Toc9192_3204759922" text:style-name="Index_20_Link" text:visited-style-name="Index_20_Link">16.2 Der Aussagesatz<text:tab/>25</text:a></text:p>
          <text:p text:style-name="P271"><text:a xlink:type="simple" xlink:href="#__RefHeading___Toc9194_3204759922" text:style-name="Index_20_Link" text:visited-style-name="Index_20_Link">16.3 Der Fragesatz<text:tab/>25</text:a></text:p>
          <text:p text:style-name="P270"><text:a xlink:type="simple" xlink:href="#__RefHeading___Toc9196_3204759922" text:style-name="Index_20_Link" text:visited-style-name="Index_20_Link">17 Die Verneinung<text:tab/>25</text:a></text:p>
          <text:p text:style-name="P270"><text:a xlink:type="simple" xlink:href="#__RefHeading___Toc9198_3204759922" text:style-name="Index_20_Link" text:visited-style-name="Index_20_Link">18 Die indirekte Rede<text:tab/>25</text:a></text:p>
          <text:p text:style-name="P270"><text:a xlink:type="simple" xlink:href="#__RefHeading___Toc9200_3204759922" text:style-name="Index_20_Link" text:visited-style-name="Index_20_Link">19 Präposition<text:tab/>26</text:a></text:p>
          <text:p text:style-name="P271"><text:a xlink:type="simple" xlink:href="#__RefHeading___Toc9202_3204759922" text:style-name="Index_20_Link" text:visited-style-name="Index_20_Link">19.1 Wo<text:tab/>26</text:a></text:p>
          <text:p text:style-name="P271"><text:a xlink:type="simple" xlink:href="#__RefHeading___Toc9204_3204759922" text:style-name="Index_20_Link" text:visited-style-name="Index_20_Link">19.2 Woher<text:tab/>26</text:a></text:p>
          <text:p text:style-name="P271"><text:a xlink:type="simple" xlink:href="#__RefHeading___Toc9206_3204759922" text:style-name="Index_20_Link" text:visited-style-name="Index_20_Link">19.3 Wohin<text:tab/>27</text:a></text:p>
          <text:p text:style-name="P271"><text:a xlink:type="simple" xlink:href="#__RefHeading___Toc9208_3204759922" text:style-name="Index_20_Link" text:visited-style-name="Index_20_Link">19.4 etc<text:tab/>27</text:a></text:p>
          <text:p text:style-name="P270"><text:a xlink:type="simple" xlink:href="#__RefHeading___Toc9210_3204759922" text:style-name="Index_20_Link" text:visited-style-name="Index_20_Link">20 Zahlen<text:tab/>28</text:a></text:p>
          <text:p text:style-name="P271"><text:a xlink:type="simple" xlink:href="#__RefHeading___Toc9212_3204759922" text:style-name="Index_20_Link" text:visited-style-name="Index_20_Link">20.1<text:tab/>28</text:a></text:p>
          <text:p text:style-name="P271"><text:a xlink:type="simple" xlink:href="#__RefHeading___Toc9214_3204759922" text:style-name="Index_20_Link" text:visited-style-name="Index_20_Link">20.2<text:tab/>28</text:a></text:p>
          <text:p text:style-name="P270"><text:a xlink:type="simple" xlink:href="#__RefHeading___Toc9216_3204759922" text:style-name="Index_20_Link" text:visited-style-name="Index_20_Link">21 etc<text:tab/>28</text:a></text:p>
        </text:index-body>
      </text:table-of-content>
      <text:p text:style-name="P95"/>
      <text:p text:style-name="P95"/>
      <text:h text:style-name="Heading_20_1" text:outline-level="1"><text:bookmark-start text:name="__RefHeading___Toc8861_3204759922"/><text:span text:style-name="T94">0 </text:span>Phonetik<text:bookmark-end text:name="__RefHeading___Toc8861_3204759922"/></text:h>
      <text:h text:style-name="Heading_20_2" text:outline-level="2"><text:bookmark-start text:name="__RefHeading___Toc8863_3204759922"/><text:span text:style-name="T94">0.1 </text:span>Die Vokal<text:bookmark-end text:name="__RefHeading___Toc8863_3204759922"/></text:h>
      <table:table table:name="Die_Vokale" table:style-name="Die_5f_Vokale">
        <table:table-column table:style-name="Die_5f_Vokale.A"/>
        <table:table-column table:style-name="Die_5f_Vokale.B"/>
        <table:table-column table:style-name="Die_5f_Vokale.C"/>
        <table:table-column table:style-name="Die_5f_Vokale.D"/>
        <table:table-column table:style-name="Die_5f_Vokale.E"/>
        <table:table-column table:style-name="Die_5f_Vokale.F"/>
        <table:table-row>
          <table:table-cell table:style-name="Die_5f_Vokale.A1" office:value-type="string">
            <text:p text:style-name="P147">Долгие</text:p>
          </table:table-cell>
          <table:table-cell table:style-name="Die_5f_Vokale.A1" office:value-type="string">
            <text:p text:style-name="P147">Полудолгие</text:p>
          </table:table-cell>
          <table:table-cell table:style-name="Die_5f_Vokale.A1" office:value-type="string">
            <text:p text:style-name="P147">Краткие</text:p>
          </table:table-cell>
          <table:table-cell table:style-name="Die_5f_Vokale.A1" table:number-columns-spanned="2" office:value-type="string">
            <text:p text:style-name="P147">Сверхкраткие неслоговые</text:p>
          </table:table-cell>
          <table:covered-table-cell/>
          <table:table-cell table:style-name="Die_5f_Vokale.F1" office:value-type="string">
            <text:p text:style-name="P147">Пояснения</text:p>
          </table:table-cell>
        </table:table-row>
        <table:table-row>
          <table:table-cell table:style-name="Die_5f_Vokale.A2" office:value-type="string">
            <text:p text:style-name="P230">/a:/</text:p>
            <text:p text:style-name="P150">a, aa, ah</text:p>
            <text:p text:style-name="P160">da, Saat(f), nah</text:p>
            <text:p text:style-name="P168">15</text:p>
          </table:table-cell>
          <table:table-cell table:style-name="Die_5f_Vokale.A2" office:value-type="string">
            <text:p text:style-name="P230">/a./ </text:p>
            <text:p text:style-name="P161"/>
            <text:p text:style-name="P161"/>
            <text:p text:style-name="P168">47</text:p>
          </table:table-cell>
          <table:table-cell table:style-name="Die_5f_Vokale.A2" office:value-type="string">
            <text:p text:style-name="P230">/a/ </text:p>
            <text:p text:style-name="P150">a</text:p>
            <text:p text:style-name="P160">das, Tasse(f)</text:p>
            <text:p text:style-name="P168">15</text:p>
          </table:table-cell>
          <table:table-cell table:style-name="Die_5f_Vokale.A2" table:number-columns-spanned="2" office:value-type="string">
            <text:p text:style-name="P161"/>
          </table:table-cell>
          <table:covered-table-cell/>
          <table:table-cell table:style-name="Die_5f_Vokale.F2" office:value-type="string">
            <text:p text:style-name="P128"/>
          </table:table-cell>
        </table:table-row>
        <table:table-row>
          <table:table-cell table:style-name="Die_5f_Vokale.A2" office:value-type="string">
            <text:p text:style-name="P231">/i:/</text:p>
            <text:p text:style-name="P150">i, ie, ieh, ih</text:p>
            <text:p text:style-name="P160">wir, sieben, ihr</text:p>
            <text:p text:style-name="P168">22</text:p>
          </table:table-cell>
          <table:table-cell table:style-name="Die_5f_Vokale.A2" office:value-type="string">
            <text:p text:style-name="P231">/i./</text:p>
            <text:p text:style-name="P162"/>
            <text:p text:style-name="P162"/>
            <text:p text:style-name="P169">47, 28</text:p>
          </table:table-cell>
          <table:table-cell table:style-name="Die_5f_Vokale.A2" office:value-type="string">
            <text:p text:style-name="P231">/i/</text:p>
            <text:p text:style-name="P151">i</text:p>
            <text:p text:style-name="P163">immer, finden</text:p>
            <text:p text:style-name="P169">22</text:p>
          </table:table-cell>
          <table:table-cell table:style-name="Die_5f_Vokale.A2" office:value-type="string">
            <text:p text:style-name="P230"><text:span text:style-name="T70">/</text:span>i̯ <text:span text:style-name="T71">/</text:span></text:p>
            <text:p text:style-name="P163"/>
            <text:p text:style-name="P164">Famil<text:span text:style-name="T1">i</text:span>e</text:p>
            <text:p text:style-name="P170">46</text:p>
          </table:table-cell>
          <table:table-cell table:style-name="Die_5f_Vokale.A2" office:value-type="string">
            <text:p text:style-name="P129">обычно в иностр.сл. <text:span text:style-name="T2">п</text:span>еред слоговым гл.</text:p>
          </table:table-cell>
          <table:table-cell table:style-name="Die_5f_Vokale.F2" office:value-type="string">
            <text:p text:style-name="P130">губы сильно растянуты <text:span text:style-name="T3">в улыбку</text:span></text:p>
          </table:table-cell>
        </table:table-row>
        <table:table-row>
          <table:table-cell table:style-name="Die_5f_Vokale.A2" office:value-type="string">
            <text:p text:style-name="P231">/o:/</text:p>
            <text:p text:style-name="P152">o, oh, oo</text:p>
            <text:p text:style-name="P158">Ofen(m), Ohr(n)</text:p>
            <text:p text:style-name="P171">41</text:p>
          </table:table-cell>
          <table:table-cell table:style-name="Die_5f_Vokale.A2" office:value-type="string">
            <text:p text:style-name="P231">/o./</text:p>
            <text:p text:style-name="P162"/>
            <text:p text:style-name="P162"/>
            <text:p text:style-name="P171">47</text:p>
          </table:table-cell>
          <table:table-cell table:style-name="Die_5f_Vokale.A2" office:value-type="string">
            <text:p text:style-name="P230"><text:span text:style-name="T71">/</text:span>ɔ<text:span text:style-name="T71">/</text:span></text:p>
            <text:p text:style-name="P153">o</text:p>
            <text:p text:style-name="P158"><text:span text:style-name="T71">o</text:span>rden(m)</text:p>
            <text:p text:style-name="P171">41</text:p>
          </table:table-cell>
          <table:table-cell table:style-name="Die_5f_Vokale.A2" table:number-columns-spanned="2" office:value-type="string">
            <text:p text:style-name="P161"/>
          </table:table-cell>
          <table:covered-table-cell/>
          <table:table-cell table:style-name="Die_5f_Vokale.F2" office:value-type="string">
            <text:p text:style-name="P130">губы округлены и вытянуты вперед сильнее чем в русском /о/</text:p>
          </table:table-cell>
        </table:table-row>
        <table:table-row>
          <table:table-cell table:style-name="Die_5f_Vokale.A2" office:value-type="string">
            <text:p text:style-name="P230">/<text:span text:style-name="T70">u:</text:span>/</text:p>
            <text:p text:style-name="P148">u, uh</text:p>
            <text:p text:style-name="P158">udo, Uhr(f)</text:p>
            <text:p text:style-name="P171">32</text:p>
          </table:table-cell>
          <table:table-cell table:style-name="Die_5f_Vokale.A2" office:value-type="string">
            <text:p text:style-name="P230">/<text:span text:style-name="T70">u.</text:span>/</text:p>
            <text:p text:style-name="P161"/>
            <text:p text:style-name="P161"/>
            <text:p text:style-name="P171">47</text:p>
          </table:table-cell>
          <table:table-cell table:style-name="Die_5f_Vokale.A2" office:value-type="string">
            <text:p text:style-name="P230"><text:span text:style-name="T70">/ʊ</text:span>/</text:p>
            <text:p text:style-name="P148">u</text:p>
            <text:p text:style-name="P158">und</text:p>
            <text:p text:style-name="P171">32</text:p>
          </table:table-cell>
          <table:table-cell table:style-name="Die_5f_Vokale.A2" office:value-type="string">
            <text:p text:style-name="P230">/ʊ̯ /</text:p>
            <text:p text:style-name="P161"/>
            <text:p text:style-name="P158">Janu<text:span text:style-name="T1">a</text:span>r</text:p>
            <text:p text:style-name="P171">46</text:p>
          </table:table-cell>
          <table:table-cell table:style-name="Die_5f_Vokale.A2" office:value-type="string">
            <text:p text:style-name="P129">обычно в иностр.сл. <text:span text:style-name="T2">п</text:span>еред слоговым гл.</text:p>
          </table:table-cell>
          <table:table-cell table:style-name="Die_5f_Vokale.F2" office:value-type="string">
            <text:p text:style-name="P130">губы округлены и вытянуты вперед сильнее чем в русском /u/</text:p>
          </table:table-cell>
        </table:table-row>
        <table:table-row>
          <table:table-cell table:style-name="Die_5f_Vokale.A2" office:value-type="string">
            <text:p text:style-name="P230">/ɛ:/</text:p>
            <text:p text:style-name="P148">ä, äh</text:p>
            <text:p text:style-name="P158"><text:soft-page-break/>Bär(m), <text:span text:style-name="T4">wählen</text:span></text:p>
            <text:p text:style-name="P167">22</text:p>
          </table:table-cell>
          <table:table-cell table:style-name="Die_5f_Vokale.A2" office:value-type="string">
            <text:p text:style-name="P161"/>
          </table:table-cell>
          <table:table-cell table:style-name="Die_5f_Vokale.A2" office:value-type="string">
            <text:p text:style-name="P230">/ɛ/</text:p>
            <text:p text:style-name="P149">e, ä</text:p>
            <text:p text:style-name="P159"><text:soft-page-break/>es, März(m)</text:p>
            <text:p text:style-name="P167">22</text:p>
          </table:table-cell>
          <table:table-cell table:style-name="Die_5f_Vokale.A2" table:number-columns-spanned="2" office:value-type="string">
            <text:p text:style-name="P161"/>
          </table:table-cell>
          <table:covered-table-cell/>
          <table:table-cell table:style-name="Die_5f_Vokale.F2" office:value-type="string">
            <text:p text:style-name="P130">челюсть сильно опущена как в русском «<text:span text:style-name="T1">э</text:span>тот»</text:p>
          </table:table-cell>
        </table:table-row>
        <table:table-row>
          <table:table-cell table:style-name="Die_5f_Vokale.A2" office:value-type="string">
            <text:p text:style-name="P230">/ø/</text:p>
            <text:p text:style-name="P149">ö, öh</text:p>
            <text:p text:style-name="P159">Öfen, Söne</text:p>
            <text:p text:style-name="P167">69</text:p>
          </table:table-cell>
          <table:table-cell table:style-name="Die_5f_Vokale.A2" office:value-type="string">
            <text:p text:style-name="P161"/>
          </table:table-cell>
          <table:table-cell table:style-name="Die_5f_Vokale.A2" office:value-type="string">
            <text:p text:style-name="P230">/œ/</text:p>
            <text:p text:style-name="P149">ö</text:p>
            <text:p text:style-name="P159">zwölf</text:p>
            <text:p text:style-name="P167">69</text:p>
          </table:table-cell>
          <table:table-cell table:style-name="Die_5f_Vokale.A2" table:number-columns-spanned="2" office:value-type="string">
            <text:p text:style-name="P161"/>
          </table:table-cell>
          <table:covered-table-cell/>
          <table:table-cell table:style-name="Die_5f_Vokale.F2" office:value-type="string">
            <text:p text:style-name="P130">губы <text:span text:style-name="T71">/o/</text:span></text:p>
            <text:p text:style-name="P130">язык /ɛ/</text:p>
          </table:table-cell>
        </table:table-row>
        <table:table-row>
          <table:table-cell table:style-name="Die_5f_Vokale.A2" office:value-type="string">
            <text:p text:style-name="P232"><text:span text:style-name="T6">/</text:span><text:span text:style-name="T8">y</text:span><text:span text:style-name="T6">:/</text:span></text:p>
            <text:p text:style-name="P149">ü, üh, y</text:p>
            <text:p text:style-name="P159">Übung(f), Physiker(m)</text:p>
            <text:p text:style-name="P167">62</text:p>
          </table:table-cell>
          <table:table-cell table:style-name="Die_5f_Vokale.A2" office:value-type="string">
            <text:p text:style-name="P161"/>
          </table:table-cell>
          <table:table-cell table:style-name="Die_5f_Vokale.A2" office:value-type="string">
            <text:p text:style-name="P232"><text:span text:style-name="T6">/</text:span><text:span text:style-name="T14">ʏ</text:span><text:span text:style-name="T6">/</text:span></text:p>
            <text:p text:style-name="P149">ü</text:p>
            <text:p text:style-name="P159">fünf</text:p>
            <text:p text:style-name="P167">62</text:p>
          </table:table-cell>
          <table:table-cell table:style-name="Die_5f_Vokale.A2" table:number-columns-spanned="2" office:value-type="string">
            <text:p text:style-name="P161"/>
          </table:table-cell>
          <table:covered-table-cell/>
          <table:table-cell table:style-name="Die_5f_Vokale.F2" office:value-type="string">
            <text:p text:style-name="P130">губы <text:span text:style-name="T71">/o/</text:span></text:p>
            <text:p text:style-name="P130">язык /i/</text:p>
          </table:table-cell>
        </table:table-row>
        <table:table-row>
          <table:table-cell table:style-name="Die_5f_Vokale.A2" office:value-type="string">
            <text:p text:style-name="P230">/<text:span text:style-name="T72">e</text:span>:/</text:p>
            <text:p text:style-name="P149">e, ee, eh</text:p>
            <text:p text:style-name="P159">leben, See(m)</text:p>
            <text:p text:style-name="P167">28</text:p>
          </table:table-cell>
          <table:table-cell table:style-name="Die_5f_Vokale.A2" office:value-type="string">
            <text:p text:style-name="P161"><text:span text:style-name="T10">/e.</text:span><text:span text:style-name="T5">/</text:span></text:p>
            <text:p text:style-name="P161"/>
            <text:p text:style-name="P159">der</text:p>
            <text:p text:style-name="P167">28</text:p>
          </table:table-cell>
          <table:table-cell table:style-name="Die_5f_Vokale.A2" office:value-type="string">
            <text:p text:style-name="P161"/>
          </table:table-cell>
          <table:table-cell table:style-name="Die_5f_Vokale.A2" table:number-columns-spanned="2" office:value-type="string">
            <text:p text:style-name="P161"/>
          </table:table-cell>
          <table:covered-table-cell/>
          <table:table-cell table:style-name="Die_5f_Vokale.F2" office:value-type="string">
            <text:p text:style-name="P130">губы <text:span text:style-name="T71">/</text:span>i<text:span text:style-name="T71">/</text:span></text:p>
            <text:p text:style-name="P130">язык /ɛ/</text:p>
          </table:table-cell>
        </table:table-row>
        <table:table-row>
          <table:table-cell table:style-name="Die_5f_Vokale.A2" office:value-type="string">
            <text:p text:style-name="P161"/>
          </table:table-cell>
          <table:table-cell table:style-name="Die_5f_Vokale.A2" office:value-type="string">
            <text:p text:style-name="P165"/>
          </table:table-cell>
          <table:table-cell table:style-name="Die_5f_Vokale.A2" office:value-type="string">
            <text:p text:style-name="P230">/ə/</text:p>
            <text:p text:style-name="P152">e</text:p>
            <text:p text:style-name="P159">leb<text:span text:style-name="T1">e</text:span>n</text:p>
            <text:p text:style-name="P172">15</text:p>
          </table:table-cell>
          <table:table-cell table:style-name="Die_5f_Vokale.A2" table:number-columns-spanned="2" office:value-type="string">
            <text:p text:style-name="P161"/>
          </table:table-cell>
          <table:covered-table-cell/>
          <table:table-cell table:style-name="Die_5f_Vokale.F2" office:value-type="string">
            <text:p text:style-name="P131">очень краткий неясный звук как «долж<text:span text:style-name="T1">е</text:span>н»</text:p>
            <text:p text:style-name="P131">в конечных безударных слогах, в суффиксах be-, ge-</text:p>
          </table:table-cell>
        </table:table-row>
        <table:table-row>
          <table:table-cell table:style-name="Die_5f_Vokale.A2" office:value-type="string">
            <text:p text:style-name="P132">Дольше русских.</text:p>
            <text:p text:style-name="P133">1. в открытых ударных слогах:</text:p>
            <text:p text:style-name="P133">da /da:/</text:p>
            <text:p text:style-name="P133">2. в ударном закрытом который при изменении слова может быть открыт:</text:p>
            <text:p text:style-name="P133">Tag /ta:k/ - Tage /ta:gə/</text:p>
            <text:p text:style-name="P133">3. в односложном неизменяемом слове перед /r/:</text:p>
            <text:p text:style-name="P133">gar /ga:r/</text:p>
            <text:p text:style-name="P133">4. при удвоении гласной:</text:p>
            <text:p text:style-name="P133">staat /sta:t/</text:p>
            <text:p text:style-name="P133">5. если за гласной следует немое h:</text:p>
            <text:p text:style-name="P133">nah /na:/</text:p>
          </table:table-cell>
          <table:table-cell table:style-name="Die_5f_Vokale.A2" office:value-type="string">
            <text:p text:style-name="P165"/>
          </table:table-cell>
          <table:table-cell table:style-name="Die_5f_Vokale.A2" office:value-type="string">
            <text:p text:style-name="P132">Короче русских.</text:p>
            <text:p text:style-name="P134">1. в закрытых слогах:</text:p>
            <text:p text:style-name="P134">das /das/</text:p>
            <text:p text:style-name="P134">2. перед удвоенной согласной:</text:p>
            <text:p text:style-name="P134">dann /dan/</text:p>
            <text:p text:style-name="P134">3. перед двумя и более согласными принадлежащими корню:</text:p>
            <text:p text:style-name="P128"><text:span text:style-name="T73">rechts /re</text:span>ç<text:span text:style-name="T73">t͡s /</text:span></text:p>
          </table:table-cell>
          <table:table-cell table:style-name="Die_5f_Vokale.A2" table:number-columns-spanned="2" office:value-type="string">
            <text:p text:style-name="P161"/>
          </table:table-cell>
          <table:covered-table-cell/>
          <table:table-cell table:style-name="Die_5f_Vokale.F2" office:value-type="string">
            <text:p text:style-name="P161"/>
          </table:table-cell>
        </table:table-row>
        <table:table-row>
          <table:table-cell table:style-name="Die_5f_Vokale.F1" table:number-columns-spanned="6" office:value-type="string">
            <text:p text:style-name="P131">: - долгие</text:p>
            <text:p text:style-name="P131">. - полудолгие</text:p>
            <text:p text:style-name="P131">ʊ̯ <text:s/>- <text:span text:style-name="T74">неслоговые</text:span> </text:p>
            <text:p text:style-name="P135">В немецком наиболее часто встречаются долгие и краткие гласные.</text:p>
            <text:p text:style-name="P133">Твердый приступ (Knacklaut) в начале слова перед гласными, может быть и в середине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68"/>
      <text:h text:style-name="Heading_20_2" text:outline-level="2"><text:bookmark-start text:name="__RefHeading___Toc8865_3204759922"/><text:span text:style-name="T94">0.2 </text:span>Die Diphtonge<text:bookmark-end text:name="__RefHeading___Toc8865_3204759922"/></text:h>
      <text:p text:style-name="P110"/>
      <table:table table:name="Die_Diphtonge" table:style-name="Die_5f_Diphtonge">
        <table:table-column table:style-name="Die_5f_Diphtonge.A"/>
        <table:table-column table:style-name="Die_5f_Diphtonge.B"/>
        <table:table-row>
          <table:table-cell table:style-name="Die_5f_Diphtonge.A1" office:value-type="string">
            <text:p text:style-name="P232"><text:span text:style-name="T9">/</text:span><text:span text:style-name="T12">ɔ</text:span><text:span text:style-name="T9">ø/</text:span><text:span text:style-name="T7">-</text:span><text:span text:style-name="T9">/</text:span><text:span text:style-name="T11">ɔʏ̯ </text:span><text:span text:style-name="T9">/</text:span></text:p>
            <text:p text:style-name="P149">eu, äu<text:span text:style-name="T16">, oi</text:span></text:p>
            <text:p text:style-name="P159">heute, Bäume(m)</text:p>
            <text:p text:style-name="P167">75</text:p>
          </table:table-cell>
          <table:table-cell table:style-name="Die_5f_Diphtonge.B1" table:number-rows-spanned="3" office:value-type="string">
            <text:p text:style-name="P136"/>
            <text:p text:style-name="P136"/>
            <text:p text:style-name="P136"/>
            <text:p text:style-name="P136"/>
            <text:p text:style-name="P136"/>
            <text:p text:style-name="P136"/>
            <text:p text:style-name="P136">Первый звук слоговой, второй неслоговой</text:p>
          </table:table-cell>
        </table:table-row>
        <table:table-row>
          <table:table-cell table:style-name="Die_5f_Diphtonge.A2" office:value-type="string">
            <text:p text:style-name="P232"><text:span text:style-name="T6">/</text:span><text:span text:style-name="T9">a</text:span><text:span text:style-name="T7">o</text:span><text:span text:style-name="T6">/</text:span><text:span text:style-name="T7">-</text:span><text:span text:style-name="T6">/</text:span><text:span text:style-name="T9">aʊ̯ </text:span><text:span text:style-name="T6">/</text:span></text:p>
            <text:p text:style-name="P149">au</text:p>
            <text:p text:style-name="P159">Auto(n)<text:span text:style-name="T75">, </text:span>Baum(m)</text:p>
            <text:p text:style-name="P167">46</text:p>
          </table:table-cell>
          <table:covered-table-cell/>
        </table:table-row>
        <table:table-row>
          <table:table-cell table:style-name="Die_5f_Diphtonge.A2" office:value-type="string">
            <text:p text:style-name="P232"><text:span text:style-name="T6">/</text:span><text:span text:style-name="T12">a</text:span><text:span text:style-name="T13">e</text:span><text:span text:style-name="T6">/</text:span><text:span text:style-name="T7">-</text:span><text:span text:style-name="T6">/</text:span><text:span text:style-name="T15">aɪ̯ </text:span><text:span text:style-name="T6">/</text:span></text:p>
            <text:p text:style-name="P154">ei, ai, ay</text:p>
            <text:p text:style-name="P159">mein, Mai(m), Bayern(n)</text:p>
            <text:p text:style-name="P167">28</text:p>
          </table:table-cell>
          <table:covered-table-cell/>
        </table:table-row>
      </table:table>
      <text:p text:style-name="P110"/>
      <text:p text:style-name="P110"/>
      <text:p text:style-name="P110"><text:soft-page-break/></text:p>
      <text:p text:style-name="P110"/>
      <text:p text:style-name="P110"/>
      <text:p text:style-name="P110"/>
      <text:p text:style-name="P110"/>
      <text:p text:style-name="P106"/>
      <text:p text:style-name="P106"/>
      <text:h text:style-name="Heading_20_2" text:outline-level="2"><text:bookmark-start text:name="__RefHeading___Toc8867_3204759922"/><text:span text:style-name="T94">0.3 </text:span>Die Konsonanten<text:bookmark-end text:name="__RefHeading___Toc8867_3204759922"/></text:h>
      <table:table table:name="Die_Konsonanten" table:style-name="Die_5f_Konsonanten">
        <table:table-column table:style-name="Die_5f_Konsonanten.A"/>
        <table:table-column table:style-name="Die_5f_Konsonanten.B"/>
        <table:table-column table:style-name="Die_5f_Konsonanten.C"/>
        <table:table-column table:style-name="Die_5f_Konsonanten.D"/>
        <table:table-column table:style-name="Die_5f_Konsonanten.E"/>
        <table:table-header-rows>
          <table:table-row>
            <table:table-cell table:style-name="Die_5f_Konsonanten.A1" office:value-type="string">
              <text:p text:style-name="P166">/d/</text:p>
            </table:table-cell>
            <table:table-cell table:style-name="Die_5f_Konsonanten.A1" office:value-type="string">
              <text:p text:style-name="P233">з</text:p>
            </table:table-cell>
            <table:table-cell table:style-name="Die_5f_Konsonanten.A1" office:value-type="string">
              <text:p text:style-name="P137">15</text:p>
            </table:table-cell>
            <table:table-cell table:style-name="Die_5f_Konsonanten.A1" office:value-type="string">
              <text:p text:style-name="P155">d, dd</text:p>
            </table:table-cell>
            <table:table-cell table:style-name="Die_5f_Konsonanten.E1" table:number-rows-spanned="3" office:value-type="string">
              <text:p text:style-name="P127">Кончик языка упирается в верхние альвеолы</text:p>
            </table:table-cell>
          </table:table-row>
        </table:table-header-rows>
        <table:table-row table:style-name="Die_5f_Konsonanten.2">
          <table:table-cell table:style-name="Die_5f_Konsonanten.A2" office:value-type="string">
            <text:p text:style-name="P166">/n/</text:p>
          </table:table-cell>
          <table:table-cell table:style-name="Die_5f_Konsonanten.A2" office:value-type="string">
            <text:p text:style-name="P235">с</text:p>
          </table:table-cell>
          <table:table-cell table:style-name="Die_5f_Konsonanten.A2" office:value-type="string">
            <text:p text:style-name="P137">15</text:p>
          </table:table-cell>
          <table:table-cell table:style-name="Die_5f_Konsonanten.A2" office:value-type="string">
            <text:p text:style-name="P155">n, nn</text:p>
          </table:table-cell>
          <table:covered-table-cell/>
        </table:table-row>
        <table:table-row>
          <table:table-cell table:style-name="Die_5f_Konsonanten.A2" office:value-type="string">
            <text:p text:style-name="P166">/l/</text:p>
          </table:table-cell>
          <table:table-cell table:style-name="Die_5f_Konsonanten.A2" office:value-type="string">
            <text:p text:style-name="P235">с</text:p>
          </table:table-cell>
          <table:table-cell table:style-name="Die_5f_Konsonanten.A2" office:value-type="string">
            <text:p text:style-name="P137">22</text:p>
          </table:table-cell>
          <table:table-cell table:style-name="Die_5f_Konsonanten.A2" office:value-type="string">
            <text:p text:style-name="P155">l, ll</text:p>
          </table:table-cell>
          <table:covered-table-cell/>
        </table:table-row>
        <table:table-row>
          <table:table-cell table:style-name="Die_5f_Konsonanten.A2" office:value-type="string">
            <text:p text:style-name="P166">/t/</text:p>
          </table:table-cell>
          <table:table-cell table:style-name="Die_5f_Konsonanten.A2" office:value-type="string">
            <text:p text:style-name="P236">г</text:p>
          </table:table-cell>
          <table:table-cell table:style-name="Die_5f_Konsonanten.A2" office:value-type="string">
            <text:p text:style-name="P137">15</text:p>
          </table:table-cell>
          <table:table-cell table:style-name="Die_5f_Konsonanten.A2" office:value-type="string">
            <text:p text:style-name="P155">t, tt, d; dt, th <text:span text:style-name="T17">в иностранных словах</text:span></text:p>
          </table:table-cell>
          <table:table-cell table:style-name="Die_5f_Konsonanten.E4" office:value-type="string">
            <text:p text:style-name="P127">Как в <text:span text:style-name="T19">/d/ </text:span>и в <text:span text:style-name="T19">/p/</text:span></text:p>
          </table:table-cell>
        </table:table-row>
        <table:table-row>
          <table:table-cell table:style-name="Die_5f_Konsonanten.A2" office:value-type="string">
            <text:p text:style-name="P166">/p/</text:p>
          </table:table-cell>
          <table:table-cell table:style-name="Die_5f_Konsonanten.A2" office:value-type="string">
            <text:p text:style-name="P236">г</text:p>
          </table:table-cell>
          <table:table-cell table:style-name="Die_5f_Konsonanten.A2" office:value-type="string">
            <text:p text:style-name="P138">15</text:p>
          </table:table-cell>
          <table:table-cell table:style-name="Die_5f_Konsonanten.A2" office:value-type="string">
            <text:p text:style-name="P155">p, pp, b</text:p>
          </table:table-cell>
          <table:table-cell table:style-name="Die_5f_Konsonanten.E4" table:number-rows-spanned="2" office:value-type="string">
            <text:p text:style-name="P127">С придыханием и напряжением особенно в начале и конце слова</text:p>
          </table:table-cell>
        </table:table-row>
        <table:table-row>
          <table:table-cell table:style-name="Die_5f_Konsonanten.A2" office:value-type="string">
            <text:p text:style-name="P166">/k/</text:p>
          </table:table-cell>
          <table:table-cell table:style-name="Die_5f_Konsonanten.A2" office:value-type="string">
            <text:p text:style-name="P236">г</text:p>
          </table:table-cell>
          <table:table-cell table:style-name="Die_5f_Konsonanten.A2" office:value-type="string">
            <text:p text:style-name="P138">15</text:p>
          </table:table-cell>
          <table:table-cell table:style-name="Die_5f_Konsonanten.A2" office:value-type="string">
            <text:p text:style-name="P155">k, g, ck; kk, c, ch <text:span text:style-name="T17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66">/s/</text:p>
          </table:table-cell>
          <table:table-cell table:style-name="Die_5f_Konsonanten.A2" office:value-type="string">
            <text:p text:style-name="P236">г</text:p>
          </table:table-cell>
          <table:table-cell table:style-name="Die_5f_Konsonanten.A2" office:value-type="string">
            <text:p text:style-name="P138">15</text:p>
          </table:table-cell>
          <table:table-cell table:style-name="Die_5f_Konsonanten.A2" office:value-type="string">
            <text:p text:style-name="P155">s, ss, ß</text:p>
          </table:table-cell>
          <table:table-cell table:style-name="Die_5f_Konsonanten.E4" office:value-type="string">
            <text:p text:style-name="P128"/>
          </table:table-cell>
        </table:table-row>
        <table:table-row>
          <table:table-cell table:style-name="Die_5f_Konsonanten.A2" office:value-type="string">
            <text:p text:style-name="P166">/f/</text:p>
          </table:table-cell>
          <table:table-cell table:style-name="Die_5f_Konsonanten.A2" office:value-type="string">
            <text:p text:style-name="P236">г</text:p>
          </table:table-cell>
          <table:table-cell table:style-name="Die_5f_Konsonanten.A2" office:value-type="string">
            <text:p text:style-name="P138">15</text:p>
          </table:table-cell>
          <table:table-cell table:style-name="Die_5f_Konsonanten.A2" office:value-type="string">
            <text:p text:style-name="P155">f, ff, v, ph; w <text:span text:style-name="T17">в русских фамилиях</text:span> </text:p>
          </table:table-cell>
          <table:table-cell table:style-name="Die_5f_Konsonanten.E4" office:value-type="string">
            <text:p text:style-name="P128"/>
          </table:table-cell>
        </table:table-row>
        <table:table-row>
          <table:table-cell table:style-name="Die_5f_Konsonanten.A2" office:value-type="string">
            <text:p text:style-name="P237"><text:span text:style-name="T19">/</text:span><text:span text:style-name="T20">ʃ</text:span><text:span text:style-name="T19">/</text:span></text:p>
          </table:table-cell>
          <table:table-cell table:style-name="Die_5f_Konsonanten.A2" office:value-type="string">
            <text:p text:style-name="P236">г</text:p>
          </table:table-cell>
          <table:table-cell table:style-name="Die_5f_Konsonanten.A2" office:value-type="string">
            <text:p text:style-name="P138">15</text:p>
          </table:table-cell>
          <table:table-cell table:style-name="Die_5f_Konsonanten.A2" office:value-type="string">
            <text:p text:style-name="P156">sch; s <text:span text:style-name="T17">перед t и p в начале слова</text:span></text:p>
          </table:table-cell>
          <table:table-cell table:style-name="Die_5f_Konsonanten.E4" office:value-type="string">
            <text:p text:style-name="P128"/>
          </table:table-cell>
        </table:table-row>
        <table:table-row>
          <table:table-cell table:style-name="Die_5f_Konsonanten.A2" office:value-type="string">
            <text:p text:style-name="P166">/b/</text:p>
          </table:table-cell>
          <table:table-cell table:style-name="Die_5f_Konsonanten.A2" office:value-type="string">
            <text:p text:style-name="P234">з</text:p>
          </table:table-cell>
          <table:table-cell table:style-name="Die_5f_Konsonanten.A2" office:value-type="string">
            <text:p text:style-name="P138">15</text:p>
          </table:table-cell>
          <table:table-cell table:style-name="Die_5f_Konsonanten.A2" office:value-type="string">
            <text:p text:style-name="P156">b, bb</text:p>
          </table:table-cell>
          <table:table-cell table:style-name="Die_5f_Konsonanten.E4" table:number-rows-spanned="3" office:value-type="string">
            <text:p text:style-name="P128">Менее звонкие чем русские</text:p>
          </table:table-cell>
        </table:table-row>
        <table:table-row>
          <table:table-cell table:style-name="Die_5f_Konsonanten.A2" office:value-type="string">
            <text:p text:style-name="P166">/z/</text:p>
          </table:table-cell>
          <table:table-cell table:style-name="Die_5f_Konsonanten.A2" office:value-type="string">
            <text:p text:style-name="P234">з</text:p>
          </table:table-cell>
          <table:table-cell table:style-name="Die_5f_Konsonanten.A2" office:value-type="string">
            <text:p text:style-name="P138">15</text:p>
          </table:table-cell>
          <table:table-cell table:style-name="Die_5f_Konsonanten.A2" office:value-type="string">
            <text:p text:style-name="P156">s</text:p>
          </table:table-cell>
          <table:covered-table-cell/>
        </table:table-row>
        <table:table-row>
          <table:table-cell table:style-name="Die_5f_Konsonanten.A2" office:value-type="string">
            <text:p text:style-name="P166">/v/</text:p>
          </table:table-cell>
          <table:table-cell table:style-name="Die_5f_Konsonanten.A2" office:value-type="string">
            <text:p text:style-name="P234">з</text:p>
          </table:table-cell>
          <table:table-cell table:style-name="Die_5f_Konsonanten.A2" office:value-type="string">
            <text:p text:style-name="P138">15</text:p>
          </table:table-cell>
          <table:table-cell table:style-name="Die_5f_Konsonanten.A2" office:value-type="string">
            <text:p text:style-name="P156">w; v, qu(/kv/) <text:span text:style-name="T17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66">/g/</text:p>
          </table:table-cell>
          <table:table-cell table:style-name="Die_5f_Konsonanten.A2" office:value-type="string">
            <text:p text:style-name="P234">з</text:p>
          </table:table-cell>
          <table:table-cell table:style-name="Die_5f_Konsonanten.A2" office:value-type="string">
            <text:p text:style-name="P138">15</text:p>
          </table:table-cell>
          <table:table-cell table:style-name="Die_5f_Konsonanten.A2" office:value-type="string">
            <text:p text:style-name="P157">g, gg</text:p>
          </table:table-cell>
          <table:table-cell table:style-name="Die_5f_Konsonanten.E4" office:value-type="string">
            <text:p text:style-name="P128"/>
          </table:table-cell>
        </table:table-row>
        <table:table-row>
          <table:table-cell table:style-name="Die_5f_Konsonanten.A2" office:value-type="string">
            <text:p text:style-name="P166">/m/</text:p>
          </table:table-cell>
          <table:table-cell table:style-name="Die_5f_Konsonanten.A2" office:value-type="string">
            <text:p text:style-name="P235">с</text:p>
          </table:table-cell>
          <table:table-cell table:style-name="Die_5f_Konsonanten.A2" office:value-type="string">
            <text:p text:style-name="P138">15</text:p>
          </table:table-cell>
          <table:table-cell table:style-name="Die_5f_Konsonanten.A2" office:value-type="string">
            <text:p text:style-name="P157">m, mm</text:p>
          </table:table-cell>
          <table:table-cell table:style-name="Die_5f_Konsonanten.E4" office:value-type="string">
            <text:p text:style-name="P127">После кратких гласных звучит продолжительно</text:p>
          </table:table-cell>
        </table:table-row>
        <table:table-row>
          <table:table-cell table:style-name="Die_5f_Konsonanten.A2" office:value-type="string">
            <text:p text:style-name="P166">/r/</text:p>
          </table:table-cell>
          <table:table-cell table:style-name="Die_5f_Konsonanten.A2" office:value-type="string">
            <text:p text:style-name="P235">с</text:p>
          </table:table-cell>
          <table:table-cell table:style-name="Die_5f_Konsonanten.A2" office:value-type="string">
            <text:p text:style-name="P138">15</text:p>
          </table:table-cell>
          <table:table-cell table:style-name="Die_5f_Konsonanten.A2" office:value-type="string">
            <text:p text:style-name="P157">r, rr</text:p>
          </table:table-cell>
          <table:table-cell table:style-name="Die_5f_Konsonanten.E4" office:value-type="string">
            <text:p text:style-name="P127">Есть три варианта произношения</text:p>
          </table:table-cell>
        </table:table-row>
        <table:table-row>
          <table:table-cell table:style-name="Die_5f_Konsonanten.A2" office:value-type="string">
            <text:p text:style-name="P166">/j/</text:p>
          </table:table-cell>
          <table:table-cell table:style-name="Die_5f_Konsonanten.A2" office:value-type="string">
            <text:p text:style-name="P234">з</text:p>
          </table:table-cell>
          <table:table-cell table:style-name="Die_5f_Konsonanten.A2" office:value-type="string">
            <text:p text:style-name="P138">41</text:p>
          </table:table-cell>
          <table:table-cell table:style-name="Die_5f_Konsonanten.A2" office:value-type="string">
            <text:p text:style-name="P157">j <text:span text:style-name="T17">перед гласными</text:span></text:p>
          </table:table-cell>
          <table:table-cell table:style-name="Die_5f_Konsonanten.E4" office:value-type="string">
            <text:p text:style-name="P127">Более сильное напряжение чем в рус. <text:span text:style-name="T19">/j/</text:span></text:p>
          </table:table-cell>
        </table:table-row>
        <table:table-row>
          <table:table-cell table:style-name="Die_5f_Konsonanten.A2" office:value-type="string">
            <text:p text:style-name="P237"><text:span text:style-name="T19">/</text:span><text:span text:style-name="T20">ŋ</text:span><text:span text:style-name="T19">/</text:span></text:p>
          </table:table-cell>
          <table:table-cell table:style-name="Die_5f_Konsonanten.A2" office:value-type="string">
            <text:p text:style-name="P234">н</text:p>
          </table:table-cell>
          <table:table-cell table:style-name="Die_5f_Konsonanten.A2" office:value-type="string">
            <text:p text:style-name="P138">55</text:p>
          </table:table-cell>
          <table:table-cell table:style-name="Die_5f_Konsonanten.A2" office:value-type="string">
            <text:p text:style-name="P157">ng <text:span text:style-name="T17">после крат. гл.</text:span>, n <text:span text:style-name="T17">после крат. гл. перед k</text:span></text:p>
          </table:table-cell>
          <table:table-cell table:style-name="Die_5f_Konsonanten.E4" office:value-type="string">
            <text:p text:style-name="P128"/>
          </table:table-cell>
        </table:table-row>
        <table:table-row>
          <table:table-cell table:style-name="Die_5f_Konsonanten.A2" office:value-type="string">
            <text:p text:style-name="P166">/<text:span text:style-name="T22">ʒ/</text:span></text:p>
          </table:table-cell>
          <table:table-cell table:style-name="Die_5f_Konsonanten.A2" office:value-type="string">
            <text:p text:style-name="P234">з</text:p>
          </table:table-cell>
          <table:table-cell table:style-name="Die_5f_Konsonanten.A2" office:value-type="string">
            <text:p text:style-name="P138">75</text:p>
          </table:table-cell>
          <table:table-cell table:style-name="Die_5f_Konsonanten.A2" office:value-type="string">
            <text:p text:style-name="P157">g перед i, e; j, sh <text:span text:style-name="T17">в русских фамилиях</text:span></text:p>
          </table:table-cell>
          <table:table-cell table:style-name="Die_5f_Konsonanten.E4" office:value-type="string">
            <text:p text:style-name="P127">Язык как <text:span text:style-name="T24">/</text:span><text:span text:style-name="T21">ʃ</text:span><text:span text:style-name="T24">/ </text:span><text:span text:style-name="T23">произносить /ж/</text:span></text:p>
          </table:table-cell>
        </table:table-row>
        <table:table-row>
          <table:table-cell table:style-name="Die_5f_Konsonanten.A2" office:value-type="string">
            <text:p text:style-name="P237"><text:span text:style-name="T19">/</text:span><text:span text:style-name="T20">t͡s</text:span><text:span text:style-name="T19">/</text:span></text:p>
          </table:table-cell>
          <table:table-cell table:style-name="Die_5f_Konsonanten.A2" office:value-type="string">
            <text:p text:style-name="P234">а</text:p>
          </table:table-cell>
          <table:table-cell table:style-name="Die_5f_Konsonanten.A2" office:value-type="string">
            <text:p text:style-name="P138">22</text:p>
          </table:table-cell>
          <table:table-cell table:style-name="Die_5f_Konsonanten.A2" office:value-type="string">
            <text:p text:style-name="P157">z, zz, tz, ds, ts, tion</text:p>
          </table:table-cell>
          <table:table-cell table:style-name="Die_5f_Konsonanten.E4" table:number-rows-spanned="3" office:value-type="string">
            <text:p text:style-name="P127">С придыханием и напряжением</text:p>
          </table:table-cell>
        </table:table-row>
        <table:table-row>
          <table:table-cell table:style-name="Die_5f_Konsonanten.A2" office:value-type="string">
            <text:p text:style-name="P166">/p͡f/</text:p>
          </table:table-cell>
          <table:table-cell table:style-name="Die_5f_Konsonanten.A2" office:value-type="string">
            <text:p text:style-name="P234">а</text:p>
          </table:table-cell>
          <table:table-cell table:style-name="Die_5f_Konsonanten.A2" office:value-type="string">
            <text:p text:style-name="P138">22</text:p>
          </table:table-cell>
          <table:table-cell table:style-name="Die_5f_Konsonanten.A2" office:value-type="string">
            <text:p text:style-name="P157">pf</text:p>
          </table:table-cell>
          <table:covered-table-cell/>
        </table:table-row>
        <table:table-row>
          <table:table-cell table:style-name="Die_5f_Konsonanten.A2" office:value-type="string">
            <text:p text:style-name="P166">/t͡ʃ/</text:p>
          </table:table-cell>
          <table:table-cell table:style-name="Die_5f_Konsonanten.A2" office:value-type="string">
            <text:p text:style-name="P234">а</text:p>
          </table:table-cell>
          <table:table-cell table:style-name="Die_5f_Konsonanten.A2" office:value-type="string">
            <text:p text:style-name="P138">75</text:p>
          </table:table-cell>
          <table:table-cell table:style-name="Die_5f_Konsonanten.A2" office:value-type="string">
            <text:p text:style-name="P157">tsch</text:p>
          </table:table-cell>
          <table:covered-table-cell/>
        </table:table-row>
        <table:table-row>
          <table:table-cell table:style-name="Die_5f_Konsonanten.A2" office:value-type="string">
            <text:p text:style-name="P166">/x/</text:p>
          </table:table-cell>
          <table:table-cell table:style-name="Die_5f_Konsonanten.A2" office:value-type="string">
            <text:p text:style-name="P236">г</text:p>
          </table:table-cell>
          <table:table-cell table:style-name="Die_5f_Konsonanten.A2" office:value-type="string">
            <text:p text:style-name="P138">32</text:p>
          </table:table-cell>
          <table:table-cell table:style-name="Die_5f_Konsonanten.A2" office:value-type="string">
            <text:p text:style-name="P157">ch</text:p>
          </table:table-cell>
          <table:table-cell table:style-name="Die_5f_Konsonanten.E4" office:value-type="string">
            <text:p text:style-name="P127">Aht-Laut задняя спинка языка поднята к <text:span text:style-name="T76">заднему небу выше чем в русском /х/</text:span></text:p>
          </table:table-cell>
        </table:table-row>
        <table:table-row>
          <table:table-cell table:style-name="Die_5f_Konsonanten.A2" office:value-type="string">
            <text:p text:style-name="P166">/h/</text:p>
          </table:table-cell>
          <table:table-cell table:style-name="Die_5f_Konsonanten.A2" office:value-type="string">
            <text:p text:style-name="P236">г</text:p>
          </table:table-cell>
          <table:table-cell table:style-name="Die_5f_Konsonanten.A2" office:value-type="string">
            <text:p text:style-name="P138">46</text:p>
          </table:table-cell>
          <table:table-cell table:style-name="Die_5f_Konsonanten.A2" office:value-type="string">
            <text:p text:style-name="P157">h</text:p>
          </table:table-cell>
          <table:table-cell table:style-name="Die_5f_Konsonanten.E4" office:value-type="string">
            <text:p text:style-name="P127">Hauhlaut <text:span text:style-name="T76">язык оттянут назад, во рту нет преград. Как выдох или как дышать на стекло</text:span></text:p>
          </table:table-cell>
        </table:table-row>
        <table:table-row>
          <table:table-cell table:style-name="Die_5f_Konsonanten.A2" office:value-type="string">
            <text:p text:style-name="P166">/ç/</text:p>
          </table:table-cell>
          <table:table-cell table:style-name="Die_5f_Konsonanten.A2" office:value-type="string">
            <text:p text:style-name="P236">г</text:p>
          </table:table-cell>
          <table:table-cell table:style-name="Die_5f_Konsonanten.A2" office:value-type="string">
            <text:p text:style-name="P138">41</text:p>
          </table:table-cell>
          <table:table-cell table:style-name="Die_5f_Konsonanten.A2" office:value-type="string">
            <text:p text:style-name="P157">ch <text:span text:style-name="T17">после i, e, <text:s/></text:span><text:span text:style-name="T18">ä, ö, ü, ei, eu, äu, m, n, r, l и в суф.</text:span><text:span text:style-name="T25"> -chen, -ig, -lich</text:span></text:p>
          </table:table-cell>
          <table:table-cell table:style-name="Die_5f_Konsonanten.E4" office:value-type="string">
            <text:p text:style-name="P127">Ich-Laut <text:span text:style-name="T19">/j/ без голоса. /май/ шепотом и напряженно. Похоже на /хь/</text:span></text:p>
          </table:table-cell>
        </table:table-row>
      </table:table>
      <text:p text:style-name="P110"/>
      <text:p text:style-name="P111">з <text:span text:style-name="T26">- звонкие</text:span></text:p>
      <text:p text:style-name="P111">с <text:span text:style-name="T26">- сонанты</text:span></text:p>
      <text:p text:style-name="P111">г <text:span text:style-name="T26">- глухие</text:span></text:p>
      <text:p text:style-name="P111">н <text:span text:style-name="T26">- нозальные</text:span></text:p>
      <text:p text:style-name="P111">а <text:span text:style-name="T27">- африкаты</text:span></text:p>
      <text:p text:style-name="P110"/>
      <text:p text:style-name="P5">- в немецком нет мягких согласных, нет палатализации т.е. смягчения согласных перед гласными</text:p>
      <text:p text:style-name="P5"><text:soft-page-break/>- глухие согласные произносятся напряженно особенно <text:s/>/t/, /p/, /k/</text:p>
      <text:p text:style-name="P6"><text:span text:style-name="T28">-</text:span> <text:span text:style-name="T28">сонанты произносятся более продолжительно</text:span></text:p>
      <text:p text:style-name="P6"><text:span text:style-name="T28">-</text:span> <text:span text:style-name="T28">звонкие согласные менее звонкие чем русские</text:span></text:p>
      <text:p text:style-name="P6"><text:span text:style-name="T28">-</text:span> <text:span text:style-name="T28">оглушение звонкого согласного после глухого dass Bild /das *bilt/ (* полузвонкость)</text:span></text:p>
      <text:p text:style-name="P5">- удвоение на письме не удваивает звук kasse /kasə/</text:p>
      <text:p text:style-name="P5">- звонкие согласные оглушаются на конце и в середине слова gelb /g<text:span text:style-name="T77">ɛ</text:span>lp/, gelblich /gɛlpliç/</text:p>
      <text:h text:style-name="Heading_20_1" text:outline-level="1"><text:bookmark-start text:name="__RefHeading___Toc8869_3204759922"/>1 Der Artikel<text:bookmark-end text:name="__RefHeading___Toc8869_3204759922"/></text:h>
      <text:p text:style-name="P7"/>
      <text:p text:style-name="P9"/>
      <table:table table:name="Artikel2" table:style-name="Artikel2">
        <table:table-column table:style-name="Artikel2.A" table:number-columns-repeated="7"/>
        <table:table-column table:style-name="Artikel2.H"/>
        <table:table-row>
          <table:table-cell table:style-name="Artikel2.A1" table:number-rows-spanned="3" office:value-type="string">
            <text:p text:style-name="P173"/>
            <text:p text:style-name="P173"/>
            <text:p text:style-name="P176">Fall</text:p>
          </table:table-cell>
          <table:table-cell table:style-name="Artikel2.A1" table:number-columns-spanned="4" office:value-type="string">
            <text:p text:style-name="P179">Bestimmten A.</text:p>
          </table:table-cell>
          <table:covered-table-cell/>
          <table:covered-table-cell/>
          <table:covered-table-cell/>
          <table:table-cell table:style-name="Artikel2.F1" table:number-columns-spanned="3" office:value-type="string">
            <text:p text:style-name="P179">Unbestimmten A.</text:p>
          </table:table-cell>
          <table:covered-table-cell/>
          <table:covered-table-cell/>
        </table:table-row>
        <table:table-row>
          <table:covered-table-cell/>
          <table:table-cell table:style-name="Artikel2.B2" table:number-columns-spanned="3" office:value-type="string">
            <text:p text:style-name="P188"/>
          </table:table-cell>
          <table:covered-table-cell/>
          <table:covered-table-cell/>
          <table:table-cell table:style-name="Artikel2.B2" table:number-rows-spanned="2" office:value-type="string">
            <text:p text:style-name="P188"/>
            <text:p text:style-name="P189">pl.</text:p>
          </table:table-cell>
          <table:table-cell table:style-name="Artikel2.F2" table:number-columns-spanned="3" office:value-type="string">
            <text:p text:style-name="P188"/>
          </table:table-cell>
          <table:covered-table-cell/>
          <table:covered-table-cell/>
        </table:table-row>
        <table:table-row>
          <table:covered-table-cell/>
          <table:table-cell table:style-name="Artikel2.B2" office:value-type="string">
            <text:p text:style-name="P182">m.</text:p>
          </table:table-cell>
          <table:table-cell table:style-name="Artikel2.B2" office:value-type="string">
            <text:p text:style-name="P182">n.</text:p>
          </table:table-cell>
          <table:table-cell table:style-name="Artikel2.B2" office:value-type="string">
            <text:p text:style-name="P182">f.</text:p>
          </table:table-cell>
          <table:covered-table-cell/>
          <table:table-cell table:style-name="Artikel2.B2" office:value-type="string">
            <text:p text:style-name="P182">m.</text:p>
          </table:table-cell>
          <table:table-cell table:style-name="Artikel2.B2" office:value-type="string">
            <text:p text:style-name="P182">n.</text:p>
          </table:table-cell>
          <table:table-cell table:style-name="Artikel2.F2" office:value-type="string">
            <text:p text:style-name="P182">f.</text:p>
          </table:table-cell>
        </table:table-row>
        <table:table-row>
          <table:table-cell table:style-name="Artikel2.B2" office:value-type="string">
            <text:p text:style-name="P188"/>
          </table:table-cell>
          <table:table-cell table:style-name="Artikel2.B2" office:value-type="string">
            <text:p text:style-name="P188"/>
          </table:table-cell>
          <table:table-cell table:style-name="Artikel2.B2" office:value-type="string">
            <text:p text:style-name="P188"/>
          </table:table-cell>
          <table:table-cell table:style-name="Artikel2.B2" office:value-type="string">
            <text:p text:style-name="P188"/>
          </table:table-cell>
          <table:table-cell table:style-name="Artikel2.B2" office:value-type="string">
            <text:p text:style-name="P188"/>
          </table:table-cell>
          <table:table-cell table:style-name="Artikel2.B2" office:value-type="string">
            <text:p text:style-name="P188"/>
          </table:table-cell>
          <table:table-cell table:style-name="Artikel2.B2" office:value-type="string">
            <text:p text:style-name="P188"/>
          </table:table-cell>
          <table:table-cell table:style-name="Artikel2.F2" office:value-type="string">
            <text:p text:style-name="P188"/>
          </table:table-cell>
        </table:table-row>
        <table:table-row>
          <table:table-cell table:style-name="Artikel2.B2" office:value-type="string">
            <text:p text:style-name="P185">Nominativ</text:p>
          </table:table-cell>
          <table:table-cell table:style-name="Artikel2.B5" office:value-type="string">
            <text:p text:style-name="P191">der</text:p>
          </table:table-cell>
          <table:table-cell table:style-name="Artikel2.C5" office:value-type="string">
            <text:p text:style-name="P190">das</text:p>
          </table:table-cell>
          <table:table-cell table:style-name="Artikel2.D5" office:value-type="string">
            <text:p text:style-name="P190">die</text:p>
          </table:table-cell>
          <table:table-cell table:style-name="Artikel2.D5" office:value-type="string">
            <text:p text:style-name="P190">die</text:p>
          </table:table-cell>
          <table:table-cell table:style-name="Artikel2.C5" office:value-type="string">
            <text:p text:style-name="P190">ein</text:p>
          </table:table-cell>
          <table:table-cell table:style-name="Artikel2.C5" office:value-type="string">
            <text:p text:style-name="P190">ein</text:p>
          </table:table-cell>
          <table:table-cell table:style-name="Artikel2.H5" office:value-type="string">
            <text:p text:style-name="P190">eine</text:p>
          </table:table-cell>
        </table:table-row>
        <table:table-row>
          <table:table-cell table:style-name="Artikel2.B2" office:value-type="string">
            <text:p text:style-name="P185">Akkusativ</text:p>
          </table:table-cell>
          <table:table-cell table:style-name="Artikel2.B6" office:value-type="string">
            <text:p text:style-name="P190">den</text:p>
          </table:table-cell>
          <table:table-cell table:style-name="Artikel2.C5" office:value-type="string">
            <text:p text:style-name="P190">das</text:p>
          </table:table-cell>
          <table:table-cell table:style-name="Artikel2.D5" office:value-type="string">
            <text:p text:style-name="P190">die</text:p>
          </table:table-cell>
          <table:table-cell table:style-name="Artikel2.D5" office:value-type="string">
            <text:p text:style-name="P190">die</text:p>
          </table:table-cell>
          <table:table-cell table:style-name="Artikel2.F6" office:value-type="string">
            <text:p text:style-name="P192">einen</text:p>
          </table:table-cell>
          <table:table-cell table:style-name="Artikel2.C5" office:value-type="string">
            <text:p text:style-name="P190">ein</text:p>
          </table:table-cell>
          <table:table-cell table:style-name="Artikel2.H5" office:value-type="string">
            <text:p text:style-name="P190">eine</text:p>
          </table:table-cell>
        </table:table-row>
        <table:table-row>
          <table:table-cell table:style-name="Artikel2.B2" office:value-type="string">
            <text:p text:style-name="P185">Genitiv</text:p>
          </table:table-cell>
          <table:table-cell table:style-name="Artikel2.B7" office:value-type="string">
            <text:p text:style-name="P190">des</text:p>
          </table:table-cell>
          <table:table-cell table:style-name="Artikel2.B7" office:value-type="string">
            <text:p text:style-name="P190">des</text:p>
          </table:table-cell>
          <table:table-cell table:style-name="Artikel2.B5" office:value-type="string">
            <text:p text:style-name="P190">der</text:p>
          </table:table-cell>
          <table:table-cell table:style-name="Artikel2.B5" office:value-type="string">
            <text:p text:style-name="P190">der</text:p>
          </table:table-cell>
          <table:table-cell table:style-name="Artikel2.F7" office:value-type="string">
            <text:p text:style-name="P190">eines</text:p>
          </table:table-cell>
          <table:table-cell table:style-name="Artikel2.F7" office:value-type="string">
            <text:p text:style-name="P190">eines</text:p>
          </table:table-cell>
          <table:table-cell table:style-name="Artikel2.H7" office:value-type="string">
            <text:p text:style-name="P190">einer</text:p>
          </table:table-cell>
        </table:table-row>
        <table:table-row>
          <table:table-cell table:style-name="Artikel2.B2" office:value-type="string">
            <text:p text:style-name="P185">Dativ</text:p>
          </table:table-cell>
          <table:table-cell table:style-name="Artikel2.B8" office:value-type="string">
            <text:p text:style-name="P190">dem</text:p>
          </table:table-cell>
          <table:table-cell table:style-name="Artikel2.B8" office:value-type="string">
            <text:p text:style-name="P190">dem</text:p>
          </table:table-cell>
          <table:table-cell table:style-name="Artikel2.B5" office:value-type="string">
            <text:p text:style-name="P191">der</text:p>
          </table:table-cell>
          <table:table-cell table:style-name="Artikel2.B6" office:value-type="string">
            <text:p text:style-name="P190">den</text:p>
          </table:table-cell>
          <table:table-cell table:style-name="Artikel2.F8" office:value-type="string">
            <text:p text:style-name="P190">einem</text:p>
          </table:table-cell>
          <table:table-cell table:style-name="Artikel2.F8" office:value-type="string">
            <text:p text:style-name="P190">einem</text:p>
          </table:table-cell>
          <table:table-cell table:style-name="Artikel2.H7" office:value-type="string">
            <text:p text:style-name="P190">einer</text:p>
          </table:table-cell>
        </table:table-row>
      </table:table>
      <text:p text:style-name="P2"/>
      <text:p text:style-name="P2">Nominativ – wer? was? <text:s text:c="50"/>Кто? Что?</text:p>
      <text:p text:style-name="P2">Akkusativ <text:s/>– wen? was? wohin? <text:s text:c="36"/>Кого? Что? Куда? </text:p>
      <text:p text:style-name="P2">Genetiv <text:s text:c="4"/>– wessen? <text:s text:c="54"/>Чей? Чья? Чье? <text:s/></text:p>
      <text:p text:style-name="P2">Dativ <text:s text:c="8"/>– wem? welcher Sache? wann? wo? wie? <text:s text:c="4"/>Кому? Чему? Когда? Где? Как? </text:p>
      <text:p text:style-name="P2"/>
      <text:p text:style-name="P69">Употребление определенного артикля</text:p>
      <text:h text:style-name="Heading_20_2" text:outline-level="2"><text:bookmark-start text:name="__RefHeading___Toc8871_3204759922"/><text:span text:style-name="T94">1.a </text:span>Der Gebrauch des bestimmten Artikels<text:bookmark-end text:name="__RefHeading___Toc8871_3204759922"/></text:h>
      <text:p text:style-name="P52"/>
      <text:p text:style-name="P52">ставится перед существительным</text:p>
      <text:p text:style-name="P52">- предметом упомянутом ранее</text:p>
      <text:p text:style-name="P52">- единственно возможный в данной ситуации</text:p>
      <text:p text:style-name="P52">- предмет единственный в своем роде (солнце)</text:p>
      <text:p text:style-name="P52">- названия стран света, времен года, дней недели (в сочетании с Anfang, Ende, Mitte – артикля нет)</text:p>
      <text:p text:style-name="P52">- названия океанов, морей, рек</text:p>
      <text:p text:style-name="P52">- названия улиц, площадей, проспектов</text:p>
      <text:p text:style-name="P52">- названия гор, ветров, пустынь</text:p>
      <text:p text:style-name="P52">- имеющим собирательное значение <text:span text:style-name="T29">(человечество)</text:span></text:p>
      <text:p text:style-name="P39">- имеющем при себе определение выраженное:</text:p>
      <text:p text:style-name="P39">а) прилагательным в превосходной степени или порядковым числительным</text:p>
      <text:p text:style-name="P39">б) определительным придаточным предложением или инфинитивной группой</text:p>
      <text:p text:style-name="P39">Der Brief, den ich gestern erhalten habe, ist von meinen Bruder</text:p>
      <text:p text:style-name="P39">Письмо которое я получил вчера есть моего брата</text:p>
      <text:p text:style-name="P39">в) именем существительным в родительном падеже или в предложно падежной форме</text:p>
      <text:p text:style-name="P41">Die Familie meiner Shwester ist nicht groß</text:p>
      <text:p text:style-name="P41">Семья моей сестры невелика</text:p>
      <text:p text:style-name="P41"/>
      <text:p text:style-name="P69">Употребление <text:span text:style-name="T30">не</text:span>определенного артикля</text:p>
      <text:h text:style-name="Heading_20_2" text:outline-level="2"><text:bookmark-start text:name="__RefHeading___Toc8873_3204759922"/><text:span text:style-name="T94">1.b </text:span>Der Gebrauch des unbestimmten Artikels<text:bookmark-end text:name="__RefHeading___Toc8873_3204759922"/></text:h>
      <text:p text:style-name="P44">перед существительным:</text:p>
      <text:p text:style-name="P44">- обозначающим предмет из ряда подобных, названный впервые и прежде не знакомый тому к кому обращена информация</text:p>
      <text:p text:style-name="P44"/>
      <text:p text:style-name="P44"><text:soft-page-break/>- выступающим в функции прямого дополнения т.е. дополнения в винительном падеже без предлога после глагола <text:span text:style-name="T32">haben</text:span> или безличного оборота <text:span text:style-name="T32">es gibt</text:span></text:p>
      <text:p text:style-name="P44">Mein Freund hat einen Hund</text:p>
      <text:p text:style-name="P44"/>
      <text:p text:style-name="P44">- являющимся именной частью составного именного сказуемого</text:p>
      <text:p text:style-name="P44">Düsseldorf ist eine Stadt am Rhein</text:p>
      <text:p text:style-name="P44"/>
      <text:p text:style-name="P65">- в сравнительных словосочетаниях после союза wie</text:p>
      <text:p text:style-name="P46">Sie sang wie ein Vogel</text:p>
      <text:p text:style-name="P72">Отстутствие артикля</text:p>
      <text:h text:style-name="Heading_20_2" text:outline-level="2"><text:bookmark-start text:name="__RefHeading___Toc8875_3204759922"/><text:span text:style-name="T94">1.c </text:span>Das Fehlen des Artikels<text:bookmark-end text:name="__RefHeading___Toc8875_3204759922"/></text:h>
      <text:p text:style-name="P46"/>
      <text:p text:style-name="P46">отсутствует перед:</text:p>
      <text:p text:style-name="P46">- во мн.ч. если в ед.ч. существительное употребляется с неопределенным артиклем</text:p>
      <text:p text:style-name="P46"/>
      <text:p text:style-name="P46">- имеющем при себе местоимение, количественное числительное или препозитивное определение, выраженное именем собственным в родительном падеже</text:p>
      <text:p text:style-name="P46">Mein (dieses, jenes, jedes) Heft – моя (эта, та, любая) тетрадь</text:p>
      <text:p text:style-name="P46"/>
      <text:p text:style-name="P46"><text:span text:style-name="T31">- </text:span>выступающим в функции предикатива и выражабщим профессиональную социальную или партийную принадлежность</text:p>
      <text:p text:style-name="P46">Ich bin Student</text:p>
      <text:p text:style-name="P46"/>
      <text:p text:style-name="P46">если есть <text:span text:style-name="T31">определение — ставят неопределенный артикль</text:span></text:p>
      <text:p text:style-name="P54">если имя прилагательное в превосходной степени или порядковое числительное — ставят определенный артикль</text:p>
      <text:p text:style-name="P54"/>
      <text:p text:style-name="P54">- выступающим в функции предикатива в безличных предложениях называющих различные временные отрезки</text:p>
      <text:p text:style-name="P48">Es war Herbst – <text:span text:style-name="T78">Б</text:span>ыла осень</text:p>
      <text:p text:style-name="P48"/>
      <text:p text:style-name="P50">- после предлога <text:span text:style-name="T32">ohne</text:span> и союза <text:span text:style-name="T32">als</text:span> (в значении «в качестве как»)</text:p>
      <text:p text:style-name="P50"/>
      <text:p text:style-name="P50">- обозначающим вещество материал</text:p>
      <text:p text:style-name="P50">Trinken Sie Kaffe gern? - Вы любите кофе?</text:p>
      <text:p text:style-name="P50"/>
      <text:p text:style-name="P56">Если есть определение — то с артиклем</text:p>
      <text:p text:style-name="P56"/>
      <text:p text:style-name="P56">- обозначающим качества, свойстава, эмоции, ощущения</text:p>
      <text:p text:style-name="P56"/>
      <text:p text:style-name="P56">- если имеются указания на меру, вес, степень, сорт, количество</text:p>
      <text:p text:style-name="P56">Kaufe ein Pfund Kaffee – купи один фунт кофе</text:p>
      <text:p text:style-name="P56"/>
      <text:p text:style-name="P56">- в обращениях, заголовках, устойчивых словосочетаниях, поговорках, пословицах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h text:style-name="Heading_20_2" text:outline-level="2"><text:bookmark-start text:name="__RefHeading___Toc8877_3204759922"/>1.1 Der bestimmte Artikel<text:bookmark-end text:name="__RefHeading___Toc8877_3204759922"/></text:h>
      <text:p text:style-name="P71">Употребление определенного артикля</text:p>
      <text:h text:style-name="Heading_20_3" text:outline-level="3"><text:bookmark-start text:name="__RefHeading___Toc8879_3204759922"/><text:span text:style-name="T94">1.1.1 </text:span>Der Gebrauch des bestimmten Artikels<text:bookmark-end text:name="__RefHeading___Toc8879_3204759922"/></text:h>
      <text:p text:style-name="P53"/>
      <text:p text:style-name="P53">ставится перед существительным</text:p>
      <text:p text:style-name="P53">- предметом упомянутом ранее</text:p>
      <text:p text:style-name="P53">- единственно возможный в данной ситуации</text:p>
      <text:p text:style-name="P53">- предмет единственный в своем роде (солнце)</text:p>
      <text:p text:style-name="P53">- названия стран света, времен года, дней недели (в сочетании с Anfang, Ende, Mitte – артикля нет)</text:p>
      <text:p text:style-name="P53">- названия океанов, морей, рек</text:p>
      <text:p text:style-name="P53">- названия улиц, площадей, проспектов</text:p>
      <text:p text:style-name="P53">- названия гор, ветров, пустынь</text:p>
      <text:p text:style-name="P53">- имеющим собирательное значение <text:span text:style-name="T29">(человечество)</text:span></text:p>
      <text:p text:style-name="P40">- имеющем при себе определение выраженное:</text:p>
      <text:p text:style-name="P40">а) прилагательным в превосходной степени или порядковым числительным</text:p>
      <text:p text:style-name="P40">б) определительным придаточным предложением или инфинитивной группой</text:p>
      <text:p text:style-name="P40">Der Brief, den ich gestern erhalten habe, ist von meinen Bruder</text:p>
      <text:p text:style-name="P40">Письмо которое я получил вчера есть моего брата</text:p>
      <text:p text:style-name="P40">в) именем существительным в родительном падеже или в предложно падежной форме</text:p>
      <text:p text:style-name="P43">Die Familie meiner Shwester ist nicht groß</text:p>
      <text:p text:style-name="P43">Семья моей сестры невелика</text:p>
      <text:h text:style-name="Heading_20_2" text:outline-level="2"><text:bookmark-start text:name="__RefHeading___Toc8881_3204759922"/>1.2 Der unbestimmte Artikel<text:bookmark-end text:name="__RefHeading___Toc8881_3204759922"/></text:h>
      <text:p text:style-name="P8"/>
      <text:p text:style-name="P10"/>
      <table:table table:name="Der_unbestimmte_Artikel" table:style-name="Der_5f_unbestimmte_5f_Artikel">
        <table:table-column table:style-name="Der_5f_unbestimmte_5f_Artikel.A" table:number-columns-repeated="7"/>
        <table:table-column table:style-name="Der_5f_unbestimmte_5f_Artikel.H"/>
        <table:table-row>
          <table:table-cell table:style-name="Der_5f_unbestimmte_5f_Artikel.A1" table:number-rows-spanned="3" office:value-type="string">
            <text:p text:style-name="P174"/>
            <text:p text:style-name="P174"/>
            <text:p text:style-name="P177">Fall</text:p>
          </table:table-cell>
          <table:table-cell table:style-name="Der_5f_unbestimmte_5f_Artikel.A1" table:number-columns-spanned="4" office:value-type="string">
            <text:p text:style-name="P180">Bestimmten A.</text:p>
          </table:table-cell>
          <table:covered-table-cell/>
          <table:covered-table-cell/>
          <table:covered-table-cell/>
          <table:table-cell table:style-name="Der_5f_unbestimmte_5f_Artikel.F1" table:number-columns-spanned="3" office:value-type="string">
            <text:p text:style-name="P180">Unbestimmten A.</text:p>
          </table:table-cell>
          <table:covered-table-cell/>
          <table:covered-table-cell/>
        </table:table-row>
        <table:table-row>
          <table:covered-table-cell/>
          <table:table-cell table:style-name="Der_5f_unbestimmte_5f_Artikel.B2" table:number-columns-spanned="3" office:value-type="string">
            <text:p text:style-name="P201"/>
          </table:table-cell>
          <table:covered-table-cell/>
          <table:covered-table-cell/>
          <table:table-cell table:style-name="Der_5f_unbestimmte_5f_Artikel.B2" table:number-rows-spanned="2" office:value-type="string">
            <text:p text:style-name="P201"/>
            <text:p text:style-name="P199">pl.</text:p>
          </table:table-cell>
          <table:table-cell table:style-name="Der_5f_unbestimmte_5f_Artikel.F2" table:number-columns-spanned="3" office:value-type="string">
            <text:p text:style-name="P201"/>
          </table:table-cell>
          <table:covered-table-cell/>
          <table:covered-table-cell/>
        </table:table-row>
        <table:table-row>
          <table:covered-table-cell/>
          <table:table-cell table:style-name="Der_5f_unbestimmte_5f_Artikel.B2" office:value-type="string">
            <text:p text:style-name="P183">m.</text:p>
          </table:table-cell>
          <table:table-cell table:style-name="Der_5f_unbestimmte_5f_Artikel.B2" office:value-type="string">
            <text:p text:style-name="P183">n.</text:p>
          </table:table-cell>
          <table:table-cell table:style-name="Der_5f_unbestimmte_5f_Artikel.B2" office:value-type="string">
            <text:p text:style-name="P183">f.</text:p>
          </table:table-cell>
          <table:covered-table-cell/>
          <table:table-cell table:style-name="Der_5f_unbestimmte_5f_Artikel.B2" office:value-type="string">
            <text:p text:style-name="P183">m.</text:p>
          </table:table-cell>
          <table:table-cell table:style-name="Der_5f_unbestimmte_5f_Artikel.B2" office:value-type="string">
            <text:p text:style-name="P183">n.</text:p>
          </table:table-cell>
          <table:table-cell table:style-name="Der_5f_unbestimmte_5f_Artikel.F2" office:value-type="string">
            <text:p text:style-name="P183">f.</text:p>
          </table:table-cell>
        </table:table-row>
        <table:table-row>
          <table:table-cell table:style-name="Der_5f_unbestimmte_5f_Artikel.B2" office:value-type="string">
            <text:p text:style-name="P201"/>
          </table:table-cell>
          <table:table-cell table:style-name="Der_5f_unbestimmte_5f_Artikel.B2" office:value-type="string">
            <text:p text:style-name="P201"/>
          </table:table-cell>
          <table:table-cell table:style-name="Der_5f_unbestimmte_5f_Artikel.B2" office:value-type="string">
            <text:p text:style-name="P201"/>
          </table:table-cell>
          <table:table-cell table:style-name="Der_5f_unbestimmte_5f_Artikel.B2" office:value-type="string">
            <text:p text:style-name="P201"/>
          </table:table-cell>
          <table:table-cell table:style-name="Der_5f_unbestimmte_5f_Artikel.B2" office:value-type="string">
            <text:p text:style-name="P201"/>
          </table:table-cell>
          <table:table-cell table:style-name="Der_5f_unbestimmte_5f_Artikel.B2" office:value-type="string">
            <text:p text:style-name="P201"/>
          </table:table-cell>
          <table:table-cell table:style-name="Der_5f_unbestimmte_5f_Artikel.B2" office:value-type="string">
            <text:p text:style-name="P201"/>
          </table:table-cell>
          <table:table-cell table:style-name="Der_5f_unbestimmte_5f_Artikel.F2" office:value-type="string">
            <text:p text:style-name="P201"/>
          </table:table-cell>
        </table:table-row>
        <table:table-row>
          <table:table-cell table:style-name="Der_5f_unbestimmte_5f_Artikel.B2" office:value-type="string">
            <text:p text:style-name="P186">Nominativ</text:p>
          </table:table-cell>
          <table:table-cell table:style-name="Der_5f_unbestimmte_5f_Artikel.B5" office:value-type="string">
            <text:p text:style-name="P194">der</text:p>
          </table:table-cell>
          <table:table-cell table:style-name="Der_5f_unbestimmte_5f_Artikel.C5" office:value-type="string">
            <text:p text:style-name="P193">das</text:p>
          </table:table-cell>
          <table:table-cell table:style-name="Der_5f_unbestimmte_5f_Artikel.D5" office:value-type="string">
            <text:p text:style-name="P193">die</text:p>
          </table:table-cell>
          <table:table-cell table:style-name="Der_5f_unbestimmte_5f_Artikel.D5" office:value-type="string">
            <text:p text:style-name="P193">die</text:p>
          </table:table-cell>
          <table:table-cell table:style-name="Der_5f_unbestimmte_5f_Artikel.C5" office:value-type="string">
            <text:p text:style-name="P193">ein</text:p>
          </table:table-cell>
          <table:table-cell table:style-name="Der_5f_unbestimmte_5f_Artikel.C5" office:value-type="string">
            <text:p text:style-name="P193">ein</text:p>
          </table:table-cell>
          <table:table-cell table:style-name="Der_5f_unbestimmte_5f_Artikel.H5" office:value-type="string">
            <text:p text:style-name="P193">eine</text:p>
          </table:table-cell>
        </table:table-row>
        <table:table-row>
          <table:table-cell table:style-name="Der_5f_unbestimmte_5f_Artikel.B2" office:value-type="string">
            <text:p text:style-name="P186">Akkusativ</text:p>
          </table:table-cell>
          <table:table-cell table:style-name="Der_5f_unbestimmte_5f_Artikel.B6" office:value-type="string">
            <text:p text:style-name="P193">den</text:p>
          </table:table-cell>
          <table:table-cell table:style-name="Der_5f_unbestimmte_5f_Artikel.C5" office:value-type="string">
            <text:p text:style-name="P193">das</text:p>
          </table:table-cell>
          <table:table-cell table:style-name="Der_5f_unbestimmte_5f_Artikel.D5" office:value-type="string">
            <text:p text:style-name="P193">die</text:p>
          </table:table-cell>
          <table:table-cell table:style-name="Der_5f_unbestimmte_5f_Artikel.D5" office:value-type="string">
            <text:p text:style-name="P193">die</text:p>
          </table:table-cell>
          <table:table-cell table:style-name="Der_5f_unbestimmte_5f_Artikel.F6" office:value-type="string">
            <text:p text:style-name="P195">einen</text:p>
          </table:table-cell>
          <table:table-cell table:style-name="Der_5f_unbestimmte_5f_Artikel.C5" office:value-type="string">
            <text:p text:style-name="P193">ein</text:p>
          </table:table-cell>
          <table:table-cell table:style-name="Der_5f_unbestimmte_5f_Artikel.H5" office:value-type="string">
            <text:p text:style-name="P193">eine</text:p>
          </table:table-cell>
        </table:table-row>
        <table:table-row>
          <table:table-cell table:style-name="Der_5f_unbestimmte_5f_Artikel.B2" office:value-type="string">
            <text:p text:style-name="P186">Genitiv</text:p>
          </table:table-cell>
          <table:table-cell table:style-name="Der_5f_unbestimmte_5f_Artikel.B7" office:value-type="string">
            <text:p text:style-name="P193">des</text:p>
          </table:table-cell>
          <table:table-cell table:style-name="Der_5f_unbestimmte_5f_Artikel.B7" office:value-type="string">
            <text:p text:style-name="P193">des</text:p>
          </table:table-cell>
          <table:table-cell table:style-name="Der_5f_unbestimmte_5f_Artikel.B5" office:value-type="string">
            <text:p text:style-name="P193">der</text:p>
          </table:table-cell>
          <table:table-cell table:style-name="Der_5f_unbestimmte_5f_Artikel.B5" office:value-type="string">
            <text:p text:style-name="P193">der</text:p>
          </table:table-cell>
          <table:table-cell table:style-name="Der_5f_unbestimmte_5f_Artikel.F7" office:value-type="string">
            <text:p text:style-name="P193">eines</text:p>
          </table:table-cell>
          <table:table-cell table:style-name="Der_5f_unbestimmte_5f_Artikel.F7" office:value-type="string">
            <text:p text:style-name="P193">eines</text:p>
          </table:table-cell>
          <table:table-cell table:style-name="Der_5f_unbestimmte_5f_Artikel.H7" office:value-type="string">
            <text:p text:style-name="P193">einer</text:p>
          </table:table-cell>
        </table:table-row>
        <table:table-row>
          <table:table-cell table:style-name="Der_5f_unbestimmte_5f_Artikel.B2" office:value-type="string">
            <text:p text:style-name="P186">Dativ</text:p>
          </table:table-cell>
          <table:table-cell table:style-name="Der_5f_unbestimmte_5f_Artikel.B8" office:value-type="string">
            <text:p text:style-name="P193">dem</text:p>
          </table:table-cell>
          <table:table-cell table:style-name="Der_5f_unbestimmte_5f_Artikel.B8" office:value-type="string">
            <text:p text:style-name="P193">dem</text:p>
          </table:table-cell>
          <table:table-cell table:style-name="Der_5f_unbestimmte_5f_Artikel.B5" office:value-type="string">
            <text:p text:style-name="P194">der</text:p>
          </table:table-cell>
          <table:table-cell table:style-name="Der_5f_unbestimmte_5f_Artikel.B6" office:value-type="string">
            <text:p text:style-name="P193">den</text:p>
          </table:table-cell>
          <table:table-cell table:style-name="Der_5f_unbestimmte_5f_Artikel.F8" office:value-type="string">
            <text:p text:style-name="P193">einem</text:p>
          </table:table-cell>
          <table:table-cell table:style-name="Der_5f_unbestimmte_5f_Artikel.F8" office:value-type="string">
            <text:p text:style-name="P193">einem</text:p>
          </table:table-cell>
          <table:table-cell table:style-name="Der_5f_unbestimmte_5f_Artikel.H7" office:value-type="string">
            <text:p text:style-name="P193">einer</text:p>
          </table:table-cell>
        </table:table-row>
      </table:table>
      <text:p text:style-name="P3"/>
      <text:p text:style-name="P3">Nominativ – wer? was? <text:s text:c="50"/>Кто? Что?</text:p>
      <text:p text:style-name="P3">Akkusativ <text:s/>– wen? was? wohin? <text:s text:c="36"/>Кого? Что? Куда? </text:p>
      <text:p text:style-name="P3"><text:soft-page-break/>Genetiv <text:s text:c="4"/>– wessen? <text:s text:c="54"/>Чей? Чья? Чье? <text:s/></text:p>
      <text:p text:style-name="P3">Dativ <text:s text:c="8"/>– wem? welcher Sache? wann? wo? wie? <text:s text:c="4"/>Кому? Чему? Когда? Где? Как? </text:p>
      <text:p text:style-name="P42"/>
      <text:p text:style-name="P42"/>
      <text:p text:style-name="P70">Употребление <text:span text:style-name="T30">не</text:span>определенного артикля</text:p>
      <text:h text:style-name="Heading_20_3" text:outline-level="3"><text:bookmark-start text:name="__RefHeading___Toc8883_3204759922"/><text:span text:style-name="T94">1.2.1 </text:span>Der Gebrauch des unbestimmten Artikels<text:bookmark-end text:name="__RefHeading___Toc8883_3204759922"/></text:h>
      <text:p text:style-name="P45">перед существительным:</text:p>
      <text:p text:style-name="P45">- обозначающим предмет из ряда подобных, названный впервые и прежде не знакомый тому к кому обращена информация</text:p>
      <text:p text:style-name="P45"/>
      <text:p text:style-name="P45">- выступающим в функции прямого дополнения т.е. дополнения в винительном падеже без предлога после глагола <text:span text:style-name="T32">haben</text:span> или безличного оборота <text:span text:style-name="T32">es gibt</text:span></text:p>
      <text:p text:style-name="P45">Mein Freund hat einen Hund</text:p>
      <text:p text:style-name="P45"/>
      <text:p text:style-name="P45">- являющимся именной частью составного именного сказуемого</text:p>
      <text:p text:style-name="P45">Düsseldorf ist eine Stadt am Rhein</text:p>
      <text:p text:style-name="P45"/>
      <text:p text:style-name="P66">- в сравнительных словосочетаниях после союза wie</text:p>
      <text:p text:style-name="P47">Sie sang wie ein Vogel</text:p>
      <text:p text:style-name="P73">Отстутствие артикля</text:p>
      <text:h text:style-name="Heading_20_2" text:outline-level="2"><text:bookmark-start text:name="__RefHeading___Toc8885_3204759922"/><text:span text:style-name="T94">1.3 </text:span>Das Fehlen des Artikels<text:bookmark-end text:name="__RefHeading___Toc8885_3204759922"/></text:h>
      <text:p text:style-name="P47"/>
      <text:p text:style-name="P47">отсутствует перед:</text:p>
      <text:p text:style-name="P47">- во мн.ч. если в ед.ч. существительное употребляется с неопределенным артиклем</text:p>
      <text:p text:style-name="P47"/>
      <text:p text:style-name="P47">- имеющем при себе местоимение, количественное числительное или препозитивное определение, выраженное именем собственным в родительном падеже</text:p>
      <text:p text:style-name="P47">Mein (dieses, jenes, jedes) Heft – моя (эта, та, любая) тетрадь</text:p>
      <text:p text:style-name="P47"/>
      <text:p text:style-name="P47"><text:span text:style-name="T31">- </text:span>выступающим в функции предикатива и выражабщим профессиональную социальную или партийную принадлежность</text:p>
      <text:p text:style-name="P47">Ich bin Student</text:p>
      <text:p text:style-name="P47"/>
      <text:p text:style-name="P47">если есть <text:span text:style-name="T31">определение — ставят неопределенный артикль</text:span></text:p>
      <text:p text:style-name="P55">если имя прилагательное в превосходной степени или порядковое числительное — ставят определенный артикль</text:p>
      <text:p text:style-name="P55"/>
      <text:p text:style-name="P55">- выступающим в функции предикатива в безличных предложениях называющих различные временные отрезки</text:p>
      <text:p text:style-name="P49">Es war Herbst – <text:span text:style-name="T78">Б</text:span>ыла осень</text:p>
      <text:p text:style-name="P49"/>
      <text:p text:style-name="P51">- после предлога <text:span text:style-name="T32">ohne</text:span> и союза <text:span text:style-name="T32">als</text:span> (в значении «в качестве как»)</text:p>
      <text:p text:style-name="P51"/>
      <text:p text:style-name="P51">- обозначающим вещество материал</text:p>
      <text:p text:style-name="P51">Trinken Sie Kaffe gern? - Вы любите кофе?</text:p>
      <text:p text:style-name="P51"/>
      <text:p text:style-name="P57">Если есть определение — то с артиклем</text:p>
      <text:p text:style-name="P57"/>
      <text:p text:style-name="P57">- обозначающим качества, свойстава, эмоции, ощущения</text:p>
      <text:p text:style-name="P57"/>
      <text:p text:style-name="P57">- если имеются указания на меру, вес, степень, сорт, количество</text:p>
      <text:p text:style-name="P57">Kaufe ein Pfund Kaffee – купи один фунт кофе</text:p>
      <text:p text:style-name="P57"/>
      <text:p text:style-name="P57">- в обращениях, заголовках, устойчивых словосочетаниях, поговорках, пословицах</text:p>
      <text:p text:style-name="P57"/>
      <text:p text:style-name="P57"/>
      <text:p text:style-name="P57"/>
      <text:p text:style-name="P57"><text:soft-page-break/></text:p>
      <text:h text:style-name="Heading_20_1" text:outline-level="1"><text:bookmark-start text:name="__RefHeading___Toc8887_3204759922"/>2 Das Substantiv<text:bookmark-end text:name="__RefHeading___Toc8887_3204759922"/></text:h>
      <text:h text:style-name="Heading_20_2" text:outline-level="2"><text:bookmark-start text:name="__RefHeading___Toc8889_3204759922"/>2.1 Das Genus<text:bookmark-end text:name="__RefHeading___Toc8889_3204759922"/></text:h>
      <text:p text:style-name="P58">мужского рода <text:tab/>(masculinum, m): <text:tab/><text:span text:style-name="T32">der/ein</text:span> <text:tab/><text:tab/>Tag;</text:p>
      <text:p text:style-name="P58">женского рода <text:tab/><text:tab/>(femininum, f): <text:tab/><text:tab/><text:span text:style-name="T32">die/eine </text:span><text:tab/>Blume;</text:p>
      <text:p text:style-name="P58">среднего рода <text:tab/><text:tab/>(neutrum, n): <text:tab/><text:tab/><text:span text:style-name="T32">das/ein</text:span> <text:tab/><text:tab/>Haus.</text:p>
      <text:p text:style-name="P58"/>
      <text:p text:style-name="P58">Может не совпадать род заимствованных существительных, обладающих в обоих языках одним и тем же или сходным значением:</text:p>
      <text:p text:style-name="P58">das Institut (n) - <text:s/>институт (м.р.)</text:p>
      <text:p text:style-name="P58"/>
      <text:p text:style-name="P58">Совпадения чаще наблюдаются у заимствованных существительных мужского рода например:</text:p>
      <text:p text:style-name="P58">der Jazz -джаз</text:p>
      <text:p text:style-name="P58"/>
      <text:h text:style-name="Heading_20_3" text:outline-level="3"><text:bookmark-start text:name="__RefHeading___Toc8891_3204759922"/><text:span text:style-name="T94">2.1.2 </text:span>masculinum<text:bookmark-end text:name="__RefHeading___Toc8891_3204759922"/></text:h>
      <text:p text:style-name="P59"><text:s/>к мужскому роду принадлежат существительные, обозначающие:</text:p>
      <text:p text:style-name="P59">1. живых существ мужского пола</text:p>
      <text:p text:style-name="P59">2. времена года</text:p>
      <text:p text:style-name="P59">3. месяцы</text:p>
      <text:p text:style-name="P59">4. дни недели</text:p>
      <text:p text:style-name="P59">5. время суток</text:p>
      <text:p text:style-name="P59">6. страны света</text:p>
      <text:p text:style-name="P59">7. большинство небесных тел (светил и планет)</text:p>
      <text:p text:style-name="P59">8. ветр<text:span text:style-name="T37">а</text:span>, горы, озера, ненемецкие реки</text:p>
      <text:p text:style-name="P59">9. осадки, минералы, большинство денежных единиц, марки автомобилей, алкогольные напитки</text:p>
      <text:p text:style-name="P59"/>
      <text:h text:style-name="Heading_20_3" text:outline-level="3"><text:bookmark-start text:name="__RefHeading___Toc8893_3204759922"/><text:span text:style-name="T94">2.1.3 </text:span>femininum<text:bookmark-end text:name="__RefHeading___Toc8893_3204759922"/></text:h>
      <text:p text:style-name="P59">преимущественно женского рода в немецком языке:</text:p>
      <text:p text:style-name="P59">1. обозначения живых существ женского пола</text:p>
      <text:p text:style-name="P59"/>
      <text:p text:style-name="P59">2. обозначения</text:p>
      <text:p text:style-name="P59"><text:tab/>а) большинства деревьев</text:p>
      <text:p text:style-name="P59"><text:tab/>б) цветов</text:p>
      <text:p text:style-name="P59"><text:tab/>в) плодов и ягод</text:p>
      <text:p text:style-name="P59"/>
      <text:p text:style-name="P59">3. названия судов и самолетов</text:p>
      <text:p text:style-name="P59"/>
      <text:p text:style-name="P59">4. субстантивированные количественные числительные</text:p>
      <text:p text:style-name="P59"/>
      <text:h text:style-name="Heading_20_3" text:outline-level="3"><text:bookmark-start text:name="__RefHeading___Toc8895_3204759922"/><text:span text:style-name="T94">2.1.4 </text:span>neutrum<text:bookmark-end text:name="__RefHeading___Toc8895_3204759922"/></text:h>
      <text:p text:style-name="P59">1. названия детенышей (в том числе и человека)</text:p>
      <text:p text:style-name="P59"/>
      <text:p text:style-name="P59">2. обозначения</text:p>
      <text:p text:style-name="P59"><text:tab/>а) букв, дробей, нот, физических единиц</text:p>
      <text:p text:style-name="P59"><text:tab/>б) металлов, химических элементов</text:p>
      <text:p text:style-name="P59"><text:tab/>в) <text:span text:style-name="T38">цвета</text:span></text:p>
      <text:p text:style-name="P59"/>
      <text:p text:style-name="P59">3. <text:span text:style-name="T38">названия болыпинства городов, стран, населенных пунктов, отелей, кафе, кинотеатров</text:span></text:p>
      <text:p text:style-name="P60"/>
      <text:p text:style-name="P74">Некоторые суффиксы имен существительных и их связь с грамматическим родом</text:p>
      <text:h text:style-name="Heading_20_2" text:outline-level="2"><text:bookmark-start text:name="__RefHeading___Toc8897_3204759922"/><text:soft-page-break/><text:span text:style-name="T95">2.a </text:span>Suffixe der Substantive und das grammatische Geschlecht<text:bookmark-end text:name="__RefHeading___Toc8897_3204759922"/></text:h>
      <text:p text:style-name="P60"/>
      <text:h text:style-name="Heading_20_3" text:outline-level="3"><text:bookmark-start text:name="__RefHeading___Toc8899_3204759922"/><text:span text:style-name="T95">2.a.1 </text:span>masculinum<text:bookmark-end text:name="__RefHeading___Toc8899_3204759922"/></text:h>
      <text:p text:style-name="P61">имена существительные, образованные преимущественно от глаголов или других существительных (в том числе географических названий) посредством суффикса </text:p>
      <text:p text:style-name="P90">-er </text:p>
      <text:p text:style-name="P90">-ler, </text:p>
      <text:p text:style-name="P90">-<text:span text:style-name="T79">n</text:span>е<text:span text:style-name="T79">r</text:span> </text:p>
      <text:p text:style-name="P90">-ling</text:p>
      <text:p text:style-name="P91">-ant</text:p>
      <text:p text:style-name="P91">-är</text:p>
      <text:p text:style-name="P91">-at</text:p>
      <text:p text:style-name="P91">-ent</text:p>
      <text:p text:style-name="P91">-eur</text:p>
      <text:p text:style-name="P91">-ier</text:p>
      <text:p text:style-name="P91">-or</text:p>
      <text:p text:style-name="P58"/>
      <text:p text:style-name="P62">der Schüler (schulen, die Schule) - ученик</text:p>
      <text:p text:style-name="P58"/>
      <text:p text:style-name="P62">!!!существительные, в которых -er не является суффиксам, а входитв состав корня, могут быть любого рода. Ср.:</text:p>
      <text:p text:style-name="P62">der Winter - зима</text:p>
      <text:p text:style-name="P58"/>
      <text:h text:style-name="Heading_20_3" text:outline-level="3"><text:bookmark-start text:name="__RefHeading___Toc8901_3204759922"/><text:span text:style-name="T95">2.a.2 </text:span>femininum<text:bookmark-end text:name="__RefHeading___Toc8901_3204759922"/></text:h>
      <text:p text:style-name="P91">-in (в производных от мужских)</text:p>
      <text:p text:style-name="P92">-ei</text:p>
      <text:p text:style-name="P92">-heit,</text:p>
      <text:p text:style-name="P92">-keit</text:p>
      <text:p text:style-name="P92">-schaft</text:p>
      <text:p text:style-name="P92">-ung</text:p>
      <text:p text:style-name="P92">-ie</text:p>
      <text:p text:style-name="P92">-ik</text:p>
      <text:p text:style-name="P92">-ion</text:p>
      <text:p text:style-name="P92">-tat</text:p>
      <text:p text:style-name="P92">-(a)tion</text:p>
      <text:p text:style-name="P92">-ur</text:p>
      <text:p text:style-name="P63"/>
      <text:h text:style-name="Heading_20_3" text:outline-level="3"><text:bookmark-start text:name="__RefHeading___Toc8903_3204759922"/><text:span text:style-name="T95">2.a.3 </text:span>neutrum<text:bookmark-end text:name="__RefHeading___Toc8903_3204759922"/></text:h>
      <text:p text:style-name="P64">с уменьшительными суффиксами </text:p>
      <text:p text:style-name="P92">-chen</text:p>
      <text:p text:style-name="P92">-lein</text:p>
      <text:p text:style-name="P64"/>
      <text:p text:style-name="P64">с суффиксом субстантивированных дробных числительных</text:p>
      <text:p text:style-name="P92">-tel</text:p>
      <text:p text:style-name="P64"/>
      <text:p text:style-name="P64">а также иноязычные существительные с суффиксами</text:p>
      <text:p text:style-name="P92">-(i)um</text:p>
      <text:p text:style-name="P92">-ment</text:p>
      <text:p text:style-name="P92"/>
      <text:p text:style-name="P92"/>
      <text:p text:style-name="P92"/>
      <text:h text:style-name="Heading_20_2" text:outline-level="2"><text:bookmark-start text:name="__RefHeading___Toc8905_3204759922"/>2.2 Der Plural<text:bookmark-end text:name="__RefHeading___Toc8905_3204759922"/></text:h>
      <text:p text:style-name="P109"/>
      <text:p text:style-name="P79"><text:soft-page-break/></text:p>
      <table:table table:name="Plural" table:style-name="Plural">
        <table:table-column table:style-name="Plural.A"/>
        <table:table-column table:style-name="Plural.B"/>
        <table:table-column table:style-name="Plural.C"/>
        <table:table-column table:style-name="Plural.D"/>
        <table:table-row>
          <table:table-cell table:style-name="Plural.A1" office:value-type="string">
            <text:p text:style-name="P202"/>
          </table:table-cell>
          <table:table-cell table:style-name="Plural.A1" office:value-type="string">
            <text:p text:style-name="P203">m</text:p>
          </table:table-cell>
          <table:table-cell table:style-name="Plural.A1" office:value-type="string">
            <text:p text:style-name="P203">n</text:p>
          </table:table-cell>
          <table:table-cell table:style-name="Plural.D1" office:value-type="string">
            <text:p text:style-name="P203">f</text:p>
          </table:table-cell>
        </table:table-row>
        <table:table-row>
          <table:table-cell table:style-name="Plural.A2" office:value-type="string">
            <text:p text:style-name="P93">-e(``/-)</text:p>
          </table:table-cell>
          <table:table-cell table:style-name="Plural.A2" office:value-type="string">
            <text:p text:style-name="P238">typisch</text:p>
            <text:p text:style-name="P203">- часто (``)</text:p>
          </table:table-cell>
          <table:table-cell table:style-name="Plural.A2" office:value-type="string">
            <text:p text:style-name="P204">- многие сущ. всегда без (``)</text:p>
            <text:p text:style-name="P204">- иноязычные, всегда без (``)</text:p>
            <text:p text:style-name="P204"/>
            <text:p text:style-name="P204">(-nis → -nisse)</text:p>
          </table:table-cell>
          <table:table-cell table:style-name="Plural.D2" office:value-type="string">
            <text:p text:style-name="P204">- обособленная группа односложных имен, всегда с (``)</text:p>
            <text:p text:style-name="P139">die Bank - die Bänke</text:p>
            <text:p text:style-name="P139">die Frucht - die Früchte</text:p>
            <text:p text:style-name="P139">die Gans - die Gänse</text:p>
            <text:p text:style-name="P139">die Hand - die Hände</text:p>
            <text:p text:style-name="P139">die Kraft - die Kräfte</text:p>
            <text:p text:style-name="P139">die Kuh - die Kühe</text:p>
            <text:p text:style-name="P139">die Macht - die Mächte</text:p>
            <text:p text:style-name="P139">die Maus - die Mäuse</text:p>
            <text:p text:style-name="P139">die Nacht - die Nächte</text:p>
            <text:p text:style-name="P139">die Nuß - die Nüsse</text:p>
            <text:p text:style-name="P139">die Stadt - die Städte</text:p>
            <text:p text:style-name="P139">die Wand - die Wände</text:p>
            <text:p text:style-name="P139"/>
            <text:p text:style-name="P204">-nis → -nisse, всегда без (``)</text:p>
          </table:table-cell>
        </table:table-row>
        <table:table-row>
          <table:table-cell table:style-name="Plural.A2" office:value-type="string">
            <text:p text:style-name="P93">-en(-)</text:p>
          </table:table-cell>
          <table:table-cell table:style-name="Plural.A2" office:value-type="string">
            <text:p text:style-name="P203">- одуш. предметы слабого скл.</text:p>
            <text:p text:style-name="P205"/>
            <text:p text:style-name="P205">- несколько заимствованных сущ. неодуш. , слабого. <text:span text:style-name="T80">с</text:span>кл.</text:p>
            <text:p text:style-name="P140">der Planet - die Planeten</text:p>
            <text:p text:style-name="P140">der Komet - die Kometen</text:p>
            <text:p text:style-name="P140">der Paragraph - die Paragraphen</text:p>
            <text:p text:style-name="P140">der Konsonant - die Konsonanten</text:p>
            <text:p text:style-name="P206"/>
            <text:p text:style-name="P205">- несколько сущ. сильного скл. в т.ч. иноязычные на -or (с переносом ударения на -or)</text:p>
            <text:p text:style-name="P141">der Staat - die Staaten </text:p>
            <text:p text:style-name="P141">der See - die Seen</text:p>
            <text:p text:style-name="P141">der Schmerz - die Schmerzen</text:p>
            <text:p text:style-name="P141">der Nachbar - die Nachbarn</text:p>
            <text:p text:style-name="P141">der Vetter - die Vettern</text:p>
            <text:p text:style-name="P141">der Doktor - die Doktoren</text:p>
            <text:p text:style-name="P141">der Traktor - die Traktoren</text:p>
            <text:p text:style-name="P205"/>
            <text:p text:style-name="P205">- смешанного склонения</text:p>
          </table:table-cell>
          <table:table-cell table:style-name="Plural.A2" office:value-type="string">
            <text:p text:style-name="P142">das Auge - die Augen</text:p>
            <text:p text:style-name="P142">das Bett - die Betten</text:p>
            <text:p text:style-name="P142">das Ende - die Enden</text:p>
            <text:p text:style-name="P142">das Hemd - die Hemden</text:p>
            <text:p text:style-name="P142">das Herz - die Herzen</text:p>
            <text:p text:style-name="P142">das Insekt - die Insekten</text:p>
            <text:p text:style-name="P142">das Interesse - die Interessen</text:p>
            <text:p text:style-name="P142">das Juwel - die Juwelen</text:p>
            <text:p text:style-name="P142">das Ohr - die Ohren</text:p>
            <text:p text:style-name="P142">das Verb - die Verben</text:p>
          </table:table-cell>
          <table:table-cell table:style-name="Plural.D2" office:value-type="string">
            <text:p text:style-name="P238">typisch</text:p>
            <text:p text:style-name="P204">-er -el получают -n</text:p>
            <text:p text:style-name="P207">-in → -innen производные от муж.рода</text:p>
          </table:table-cell>
        </table:table-row>
        <table:table-row>
          <table:table-cell table:style-name="Plural.A2" office:value-type="string">
            <text:p text:style-name="P93">-er(``)</text:p>
          </table:table-cell>
          <table:table-cell table:style-name="Plural.A2" office:value-type="string">
            <text:p text:style-name="P208">- небольшая группа</text:p>
            <text:p text:style-name="P143">der Gott - die Götter</text:p>
            <text:p text:style-name="P143">der Leib - die Leiber</text:p>
            <text:p text:style-name="P143">der Mann - die Männer</text:p>
            <text:p text:style-name="P143">der Wald - die Wälder</text:p>
            <text:p text:style-name="P143">der Irrtum - die Irrtümer</text:p>
            <text:p text:style-name="P143">der Reichtum - die Reichtümer</text:p>
          </table:table-cell>
          <table:table-cell table:style-name="Plural.A2" office:value-type="string">
            <text:p text:style-name="P238">typisch</text:p>
            <text:p text:style-name="P208">- главным образом односложные</text:p>
          </table:table-cell>
          <table:table-cell table:style-name="Plural.D2" office:value-type="string">
            <text:p text:style-name="P202"/>
          </table:table-cell>
        </table:table-row>
        <table:table-row>
          <table:table-cell table:style-name="Plural.A2" office:value-type="string">
            <text:p text:style-name="P93">-(``/-)</text:p>
          </table:table-cell>
          <table:table-cell table:style-name="Plural.A2" office:value-type="string">
            <text:p text:style-name="P208">-el -er -en</text:p>
          </table:table-cell>
          <table:table-cell table:style-name="Plural.A2" office:value-type="string">
            <text:p text:style-name="P209">- всегда без умлаута</text:p>
            <text:p text:style-name="P208">-el -er -en <text:span text:style-name="T39">-chen -lein</text:span></text:p>
            <text:p text:style-name="P210">Ge--e</text:p>
            <text:p text:style-name="P210">!!!но</text:p>
            <text:p text:style-name="P144">das Kloster - die Klöster </text:p>
          </table:table-cell>
          <table:table-cell table:style-name="Plural.D2" office:value-type="string">
            <text:p text:style-name="P144">die Mutter - die Mütter</text:p>
            <text:p text:style-name="P144">die Tochter - die Töchter</text:p>
          </table:table-cell>
        </table:table-row>
        <table:table-row>
          <table:table-cell table:style-name="Plural.A2" office:value-type="string">
            <text:p text:style-name="P93">-s(-)</text:p>
          </table:table-cell>
          <table:table-cell table:style-name="Plural.D2" table:number-columns-spanned="3" office:value-type="string">
            <text:p text:style-name="P210">- характерен, глав. образом, для некоторых иноязычных существительных <text:span text:style-name="T40">(муж. и ср. рода)</text:span></text:p>
            <text:p text:style-name="P210">- могут быть образованы формы множественного числа аббревиатур</text:p>
            <text:p text:style-name="P210">- образуется также множественное число имен собственных, в первую очередь личных имен</text:p>
          </table:table-cell>
          <table:covered-table-cell/>
          <table:covered-table-cell/>
        </table:table-row>
      </table:table>
      <text:p text:style-name="P80"/>
      <text:p text:style-name="P80">Существует пять основных способов образования множественного числа имен существительных в немецком языке:</text:p>
      <text:p text:style-name="P80"/>
      <text:p text:style-name="P80">I. посредством суффикса <text:tab/>-е <text:s text:c="2"/>(с умлаутом и без него) <text:tab/><text:span text:style-name="T33">-e(``/-)</text:span>;</text:p>
      <text:p text:style-name="P80"><text:soft-page-break/>II. посредством суффикса <text:tab/>-еn (без умлаута) <text:tab/><text:tab/><text:span text:style-name="T33">-en(-)</text:span>;</text:p>
      <text:p text:style-name="P80">III. посредством суффикса <text:tab/>-er <text:s/>(с умлаутом) <text:tab/><text:tab/><text:span text:style-name="T33">-er(``)</text:span>;</text:p>
      <text:p text:style-name="P80">IV. без суффикса <text:tab/><text:tab/><text:span text:style-name="T81">-</text:span> <text:s text:c="4"/>(с умлаутом и без него) <text:tab/><text:span text:style-name="T33">-(``/-)</text:span>;</text:p>
      <text:p text:style-name="P80">V. посредством суффикса <text:tab/>-s <text:s text:c="2"/>(без умлаута) <text:tab/><text:tab/><text:span text:style-name="T33">-s(-)</text:span>.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Heading_20_2" text:outline-level="2"><text:bookmark-start text:name="__RefHeading___Toc8907_3204759922"/>2.3 Der Kasus<text:bookmark-end text:name="__RefHeading___Toc8907_3204759922"/></text:h>
      <text:p text:style-name="P81">сильное склонение (die starke Deklination);</text:p>
      <text:p text:style-name="P81">слабое склонение (die schwache Deklination);</text:p>
      <text:p text:style-name="P81">женское склонение (die weibliche Deklination).</text:p>
      <text:p text:style-name="P81"/>
      <text:p text:style-name="P81">!!!<text:span text:style-name="T41">Во множественном числе все существительные склоняются одинаково.</text:span></text:p>
      <text:p text:style-name="P81"/>
      <text:p text:style-name="P116">Сильное склонение</text:p>
      <text:h text:style-name="P296" text:outline-level="3"><text:bookmark-start text:name="__RefHeading___Toc8909_3204759922"/>2.3.a Deklination<text:bookmark-end text:name="__RefHeading___Toc8909_3204759922"/></text:h>
      <text:h text:style-name="Heading_20_4" text:outline-level="4"><text:bookmark-start text:name="__RefHeading___Toc8911_3204759922"/><text:span text:style-name="T95">2.3.a.1 </text:span>Die starke Deklination<text:bookmark-end text:name="__RefHeading___Toc8911_3204759922"/></text:h>
      <text:p text:style-name="P82"/>
      <text:p text:style-name="P82">- большинство существительных мужского рода</text:p>
      <text:p text:style-name="P82">- все существительные среднего рода (исключение: das Herz – сердце)</text:p>
      <text:p text:style-name="P82"/>
      <text:p text:style-name="P82">Основной признак: окончание -(e)s в Genitiv:</text:p>
      <text:p text:style-name="P83"><text:soft-page-break/>-s характерно главным образом для многосложных существительных</text:p>
      <text:p text:style-name="P83">-es для односложных и -s, -ß, -x, -z, -tz</text:p>
      <text:p text:style-name="P83">-us, -ismus м.рода окончания -(e)s <text:s/>не получают</text:p>
      <text:p text:style-name="P83"/>
      <text:p text:style-name="P83"/>
      <table:table table:name="Die_starke_Deklination" table:style-name="Die_5f_starke_5f_Deklination">
        <table:table-column table:style-name="Die_5f_starke_5f_Deklination.A"/>
        <table:table-column table:style-name="Die_5f_starke_5f_Deklination.B"/>
        <table:table-column table:style-name="Die_5f_starke_5f_Deklination.A"/>
        <table:table-column table:style-name="Die_5f_starke_5f_Deklination.D"/>
        <table:table-column table:style-name="Die_5f_starke_5f_Deklination.E"/>
        <table:table-row>
          <table:table-cell table:style-name="Die_5f_starke_5f_Deklination.A1" office:value-type="string">
            <text:p text:style-name="P211">Nominativ</text:p>
            <text:p text:style-name="P211">Genitiv</text:p>
            <text:p text:style-name="P211">Dativ</text:p>
            <text:p text:style-name="P211">Akkusativ</text:p>
          </table:table-cell>
          <table:table-cell table:style-name="Die_5f_starke_5f_Deklination.A1" office:value-type="string">
            <text:p text:style-name="P222">der Vater</text:p>
            <text:p text:style-name="P222">des Vater<text:span text:style-name="T34">s</text:span></text:p>
            <text:p text:style-name="P222">dem Vater</text:p>
            <text:p text:style-name="P222">den Vater</text:p>
          </table:table-cell>
          <table:table-cell table:style-name="Die_5f_starke_5f_Deklination.A1" office:value-type="string">
            <text:p text:style-name="P222">der Mann</text:p>
            <text:p text:style-name="P222">des Mann<text:span text:style-name="T34">es</text:span></text:p>
            <text:p text:style-name="P222">dem Mann</text:p>
            <text:p text:style-name="P222">den Mann</text:p>
          </table:table-cell>
          <table:table-cell table:style-name="Die_5f_starke_5f_Deklination.A1" office:value-type="string">
            <text:p text:style-name="P222">das Volk</text:p>
            <text:p text:style-name="P222">des Volk<text:span text:style-name="T34">es</text:span></text:p>
            <text:p text:style-name="P222">dem Volk</text:p>
            <text:p text:style-name="P222">das Volk</text:p>
          </table:table-cell>
          <table:table-cell table:style-name="Die_5f_starke_5f_Deklination.E1" office:value-type="string">
            <text:p text:style-name="P222">das Fenster</text:p>
            <text:p text:style-name="P222">des Fenster<text:span text:style-name="T34">s</text:span></text:p>
            <text:p text:style-name="P222">dem Fenster</text:p>
            <text:p text:style-name="P222">das Fenster</text:p>
          </table:table-cell>
        </table:table-row>
      </table:table>
      <text:p text:style-name="P83"/>
      <text:p text:style-name="P114">!Некоторые односложные существительные могут сохранять утраченное окончание дательного падежа -е, например:</text:p>
      <text:p text:style-name="P114">im Walde (der Wald) nach Hause (das Haus).</text:p>
      <text:p text:style-name="P82"/>
      <text:p text:style-name="P77">Слабое уклонение</text:p>
      <text:h text:style-name="Heading_20_4" text:outline-level="4"><text:bookmark-start text:name="__RefHeading___Toc8913_3204759922"/><text:span text:style-name="T95">2.3.a.2 </text:span>Die schwache Deklination<text:bookmark-end text:name="__RefHeading___Toc8913_3204759922"/></text:h>
      <text:p text:style-name="P82"/>
      <text:p text:style-name="P83">- только мужского рода, преимущественно одушевленные:</text:p>
      <text:p text:style-name="P84"><text:span text:style-name="T42">1. </text:span>-e</text:p>
      <text:p text:style-name="P84"><text:span text:style-name="T42">2. </text:span>односложные</text:p>
      <text:p text:style-name="P85">3. названия лиц - с иноязычными ударными суффиксами -ant, -at, -ent, -et, -graph(-graf), -ist, -it, -оt и др. <text:span text:style-name="T82">(</text:span>der Architekt, der Kamerad<text:span text:style-name="T82">)</text:span></text:p>
      <text:p text:style-name="P86">4. Несколько неодушевленных имен существительных иноязычного происхождения, например:</text:p>
      <text:p text:style-name="P86">der Planet</text:p>
      <text:p text:style-name="P86">der Komet</text:p>
      <text:p text:style-name="P86">der Automat</text:p>
      <text:p text:style-name="P86">der Paragraph</text:p>
      <text:p text:style-name="P86">der Brilliant</text:p>
      <text:p text:style-name="P86">der Diamant</text:p>
      <text:p text:style-name="P86">der Foliant</text:p>
      <text:p text:style-name="P86">der Konsonant</text:p>
      <text:p text:style-name="P83"/>
      <text:p text:style-name="P86">Основной показатель слабого склонения - окончание -(e)n во всех падежах, кроме именительного.</text:p>
      <text:p text:style-name="P86"/>
      <table:table table:name="Die_schwache_Deklination" table:style-name="Die_5f_schwache_5f_Deklination">
        <table:table-column table:style-name="Die_5f_schwache_5f_Deklination.A" table:number-columns-repeated="5"/>
        <table:table-row>
          <table:table-cell table:style-name="Die_5f_schwache_5f_Deklination.A1" office:value-type="string">
            <text:p text:style-name="P211">Nominativ</text:p>
            <text:p text:style-name="P211">Genitiv</text:p>
            <text:p text:style-name="P211">Dativ</text:p>
            <text:p text:style-name="P211">Akkusativ</text:p>
          </table:table-cell>
          <table:table-cell table:style-name="Die_5f_schwache_5f_Deklination.A1" office:value-type="string">
            <text:p text:style-name="P211">der Knabe</text:p>
            <text:p text:style-name="P211">des Knab<text:span text:style-name="T43">e</text:span><text:span text:style-name="T34">n</text:span></text:p>
            <text:p text:style-name="P211">dem K<text:span text:style-name="T43">nabe</text:span><text:span text:style-name="T34">n</text:span></text:p>
            <text:p text:style-name="P222">den Knabe<text:span text:style-name="T34">n</text:span></text:p>
          </table:table-cell>
          <table:table-cell table:style-name="Die_5f_schwache_5f_Deklination.A1" office:value-type="string">
            <text:p text:style-name="P211">der Mensch</text:p>
            <text:p text:style-name="P211">des Mensch<text:span text:style-name="T34">en</text:span></text:p>
            <text:p text:style-name="P211">dem Mensch<text:span text:style-name="T34">en</text:span></text:p>
            <text:p text:style-name="P211">den Mensch<text:span text:style-name="T34">en</text:span></text:p>
          </table:table-cell>
          <table:table-cell table:style-name="Die_5f_schwache_5f_Deklination.A1" office:value-type="string">
            <text:p text:style-name="P211">der Diplomat</text:p>
            <text:p text:style-name="P211">des Diplomat<text:span text:style-name="T34">en</text:span></text:p>
            <text:p text:style-name="P211">dem Diplomat<text:span text:style-name="T34">en</text:span></text:p>
            <text:p text:style-name="P211">den Diplomat<text:span text:style-name="T34">en</text:span></text:p>
          </table:table-cell>
          <table:table-cell table:style-name="Die_5f_schwache_5f_Deklination.E1" office:value-type="string">
            <text:p text:style-name="P211">der Diamant</text:p>
            <text:p text:style-name="P211">des Diamant<text:span text:style-name="T34">en</text:span></text:p>
            <text:p text:style-name="P211">dem Diamant<text:span text:style-name="T34">en</text:span></text:p>
            <text:p text:style-name="P211">den Diamant<text:span text:style-name="T34">en</text:span></text:p>
          </table:table-cell>
        </table:table-row>
      </table:table>
      <text:p text:style-name="P86"/>
      <text:p text:style-name="P86">!!!<text:span text:style-name="T45">Как по сильному, так и по слабому типу могут склоняться имена существительные:</text:span></text:p>
      <text:p text:style-name="P87">der Bauer</text:p>
      <text:p text:style-name="P87">der Nachbar</text:p>
      <text:p text:style-name="P87">der Oberst</text:p>
      <text:p text:style-name="P87">der Untertan</text:p>
      <text:p text:style-name="P87">der Vetter</text:p>
      <text:p text:style-name="P87"/>
      <table:table table:name="Die_schwache_Deklination2" table:style-name="Die_5f_schwache_5f_Deklination2">
        <table:table-column table:style-name="Die_5f_schwache_5f_Deklination2.A"/>
        <table:table-column table:style-name="Die_5f_schwache_5f_Deklination2.B"/>
        <table:table-row>
          <table:table-cell table:style-name="Die_5f_schwache_5f_Deklination2.A1" office:value-type="string">
            <text:p text:style-name="P211">Nominativ</text:p>
            <text:p text:style-name="P211">Genitiv</text:p>
            <text:p text:style-name="P211">Dativ</text:p>
            <text:p text:style-name="P211">Akkusativ</text:p>
          </table:table-cell>
          <table:table-cell table:style-name="Die_5f_schwache_5f_Deklination2.B1" office:value-type="string">
            <text:p text:style-name="P212">der Bauer</text:p>
            <text:p text:style-name="P212">des Bauer<text:span text:style-name="T34">s</text:span>/ Bauer<text:span text:style-name="T34">n</text:span></text:p>
            <text:p text:style-name="P212">dem Bauer/ Bauer<text:span text:style-name="T34">n</text:span></text:p>
            <text:p text:style-name="P212">den Bauer/ Ваuer<text:span text:style-name="T34">n</text:span></text:p>
          </table:table-cell>
        </table:table-row>
      </table:table>
      <text:p text:style-name="P87"/>
      <text:p text:style-name="P78">Женское склонение</text:p>
      <text:h text:style-name="Heading_20_4" text:outline-level="4"><text:bookmark-start text:name="__RefHeading___Toc8915_3204759922"/><text:span text:style-name="T95">2.3.a.3 </text:span>Die weibliche Deklination<text:bookmark-end text:name="__RefHeading___Toc8915_3204759922"/></text:h>
      <text:p text:style-name="P78"/>
      <text:p text:style-name="P88">- все имена существительные женского рода</text:p>
      <text:p text:style-name="P88"/>
      <text:p text:style-name="P88">Основной признак женского склонения - отсутствие падежных окончаний.</text:p>
      <text:p text:style-name="P88"><text:soft-page-break/></text:p>
      <table:table table:name="Die_weibliche_Deklination" table:style-name="Die_5f_weibliche_5f_Deklination">
        <table:table-column table:style-name="Die_5f_weibliche_5f_Deklination.A"/>
        <table:table-column table:style-name="Die_5f_weibliche_5f_Deklination.B"/>
        <table:table-row>
          <table:table-cell table:style-name="Die_5f_weibliche_5f_Deklination.A1" office:value-type="string">
            <text:p text:style-name="P211">Nominativ</text:p>
            <text:p text:style-name="P211">Genitiv</text:p>
            <text:p text:style-name="P211">Dativ</text:p>
            <text:p text:style-name="P211">Akkusativ</text:p>
          </table:table-cell>
          <table:table-cell table:style-name="Die_5f_weibliche_5f_Deklination.B1" office:value-type="string">
            <text:p text:style-name="P212">die Tür</text:p>
            <text:p text:style-name="P212">der Tür</text:p>
            <text:p text:style-name="P212">der Tür</text:p>
            <text:p text:style-name="P212">die Tür</text:p>
          </table:table-cell>
        </table:table-row>
      </table:table>
      <text:p text:style-name="P88"/>
      <text:p text:style-name="P78">Смешанное склонение</text:p>
      <text:h text:style-name="Heading_20_4" text:outline-level="4"><text:bookmark-start text:name="__RefHeading___Toc8917_3204759922"/><text:span text:style-name="T95">2.3.a.4 </text:span>Die gemischte Deklination<text:bookmark-end text:name="__RefHeading___Toc8917_3204759922"/></text:h>
      <text:p text:style-name="P88"/>
      <text:p text:style-name="P89">- Несколько существительных</text:p>
      <text:p text:style-name="P89">-ns в Genitiv</text:p>
      <text:p text:style-name="P89">-n в косвенных</text:p>
      <text:p text:style-name="P89"/>
      <text:p text:style-name="P89">der Name</text:p>
      <text:p text:style-name="P89">der Same</text:p>
      <text:p text:style-name="P89">der Wille </text:p>
      <text:p text:style-name="P89">der Gedanke</text:p>
      <text:p text:style-name="P89">der Buchstabe</text:p>
      <text:p text:style-name="P89">der Friede </text:p>
      <text:p text:style-name="P89">der Funke</text:p>
      <text:p text:style-name="P89">der Fels</text:p>
      <text:p text:style-name="P89">das Herz</text:p>
      <text:p text:style-name="P89"/>
      <table:table table:name="Die_gemischte_Deklination" table:style-name="Die_5f_gemischte_5f_Deklination">
        <table:table-column table:style-name="Die_5f_gemischte_5f_Deklination.A"/>
        <table:table-column table:style-name="Die_5f_gemischte_5f_Deklination.B"/>
        <table:table-row>
          <table:table-cell table:style-name="Die_5f_gemischte_5f_Deklination.A1" office:value-type="string">
            <text:p text:style-name="P211">Nominativ</text:p>
            <text:p text:style-name="P211">Genitiv</text:p>
            <text:p text:style-name="P211">Dativ</text:p>
            <text:p text:style-name="P211">Akkusativ</text:p>
          </table:table-cell>
          <table:table-cell table:style-name="Die_5f_gemischte_5f_Deklination.B1" office:value-type="string">
            <text:p text:style-name="P213">der Name</text:p>
            <text:p text:style-name="P213">des Name<text:span text:style-name="T34">ns</text:span></text:p>
            <text:p text:style-name="P213">dem Name<text:span text:style-name="T34">n</text:span></text:p>
            <text:p text:style-name="P213">den Name<text:span text:style-name="T34">n</text:span></text:p>
          </table:table-cell>
        </table:table-row>
      </table:table>
      <text:p text:style-name="P96"/>
      <text:p text:style-name="P11">!<text:span text:style-name="T46">Некоторые существительные этой группы могут иметь параллельные формы именительного падежа на -(е)n:</text:span></text:p>
      <text:p text:style-name="P12">der <text:span text:style-name="T44">Friede / </text:span>Frieden </text:p>
      <text:p text:style-name="P12">der Fels / Felsen</text:p>
      <text:p text:style-name="P12"/>
      <text:p text:style-name="P75">Склонение имен существительных во множественном числе</text:p>
      <text:h text:style-name="Heading_20_4" text:outline-level="4"><text:bookmark-start text:name="__RefHeading___Toc8919_3204759922"/><text:span text:style-name="T95">2.3.a.5 </text:span>Die Deklination der Substantive im Plural<text:bookmark-end text:name="__RefHeading___Toc8919_3204759922"/></text:h>
      <text:p text:style-name="P13"/>
      <text:p text:style-name="P13">Во множественном числе все немецкие существительные склоняются одинаково, единственное падежное окончание -n в дательном падеже. </text:p>
      <text:p text:style-name="P13">Имена существительные, имеющие во множественном числе суффикс -(е)n или -s, окончания -n в дательном падеже множественного числа не получают:</text:p>
      <text:p text:style-name="P13"/>
      <table:table table:name="Die_Deklinationder_Substantiveim_Plural" table:style-name="Die_5f_Deklinationder_5f_Substantiveim_5f_Plural">
        <table:table-column table:style-name="Die_5f_Deklinationder_5f_Substantiveim_5f_Plural.A"/>
        <table:table-column table:style-name="Die_5f_Deklinationder_5f_Substantiveim_5f_Plural.B"/>
        <table:table-column table:style-name="Die_5f_Deklinationder_5f_Substantiveim_5f_Plural.C"/>
        <table:table-column table:style-name="Die_5f_Deklinationder_5f_Substantiveim_5f_Plural.D" table:number-columns-repeated="3"/>
        <table:table-column table:style-name="Die_5f_Deklinationder_5f_Substantiveim_5f_Plural.G"/>
        <table:table-row>
          <table:table-cell table:style-name="Die_5f_Deklinationder_5f_Substantiveim_5f_Plural.A1" office:value-type="string">
            <text:p text:style-name="P214">Nominativ</text:p>
            <text:p text:style-name="P214">Genitiv</text:p>
            <text:p text:style-name="P214">Dativ</text:p>
            <text:p text:style-name="P214">Akkusativ</text:p>
          </table:table-cell>
          <table:table-cell table:style-name="Die_5f_Deklinationder_5f_Substantiveim_5f_Plural.A1" office:value-type="string">
            <text:p text:style-name="P214">die Väter</text:p>
            <text:p text:style-name="P214">der Väter</text:p>
            <text:p text:style-name="P214">den Väter<text:span text:style-name="T34">n</text:span></text:p>
            <text:p text:style-name="P214">die Väter</text:p>
          </table:table-cell>
          <table:table-cell table:style-name="Die_5f_Deklinationder_5f_Substantiveim_5f_Plural.A1" office:value-type="string">
            <text:p text:style-name="P214">die Menschen</text:p>
            <text:p text:style-name="P214">der Menschen</text:p>
            <text:p text:style-name="P214">den Menschen</text:p>
            <text:p text:style-name="P214">die Menschen</text:p>
          </table:table-cell>
          <table:table-cell table:style-name="Die_5f_Deklinationder_5f_Substantiveim_5f_Plural.A1" office:value-type="string">
            <text:p text:style-name="P214">die Türen</text:p>
            <text:p text:style-name="P214">der Türen</text:p>
            <text:p text:style-name="P214">den Türen</text:p>
            <text:p text:style-name="P214">die Türen</text:p>
          </table:table-cell>
          <table:table-cell table:style-name="Die_5f_Deklinationder_5f_Substantiveim_5f_Plural.A1" office:value-type="string">
            <text:p text:style-name="P214">die Bücher</text:p>
            <text:p text:style-name="P214">der Bücher</text:p>
            <text:p text:style-name="P214">den Bücher<text:span text:style-name="T34">n</text:span></text:p>
            <text:p text:style-name="P214">die Bücher</text:p>
          </table:table-cell>
          <table:table-cell table:style-name="Die_5f_Deklinationder_5f_Substantiveim_5f_Plural.A1" office:value-type="string">
            <text:p text:style-name="P214">die Herzen</text:p>
            <text:p text:style-name="P214">der Herzen</text:p>
            <text:p text:style-name="P214">den Herzen</text:p>
            <text:p text:style-name="P214">die Herzen</text:p>
          </table:table-cell>
          <table:table-cell table:style-name="Die_5f_Deklinationder_5f_Substantiveim_5f_Plural.G1" office:value-type="string">
            <text:p text:style-name="P214">die Parks</text:p>
            <text:p text:style-name="P214">der Parks</text:p>
            <text:p text:style-name="P214">den Parks</text:p>
            <text:p text:style-name="P214">die Parks</text:p>
          </table:table-cell>
        </table:table-row>
      </table:table>
      <text:p text:style-name="P13"/>
      <text:p text:style-name="P13">!Существительные, стоящие в единственном числе с неопределенным артиклем, как правило, не употребляются в родительном падеже множественного числа. Его функциональный эквивалент -</text:p>
      <text:p text:style-name="P13">сочетание с предлогом von:</text:p>
      <text:p text:style-name="P13">das Bellen eines Hundes - das Bellen von Hunden.</text:p>
      <text:p text:style-name="P13"/>
      <table:table table:name="Die_Deklinationder_Substantiveim_Plural2" table:style-name="Die_5f_Deklinationder_5f_Substantiveim_5f_Plural2">
        <table:table-column table:style-name="Die_5f_Deklinationder_5f_Substantiveim_5f_Plural2.A"/>
        <table:table-column table:style-name="Die_5f_Deklinationder_5f_Substantiveim_5f_Plural2.B"/>
        <table:table-column table:style-name="Die_5f_Deklinationder_5f_Substantiveim_5f_Plural2.C"/>
        <table:table-column table:style-name="Die_5f_Deklinationder_5f_Substantiveim_5f_Plural2.B"/>
        <table:table-column table:style-name="Die_5f_Deklinationder_5f_Substantiveim_5f_Plural2.E"/>
        <table:table-column table:style-name="Die_5f_Deklinationder_5f_Substantiveim_5f_Plural2.F"/>
        <table:table-column table:style-name="Die_5f_Deklinationder_5f_Substantiveim_5f_Plural2.G"/>
        <table:table-row>
          <table:table-cell table:style-name="Die_5f_Deklinationder_5f_Substantiveim_5f_Plural2.A1" office:value-type="string">
            <text:p text:style-name="P202"/>
          </table:table-cell>
          <table:table-cell table:style-name="Die_5f_Deklinationder_5f_Substantiveim_5f_Plural2.A1" office:value-type="string">
            <text:p text:style-name="P215">Ak.</text:p>
          </table:table-cell>
          <table:table-cell table:style-name="Die_5f_Deklinationder_5f_Substantiveim_5f_Plural2.A1" office:value-type="string">
            <text:p text:style-name="P215">Gen.</text:p>
          </table:table-cell>
          <table:table-cell table:style-name="Die_5f_Deklinationder_5f_Substantiveim_5f_Plural2.A1" office:value-type="string">
            <text:p text:style-name="P215">Dat.</text:p>
          </table:table-cell>
          <table:table-cell table:style-name="Die_5f_Deklinationder_5f_Substantiveim_5f_Plural2.A1" office:value-type="string">
            <text:p text:style-name="P215">m</text:p>
          </table:table-cell>
          <table:table-cell table:style-name="Die_5f_Deklinationder_5f_Substantiveim_5f_Plural2.A1" office:value-type="string">
            <text:p text:style-name="P215">n</text:p>
          </table:table-cell>
          <table:table-cell table:style-name="Die_5f_Deklinationder_5f_Substantiveim_5f_Plural2.G1" office:value-type="string">
            <text:p text:style-name="P215">f</text:p>
          </table:table-cell>
        </table:table-row>
        <table:table-row>
          <table:table-cell table:style-name="Die_5f_Deklinationder_5f_Substantiveim_5f_Plural2.A2" office:value-type="string">
            <text:p text:style-name="P216">st</text:p>
          </table:table-cell>
          <table:table-cell table:style-name="Die_5f_Deklinationder_5f_Substantiveim_5f_Plural2.A2" office:value-type="string">
            <text:p text:style-name="P202"/>
          </table:table-cell>
          <table:table-cell table:style-name="Die_5f_Deklinationder_5f_Substantiveim_5f_Plural2.A2" office:value-type="string">
            <text:p text:style-name="P223">-(e)s</text:p>
          </table:table-cell>
          <table:table-cell table:style-name="Die_5f_Deklinationder_5f_Substantiveim_5f_Plural2.A2" office:value-type="string">
            <text:p text:style-name="P225"/>
          </table:table-cell>
          <table:table-cell table:style-name="Die_5f_Deklinationder_5f_Substantiveim_5f_Plural2.A2" office:value-type="string">
            <text:p text:style-name="P226">большинство</text:p>
          </table:table-cell>
          <table:table-cell table:style-name="Die_5f_Deklinationder_5f_Substantiveim_5f_Plural2.A2" office:value-type="string">
            <text:p text:style-name="P226">все</text:p>
          </table:table-cell>
          <table:table-cell table:style-name="Die_5f_Deklinationder_5f_Substantiveim_5f_Plural2.G2" office:value-type="string">
            <text:p text:style-name="P202"/>
          </table:table-cell>
        </table:table-row>
        <table:table-row>
          <table:table-cell table:style-name="Die_5f_Deklinationder_5f_Substantiveim_5f_Plural2.A2" office:value-type="string">
            <text:p text:style-name="P216">sch</text:p>
          </table:table-cell>
          <table:table-cell table:style-name="Die_5f_Deklinationder_5f_Substantiveim_5f_Plural2.A2" table:number-columns-spanned="3" office:value-type="string">
            <text:p text:style-name="P224">-en</text:p>
          </table:table-cell>
          <table:covered-table-cell/>
          <table:covered-table-cell/>
          <table:table-cell table:style-name="Die_5f_Deklinationder_5f_Substantiveim_5f_Plural2.A2" office:value-type="string">
            <text:p text:style-name="P145">преимущественно одушевленные и др.</text:p>
          </table:table-cell>
          <table:table-cell table:style-name="Die_5f_Deklinationder_5f_Substantiveim_5f_Plural2.A2" office:value-type="string">
            <text:p text:style-name="P202"/>
          </table:table-cell>
          <table:table-cell table:style-name="Die_5f_Deklinationder_5f_Substantiveim_5f_Plural2.G2" office:value-type="string">
            <text:p text:style-name="P202"/>
          </table:table-cell>
        </table:table-row>
        <table:table-row>
          <table:table-cell table:style-name="Die_5f_Deklinationder_5f_Substantiveim_5f_Plural2.A2" office:value-type="string">
            <text:p text:style-name="P216">w</text:p>
          </table:table-cell>
          <table:table-cell table:style-name="Die_5f_Deklinationder_5f_Substantiveim_5f_Plural2.A2" table:number-columns-spanned="3" office:value-type="string">
            <text:p text:style-name="P225"/>
          </table:table-cell>
          <table:covered-table-cell/>
          <table:covered-table-cell/>
          <table:table-cell table:style-name="Die_5f_Deklinationder_5f_Substantiveim_5f_Plural2.A2" office:value-type="string">
            <text:p text:style-name="P202"/>
          </table:table-cell>
          <table:table-cell table:style-name="Die_5f_Deklinationder_5f_Substantiveim_5f_Plural2.A2" office:value-type="string">
            <text:p text:style-name="P202"/>
          </table:table-cell>
          <table:table-cell table:style-name="Die_5f_Deklinationder_5f_Substantiveim_5f_Plural2.G2" office:value-type="string">
            <text:p text:style-name="P226">все</text:p>
          </table:table-cell>
        </table:table-row>
        <text:soft-page-break/>
        <table:table-row>
          <table:table-cell table:style-name="Die_5f_Deklinationder_5f_Substantiveim_5f_Plural2.A2" office:value-type="string">
            <text:p text:style-name="P216">g</text:p>
          </table:table-cell>
          <table:table-cell table:style-name="Die_5f_Deklinationder_5f_Substantiveim_5f_Plural2.A2" office:value-type="string">
            <text:p text:style-name="P223">-en</text:p>
          </table:table-cell>
          <table:table-cell table:style-name="Die_5f_Deklinationder_5f_Substantiveim_5f_Plural2.A2" office:value-type="string">
            <text:p text:style-name="P223">-ns</text:p>
          </table:table-cell>
          <table:table-cell table:style-name="Die_5f_Deklinationder_5f_Substantiveim_5f_Plural2.A2" office:value-type="string">
            <text:p text:style-name="P223">-en</text:p>
          </table:table-cell>
          <table:table-cell table:style-name="Die_5f_Deklinationder_5f_Substantiveim_5f_Plural2.A2" office:value-type="string">
            <text:p text:style-name="P115"><text:span text:style-name="T83">н</text:span>есколько существительных <text:span text:style-name="T84">(8)</text:span></text:p>
          </table:table-cell>
          <table:table-cell table:style-name="Die_5f_Deklinationder_5f_Substantiveim_5f_Plural2.A2" office:value-type="string">
            <text:p text:style-name="P146">das Herz</text:p>
          </table:table-cell>
          <table:table-cell table:style-name="Die_5f_Deklinationder_5f_Substantiveim_5f_Plural2.G2" office:value-type="string">
            <text:p text:style-name="P202"/>
          </table:table-cell>
        </table:table-row>
        <table:table-row>
          <table:table-cell table:style-name="Die_5f_Deklinationder_5f_Substantiveim_5f_Plural2.A2" office:value-type="string">
            <text:p text:style-name="P216">pl</text:p>
          </table:table-cell>
          <table:table-cell table:style-name="Die_5f_Deklinationder_5f_Substantiveim_5f_Plural2.A2" table:number-columns-spanned="2" office:value-type="string">
            <text:p text:style-name="P225"/>
          </table:table-cell>
          <table:covered-table-cell/>
          <table:table-cell table:style-name="Die_5f_Deklinationder_5f_Substantiveim_5f_Plural2.A2" office:value-type="string">
            <text:p text:style-name="P223">-n</text:p>
          </table:table-cell>
          <table:table-cell table:style-name="Die_5f_Deklinationder_5f_Substantiveim_5f_Plural2.G2" table:number-columns-spanned="3" office:value-type="string">
            <text:p text:style-name="P226">все</text:p>
          </table:table-cell>
          <table:covered-table-cell/>
          <table:covered-table-cell/>
        </table:table-row>
      </table:table>
      <text:p text:style-name="P13"/>
      <text:p text:style-name="P112">st - <text:s/>Die starke Deklination</text:p>
      <text:p text:style-name="P112">sch - Die schwache Deklination</text:p>
      <text:p text:style-name="P112">w - <text:s text:c="2"/>Die weibliche Deklination</text:p>
      <text:p text:style-name="P112">g - <text:s text:c="2"/>Die gemischte Deklination</text:p>
      <text:p text:style-name="P112">pl - <text:s/>Die Deklination der Substantive im Plural</text:p>
      <text:p text:style-name="P113">=-=-=-=-=-=-=--=-=-=-=-=-=-=-=-=-=-=-=-=-=-=-=-=-=-</text:p>
      <text:p text:style-name="P113"/>
      <text:p text:style-name="P107">Значение и функции падежей</text:p>
      <text:h text:style-name="Heading_20_3" text:outline-level="3"><text:bookmark-start text:name="__RefHeading___Toc8921_3204759922"/><text:span text:style-name="T95">2.3.b </text:span>Bedeutung und Funktionen der Fälle<text:bookmark-end text:name="__RefHeading___Toc8921_3204759922"/></text:h>
      <text:p text:style-name="P14"/>
      <text:p text:style-name="P4">Nominativ – wer? was? <text:s text:c="50"/>Кто? Что?</text:p>
      <text:p text:style-name="P4">Akkusativ <text:s/>– wen? was? wohin? <text:s text:c="36"/>Кого? Что? Куда? </text:p>
      <text:p text:style-name="P4">Genetiv <text:s text:c="4"/>– wessen? <text:s text:c="54"/>Чей? Чья? Чье? <text:s/></text:p>
      <text:p text:style-name="P4">Dativ <text:s text:c="8"/>– wem? welcher Sache? wann? wo? wie? <text:s text:c="4"/>Кому? Чему? Когда? Где? Как?</text:p>
      <text:p text:style-name="P4"/>
      <table:table table:name="Bedeutung_und_Funktionen_der_Fälle" table:style-name="Bedeutung_5f_und_5f_Funktionen_5f_der_5f_Fälle">
        <table:table-column table:style-name="Bedeutung_5f_und_5f_Funktionen_5f_der_5f_Fälle.A"/>
        <table:table-column table:style-name="Bedeutung_5f_und_5f_Funktionen_5f_der_5f_Fälle.B"/>
        <table:table-column table:style-name="Bedeutung_5f_und_5f_Funktionen_5f_der_5f_Fälle.C"/>
        <table:table-column table:style-name="Bedeutung_5f_und_5f_Funktionen_5f_der_5f_Fälle.D"/>
        <table:table-column table:style-name="Bedeutung_5f_und_5f_Funktionen_5f_der_5f_Fälle.E"/>
        <table:table-column table:style-name="Bedeutung_5f_und_5f_Funktionen_5f_der_5f_Fälle.F"/>
        <table:table-column table:style-name="Bedeutung_5f_und_5f_Funktionen_5f_der_5f_Fälle.G"/>
        <table:table-column table:style-name="Bedeutung_5f_und_5f_Funktionen_5f_der_5f_Fälle.H"/>
        <table:table-column table:style-name="Bedeutung_5f_und_5f_Funktionen_5f_der_5f_Fälle.I"/>
        <table:table-row>
          <table:table-cell table:style-name="Bedeutung_5f_und_5f_Funktionen_5f_der_5f_Fälle.A1" table:number-rows-spanned="3" office:value-type="string">
            <text:p text:style-name="P175"/>
            <text:p text:style-name="P175"/>
            <text:p text:style-name="P178">Fall</text:p>
          </table:table-cell>
          <table:table-cell table:style-name="Bedeutung_5f_und_5f_Funktionen_5f_der_5f_Fälle.A1" table:number-columns-spanned="4" office:value-type="string">
            <text:p text:style-name="P181">Bestimmten A.</text:p>
          </table:table-cell>
          <table:covered-table-cell/>
          <table:covered-table-cell/>
          <table:covered-table-cell/>
          <table:table-cell table:style-name="Bedeutung_5f_und_5f_Funktionen_5f_der_5f_Fälle.A1" table:number-columns-spanned="3" office:value-type="string">
            <text:p text:style-name="P181">Unbestimmten A.</text:p>
          </table:table-cell>
          <table:covered-table-cell/>
          <table:covered-table-cell/>
          <table:table-cell table:style-name="Bedeutung_5f_und_5f_Funktionen_5f_der_5f_Fälle.I1" office:value-type="string">
            <text:p text:style-name="P181"/>
          </table:table-cell>
        </table:table-row>
        <table:table-row>
          <table:covered-table-cell/>
          <table:table-cell table:style-name="Bedeutung_5f_und_5f_Funktionen_5f_der_5f_Fälle.B2" table:number-columns-spanned="3" office:value-type="string">
            <text:p text:style-name="P217">Sing.</text:p>
          </table:table-cell>
          <table:covered-table-cell/>
          <table:covered-table-cell/>
          <table:table-cell table:style-name="Bedeutung_5f_und_5f_Funktionen_5f_der_5f_Fälle.B2" table:number-rows-spanned="2" office:value-type="string">
            <text:p text:style-name="P218"/>
            <text:p text:style-name="P200"><text:span text:style-name="T47">p</text:span>l.</text:p>
          </table:table-cell>
          <table:table-cell table:style-name="Bedeutung_5f_und_5f_Funktionen_5f_der_5f_Fälle.B2" table:number-columns-spanned="3" office:value-type="string">
            <text:p text:style-name="P217">Sing.</text:p>
          </table:table-cell>
          <table:covered-table-cell/>
          <table:covered-table-cell/>
          <table:table-cell table:style-name="Bedeutung_5f_und_5f_Funktionen_5f_der_5f_Fälle.I2" table:number-rows-spanned="2" office:value-type="string">
            <text:p text:style-name="P219"/>
            <text:p text:style-name="P219">pl.</text:p>
          </table:table-cell>
        </table:table-row>
        <table:table-row>
          <table:covered-table-cell/>
          <table:table-cell table:style-name="Bedeutung_5f_und_5f_Funktionen_5f_der_5f_Fälle.B2" office:value-type="string">
            <text:p text:style-name="P184">m.</text:p>
          </table:table-cell>
          <table:table-cell table:style-name="Bedeutung_5f_und_5f_Funktionen_5f_der_5f_Fälle.B2" office:value-type="string">
            <text:p text:style-name="P184">n.</text:p>
          </table:table-cell>
          <table:table-cell table:style-name="Bedeutung_5f_und_5f_Funktionen_5f_der_5f_Fälle.B2" office:value-type="string">
            <text:p text:style-name="P184">f.</text:p>
          </table:table-cell>
          <table:covered-table-cell/>
          <table:table-cell table:style-name="Bedeutung_5f_und_5f_Funktionen_5f_der_5f_Fälle.B2" office:value-type="string">
            <text:p text:style-name="P184">m.</text:p>
          </table:table-cell>
          <table:table-cell table:style-name="Bedeutung_5f_und_5f_Funktionen_5f_der_5f_Fälle.B2" office:value-type="string">
            <text:p text:style-name="P184">n.</text:p>
          </table:table-cell>
          <table:table-cell table:style-name="Bedeutung_5f_und_5f_Funktionen_5f_der_5f_Fälle.B2" office:value-type="string">
            <text:p text:style-name="P184">f.</text:p>
          </table:table-cell>
          <table:covered-table-cell/>
        </table:table-row>
        <table:table-row>
          <table:table-cell table:style-name="Bedeutung_5f_und_5f_Funktionen_5f_der_5f_Fälle.B2" office:value-type="string">
            <text:p text:style-name="P218"/>
          </table:table-cell>
          <table:table-cell table:style-name="Bedeutung_5f_und_5f_Funktionen_5f_der_5f_Fälle.B2" office:value-type="string">
            <text:p text:style-name="P218"/>
          </table:table-cell>
          <table:table-cell table:style-name="Bedeutung_5f_und_5f_Funktionen_5f_der_5f_Fälle.B2" office:value-type="string">
            <text:p text:style-name="P218"/>
          </table:table-cell>
          <table:table-cell table:style-name="Bedeutung_5f_und_5f_Funktionen_5f_der_5f_Fälle.B2" office:value-type="string">
            <text:p text:style-name="P218"/>
          </table:table-cell>
          <table:table-cell table:style-name="Bedeutung_5f_und_5f_Funktionen_5f_der_5f_Fälle.B2" office:value-type="string">
            <text:p text:style-name="P218"/>
          </table:table-cell>
          <table:table-cell table:style-name="Bedeutung_5f_und_5f_Funktionen_5f_der_5f_Fälle.B2" office:value-type="string">
            <text:p text:style-name="P218"/>
          </table:table-cell>
          <table:table-cell table:style-name="Bedeutung_5f_und_5f_Funktionen_5f_der_5f_Fälle.B2" office:value-type="string">
            <text:p text:style-name="P218"/>
          </table:table-cell>
          <table:table-cell table:style-name="Bedeutung_5f_und_5f_Funktionen_5f_der_5f_Fälle.B2" office:value-type="string">
            <text:p text:style-name="P218"/>
          </table:table-cell>
          <table:table-cell table:style-name="Bedeutung_5f_und_5f_Funktionen_5f_der_5f_Fälle.I2" office:value-type="string">
            <text:p text:style-name="P218"/>
          </table:table-cell>
        </table:table-row>
        <table:table-row>
          <table:table-cell table:style-name="Bedeutung_5f_und_5f_Funktionen_5f_der_5f_Fälle.B2" office:value-type="string">
            <text:p text:style-name="P187">Nominativ</text:p>
          </table:table-cell>
          <table:table-cell table:style-name="Bedeutung_5f_und_5f_Funktionen_5f_der_5f_Fälle.B5" office:value-type="string">
            <text:p text:style-name="P197">der</text:p>
          </table:table-cell>
          <table:table-cell table:style-name="Bedeutung_5f_und_5f_Funktionen_5f_der_5f_Fälle.C5" office:value-type="string">
            <text:p text:style-name="P196">das</text:p>
          </table:table-cell>
          <table:table-cell table:style-name="Bedeutung_5f_und_5f_Funktionen_5f_der_5f_Fälle.D5" office:value-type="string">
            <text:p text:style-name="P196">die</text:p>
          </table:table-cell>
          <table:table-cell table:style-name="Bedeutung_5f_und_5f_Funktionen_5f_der_5f_Fälle.D5" office:value-type="string">
            <text:p text:style-name="P196"><text:span text:style-name="T48">d</text:span>ie</text:p>
            <text:p text:style-name="P220">-n</text:p>
          </table:table-cell>
          <table:table-cell table:style-name="Bedeutung_5f_und_5f_Funktionen_5f_der_5f_Fälle.C5" office:value-type="string">
            <text:p text:style-name="P196">ein</text:p>
          </table:table-cell>
          <table:table-cell table:style-name="Bedeutung_5f_und_5f_Funktionen_5f_der_5f_Fälle.C5" office:value-type="string">
            <text:p text:style-name="P196">ein</text:p>
          </table:table-cell>
          <table:table-cell table:style-name="Bedeutung_5f_und_5f_Funktionen_5f_der_5f_Fälle.H5" office:value-type="string">
            <text:p text:style-name="P196">eine</text:p>
          </table:table-cell>
          <table:table-cell table:style-name="Bedeutung_5f_und_5f_Funktionen_5f_der_5f_Fälle.I5" office:value-type="string">
            <text:p text:style-name="P117"/>
          </table:table-cell>
        </table:table-row>
        <table:table-row>
          <table:table-cell table:style-name="Bedeutung_5f_und_5f_Funktionen_5f_der_5f_Fälle.B2" office:value-type="string">
            <text:p text:style-name="P187">Akkusativ</text:p>
          </table:table-cell>
          <table:table-cell table:style-name="Bedeutung_5f_und_5f_Funktionen_5f_der_5f_Fälle.B6" office:value-type="string">
            <text:p text:style-name="P196"><text:span text:style-name="T48">d</text:span>en</text:p>
            <text:p text:style-name="P220">-en</text:p>
          </table:table-cell>
          <table:table-cell table:style-name="Bedeutung_5f_und_5f_Funktionen_5f_der_5f_Fälle.C5" office:value-type="string">
            <text:p text:style-name="P196">das</text:p>
          </table:table-cell>
          <table:table-cell table:style-name="Bedeutung_5f_und_5f_Funktionen_5f_der_5f_Fälle.D5" office:value-type="string">
            <text:p text:style-name="P196">die</text:p>
          </table:table-cell>
          <table:table-cell table:style-name="Bedeutung_5f_und_5f_Funktionen_5f_der_5f_Fälle.D5" office:value-type="string">
            <text:p text:style-name="P196">die</text:p>
            <text:p text:style-name="P220">-n</text:p>
          </table:table-cell>
          <table:table-cell table:style-name="Bedeutung_5f_und_5f_Funktionen_5f_der_5f_Fälle.F6" office:value-type="string">
            <text:p text:style-name="P198"><text:span text:style-name="T48">e</text:span>inen</text:p>
            <text:p text:style-name="P221">-en</text:p>
          </table:table-cell>
          <table:table-cell table:style-name="Bedeutung_5f_und_5f_Funktionen_5f_der_5f_Fälle.C5" office:value-type="string">
            <text:p text:style-name="P196">ein</text:p>
          </table:table-cell>
          <table:table-cell table:style-name="Bedeutung_5f_und_5f_Funktionen_5f_der_5f_Fälle.H5" office:value-type="string">
            <text:p text:style-name="P196">eine</text:p>
          </table:table-cell>
          <table:table-cell table:style-name="Bedeutung_5f_und_5f_Funktionen_5f_der_5f_Fälle.I5" office:value-type="string">
            <text:p text:style-name="P117"/>
          </table:table-cell>
        </table:table-row>
        <table:table-row>
          <table:table-cell table:style-name="Bedeutung_5f_und_5f_Funktionen_5f_der_5f_Fälle.B2" office:value-type="string">
            <text:p text:style-name="P187">Genitiv</text:p>
          </table:table-cell>
          <table:table-cell table:style-name="Bedeutung_5f_und_5f_Funktionen_5f_der_5f_Fälle.B7" office:value-type="string">
            <text:p text:style-name="P196"><text:span text:style-name="T48">d</text:span>es</text:p>
            <text:p text:style-name="P220">-(e)s</text:p>
            <text:p text:style-name="P220">-en</text:p>
          </table:table-cell>
          <table:table-cell table:style-name="Bedeutung_5f_und_5f_Funktionen_5f_der_5f_Fälle.B7" office:value-type="string">
            <text:p text:style-name="P196"><text:span text:style-name="T48">d</text:span>es</text:p>
            <text:p text:style-name="P220">-(e)s</text:p>
          </table:table-cell>
          <table:table-cell table:style-name="Bedeutung_5f_und_5f_Funktionen_5f_der_5f_Fälle.B5" office:value-type="string">
            <text:p text:style-name="P196">der</text:p>
          </table:table-cell>
          <table:table-cell table:style-name="Bedeutung_5f_und_5f_Funktionen_5f_der_5f_Fälle.B5" office:value-type="string">
            <text:p text:style-name="P196">der</text:p>
            <text:p text:style-name="P220">-n</text:p>
          </table:table-cell>
          <table:table-cell table:style-name="Bedeutung_5f_und_5f_Funktionen_5f_der_5f_Fälle.F7" office:value-type="string">
            <text:p text:style-name="P196"><text:span text:style-name="T48">e</text:span>ines</text:p>
            <text:p text:style-name="P220">-(e)s</text:p>
            <text:p text:style-name="P220">-en</text:p>
          </table:table-cell>
          <table:table-cell table:style-name="Bedeutung_5f_und_5f_Funktionen_5f_der_5f_Fälle.F7" office:value-type="string">
            <text:p text:style-name="P196"><text:span text:style-name="T48">e</text:span>ines</text:p>
            <text:p text:style-name="P220">-(e)s</text:p>
          </table:table-cell>
          <table:table-cell table:style-name="Bedeutung_5f_und_5f_Funktionen_5f_der_5f_Fälle.H7" office:value-type="string">
            <text:p text:style-name="P196">einer</text:p>
          </table:table-cell>
          <table:table-cell table:style-name="Bedeutung_5f_und_5f_Funktionen_5f_der_5f_Fälle.I5" office:value-type="string">
            <text:p text:style-name="P117"/>
          </table:table-cell>
        </table:table-row>
        <table:table-row>
          <table:table-cell table:style-name="Bedeutung_5f_und_5f_Funktionen_5f_der_5f_Fälle.B2" office:value-type="string">
            <text:p text:style-name="P187">Dativ</text:p>
          </table:table-cell>
          <table:table-cell table:style-name="Bedeutung_5f_und_5f_Funktionen_5f_der_5f_Fälle.B8" office:value-type="string">
            <text:p text:style-name="P196"><text:span text:style-name="T48">d</text:span>em</text:p>
            <text:p text:style-name="P220">-en</text:p>
          </table:table-cell>
          <table:table-cell table:style-name="Bedeutung_5f_und_5f_Funktionen_5f_der_5f_Fälle.B8" office:value-type="string">
            <text:p text:style-name="P196">dem</text:p>
          </table:table-cell>
          <table:table-cell table:style-name="Bedeutung_5f_und_5f_Funktionen_5f_der_5f_Fälle.B5" office:value-type="string">
            <text:p text:style-name="P197">der</text:p>
          </table:table-cell>
          <table:table-cell table:style-name="Bedeutung_5f_und_5f_Funktionen_5f_der_5f_Fälle.B6" office:value-type="string">
            <text:p text:style-name="P196">den</text:p>
            <text:p text:style-name="P220">-n</text:p>
          </table:table-cell>
          <table:table-cell table:style-name="Bedeutung_5f_und_5f_Funktionen_5f_der_5f_Fälle.F8" office:value-type="string">
            <text:p text:style-name="P196">einem</text:p>
            <text:p text:style-name="P220">-en</text:p>
          </table:table-cell>
          <table:table-cell table:style-name="Bedeutung_5f_und_5f_Funktionen_5f_der_5f_Fälle.F8" office:value-type="string">
            <text:p text:style-name="P196">einem</text:p>
          </table:table-cell>
          <table:table-cell table:style-name="Bedeutung_5f_und_5f_Funktionen_5f_der_5f_Fälle.H7" office:value-type="string">
            <text:p text:style-name="P196">einer</text:p>
          </table:table-cell>
          <table:table-cell table:style-name="Bedeutung_5f_und_5f_Funktionen_5f_der_5f_Fälle.I5" office:value-type="string">
            <text:p text:style-name="P118"/>
            <text:p text:style-name="P239">-n</text:p>
          </table:table-cell>
        </table:table-row>
      </table:table>
      <text:p text:style-name="P15"/>
      <text:h text:style-name="Heading_20_4" text:outline-level="4"><text:bookmark-start text:name="__RefHeading___Toc8923_3204759922"/><text:span text:style-name="T95">2.3.b.1 </text:span>Nominativ, Werfall, 1./erster Fall<text:bookmark-end text:name="__RefHeading___Toc8923_3204759922"/></text:h>
      <text:p text:style-name="P16"><text:span text:style-name="T49">В</text:span> противоположность остальным падежам, является независимым и единственным падежом, который не связан с предлогами.</text:p>
      <text:p text:style-name="P16"/>
      <text:h text:style-name="P300" text:outline-level="4"><text:bookmark-start text:name="__RefHeading___Toc8925_3204759922"/><text:span text:style-name="T95">2.3.b.2 </text:span>Genitiv, Wesfall, 2. Fall<text:bookmark-end text:name="__RefHeading___Toc8925_3204759922"/></text:h>
      <text:p text:style-name="P16">Основная функция беспредложного генитива - выражать признак.</text:p>
      <text:p text:style-name="P16"/>
      <text:p text:style-name="P16">das Buch <text:span text:style-name="T32">meines Vaters</text:span> <text:s/>- книга моего отца</text:p>
      <text:p text:style-name="P17">Waren <text:span text:style-name="T32">bester Qualität</text:span> - товары высшего качества</text:p>
      <text:p text:style-name="P17"/>
      <text:p text:style-name="P17">etc. s.71 (Тагиль)</text:p>
      <text:p text:style-name="P17"/>
      <text:p text:style-name="P17">Конкурентные формы генитива:</text:p>
      <text:p text:style-name="P18">• von + Dativ</text:p>
      <text:p text:style-name="P17">Heines Werke. Die Werke von Heine. - <text:s/>произведения Гейне</text:p>
      <text:p text:style-name="P17"/>
      <text:p text:style-name="P18">• прилагательные с суффиксами -er, -lieh, -isch:</text:p>
      <text:p text:style-name="P18">die Museen von Minsk - музеи Минска</text:p>
      <text:p text:style-name="P18">Minsker Museen - минские музеи</text:p>
      <text:p text:style-name="P18"/>
      <text:h text:style-name="P300" text:outline-level="4"><text:bookmark-start text:name="__RefHeading___Toc8927_3204759922"/><text:soft-page-break/><text:span text:style-name="T95">2.3.b.3 </text:span><text:s/>Dativ, Wemfall, 3. Fall<text:bookmark-end text:name="__RefHeading___Toc8927_3204759922"/></text:h>
      <text:p text:style-name="P19">Датив - это падеж объекта, <text:span text:style-name="T50">в</text:span> котором <text:span text:style-name="T50">локализовано действие</text:span>.</text:p>
      <text:p text:style-name="P19"/>
      <text:p text:style-name="P19"><text:span text:style-name="T85">Die Kinder spielen </text:span><text:span text:style-name="T35">im Wald</text:span><text:span text:style-name="T87"> </text:span><text:span text:style-name="T51"><text:s/>– </text:span>Дети играют в лесу </text:p>
      <text:p text:style-name="P20">im = in dem </text:p>
      <text:p text:style-name="P20">Ряд глаголов и прилагательных требует обязательного наличия датива.</text:p>
      <text:p text:style-name="P20"/>
      <text:h text:style-name="P300" text:outline-level="4"><text:bookmark-start text:name="__RefHeading___Toc8929_3204759922"/><text:span text:style-name="T95">2.3.b.4 </text:span>Akkusativ, Wenfall, 4. Fall<text:bookmark-end text:name="__RefHeading___Toc8929_3204759922"/></text:h>
      <text:p text:style-name="P20">Его основная синтаксическая функция - выражение прямого дополнения при переходных глаголах</text:p>
      <text:p text:style-name="P20"/>
      <text:p text:style-name="P20"><text:span text:style-name="T86">Die Kinder gehen in</text:span><text:span text:style-name="T88"> </text:span><text:span text:style-name="T36">den Wald</text:span><text:span text:style-name="T89"> – Дети идут в лес.</text:span></text:p>
      <text:p text:style-name="P113"/>
      <text:p text:style-name="P113"/>
      <text:p text:style-name="P113"/>
      <text:p text:style-name="P113"/>
      <text:h text:style-name="Heading_20_3" text:outline-level="3"><text:bookmark-start text:name="__RefHeading___Toc8931_3204759922"/>2.3.1 Die N-Dekli.<text:bookmark-end text:name="__RefHeading___Toc8931_3204759922"/></text:h>
      <text:h text:style-name="Heading_20_3" text:outline-level="3"><text:bookmark-start text:name="__RefHeading___Toc8933_3204759922"/>2.3.2 Der Genitiv mit von<text:bookmark-end text:name="__RefHeading___Toc8933_3204759922"/></text:h>
      <text:h text:style-name="Heading_20_3" text:outline-level="3"><text:bookmark-start text:name="__RefHeading___Toc8935_3204759922"/>2.3.3 Die Deklination von Eigennamen <text:bookmark-end text:name="__RefHeading___Toc8935_3204759922"/></text:h>
      <text:h text:style-name="Heading_20_3" text:outline-level="3"><text:bookmark-start text:name="__RefHeading___Toc8937_3204759922"/>2.3.4 Kasus-Signale<text:bookmark-end text:name="__RefHeading___Toc8937_3204759922"/></text:h>
      <text:h text:style-name="Heading_20_1" text:outline-level="1"><text:bookmark-start text:name="__RefHeading___Toc8939_3204759922"/>3 Das Adjektiv<text:bookmark-end text:name="__RefHeading___Toc8939_3204759922"/></text:h>
      <text:h text:style-name="Heading_20_2" text:outline-level="2"><text:bookmark-start text:name="__RefHeading___Toc9144_3204759922"/><text:span text:style-name="T97">3.a.1</text:span> полная форма (изменяемая)<text:bookmark-end text:name="__RefHeading___Toc9144_3204759922"/></text:h>
      <text:p text:style-name="P22">— <text:span text:style-name="T52">согласуется с существительным </text:span>по род<text:span text:style-name="T52">у, </text:span>числ<text:span text:style-name="T52">у, падежу</text:span></text:p>
      <text:p text:style-name="P67">прилагательное перед существительным:</text:p>
      <text:p text:style-name="P21"/>
      <text:p text:style-name="P23">mein alter Freund <text:tab/>(м. р., ед. ч.) <text:tab/>- мой старый друг</text:p>
      <text:p text:style-name="P23">kein altes Haus <text:tab/><text:tab/>(ср. р., ед. ч.) <text:tab/>- не старый дом</text:p>
      <text:p text:style-name="P23">eine alte Geschichte <text:tab/>(ж.р., ед.ч.) <text:tab/>- старая история</text:p>
      <text:p text:style-name="P23">alte Probleme <text:tab/><text:tab/>(мн. ч.) <text:tab/>- старые проблемы</text:p>
      <text:p text:style-name="P21"/>
      <text:h text:style-name="Heading_20_2" text:outline-level="2"><text:bookmark-start text:name="__RefHeading___Toc9146_3204759922"/><text:span text:style-name="T97">3.a.2</text:span> краткая форма (как предикатив)<text:bookmark-end text:name="__RefHeading___Toc9146_3204759922"/></text:h>
      <text:p text:style-name="P22">— основа без окончаний</text:p>
      <text:p text:style-name="P94">прилагательное без существительного:</text:p>
      <text:p text:style-name="P21"/>
      <text:p text:style-name="P23">Der Abend ist schön. <text:tab/><text:tab/>Вечер прекрасен (прекрасный).</text:p>
      <text:p text:style-name="P23">Das Mädchen ist schön. <text:tab/>Девочка красива (красивая).</text:p>
      <text:p text:style-name="P23">Die Natur ist schön. <text:tab/><text:tab/>Природа прекрасна (прекрасная).</text:p>
      <text:p text:style-name="P23">Die Lieder sind schön. <text:tab/><text:tab/>Песни красивы (красивые).</text:p>
      <text:p text:style-name="P21"/>
      <text:p text:style-name="P76">Склонение имен прилагательных</text:p>
      <text:h text:style-name="Heading_20_2" text:outline-level="2"><text:bookmark-start text:name="__RefHeading___Toc8941_3204759922"/><text:span text:style-name="T95">3.a </text:span>Die Deklination der Adjektive<text:bookmark-end text:name="__RefHeading___Toc8941_3204759922"/></text:h>
      <text:p text:style-name="P21"/>
      <text:p text:style-name="P21">- слабое (именное)</text:p>
      <text:p text:style-name="P21">- сильное (местоименное)</text:p>
      <text:p text:style-name="P21"/>
      <text:p text:style-name="P21">слабое:</text:p>
      <text:p text:style-name="P21"><text:soft-page-break/>если в группе существительного один элемент (артикль или заменяющее его местоимение) позволяет определить род, число и падеж данного существительного</text:p>
      <text:p text:style-name="P21"/>
      <text:p text:style-name="P21">сильное:</text:p>
      <text:p text:style-name="P21">в остальных случаях</text:p>
      <text:p text:style-name="P21"/>
      <table:table table:name="Die_Deklination_der_Adjektive" table:style-name="Die_5f_Deklination_5f_der_5f_Adjektive">
        <table:table-column table:style-name="Die_5f_Deklination_5f_der_5f_Adjektive.A"/>
        <table:table-column table:style-name="Die_5f_Deklination_5f_der_5f_Adjektive.B"/>
        <table:table-column table:style-name="Die_5f_Deklination_5f_der_5f_Adjektive.C" table:number-columns-repeated="2"/>
        <table:table-column table:style-name="Die_5f_Deklination_5f_der_5f_Adjektive.E"/>
        <table:table-row table:style-name="Die_5f_Deklination_5f_der_5f_Adjektive.1">
          <table:table-cell table:style-name="Die_5f_Deklination_5f_der_5f_Adjektive.A1" office:value-type="string">
            <text:p text:style-name="P240"/>
          </table:table-cell>
          <table:table-cell table:style-name="Die_5f_Deklination_5f_der_5f_Adjektive.A1" office:value-type="string">
            <text:p text:style-name="P241">Mask.</text:p>
          </table:table-cell>
          <table:table-cell table:style-name="Die_5f_Deklination_5f_der_5f_Adjektive.A1" office:value-type="string">
            <text:p text:style-name="P241">Neut.</text:p>
          </table:table-cell>
          <table:table-cell table:style-name="Die_5f_Deklination_5f_der_5f_Adjektive.A1" office:value-type="string">
            <text:p text:style-name="P241">Fem.</text:p>
          </table:table-cell>
          <table:table-cell table:style-name="Die_5f_Deklination_5f_der_5f_Adjektive.E1" office:value-type="string">
            <text:p text:style-name="P241">Pl.</text:p>
          </table:table-cell>
        </table:table-row>
        <table:table-row>
          <table:table-cell table:style-name="Die_5f_Deklination_5f_der_5f_Adjektive.A2" table:number-rows-spanned="3" office:value-type="string">
            <text:p text:style-name="P241">N</text:p>
          </table:table-cell>
          <table:table-cell table:style-name="Die_5f_Deklination_5f_der_5f_Adjektive.A2" office:value-type="string">
            <text:p text:style-name="P241">Der neue</text:p>
          </table:table-cell>
          <table:table-cell table:style-name="Die_5f_Deklination_5f_der_5f_Adjektive.A2" office:value-type="string">
            <text:p text:style-name="P241"><text:span text:style-name="T53">d</text:span>as <text:span text:style-name="T54">schöne</text:span></text:p>
          </table:table-cell>
          <table:table-cell table:style-name="Die_5f_Deklination_5f_der_5f_Adjektive.A2" office:value-type="string">
            <text:p text:style-name="P241"><text:span text:style-name="T53">d</text:span>ie <text:span text:style-name="T54">wiese</text:span></text:p>
          </table:table-cell>
          <table:table-cell table:style-name="Die_5f_Deklination_5f_der_5f_Adjektive.E2" office:value-type="string">
            <text:p text:style-name="P241"><text:span text:style-name="T53">d</text:span>ie <text:span text:style-name="T54">alte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41">Ein neuer</text:p>
          </table:table-cell>
          <table:table-cell table:style-name="Die_5f_Deklination_5f_der_5f_Adjektive.A2" office:value-type="string">
            <text:p text:style-name="P241"><text:span text:style-name="T53">e</text:span>in <text:span text:style-name="T54">schönes</text:span></text:p>
          </table:table-cell>
          <table:table-cell table:style-name="Die_5f_Deklination_5f_der_5f_Adjektive.A2" office:value-type="string">
            <text:p text:style-name="P241"><text:span text:style-name="T53">e</text:span>ine <text:span text:style-name="T54">weise</text:span></text:p>
          </table:table-cell>
          <table:table-cell table:style-name="Die_5f_Deklination_5f_der_5f_Adjektive.E2" office:value-type="string">
            <text:p text:style-name="P240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42">neuer</text:p>
          </table:table-cell>
          <table:table-cell table:style-name="Die_5f_Deklination_5f_der_5f_Adjektive.A2" office:value-type="string">
            <text:p text:style-name="P242">schönes</text:p>
          </table:table-cell>
          <table:table-cell table:style-name="Die_5f_Deklination_5f_der_5f_Adjektive.A2" office:value-type="string">
            <text:p text:style-name="P242">weise</text:p>
          </table:table-cell>
          <table:table-cell table:style-name="Die_5f_Deklination_5f_der_5f_Adjektive.E2" office:value-type="string">
            <text:p text:style-name="P242">alte</text:p>
          </table:table-cell>
        </table:table-row>
        <table:table-row table:style-name="Die_5f_Deklination_5f_der_5f_Adjektive.1">
          <table:table-cell table:style-name="Die_5f_Deklination_5f_der_5f_Adjektive.A2" table:number-rows-spanned="3" office:value-type="string">
            <text:p text:style-name="P241">A</text:p>
          </table:table-cell>
          <table:table-cell table:style-name="Die_5f_Deklination_5f_der_5f_Adjektive.A2" office:value-type="string">
            <text:p text:style-name="P241">Den neuen</text:p>
          </table:table-cell>
          <table:table-cell table:style-name="Die_5f_Deklination_5f_der_5f_Adjektive.A2" office:value-type="string">
            <text:p text:style-name="P241"><text:span text:style-name="T53">d</text:span>as <text:span text:style-name="T54">schöne</text:span></text:p>
          </table:table-cell>
          <table:table-cell table:style-name="Die_5f_Deklination_5f_der_5f_Adjektive.A2" office:value-type="string">
            <text:p text:style-name="P241"><text:span text:style-name="T53">d</text:span>ie <text:span text:style-name="T54">weise</text:span></text:p>
          </table:table-cell>
          <table:table-cell table:style-name="Die_5f_Deklination_5f_der_5f_Adjektive.E2" office:value-type="string">
            <text:p text:style-name="P241"><text:span text:style-name="T53">d</text:span>ie <text:span text:style-name="T54">alte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41">Einen <text:span text:style-name="T54">neuen</text:span></text:p>
          </table:table-cell>
          <table:table-cell table:style-name="Die_5f_Deklination_5f_der_5f_Adjektive.A2" office:value-type="string">
            <text:p text:style-name="P241"><text:span text:style-name="T53">e</text:span>in <text:span text:style-name="T54">schönes</text:span></text:p>
          </table:table-cell>
          <table:table-cell table:style-name="Die_5f_Deklination_5f_der_5f_Adjektive.A2" office:value-type="string">
            <text:p text:style-name="P241"><text:span text:style-name="T53">e</text:span>ine <text:span text:style-name="T54">weise</text:span></text:p>
          </table:table-cell>
          <table:table-cell table:style-name="Die_5f_Deklination_5f_der_5f_Adjektive.E2" office:value-type="string">
            <text:p text:style-name="P240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42">neuen</text:p>
          </table:table-cell>
          <table:table-cell table:style-name="Die_5f_Deklination_5f_der_5f_Adjektive.A2" office:value-type="string">
            <text:p text:style-name="P242">schönes</text:p>
          </table:table-cell>
          <table:table-cell table:style-name="Die_5f_Deklination_5f_der_5f_Adjektive.A2" office:value-type="string">
            <text:p text:style-name="P242">weise</text:p>
          </table:table-cell>
          <table:table-cell table:style-name="Die_5f_Deklination_5f_der_5f_Adjektive.E2" office:value-type="string">
            <text:p text:style-name="P242">alte</text:p>
          </table:table-cell>
        </table:table-row>
        <table:table-row>
          <table:table-cell table:style-name="Die_5f_Deklination_5f_der_5f_Adjektive.A2" table:number-rows-spanned="3" office:value-type="string">
            <text:p text:style-name="P241">D</text:p>
          </table:table-cell>
          <table:table-cell table:style-name="Die_5f_Deklination_5f_der_5f_Adjektive.A2" office:value-type="string">
            <text:p text:style-name="P241">Dem <text:span text:style-name="T54">neuen</text:span></text:p>
          </table:table-cell>
          <table:table-cell table:style-name="Die_5f_Deklination_5f_der_5f_Adjektive.A2" office:value-type="string">
            <text:p text:style-name="P241"><text:span text:style-name="T53">d</text:span>em <text:span text:style-name="T54">schönen</text:span></text:p>
          </table:table-cell>
          <table:table-cell table:style-name="Die_5f_Deklination_5f_der_5f_Adjektive.A2" office:value-type="string">
            <text:p text:style-name="P241"><text:span text:style-name="T53">d</text:span>er <text:span text:style-name="T54">weisen</text:span></text:p>
          </table:table-cell>
          <table:table-cell table:style-name="Die_5f_Deklination_5f_der_5f_Adjektive.E2" office:value-type="string">
            <text:p text:style-name="P241"><text:span text:style-name="T53">den</text:span> <text:span text:style-name="T54">alten 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41">Einem <text:span text:style-name="T54">neuen</text:span></text:p>
          </table:table-cell>
          <table:table-cell table:style-name="Die_5f_Deklination_5f_der_5f_Adjektive.A2" office:value-type="string">
            <text:p text:style-name="P241"><text:span text:style-name="T53">e</text:span>inem <text:span text:style-name="T54">schönen</text:span></text:p>
          </table:table-cell>
          <table:table-cell table:style-name="Die_5f_Deklination_5f_der_5f_Adjektive.A2" office:value-type="string">
            <text:p text:style-name="P241"><text:span text:style-name="T53">e</text:span>iner <text:span text:style-name="T54">weisen</text:span></text:p>
          </table:table-cell>
          <table:table-cell table:style-name="Die_5f_Deklination_5f_der_5f_Adjektive.E2" office:value-type="string">
            <text:p text:style-name="P240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42">neuem</text:p>
          </table:table-cell>
          <table:table-cell table:style-name="Die_5f_Deklination_5f_der_5f_Adjektive.A2" office:value-type="string">
            <text:p text:style-name="P242">schonem</text:p>
          </table:table-cell>
          <table:table-cell table:style-name="Die_5f_Deklination_5f_der_5f_Adjektive.A2" office:value-type="string">
            <text:p text:style-name="P242">weiser</text:p>
          </table:table-cell>
          <table:table-cell table:style-name="Die_5f_Deklination_5f_der_5f_Adjektive.E2" office:value-type="string">
            <text:p text:style-name="P242"><text:span text:style-name="T53">a</text:span>lten n</text:p>
          </table:table-cell>
        </table:table-row>
        <table:table-row>
          <table:table-cell table:style-name="Die_5f_Deklination_5f_der_5f_Adjektive.A2" table:number-rows-spanned="3" office:value-type="string">
            <text:p text:style-name="P241">G</text:p>
          </table:table-cell>
          <table:table-cell table:style-name="Die_5f_Deklination_5f_der_5f_Adjektive.A2" office:value-type="string">
            <text:p text:style-name="P240"/>
          </table:table-cell>
          <table:table-cell table:style-name="Die_5f_Deklination_5f_der_5f_Adjektive.A2" office:value-type="string">
            <text:p text:style-name="P240"/>
          </table:table-cell>
          <table:table-cell table:style-name="Die_5f_Deklination_5f_der_5f_Adjektive.A2" office:value-type="string">
            <text:p text:style-name="P240"/>
          </table:table-cell>
          <table:table-cell table:style-name="Die_5f_Deklination_5f_der_5f_Adjektive.E2" office:value-type="string">
            <text:p text:style-name="P240"/>
          </table:table-cell>
        </table:table-row>
        <table:table-row>
          <table:covered-table-cell/>
          <table:table-cell table:style-name="Die_5f_Deklination_5f_der_5f_Adjektive.A2" office:value-type="string">
            <text:p text:style-name="P240"/>
          </table:table-cell>
          <table:table-cell table:style-name="Die_5f_Deklination_5f_der_5f_Adjektive.A2" office:value-type="string">
            <text:p text:style-name="P240"/>
          </table:table-cell>
          <table:table-cell table:style-name="Die_5f_Deklination_5f_der_5f_Adjektive.A2" office:value-type="string">
            <text:p text:style-name="P240"/>
          </table:table-cell>
          <table:table-cell table:style-name="Die_5f_Deklination_5f_der_5f_Adjektive.E2" office:value-type="string">
            <text:p text:style-name="P240"/>
          </table:table-cell>
        </table:table-row>
        <table:table-row>
          <table:covered-table-cell/>
          <table:table-cell table:style-name="Die_5f_Deklination_5f_der_5f_Adjektive.A2" office:value-type="string">
            <text:p text:style-name="P240"/>
          </table:table-cell>
          <table:table-cell table:style-name="Die_5f_Deklination_5f_der_5f_Adjektive.A2" office:value-type="string">
            <text:p text:style-name="P240"/>
          </table:table-cell>
          <table:table-cell table:style-name="Die_5f_Deklination_5f_der_5f_Adjektive.A2" office:value-type="string">
            <text:p text:style-name="P240"/>
          </table:table-cell>
          <table:table-cell table:style-name="Die_5f_Deklination_5f_der_5f_Adjektive.E2" office:value-type="string">
            <text:p text:style-name="P240"/>
          </table:table-cell>
        </table:table-row>
      </table:table>
      <text:p text:style-name="P21"/>
      <text:p text:style-name="P3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10" office:value-type="string">
            <text:p text:style-name="P227"/>
            <text:p text:style-name="P227"/>
            <text:p text:style-name="P227"/>
            <text:p text:style-name="P227"/>
            <text:p text:style-name="P227"/>
            <text:p text:style-name="P227"/>
            <text:p text:style-name="P228">-en</text:p>
          </table:table-cell>
          <table:table-cell table:style-name="Table4.A1" office:value-type="string">
            <text:p text:style-name="P229">alle</text:p>
          </table:table-cell>
          <table:table-cell table:style-name="Table4.C1" table:number-rows-spanned="10" office:value-type="string">
            <text:p text:style-name="P229"/>
            <text:p text:style-name="P229"/>
            <text:p text:style-name="P229"/>
            <text:p text:style-name="P229"/>
            <text:p text:style-name="P229"/>
            <text:p text:style-name="P229"/>
            <text:p text:style-name="P229">Nom.pl.</text:p>
          </table:table-cell>
        </table:table-row>
        <table:table-row>
          <table:covered-table-cell/>
          <table:table-cell table:style-name="Table4.B2" office:value-type="string">
            <text:p text:style-name="P229">beid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9">m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9">k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9">so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9">dies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9">we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9">di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9">sämtli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9">jene</text:p>
          </table:table-cell>
          <table:covered-table-cell/>
        </table:table-row>
      </table:table>
      <text:p text:style-name="P38"/>
      <text:p text:style-name="P38"/>
      <text:p text:style-name="P21"/>
      <text:h text:style-name="Heading_20_2" text:outline-level="2"><text:bookmark-start text:name="__RefHeading___Toc8943_3204759922"/><text:soft-page-break/>3.1 Das prädikative und das adverbiale Adjektiv<text:bookmark-end text:name="__RefHeading___Toc8943_3204759922"/></text:h>
      <text:h text:style-name="Heading_20_2" text:outline-level="2"><text:bookmark-start text:name="__RefHeading___Toc8945_3204759922"/>3.2 Das attributive Adjektiv<text:bookmark-end text:name="__RefHeading___Toc8945_3204759922"/></text:h>
      <text:h text:style-name="Heading_20_2" text:outline-level="2"><text:bookmark-start text:name="__RefHeading___Toc8947_3204759922"/>3.3 Substantivierte Adjektive<text:bookmark-end text:name="__RefHeading___Toc8947_3204759922"/></text:h>
      <text:h text:style-name="Heading_20_2" text:outline-level="2"><text:bookmark-start text:name="__RefHeading___Toc8949_3204759922"/>3.4 Attributive Partizipien<text:bookmark-end text:name="__RefHeading___Toc8949_3204759922"/></text:h>
      <text:h text:style-name="Heading_20_1" text:outline-level="1"><text:bookmark-start text:name="__RefHeading___Toc8951_3204759922"/>4 Das Adverb<text:bookmark-end text:name="__RefHeading___Toc8951_3204759922"/></text:h>
      <text:h text:style-name="Heading_20_1" text:outline-level="1"><text:bookmark-start text:name="__RefHeading___Toc8953_3204759922"/>5 Der Vergleich<text:bookmark-end text:name="__RefHeading___Toc8953_3204759922"/></text:h>
      <text:p text:style-name="P95"/>
      <table:table table:name="Die_Deklination_der_Adjektive2" table:style-name="Die_5f_Deklination_5f_der_5f_Adjektive2">
        <table:table-column table:style-name="Die_5f_Deklination_5f_der_5f_Adjektive2.A"/>
        <table:table-column table:style-name="Die_5f_Deklination_5f_der_5f_Adjektive2.B"/>
        <table:table-column table:style-name="Die_5f_Deklination_5f_der_5f_Adjektive2.C"/>
        <table:table-row>
          <table:table-cell table:style-name="Die_5f_Deklination_5f_der_5f_Adjektive2.A1" office:value-type="string">
            <text:p text:style-name="P243">Adjektiv</text:p>
          </table:table-cell>
          <table:table-cell table:style-name="Die_5f_Deklination_5f_der_5f_Adjektive2.A1" office:value-type="string">
            <text:p text:style-name="P243">Komparativ</text:p>
          </table:table-cell>
          <table:table-cell table:style-name="Die_5f_Deklination_5f_der_5f_Adjektive2.C1" office:value-type="string">
            <text:p text:style-name="P243">Superlativ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49">allgemein</text:p>
          </table:table-cell>
          <table:table-cell table:style-name="Die_5f_Deklination_5f_der_5f_Adjektive2.A2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47">-er</text:p>
                </table:table-cell>
              </table:table-row>
            </table:table>
            <text:p text:style-name="P248"/>
          </table:table-cell>
          <table:table-cell table:style-name="Die_5f_Deklination_5f_der_5f_Adjektive2.C2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Table_20_Contents"/>
                </table:table-cell>
                <table:table-cell table:style-name="Table8.A1" office:value-type="string">
                  <text:p text:style-name="P244">-sten</text:p>
                </table:table-cell>
              </table:table-row>
              <table:table-row>
                <table:table-cell table:style-name="Table8.A1" office:value-type="string">
                  <text:p text:style-name="P244">am</text:p>
                </table:table-cell>
                <table:table-cell table:style-name="Table8.A1" office:value-type="string">
                  <text:p text:style-name="P247">-ten</text:p>
                </table:table-cell>
              </table:table-row>
              <table:table-row>
                <table:table-cell table:style-name="Table8.A1" office:value-type="string">
                  <text:p text:style-name="P244"/>
                </table:table-cell>
                <table:table-cell table:style-name="Table8.A1" office:value-type="string">
                  <text:p text:style-name="P247">-esten (t, d)</text:p>
                </table:table-cell>
              </table:table-row>
            </table:table>
            <text:p text:style-name="P243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46">Computer ist nützlich<text:span text:style-name="T91">er</text:span> <text:span text:style-name="T92">als</text:span> Fernsehen.</text:p>
          </table:table-cell>
          <table:table-cell table:style-name="Die_5f_Deklination_5f_der_5f_Adjektive2.C2" office:value-type="string">
            <text:p text:style-name="P125">Wifi ist <text:span text:style-name="T91">am</text:span> wichtig<text:span text:style-name="T91">sten</text:span>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49">mit eine Vokale</text:p>
            <text:p text:style-name="P249"/>
            <text:p text:style-name="P249"/>
            <text:p text:style-name="P252">z.B.: alt</text:p>
          </table:table-cell>
          <table:table-cell table:style-name="Die_5f_Deklination_5f_der_5f_Adjektive2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50">a → ä</text:p>
                </table:table-cell>
                <table:table-cell table:style-name="Table6.A1" office:value-type="string">
                  <text:p text:style-name="Table_20_Contents"/>
                </table:table-cell>
              </table:table-row>
              <table:table-row>
                <table:table-cell table:style-name="Table6.A1" office:value-type="string">
                  <text:p text:style-name="P250">o → ö</text:p>
                </table:table-cell>
                <table:table-cell table:style-name="Table6.A1" office:value-type="string">
                  <text:p text:style-name="P250">-er</text:p>
                </table:table-cell>
              </table:table-row>
              <table:table-row>
                <table:table-cell table:style-name="Table6.A1" office:value-type="string">
                  <text:p text:style-name="P250">u → ü</text:p>
                </table:table-cell>
                <table:table-cell table:style-name="Table6.A1" office:value-type="string">
                  <text:p text:style-name="P250"/>
                </table:table-cell>
              </table:table-row>
            </table:table>
            <text:p text:style-name="P250"/>
          </table:table-cell>
          <table:table-cell table:style-name="Die_5f_Deklination_5f_der_5f_Adjektive2.C2" office:value-type="string"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P250">a → ä</text:p>
                </table:table-cell>
                <table:table-cell table:style-name="Table7.A1" office:value-type="string">
                  <text:p text:style-name="P245">-sten</text:p>
                </table:table-cell>
              </table:table-row>
              <table:table-row>
                <table:table-cell table:style-name="Table7.A1" office:value-type="string">
                  <text:p text:style-name="P245">am</text:p>
                </table:table-cell>
                <table:table-cell table:style-name="Table7.A1" office:value-type="string">
                  <text:p text:style-name="P250">o → ö</text:p>
                </table:table-cell>
                <table:table-cell table:style-name="Table7.A1" office:value-type="string">
                  <text:p text:style-name="P245">-ten</text:p>
                </table:table-cell>
              </table:table-row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P250">u → ü</text:p>
                </table:table-cell>
                <table:table-cell table:style-name="Table7.A1" office:value-type="string">
                  <text:p text:style-name="P245">-esten (t, d)</text:p>
                </table:table-cell>
              </table:table-row>
            </table:table>
            <text:p text:style-name="P245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51"><text:span text:style-name="T58">ä</text:span>lt<text:span text:style-name="T91">er</text:span></text:p>
          </table:table-cell>
          <table:table-cell table:style-name="Die_5f_Deklination_5f_der_5f_Adjektive2.C2" office:value-type="string">
            <text:p text:style-name="P251"><text:span text:style-name="T91">am</text:span> <text:span text:style-name="T58">ä</text:span>lt<text:span text:style-name="T91">esten</text:span></text:p>
          </table:table-cell>
        </table:table-row>
        <table:table-row>
          <table:table-cell table:style-name="Die_5f_Deklination_5f_der_5f_Adjektive2.A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53">gut</text:p>
                </table:table-cell>
              </table:table-row>
              <table:table-row>
                <table:table-cell table:style-name="Table3.A1" office:value-type="string">
                  <text:p text:style-name="P253">viel</text:p>
                </table:table-cell>
              </table:table-row>
              <table:table-row>
                <table:table-cell table:style-name="Table3.A1" office:value-type="string">
                  <text:p text:style-name="P253">gern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A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54">besser</text:p>
                </table:table-cell>
              </table:table-row>
              <table:table-row>
                <table:table-cell table:style-name="Table2.A1" office:value-type="string">
                  <text:p text:style-name="P254">mehr</text:p>
                </table:table-cell>
              </table:table-row>
              <table:table-row>
                <table:table-cell table:style-name="Table2.A1" office:value-type="string">
                  <text:p text:style-name="P254">lieber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C2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54">am besten</text:p>
                </table:table-cell>
              </table:table-row>
              <table:table-row>
                <table:table-cell table:style-name="Table1.A1" office:value-type="string">
                  <text:p text:style-name="P254">am meisten</text:p>
                </table:table-cell>
              </table:table-row>
              <table:table-row>
                <table:table-cell table:style-name="Table1.A1" office:value-type="string">
                  <text:p text:style-name="P254">am liebsten</text:p>
                </table:table-cell>
              </table:table-row>
            </table:table>
            <text:p text:style-name="Table_20_Contents"/>
          </table:table-cell>
        </table:table-row>
      </table:table>
      <text:p text:style-name="P95"/>
      <text:p text:style-name="P95"/>
      <text:h text:style-name="Heading_20_2" text:outline-level="2"><text:bookmark-start text:name="__RefHeading___Toc8955_3204759922"/><text:soft-page-break/>5.1 Der Komparativ<text:bookmark-end text:name="__RefHeading___Toc8955_3204759922"/></text:h>
      <text:h text:style-name="Heading_20_2" text:outline-level="2"><text:bookmark-start text:name="__RefHeading___Toc8957_3204759922"/>5.2 Der Superlativ<text:bookmark-end text:name="__RefHeading___Toc8957_3204759922"/></text:h>
      <text:h text:style-name="Heading_20_1" text:outline-level="1"><text:bookmark-start text:name="__RefHeading___Toc8959_3204759922"/>6 Das Pronomen<text:bookmark-end text:name="__RefHeading___Toc8959_3204759922"/></text:h>
      <text:h text:style-name="Heading_20_2" text:outline-level="2"><text:bookmark-start text:name="__RefHeading___Toc8961_3204759922"/>6.1 Das Personalpronomen<text:bookmark-end text:name="__RefHeading___Toc8961_3204759922"/></text:h>
      <text:h text:style-name="Heading_20_2" text:outline-level="2"><text:bookmark-start text:name="__RefHeading___Toc8963_3204759922"/>6.2 Das Pronomen es<text:bookmark-end text:name="__RefHeading___Toc8963_3204759922"/></text:h>
      <text:h text:style-name="Heading_20_2" text:outline-level="2"><text:bookmark-start text:name="__RefHeading___Toc8965_3204759922"/>6.3 Pronominaladverbien<text:bookmark-end text:name="__RefHeading___Toc8965_3204759922"/></text:h>
      <text:h text:style-name="Heading_20_2" text:outline-level="2"><text:bookmark-start text:name="__RefHeading___Toc8967_3204759922"/>6.4 Das Possessivpronomen<text:bookmark-end text:name="__RefHeading___Toc8967_3204759922"/></text:h>
      <text:h text:style-name="Heading_20_2" text:outline-level="2"><text:bookmark-start text:name="__RefHeading___Toc8969_3204759922"/>6.5 Das Demonstrativpronomen<text:bookmark-end text:name="__RefHeading___Toc8969_3204759922"/></text:h>
      <text:h text:style-name="Heading_20_2" text:outline-level="2"><text:bookmark-start text:name="__RefHeading___Toc8971_3204759922"/>6.6 Das Relativpronomen<text:bookmark-end text:name="__RefHeading___Toc8971_3204759922"/></text:h>
      <text:h text:style-name="Heading_20_2" text:outline-level="2"><text:bookmark-start text:name="__RefHeading___Toc8973_3204759922"/>6.7 Das Indefinitpronomen<text:bookmark-end text:name="__RefHeading___Toc8973_3204759922"/></text:h>
      <text:h text:style-name="Heading_20_2" text:outline-level="2"><text:bookmark-start text:name="__RefHeading___Toc8975_3204759922"/>6.8 Das Interrogativpronomen<text:bookmark-end text:name="__RefHeading___Toc8975_3204759922"/></text:h>
      <text:h text:style-name="Heading_20_2" text:outline-level="2"><text:bookmark-start text:name="__RefHeading___Toc8977_3204759922"/>6.9 Das Reflexivpronomen<text:bookmark-end text:name="__RefHeading___Toc8977_3204759922"/></text:h>
      <text:h text:style-name="Heading_20_1" text:outline-level="1"><text:bookmark-start text:name="__RefHeading___Toc8979_3204759922"/>7 Das Verb<text:bookmark-end text:name="__RefHeading___Toc8979_3204759922"/></text:h>
      <text:h text:style-name="Heading_20_2" text:outline-level="2"><text:bookmark-start text:name="__RefHeading___Toc8981_3204759922"/>7.1 Die Konjugationen<text:bookmark-end text:name="__RefHeading___Toc8981_3204759922"/></text:h>
      <text:h text:style-name="Heading_20_3" text:outline-level="3"><text:bookmark-start text:name="__RefHeading___Toc8983_3204759922"/>7.1.1 Die Personalendungen<text:bookmark-end text:name="__RefHeading___Toc8983_3204759922"/></text:h>
      <text:h text:style-name="Heading_20_3" text:outline-level="3"><text:bookmark-start text:name="__RefHeading___Toc8985_3204759922"/>7.1.2 Schwache, starke und gemischte Verben<text:bookmark-end text:name="__RefHeading___Toc8985_3204759922"/></text:h>
      <text:h text:style-name="Heading_20_2" text:outline-level="2"><text:bookmark-start text:name="__RefHeading___Toc8987_3204759922"/>7.2 Das Hilfsverb<text:bookmark-end text:name="__RefHeading___Toc8987_3204759922"/></text:h>
      <text:h text:style-name="Heading_20_2" text:outline-level="2"><text:bookmark-start text:name="__RefHeading___Toc8989_3204759922"/>7.3 Das Modalverb<text:bookmark-end text:name="__RefHeading___Toc8989_3204759922"/></text:h>
      <text:h text:style-name="Heading_20_2" text:outline-level="2"><text:bookmark-start text:name="__RefHeading___Toc8991_3204759922"/>7.4 Trennbare und nicht-trennbare Verben<text:bookmark-end text:name="__RefHeading___Toc8991_3204759922"/></text:h>
      <text:h text:style-name="Heading_20_3" text:outline-level="3"><text:bookmark-start text:name="__RefHeading___Toc8993_3204759922"/><text:span text:style-name="T95">7.4.1 </text:span>Trennbare<text:bookmark-end text:name="__RefHeading___Toc8993_3204759922"/></text:h>
      <text:p text:style-name="P97">z.B.: auf.stehen</text:p>
      <text:p text:style-name="P97">Ich stehe um sechs Uhr auf.</text:p>
      <text:p text:style-name="P97"/>
      <text:h text:style-name="Heading_20_3" text:outline-level="3"><text:bookmark-start text:name="__RefHeading___Toc8995_3204759922"/><text:soft-page-break/><text:span text:style-name="T95">7.4.2 N</text:span>icht-trennbare<text:bookmark-end text:name="__RefHeading___Toc8995_3204759922"/></text:h>
      <text:p text:style-name="P97">be-</text:p>
      <text:p text:style-name="P97">ge-</text:p>
      <text:p text:style-name="P97">er-</text:p>
      <text:p text:style-name="P97">ver-</text:p>
      <text:p text:style-name="P97">zer-</text:p>
      <text:p text:style-name="P97">emp-</text:p>
      <text:p text:style-name="P97">ent-</text:p>
      <text:p text:style-name="P97">miss-</text:p>
      <text:p text:style-name="P95"/>
      <text:h text:style-name="P264" text:outline-level="2"><text:bookmark-start text:name="__RefHeading___Toc8997_3204759922"/>7.5 Reflexive Verben<text:bookmark-end text:name="__RefHeading___Toc8997_3204759922"/></text:h>
      <text:p text:style-name="P24">sich waschen</text:p>
      <text:p text:style-name="P24">sich anziehen</text:p>
      <text:p text:style-name="P24">sich kämmen<text:tab/><text:tab/>причесываться</text:p>
      <text:p text:style-name="P24">sich umdrehen<text:tab/><text:tab/>оборачиваться</text:p>
      <text:p text:style-name="P24">sich beeilen<text:tab/><text:tab/>спешить <text:span text:style-name="T55">(die Eile спешка)</text:span></text:p>
      <text:p text:style-name="P24">sich ärgern<text:tab/><text:tab/>сердиться <text:span text:style-name="T55">(der Ärger)</text:span></text:p>
      <text:p text:style-name="P24">sich treffen</text:p>
      <text:p text:style-name="P24">sich freuen</text:p>
      <text:p text:style-name="P24">sich entschuldigen</text:p>
      <text:p text:style-name="P24">sich befinden<text:tab/><text:tab/>находится</text:p>
      <text:p text:style-name="P24">sich verabschiden<text:tab/>прощаться</text:p>
      <text:p text:style-name="P24"/>
      <text:p text:style-name="P24">er wäscht sich (kalt).</text:p>
      <text:p text:style-name="P25">Wäscht er sich (kalt)?</text:p>
      <text:p text:style-name="P25">Er wäscht sich nicht (kalt).</text:p>
      <text:p text:style-name="P25">Warum wäscht er sich (kalt)?</text:p>
      <text:p text:style-name="P25">Wo befindet sich dein Haus?</text:p>
      <text:p text:style-name="P25">Er kann sich nicht ärgern?</text:p>
      <text:p text:style-name="P25"/>
      <text:p text:style-name="P25"/>
      <text:h text:style-name="Heading_20_2" text:outline-level="2"><text:bookmark-start text:name="__RefHeading___Toc8999_3204759922"/><text:span text:style-name="T95">7.6 </text:span>Глаголы с меняющейся корневой гласной<text:bookmark-end text:name="__RefHeading___Toc8999_3204759922"/></text:h>
      <text:p text:style-name="P24"><text:span text:style-name="T55">o → </text:span>ö</text:p>
      <text:p text:style-name="P24"><text:span text:style-name="T55">a → </text:span>ä</text:p>
      <text:p text:style-name="P26">laufen — läuft</text:p>
      <text:p text:style-name="P26">lassen — lässt</text:p>
      <text:p text:style-name="P26">fangen — fängt</text:p>
      <text:p text:style-name="P26">anfangen — fängt an</text:p>
      <text:p text:style-name="P26">schlafen — shläft</text:p>
      <text:p text:style-name="P26">halten — hält</text:p>
      <text:p text:style-name="P26">faren — färt</text:p>
      <text:p text:style-name="P26">raten — rät/ratet</text:p>
      <text:p text:style-name="P26">laden — lädt/ladet</text:p>
      <text:p text:style-name="P26">waschen — wäscht</text:p>
      <text:p text:style-name="P26">gefalen — gefält</text:p>
      <text:p text:style-name="P26">stoßen — stößt</text:p>
      <text:p text:style-name="P26">fallen — fällt</text:p>
      <text:p text:style-name="P26"/>
      <text:p text:style-name="P27">e<text:span text:style-name="T55"> →</text:span>i</text:p>
      <text:p text:style-name="P27">e<text:span text:style-name="T55"> →</text:span>ie</text:p>
      <text:p text:style-name="P27">essen — isst</text:p>
      <text:p text:style-name="P27">fressen — frisst</text:p>
      <text:p text:style-name="P27">geben — gibt</text:p>
      <text:p text:style-name="P27">messen — misst</text:p>
      <text:p text:style-name="P27"><text:soft-page-break/>werben — wirbt</text:p>
      <text:p text:style-name="P27">sterben — stribt</text:p>
      <text:p text:style-name="P27">gelten — gilt</text:p>
      <text:p text:style-name="P27">tretten — tritt</text:p>
      <text:p text:style-name="P27">sprechen — spricht</text:p>
      <text:p text:style-name="P27">vergessen — vergisst</text:p>
      <text:p text:style-name="P27">helfen — hilft</text:p>
      <text:p text:style-name="P27">nehmen — nimmt</text:p>
      <text:p text:style-name="P27"/>
      <text:p text:style-name="P27">sehen — sieht</text:p>
      <text:p text:style-name="P27">geschehen — geschicht</text:p>
      <text:p text:style-name="P27">lesen — liest</text:p>
      <text:p text:style-name="P27">empfehlen — empfiehlt</text:p>
      <text:p text:style-name="P27">befehlen — befiehlt</text:p>
      <text:p text:style-name="P27"/>
      <text:p text:style-name="P95"/>
      <text:h text:style-name="Heading_20_1" text:outline-level="1"><text:bookmark-start text:name="__RefHeading___Toc9001_3204759922"/>8 Der Indikativ<text:bookmark-end text:name="__RefHeading___Toc9001_3204759922"/></text:h>
      <text:h text:style-name="Heading_20_2" text:outline-level="2"><text:bookmark-start text:name="__RefHeading___Toc9003_3204759922"/>8.1 Das Präsens<text:bookmark-end text:name="__RefHeading___Toc9003_3204759922"/></text:h>
      <text:h text:style-name="Heading_20_2" text:outline-level="2"><text:bookmark-start text:name="__RefHeading___Toc9005_3204759922"/>8.2 Die Vergangenheit<text:bookmark-end text:name="__RefHeading___Toc9005_3204759922"/></text:h>
      <text:p text:style-name="P95"/>
      <text:h text:style-name="Heading_20_3" text:outline-level="3"><text:bookmark-start text:name="__RefHeading___Toc9007_3204759922"/>8.2.1 Das Perfekt<text:bookmark-end text:name="__RefHeading___Toc9007_3204759922"/></text:h>
      <text:p text:style-name="P95"/>
      <text:p text:style-name="P98">Perfekt <text:span text:style-name="T60">= haben/sein + Partizip II</text:span></text:p>
      <text:p text:style-name="P98"/>
      <text:p text:style-name="P99">sein:</text:p>
      <text:p text:style-name="P99">1. A→ B</text:p>
      <text:p text:style-name="P99">gehen, fahren etc</text:p>
      <text:p text:style-name="P99">2. fallen, aufstehen, sterben etc</text:p>
      <text:p text:style-name="P99">3. bleiben, passieren</text:p>
      <text:p text:style-name="P99">habe: in andere Fallen</text:p>
      <text:p text:style-name="P100"/>
      <text:p text:style-name="P101">Gestern <text:span text:style-name="T64">hat</text:span> Michael sein Büro <text:span text:style-name="T64">aufgeräumt</text:span></text:p>
      <text:p text:style-name="P123"/>
      <text:p text:style-name="P95">8.2.2 Das Präteritum</text:p>
      <text:p text:style-name="P95">8.2.3 Das Plusquamperfekt</text:p>
      <text:p text:style-name="P95">8.3 Das Futur</text:p>
      <text:p text:style-name="P95">8.3.1 Das Futur I</text:p>
      <text:p text:style-name="P95">8.3.2 Das Futur II</text:p>
      <text:p text:style-name="P95">9 Der Konjunktiv</text:p>
      <text:p text:style-name="P95">9.1 Der Konjunktiv II</text:p>
      <text:p text:style-name="P95">9.2 Der Konjunktiv I</text:p>
      <text:p text:style-name="P95">10 Der Imperativ</text:p>
      <text:p text:style-name="P102">du – <text:span text:style-name="T58">du</text:span> geh<text:span text:style-name="T58">st </text:span>zu Fuss → geh(e) zu Fuss!</text:p>
      <text:p text:style-name="P102">ihr – <text:span text:style-name="T58">ihr</text:span> malt → malt!</text:p>
      <text:p text:style-name="P102">Sie – Sie ↔ sagen → sagen Sie bitte!</text:p>
      <text:p text:style-name="P102">wir – wir ↔ gehen ins Kino → gehen wir ins Kino!</text:p>
      <text:p text:style-name="P102"/>
      <text:p text:style-name="P102">du – sa</text:p>
      <text:p text:style-name="P102">ihr – seid</text:p>
      <text:p text:style-name="P102"><text:soft-page-break/>Sie – sein Sie</text:p>
      <text:p text:style-name="P102">wir - sein</text:p>
      <text:p text:style-name="P95"/>
      <text:h text:style-name="Heading_20_3" text:outline-level="3"><text:bookmark-start text:name="__RefHeading___Toc9148_3204759922"/>8.2.2 Das Präteritum<text:bookmark-end text:name="__RefHeading___Toc9148_3204759922"/></text:h>
      <text:p text:style-name="Standard">В немецком языке существуют две основные формы прошедшего времени: книжное - претеритум (Präteritum, в русских учебниках часто называемое также имперфектом) и разговорное, т.е. употребляемое преимущественно в разговорной речи, - перфект (Perfekt). Еще имеется так называемое прошедшее в прошедшем время (Plusquamperfekt), используемое при описании событий предшествующему некоторому моменту в прошедшем времени, описание которого стояло в Präteritum или в Perfekt.</text:p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table:number-columns-spanned="4" office:value-type="string">
            <text:p text:style-name="P292">Schwachen Verben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80">ich</text:p>
          </table:table-cell>
          <table:table-cell table:style-name="Table13.B2" table:number-rows-spanned="6" office:value-type="string">
            <text:p text:style-name="P283"/>
            <text:p text:style-name="P283"/>
            <text:p text:style-name="P283"/>
            <text:p text:style-name="P283">reis<text:span text:style-name="T69">en</text:span></text:p>
          </table:table-cell>
          <table:table-cell table:style-name="Table13.B2" table:number-rows-spanned="6" office:value-type="string">
            <text:p text:style-name="P288"/>
            <text:p text:style-name="P288"/>
            <text:p text:style-name="P288"/>
            <text:p text:style-name="P286">t</text:p>
          </table:table-cell>
          <table:table-cell table:style-name="Table13.D2" office:value-type="string">
            <text:p text:style-name="P283">e</text:p>
          </table:table-cell>
        </table:table-row>
        <table:table-row>
          <table:table-cell table:style-name="Table13.A2" office:value-type="string">
            <text:p text:style-name="P280">du</text:p>
          </table:table-cell>
          <table:covered-table-cell/>
          <table:covered-table-cell/>
          <table:table-cell table:style-name="Table13.D2" office:value-type="string">
            <text:p text:style-name="P283">est</text:p>
          </table:table-cell>
        </table:table-row>
        <table:table-row>
          <table:table-cell table:style-name="Table13.A2" office:value-type="string">
            <text:p text:style-name="P280">er, sie, es</text:p>
          </table:table-cell>
          <table:covered-table-cell/>
          <table:covered-table-cell/>
          <table:table-cell table:style-name="Table13.D2" office:value-type="string">
            <text:p text:style-name="P283">e</text:p>
          </table:table-cell>
        </table:table-row>
        <table:table-row>
          <table:table-cell table:style-name="Table13.A2" office:value-type="string">
            <text:p text:style-name="P280">wir</text:p>
          </table:table-cell>
          <table:covered-table-cell/>
          <table:covered-table-cell/>
          <table:table-cell table:style-name="Table13.D2" office:value-type="string">
            <text:p text:style-name="P283">en</text:p>
          </table:table-cell>
        </table:table-row>
        <table:table-row>
          <table:table-cell table:style-name="Table13.A2" office:value-type="string">
            <text:p text:style-name="P280">ihr</text:p>
          </table:table-cell>
          <table:covered-table-cell/>
          <table:covered-table-cell/>
          <table:table-cell table:style-name="Table13.D2" office:value-type="string">
            <text:p text:style-name="P283">et</text:p>
          </table:table-cell>
        </table:table-row>
        <table:table-row>
          <table:table-cell table:style-name="Table13.A2" office:value-type="string">
            <text:p text:style-name="P280">sie-Sie</text:p>
          </table:table-cell>
          <table:covered-table-cell/>
          <table:covered-table-cell/>
          <table:table-cell table:style-name="Table13.D2" office:value-type="string">
            <text:p text:style-name="P283">en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P292">Starken Verben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281">ich</text:p>
          </table:table-cell>
          <table:table-cell table:style-name="Table14.B2" table:number-rows-spanned="6" office:value-type="string">
            <text:p text:style-name="P284"/>
            <text:p text:style-name="P284"/>
            <text:p text:style-name="P284"/>
            <text:p text:style-name="P286">sprach</text:p>
            <text:p text:style-name="P289"/>
            <text:p text:style-name="P289"/>
            <text:p text:style-name="P289"/>
            <text:p text:style-name="P286">t</text:p>
          </table:table-cell>
          <table:table-cell table:style-name="Table14.C2" office:value-type="string">
            <text:p text:style-name="P284"/>
          </table:table-cell>
        </table:table-row>
        <table:table-row>
          <table:table-cell table:style-name="Table14.A2" office:value-type="string">
            <text:p text:style-name="P281">du</text:p>
          </table:table-cell>
          <table:covered-table-cell/>
          <table:table-cell table:style-name="Table14.C2" office:value-type="string">
            <text:p text:style-name="P284">st</text:p>
          </table:table-cell>
        </table:table-row>
        <table:table-row>
          <table:table-cell table:style-name="Table14.A2" office:value-type="string">
            <text:p text:style-name="P281">er, sie, es</text:p>
          </table:table-cell>
          <table:covered-table-cell/>
          <table:table-cell table:style-name="Table14.C2" office:value-type="string">
            <text:p text:style-name="P284"/>
          </table:table-cell>
        </table:table-row>
        <table:table-row>
          <table:table-cell table:style-name="Table14.A2" office:value-type="string">
            <text:p text:style-name="P281">wir</text:p>
          </table:table-cell>
          <table:covered-table-cell/>
          <table:table-cell table:style-name="Table14.C2" office:value-type="string">
            <text:p text:style-name="P284">en</text:p>
          </table:table-cell>
        </table:table-row>
        <table:table-row>
          <table:table-cell table:style-name="Table14.A2" office:value-type="string">
            <text:p text:style-name="P281">ihr</text:p>
          </table:table-cell>
          <table:covered-table-cell/>
          <table:table-cell table:style-name="Table14.C2" office:value-type="string">
            <text:p text:style-name="P284">t</text:p>
          </table:table-cell>
        </table:table-row>
        <table:table-row>
          <table:table-cell table:style-name="Table14.A2" office:value-type="string">
            <text:p text:style-name="P281">sie-Sie</text:p>
          </table:table-cell>
          <table:covered-table-cell/>
          <table:table-cell table:style-name="Table14.C2" office:value-type="string">
            <text:p text:style-name="P284">en</text:p>
          </table:table-cell>
        </table:table-row>
      </table:table>
      <text:p text:style-name="P277"/>
      <text:p text:style-name="P277">Глагол, стоящий в претеритуме, занимает такое же место, что и глагол в настоящем времени. Это касается как главного, так и придаточного предложений</text:p>
      <text:p text:style-name="P277"/>
      <text:p text:style-name="P277">Например:</text:p>
      <text:p text:style-name="P277">Er lacht den ganzen Abend — Он смеётся целый вечер</text:p>
      <text:p text:style-name="P277">Er lachte den ganzen Abend — Он смеялся целый вечер</text:p>
      <text:p text:style-name="P277"/>
      <text:p text:style-name="P277">Immer wenn ich komme, sitzt er an seinem Tisch — Всегда когда я прихожу, он сидит за своим столом</text:p>
      <text:p text:style-name="P277">Immer wenn ich kam, saß er an seinem Tisch — Всегда когда я приходил, он сидел за своим столом</text:p>
      <text:h text:style-name="Heading_20_3" text:outline-level="3"><text:bookmark-start text:name="__RefHeading___Toc9150_3204759922"/>8.2.3 Das Plusquamperfekt <text:bookmark-end text:name="__RefHeading___Toc9150_3204759922"/></text:h>
      <text:h text:style-name="Heading_20_2" text:outline-level="2"><text:bookmark-start text:name="__RefHeading___Toc9152_3204759922"/>8.3 Das Futur <text:bookmark-end text:name="__RefHeading___Toc9152_3204759922"/></text:h>
      <text:h text:style-name="Heading_20_3" text:outline-level="3"><text:bookmark-start text:name="__RefHeading___Toc9154_3204759922"/>8.3.1 Das Futur I<text:bookmark-end text:name="__RefHeading___Toc9154_3204759922"/></text:h>
      <text:p text:style-name="P266">werden + Infinitiv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5">ich</text:p>
          </table:table-cell>
          <table:table-cell table:style-name="Table5.B1" office:value-type="string">
            <text:p text:style-name="P255">werde</text:p>
          </table:table-cell>
        </table:table-row>
        <table:table-row>
          <table:table-cell table:style-name="Table5.A2" office:value-type="string">
            <text:p text:style-name="P255">du</text:p>
          </table:table-cell>
          <table:table-cell table:style-name="Table5.B2" office:value-type="string">
            <text:p text:style-name="P255">wirst</text:p>
          </table:table-cell>
        </table:table-row>
        <text:soft-page-break/>
        <table:table-row>
          <table:table-cell table:style-name="Table5.A2" office:value-type="string">
            <text:p text:style-name="P255">er, sie es</text:p>
          </table:table-cell>
          <table:table-cell table:style-name="Table5.B2" office:value-type="string">
            <text:p text:style-name="P255">wird</text:p>
          </table:table-cell>
        </table:table-row>
        <table:table-row>
          <table:table-cell table:style-name="Table5.A2" office:value-type="string">
            <text:p text:style-name="P255">wir</text:p>
          </table:table-cell>
          <table:table-cell table:style-name="Table5.B2" office:value-type="string">
            <text:p text:style-name="P255">werden</text:p>
          </table:table-cell>
        </table:table-row>
        <table:table-row>
          <table:table-cell table:style-name="Table5.A2" office:value-type="string">
            <text:p text:style-name="P255">ihr</text:p>
          </table:table-cell>
          <table:table-cell table:style-name="Table5.B2" office:value-type="string">
            <text:p text:style-name="P255">werdet</text:p>
          </table:table-cell>
        </table:table-row>
        <table:table-row>
          <table:table-cell table:style-name="Table5.A2" office:value-type="string">
            <text:p text:style-name="P255">sie/Sie</text:p>
          </table:table-cell>
          <table:table-cell table:style-name="Table5.B2" office:value-type="string">
            <text:p text:style-name="P255">werden</text:p>
          </table:table-cell>
        </table:table-row>
      </table:table>
      <text:p text:style-name="P266"/>
      <text:p text:style-name="P267"><text:span text:style-name="T98">Nächstes Jahr <text:s/></text:span><text:span text:style-name="T66">werde</text:span><text:span text:style-name="T98"> ich nach Deutschland </text:span><text:span text:style-name="T66">fahren</text:span><text:span text:style-name="T98">.</text:span></text:p>
      <text:h text:style-name="Heading_20_3" text:outline-level="3">8.3.2 Das Futur II</text:h>
      <text:h text:style-name="P298" text:outline-level="1">9 Der Konjunktiv</text:h>
      <text:p text:style-name="Standard">В отличие от русского языка, в немецком языке имеется две формы сослагательного наклонения — Konjunktiv I и Konjunktiv II. И если форма Konjunktiv II, в целом, аналогична по своему употреблению сослагательному наклонению в русском языке, хотя и заметно богаче нюансами, то Konjunktiv I аналогов в русском языке не имеет. Konjunktiv I передает чужую речь дословно, именно так, как было сказано, при этом подчеркивая полную дистанцированность говорящего от сообщаемых фактов. В силу своей функции Konjunktiv I употребляется заметно реже Konjunktiv II, поэтому рассмотрение сослагательного наклонения в немецком языке начнём с Konjunktiv II.</text:p>
      <text:h text:style-name="P263" text:outline-level="2"><text:bookmark-start text:name="__RefHeading___Toc9160_3204759922"/>9.1 Der Konjunktiv II<text:bookmark-end text:name="__RefHeading___Toc9160_3204759922"/></text:h>
      <text:p text:style-name="Standard">В немецком языке конъюнктив II имеет две временные формы - форму настоящего и пошедшего времени. При этом всем трем формам прошедшего времени изъявительного наклонения соответствует одна форма прошедшего времени сослагательного наклонения. К тому же, помимо собственно глагольной формы Konjunktiv II, имеется еще и так называемая описательная форма сослагательного наклонения, или würde-форма, которая в устной, и отчасти письменной речи, вытесняет глагольную форму. При этом, за исключением некоторых нюансов, обе вышеупомянутые формы полностью эквивалентны по значению.</text:p>
      <text:p text:style-name="Standard"/>
      <text:p text:style-name="Standard">Der Konjunktiv II liegt einmal als „synthetische“ (einfache) Verbform vor und einmal als Form, die mit der Konjunktiv II-Form von werden (würde) zusammen- gesetzt ist.</text:p>
      <text:p text:style-name="Standard"/>
      <text:h text:style-name="Heading_20_3" text:outline-level="3">9.1.1 Synthetisch</text:h>
      <text:p text:style-name="Standard"/>
      <text:p text:style-name="P279">отличается от претеритума следующим:</text:p>
      <text:p text:style-name="P279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table:number-columns-spanned="4" office:value-type="string">
            <text:p text:style-name="P293">Schwachen Verben</text:p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82">ich</text:p>
          </table:table-cell>
          <table:table-cell table:style-name="Table15.B2" table:number-rows-spanned="6" office:value-type="string">
            <text:p text:style-name="P285"/>
            <text:p text:style-name="P285"/>
            <text:p text:style-name="P285"/>
            <text:p text:style-name="P285">reis<text:span text:style-name="T69">en</text:span></text:p>
          </table:table-cell>
          <table:table-cell table:style-name="Table15.B2" table:number-rows-spanned="6" office:value-type="string">
            <text:p text:style-name="P290"/>
            <text:p text:style-name="P290"/>
            <text:p text:style-name="P290"/>
            <text:p text:style-name="P291">t</text:p>
          </table:table-cell>
          <table:table-cell table:style-name="Table15.D2" office:value-type="string">
            <text:p text:style-name="P285">e</text:p>
          </table:table-cell>
        </table:table-row>
        <table:table-row>
          <table:table-cell table:style-name="Table15.A2" office:value-type="string">
            <text:p text:style-name="P282">du</text:p>
          </table:table-cell>
          <table:covered-table-cell/>
          <table:covered-table-cell/>
          <table:table-cell table:style-name="Table15.D2" office:value-type="string">
            <text:p text:style-name="P285">est</text:p>
          </table:table-cell>
        </table:table-row>
        <table:table-row>
          <table:table-cell table:style-name="Table15.A2" office:value-type="string">
            <text:p text:style-name="P282">er, sie, es</text:p>
          </table:table-cell>
          <table:covered-table-cell/>
          <table:covered-table-cell/>
          <table:table-cell table:style-name="Table15.D2" office:value-type="string">
            <text:p text:style-name="P285">e</text:p>
          </table:table-cell>
        </table:table-row>
        <table:table-row>
          <table:table-cell table:style-name="Table15.A2" office:value-type="string">
            <text:p text:style-name="P282">wir</text:p>
          </table:table-cell>
          <table:covered-table-cell/>
          <table:covered-table-cell/>
          <table:table-cell table:style-name="Table15.D2" office:value-type="string">
            <text:p text:style-name="P285">en</text:p>
          </table:table-cell>
        </table:table-row>
        <table:table-row>
          <table:table-cell table:style-name="Table15.A2" office:value-type="string">
            <text:p text:style-name="P282">ihr</text:p>
          </table:table-cell>
          <table:covered-table-cell/>
          <table:covered-table-cell/>
          <table:table-cell table:style-name="Table15.D2" office:value-type="string">
            <text:p text:style-name="P285">et</text:p>
          </table:table-cell>
        </table:table-row>
        <table:table-row>
          <table:table-cell table:style-name="Table15.A2" office:value-type="string">
            <text:p text:style-name="P282">sie-Sie</text:p>
          </table:table-cell>
          <table:covered-table-cell/>
          <table:covered-table-cell/>
          <table:table-cell table:style-name="Table15.D2" office:value-type="string">
            <text:p text:style-name="P285">en</text:p>
          </table:table-cell>
        </table:table-row>
      </table:table>
      <text:p text:style-name="P278"/>
      <text:p text:style-name="P278">в сильных глаголах корневые гласные приобретают умлаут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columns-spanned="3" office:value-type="string">
            <text:p text:style-name="P293">Starken Verben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282">ich</text:p>
          </table:table-cell>
          <table:table-cell table:style-name="Table16.B2" table:number-rows-spanned="6" office:value-type="string">
            <text:p text:style-name="P285"/>
            <text:p text:style-name="P285"><text:soft-page-break/></text:p>
            <text:p text:style-name="P285"/>
            <text:p text:style-name="P287">sprach</text:p>
            <text:p text:style-name="P290"/>
            <text:p text:style-name="P290"/>
            <text:p text:style-name="P290"/>
            <text:p text:style-name="P287">t</text:p>
          </table:table-cell>
          <table:table-cell table:style-name="Table16.C2" office:value-type="string">
            <text:p text:style-name="P285"/>
          </table:table-cell>
        </table:table-row>
        <table:table-row>
          <table:table-cell table:style-name="Table16.A2" office:value-type="string">
            <text:p text:style-name="P282">du</text:p>
          </table:table-cell>
          <table:covered-table-cell/>
          <table:table-cell table:style-name="Table16.C2" office:value-type="string">
            <text:p text:style-name="P285">st</text:p>
          </table:table-cell>
        </table:table-row>
        <table:table-row>
          <table:table-cell table:style-name="Table16.A2" office:value-type="string">
            <text:p text:style-name="P282">er, sie, es</text:p>
          </table:table-cell>
          <table:covered-table-cell/>
          <table:table-cell table:style-name="Table16.C2" office:value-type="string">
            <text:p text:style-name="P285"/>
          </table:table-cell>
        </table:table-row>
        <table:table-row>
          <table:table-cell table:style-name="Table16.A2" office:value-type="string">
            <text:p text:style-name="P282">wir</text:p>
          </table:table-cell>
          <table:covered-table-cell/>
          <table:table-cell table:style-name="Table16.C2" office:value-type="string">
            <text:p text:style-name="P285">en</text:p>
          </table:table-cell>
        </table:table-row>
        <table:table-row>
          <table:table-cell table:style-name="Table16.A2" office:value-type="string">
            <text:p text:style-name="P282">ihr</text:p>
          </table:table-cell>
          <table:covered-table-cell/>
          <table:table-cell table:style-name="Table16.C2" office:value-type="string">
            <text:p text:style-name="P285">t</text:p>
          </table:table-cell>
        </table:table-row>
        <table:table-row>
          <table:table-cell table:style-name="Table16.A2" office:value-type="string">
            <text:p text:style-name="P282">sie-Sie</text:p>
          </table:table-cell>
          <table:covered-table-cell/>
          <table:table-cell table:style-name="Table16.C2" office:value-type="string">
            <text:p text:style-name="P285">en</text:p>
          </table:table-cell>
        </table:table-row>
      </table:table>
      <text:p text:style-name="P278"/>
      <text:h text:style-name="Heading_20_3" text:outline-level="3">9.1.2 würde-Form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82">ich</text:p>
          </table:table-cell>
          <table:table-cell table:style-name="Table17.B1" office:value-type="string">
            <text:p text:style-name="P294">würde</text:p>
          </table:table-cell>
        </table:table-row>
        <table:table-row>
          <table:table-cell table:style-name="Table17.A2" office:value-type="string">
            <text:p text:style-name="P282">du</text:p>
          </table:table-cell>
          <table:table-cell table:style-name="Table17.B2" office:value-type="string">
            <text:p text:style-name="P294">würdest</text:p>
          </table:table-cell>
        </table:table-row>
        <table:table-row>
          <table:table-cell table:style-name="Table17.A2" office:value-type="string">
            <text:p text:style-name="P282">er, sie, es</text:p>
          </table:table-cell>
          <table:table-cell table:style-name="Table17.B2" office:value-type="string">
            <text:p text:style-name="P294">würde</text:p>
          </table:table-cell>
        </table:table-row>
        <table:table-row>
          <table:table-cell table:style-name="Table17.A2" office:value-type="string">
            <text:p text:style-name="P282">wir</text:p>
          </table:table-cell>
          <table:table-cell table:style-name="Table17.B2" office:value-type="string">
            <text:p text:style-name="P294">würden</text:p>
          </table:table-cell>
        </table:table-row>
        <table:table-row>
          <table:table-cell table:style-name="Table17.A2" office:value-type="string">
            <text:p text:style-name="P282">ihr</text:p>
          </table:table-cell>
          <table:table-cell table:style-name="Table17.B2" office:value-type="string">
            <text:p text:style-name="P294">würdet</text:p>
          </table:table-cell>
        </table:table-row>
        <table:table-row>
          <table:table-cell table:style-name="Table17.A2" office:value-type="string">
            <text:p text:style-name="P282">sie-Sie</text:p>
          </table:table-cell>
          <table:table-cell table:style-name="Table17.B2" office:value-type="string">
            <text:p text:style-name="P294">würden</text:p>
          </table:table-cell>
        </table:table-row>
      </table:table>
      <text:p text:style-name="P278"/>
      <text:p text:style-name="P278"/>
      <text:p text:style-name="P278">Die synthetischen Konjunktiv II-Formen sind nur noch gebräuchlich bei:</text:p>
      <text:p text:style-name="P278">• den Hilfsverben <text:span text:style-name="T92">sein</text:span>, <text:span text:style-name="T92">haben</text:span> und <text:span text:style-name="T92">werden</text:span></text:p>
      <text:p text:style-name="P278">• den <text:span text:style-name="T92">Modalverben</text:span></text:p>
      <text:p text:style-name="P278">• den häufig verwendeten starken Verben: <text:span text:style-name="T92">käme</text:span>, <text:span text:style-name="T92">wüsste</text:span>, <text:span text:style-name="T92">ginge</text:span>, <text:span text:style-name="T92">ließe</text:span>, <text:span text:style-name="T92">bräuchte</text:span>, <text:span text:style-name="T92">nähme</text:span>, <text:span text:style-name="T92">gäbe</text:span>, <text:span text:style-name="T92">sähe</text:span>, <text:span text:style-name="T92">läge</text:span><text:span text:style-name="T109">.</text:span></text:p>
      <text:p text:style-name="P278"><text:span text:style-name="T63">In allen anderen Fällen</text:span> und von allen regelmäßigen Verben nimmt man die würde-Form.</text:p>
      <text:p text:style-name="P278"/>
      <text:h text:style-name="P263" text:outline-level="2"><text:bookmark-start text:name="__RefHeading___Toc9162_3204759922"/>9.2 Der Konjunktiv I<text:bookmark-end text:name="__RefHeading___Toc9162_3204759922"/></text:h>
      <text:p text:style-name="Standard">Konjunktiv I в основном используется для передачи косвенной речи, при этом передается только предметное содержание чужого высказывания. Употребление Konjunktiv I подчеркивает, что передаются чужие слова, а говорящий дистанцируется от содержания высказывания. В русском языке аналогов этой грамматической форме нет, и при переводе оно заменяется изъявительным наклонением. Иногда для адекватной передачи предложения с Konjunktiv I при переводе вставляется "якобы" (кто-то что-то якобы сказал…). Однако в отличие от русских предложений с "якобы", Konjunktiv I часто не несёт в себе скептического отношении к сказанному, а просто показывает непричастность говорящего к сообщаемым событиям. Konjunktiv I используется преимущественно в письменной речи. Наибольшее употребление Konjunktiv I находит в статьях солидных газет, в разделах посвященных политике.</text:p>
      <text:p text:style-name="Standard"/>
      <text:p text:style-name="Standard"/>
      <text:h text:style-name="P298" text:outline-level="1"><text:bookmark-start text:name="__RefHeading___Toc9164_3204759922"/>10 Der Imperativ<text:bookmark-end text:name="__RefHeading___Toc9164_3204759922"/></text:h>
      <text:h text:style-name="P298" text:outline-level="1"><text:bookmark-start text:name="__RefHeading___Toc9009_3204759922"/>11 Der Infinitiv<text:bookmark-end text:name="__RefHeading___Toc9009_3204759922"/></text:h>
      <text:h text:style-name="P263" text:outline-level="2">11.1 Der reine Infinitiv</text:h>
      <text:h text:style-name="P263" text:outline-level="2"><text:bookmark-start text:name="__RefHeading___Toc9013_3204759922"/>11.2 Der Infinitiv mit zu<text:bookmark-end text:name="__RefHeading___Toc9013_3204759922"/></text:h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59">mit <text:span text:style-name="T32">zu</text:span></text:p>
          </table:table-cell>
          <table:table-cell table:style-name="Table11.B1" office:value-type="string">
            <text:p text:style-name="P259">ohne <text:span text:style-name="T32">zu</text:span></text:p>
          </table:table-cell>
        </table:table-row>
        <text:soft-page-break/>
        <table:table-row>
          <table:table-cell table:style-name="Table11.A2" table:number-rows-spanned="3" office:value-type="string">
            <text:p text:style-name="P259">Es <text:span text:style-name="T92">ist</text:span> wichtig Fremdsprache <text:span text:style-name="T102">zu</text:span> <text:span text:style-name="T92">lernen</text:span></text:p>
          </table:table-cell>
          <table:table-cell table:style-name="Table11.B2" office:value-type="string">
            <text:p text:style-name="P259">1. mit Modalverben</text:p>
            <text:p text:style-name="P259">Ich <text:span text:style-name="T92">möchte</text:span> Spanisch <text:span text:style-name="T92">lernen</text:span></text:p>
          </table:table-cell>
        </table:table-row>
        <table:table-row>
          <table:covered-table-cell/>
          <table:table-cell table:style-name="Table11.B2" office:value-type="string">
            <text:p text:style-name="P259">2. Bewegungsverben</text:p>
            <text:p text:style-name="P259">gehen, fahren, laufen</text:p>
            <text:p text:style-name="P259">Ich <text:span text:style-name="T92">gehe</text:span> heute Abend <text:span text:style-name="T92">einkaufen</text:span></text:p>
            <text:p text:style-name="P260">3. lassen</text:p>
            <text:p text:style-name="P260">Ich <text:span text:style-name="T92">lasse</text:span> meine Haare <text:span text:style-name="T104">schneiden</text:span></text:p>
          </table:table-cell>
        </table:table-row>
        <table:table-row>
          <table:covered-table-cell/>
          <table:table-cell table:style-name="Table11.B2" office:value-type="string">
            <text:p text:style-name="P261">4. lernen, lehren, helfen, bleiben</text:p>
            <text:p text:style-name="P261">Das Kind <text:span text:style-name="T92">lernt</text:span> Fahrrad <text:span text:style-name="T92">fahren</text:span></text:p>
          </table:table-cell>
        </table:table-row>
      </table:table>
      <text:p text:style-name="Standard"/>
      <text:h text:style-name="P298" text:outline-level="1"><text:bookmark-start text:name="__RefHeading___Toc9015_3204759922"/>12 Das Partizip<text:bookmark-end text:name="__RefHeading___Toc9015_3204759922"/></text:h>
      <text:h text:style-name="P263" text:outline-level="2"><text:bookmark-start text:name="__RefHeading___Toc9017_3204759922"/>12.1 Das Partizip I<text:bookmark-end text:name="__RefHeading___Toc9017_3204759922"/></text:h>
      <text:h text:style-name="P263" text:outline-level="2"><text:bookmark-start text:name="__RefHeading___Toc9019_3204759922"/>12.2 Das Partizip II<text:bookmark-end text:name="__RefHeading___Toc9019_3204759922"/></text:h>
      <text:p text:style-name="Text_20_body"/>
      <text:p text:style-name="Text_20_body"/>
      <text:h text:style-name="P297" text:outline-level="3"><text:bookmark-start text:name="__RefHeading___Toc9021_3204759922"/>12.2.1. <text:span text:style-name="T32">ge</text:span> (<text:span text:style-name="T68">en</text:span>) <text:span text:style-name="T32">t</text:span><text:bookmark-end text:name="__RefHeading___Toc9021_3204759922"/></text:h>
      <text:p text:style-name="P99"><text:span text:style-name="T58">koch</text:span><text:span text:style-name="T62">en</text:span> → <text:span text:style-name="T65">ge</text:span><text:span text:style-name="T58">koh</text:span><text:span text:style-name="T65">t</text:span></text:p>
      <text:h text:style-name="P297" text:outline-level="3"><text:bookmark-start text:name="__RefHeading___Toc9023_3204759922"/>12.2.2. ohne <text:span text:style-name="T32">ge</text:span><text:bookmark-end text:name="__RefHeading___Toc9023_3204759922"/></text:h>
      <text:h text:style-name="Heading_20_4" text:outline-level="4"><text:bookmark-start text:name="__RefHeading___Toc9166_3204759922"/>12.2.2.1 -ieren<text:bookmark-end text:name="__RefHeading___Toc9166_3204759922"/></text:h>
      <text:p text:style-name="P103">kop<text:span text:style-name="T67">ieren </text:span>→ kop<text:span text:style-name="T67">iert</text:span></text:p>
      <text:h text:style-name="Heading_20_4" text:outline-level="4"><text:bookmark-start text:name="__RefHeading___Toc9168_3204759922"/>12.2.2.2 untrennbare Präfixe<text:bookmark-end text:name="__RefHeading___Toc9168_3204759922"/></text:h>
      <text:p text:style-name="P104">bezahlen → bezahlt</text:p>
      <text:h text:style-name="P297" text:outline-level="3"><text:bookmark-start text:name="__RefHeading___Toc9025_3204759922"/>12.2.3. Starke Verben<text:bookmark-end text:name="__RefHeading___Toc9025_3204759922"/></text:h>
      <text:p text:style-name="P104"><text:span text:style-name="T93">z.B.: </text:span>gehen → gegangen</text:p>
      <text:p text:style-name="P95"/>
      <text:h text:style-name="Heading_20_1" text:outline-level="1"><text:bookmark-start text:name="__RefHeading___Toc9027_3204759922"/><text:soft-page-break/>13 Das Passiv<text:bookmark-end text:name="__RefHeading___Toc9027_3204759922"/></text:h>
      <text:h text:style-name="Heading_20_1" text:outline-level="1"><text:bookmark-start text:name="__RefHeading___Toc9029_3204759922"/>14 DieKonjunktion<text:bookmark-end text:name="__RefHeading___Toc9029_3204759922"/></text:h>
      <text:h text:style-name="Heading_20_2" text:outline-level="2"><text:bookmark-start text:name="__RefHeading___Toc9031_3204759922"/>14.1 Die nebenordnende Konjunktion<text:bookmark-end text:name="__RefHeading___Toc9031_3204759922"/></text:h>
      <text:h text:style-name="Heading_20_2" text:outline-level="2"><text:bookmark-start text:name="__RefHeading___Toc9033_3204759922"/>14.2 Die subordinierende Konjunktion<text:bookmark-end text:name="__RefHeading___Toc9033_3204759922"/></text:h>
      <text:h text:style-name="Heading_20_2" text:outline-level="2"><text:bookmark-start text:name="__RefHeading___Toc9035_3204759922"/>14.3 Die Konjunktionaladverbien<text:bookmark-end text:name="__RefHeading___Toc9035_3204759922"/></text:h>
      <text:h text:style-name="P299" text:outline-level="1">15 Der Satz</text:h>
      <text:p text:style-name="Standard">0:</text:p>
      <text:p text:style-name="Standard">und</text:p>
      <text:p text:style-name="Standard">aber</text:p>
      <text:p text:style-name="Standard">oder</text:p>
      <text:p text:style-name="Standard">denn</text:p>
      <text:p text:style-name="P126">sondern</text:p>
      <text:p text:style-name="P126"/>
      <text:h text:style-name="Heading_20_2" text:outline-level="2">15.1 Das Prädikat</text:h>
      <text:h text:style-name="Heading_20_2" text:outline-level="2"><text:bookmark-start text:name="__RefHeading___Toc9172_3204759922"/>15.2 Das Subjekt<text:bookmark-end text:name="__RefHeading___Toc9172_3204759922"/></text:h>
      <text:h text:style-name="Heading_20_2" text:outline-level="2"><text:bookmark-start text:name="__RefHeading___Toc9174_3204759922"/>15.3 Das Objekt<text:bookmark-end text:name="__RefHeading___Toc9174_3204759922"/></text:h>
      <text:h text:style-name="Heading_20_2" text:outline-level="2"><text:bookmark-start text:name="__RefHeading___Toc9176_3204759922"/>15.4 Das Adverbial<text:bookmark-end text:name="__RefHeading___Toc9176_3204759922"/></text:h>
      <text:h text:style-name="Heading_20_2" text:outline-level="2"><text:bookmark-start text:name="__RefHeading___Toc9178_3204759922"/>15.5 Das Attribut<text:bookmark-end text:name="__RefHeading___Toc9178_3204759922"/></text:h>
      <text:h text:style-name="Heading_20_2" text:outline-level="2"><text:bookmark-start text:name="__RefHeading___Toc9180_3204759922"/>15.6 Die Valenz der Verben<text:bookmark-end text:name="__RefHeading___Toc9180_3204759922"/></text:h>
      <text:p text:style-name="Standard"><text:s/>-<text:span text:style-name="T90">=-=-=-=-=-=-=-=</text:span></text:p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>Verb</text:p>
          </table:table-cell>
          <table:table-cell table:style-name="Table12.A1" office:value-type="string">
            <text:p text:style-name="Standard"/>
          </table:table-cell>
          <table:table-cell table:style-name="Table12.D1" office:value-type="string">
            <text:p text:style-name="Standard">z.B.</text:p>
          </table:table-cell>
        </table:table-row>
        <table:table-row>
          <table:table-cell table:style-name="Table12.A2" office:value-type="string">
            <text:p text:style-name="Standard">deshalb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поэтому <text:span text:style-name="T106">(1)</text:span>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trotzdem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тем не менее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Zwar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хотя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obwohl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хотя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ob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/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dass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что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weil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т.к.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denn</text:p>
          </table:table-cell>
          <table:table-cell table:style-name="Table12.A2" office:value-type="string">
            <text:p text:style-name="Standard">2</text:p>
          </table:table-cell>
          <table:table-cell table:style-name="Table12.A2" office:value-type="string">
            <text:p text:style-name="Standard">т.к.</text:p>
          </table:table-cell>
          <table:table-cell table:style-name="Table12.D2" office:value-type="string">
            <text:p text:style-name="Standard"/>
          </table:table-cell>
        </table:table-row>
      </table:table>
      <text:p text:style-name="Standard"/>
      <text:p text:style-name="Standard">(1):</text:p>
      <text:p text:style-name="Standard"><text:soft-page-break/>deswegen</text:p>
      <text:p text:style-name="P273">darum</text:p>
      <text:p text:style-name="P273">daher</text:p>
      <text:p text:style-name="P273">aus diesem Grund</text:p>
      <text:p text:style-name="Standard"><text:s/>-<text:span text:style-name="T90">=-=-=-=-=-=-=-=</text:span></text:p>
      <text:p text:style-name="P273">wäre <text:span text:style-name="T107">+ wo/wie</text:span></text:p>
      <text:p text:style-name="P274"><text:tab/><text:tab/> <text:s text:c="4"/><text:tab/>reich</text:p>
      <text:p text:style-name="P274">Ach wenn ich nur<text:tab/>Schauspieler<text:tab/>wäre!</text:p>
      <text:p text:style-name="P274"><text:tab/><text:tab/> <text:s text:c="4"/><text:tab/>auf Mallorca</text:p>
      <text:p text:style-name="P274">Wäre ich nur 2 Jahre älter!</text:p>
      <text:p text:style-name="P274"/>
      <text:p text:style-name="P273">hätte <text:span text:style-name="T107">+ Objekt/Part. II</text:span></text:p>
      <text:p text:style-name="P273"/>
      <text:p text:style-name="P276">Hätte ich nur 2 Stunden mehr für die Vorbereitung!</text:p>
      <text:p text:style-name="P276">Hätte ich ihm nur geholfen!</text:p>
      <text:p text:style-name="P273"/>
      <text:p text:style-name="P273">würde <text:span text:style-name="T108">+ Verb/Infinitiv</text:span></text:p>
      <text:p text:style-name="P275"/>
      <text:p text:style-name="Standard"/>
      <text:p text:style-name="Standard"><text:s/>-<text:span text:style-name="T90">=-=-=-=-=-=-=-=</text:span></text:p>
      <text:p text:style-name="Standard"/>
      <text:p text:style-name="Standard"/>
      <text:p text:style-name="Standard"><text:s/>-<text:span text:style-name="T90">=-=-=-=-=-=-=-=</text:span></text:p>
      <text:p text:style-name="Standard"/>
      <text:p text:style-name="Standard"/>
      <text:p text:style-name="Standard"><text:s/>-<text:span text:style-name="T90">=-=-=-=-=-=-=-=</text:span></text:p>
      <text:p text:style-name="Standard"/>
      <text:p text:style-name="Standard"/>
      <text:p text:style-name="Standard"><text:s/>-<text:span text:style-name="T90">=-=-=-=-=-=-=-=</text:span></text:p>
      <text:p text:style-name="Standard"/>
      <text:p text:style-name="Standard"/>
      <text:p text:style-name="Standard"/>
      <text:h text:style-name="Heading_20_1" text:outline-level="1"><text:bookmark-start text:name="__RefHeading___Toc9182_3204759922"/><text:soft-page-break/>16 Die Wortstellung im Satz<text:bookmark-end text:name="__RefHeading___Toc9182_3204759922"/></text:h>
      <text:h text:style-name="Heading_20_2" text:outline-level="2"><text:bookmark-start text:name="__RefHeading___Toc9184_3204759922"/>16.1 Die einzelnen Felder<text:bookmark-end text:name="__RefHeading___Toc9184_3204759922"/></text:h>
      <text:h text:style-name="Heading_20_3" text:outline-level="3"><text:bookmark-start text:name="__RefHeading___Toc9186_3204759922"/>16.1.1 Das Vorfeld<text:bookmark-end text:name="__RefHeading___Toc9186_3204759922"/></text:h>
      <text:h text:style-name="Heading_20_3" text:outline-level="3"><text:bookmark-start text:name="__RefHeading___Toc9188_3204759922"/>16.1.2 Das Mittelfeld<text:bookmark-end text:name="__RefHeading___Toc9188_3204759922"/></text:h>
      <text:h text:style-name="Heading_20_3" text:outline-level="3"><text:bookmark-start text:name="__RefHeading___Toc9190_3204759922"/>16.1.3 Das Nachfeld<text:bookmark-end text:name="__RefHeading___Toc9190_3204759922"/></text:h>
      <text:h text:style-name="Heading_20_2" text:outline-level="2"><text:bookmark-start text:name="__RefHeading___Toc9192_3204759922"/>16.2 Der Aussagesatz<text:bookmark-end text:name="__RefHeading___Toc9192_3204759922"/></text:h>
      <text:h text:style-name="Heading_20_2" text:outline-level="2"><text:bookmark-start text:name="__RefHeading___Toc9194_3204759922"/>16.3 Der Fragesatz<text:bookmark-end text:name="__RefHeading___Toc9194_3204759922"/></text:h>
      <text:h text:style-name="Heading_20_1" text:outline-level="1"><text:bookmark-start text:name="__RefHeading___Toc9196_3204759922"/>17 Die Verneinung<text:bookmark-end text:name="__RefHeading___Toc9196_3204759922"/></text:h>
      <text:h text:style-name="Heading_20_1" text:outline-level="1"><text:bookmark-start text:name="__RefHeading___Toc9198_3204759922"/>18 Die indirekte Rede<text:bookmark-end text:name="__RefHeading___Toc9198_3204759922"/></text:h>
      <text:h text:style-name="Heading_20_2" text:outline-level="2">18.1 Fragen</text:h>
      <text:p text:style-name="P105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6"/>
          </table:table-cell>
          <table:table-cell table:style-name="Table10.A1" office:value-type="string">
            <text:p text:style-name="P256">mit <text:span text:style-name="T99">Fragewort</text:span></text:p>
          </table:table-cell>
          <table:table-cell table:style-name="Table10.C1" office:value-type="string">
            <text:p text:style-name="P256">ohne <text:span text:style-name="T99">Fragewort</text:span></text:p>
          </table:table-cell>
        </table:table-row>
        <table:table-row>
          <table:table-cell table:style-name="Table10.A2" office:value-type="string">
            <text:p text:style-name="P257">dir.</text:p>
          </table:table-cell>
          <table:table-cell table:style-name="Table10.A2" office:value-type="string">
            <text:p text:style-name="P257"><text:span text:style-name="T100">Wo</text:span> <text:span text:style-name="T101">wohnst</text:span> du jetzt?</text:p>
          </table:table-cell>
          <table:table-cell table:style-name="Table10.C2" office:value-type="string">
            <text:p text:style-name="P257"><text:span text:style-name="T101">Haben</text:span> Sie ein Zimmer frei?</text:p>
          </table:table-cell>
        </table:table-row>
        <table:table-row>
          <table:table-cell table:style-name="Table10.A2" office:value-type="string">
            <text:p text:style-name="P257">indir.</text:p>
          </table:table-cell>
          <table:table-cell table:style-name="Table10.A2" office:value-type="string">
            <text:p text:style-name="P257">Ich möchte wissen, <text:span text:style-name="T100">wo</text:span> du jetzt <text:span text:style-name="T101">wohnst</text:span>?</text:p>
          </table:table-cell>
          <table:table-cell table:style-name="Table10.C2" office:value-type="string">
            <text:p text:style-name="P257">Ich interessiere mich, <text:span text:style-name="T103">ob</text:span> Sie ein Zimmer frei <text:span text:style-name="T101">haben</text:span>?</text:p>
          </table:table-cell>
        </table:table-row>
        <table:table-row>
          <table:table-cell table:style-name="Table10.A2" office:value-type="string">
            <text:p text:style-name="P257"/>
          </table:table-cell>
          <table:table-cell table:style-name="Table10.A2" office:value-type="string">
            <text:p text:style-name="P257">bla-bla-bla, <text:span text:style-name="T102">W-frag.</text:span>...<text:span text:style-name="T101">Verb</text:span>?</text:p>
          </table:table-cell>
          <table:table-cell table:style-name="Table10.C2" office:value-type="string">
            <text:p text:style-name="P258">bla-bla-bla, <text:span text:style-name="T103">ob</text:span>...<text:span text:style-name="T101">Verb</text:span>?</text:p>
          </table:table-cell>
        </table:table-row>
      </table:table>
      <text:p text:style-name="P105"/>
      <text:h text:style-name="Heading_20_1" text:outline-level="1"><text:bookmark-start text:name="__RefHeading___Toc9200_3204759922"/><text:span text:style-name="T96">19 </text:span>Präposition<text:bookmark-end text:name="__RefHeading___Toc9200_3204759922"/></text:h>
      <text:h text:style-name="Heading_20_2" text:outline-level="2"><text:bookmark-start text:name="__RefHeading___Toc9202_3204759922"/><text:span text:style-name="T96">19.1 </text:span>Wo<text:bookmark-end text:name="__RefHeading___Toc9202_3204759922"/></text:h>
      <text:p text:style-name="P119">in</text:p>
      <text:p text:style-name="P29">im Hause</text:p>
      <text:p text:style-name="P29">im Gebrige</text:p>
      <text:p text:style-name="P29">in der Schublade</text:p>
      <text:p text:style-name="P30">ABER:</text:p>
      <text:p text:style-name="P30">in der Schweiz</text:p>
      <text:p text:style-name="P30">in de<text:span text:style-name="T56">r</text:span> Türkei</text:p>
      <text:p text:style-name="P29"/>
      <text:p text:style-name="P29"><text:span text:style-name="T61">bei</text:span> (Person)</text:p>
      <text:p text:style-name="P29">beim Bäcker</text:p>
      <text:p text:style-name="P29">Metzger</text:p>
      <text:p text:style-name="P29">Frisör</text:p>
      <text:p text:style-name="P29">bei meiner liben Oma</text:p>
      <text:p text:style-name="P29"/>
      <text:p text:style-name="P119">an</text:p>
      <text:p text:style-name="P29">an der Kreuzung</text:p>
      <text:p text:style-name="P29">an der Ampel</text:p>
      <text:p text:style-name="P30">an der Küste</text:p>
      <text:p text:style-name="P29"><text:soft-page-break/>am Fluss</text:p>
      <text:p text:style-name="P29">am See</text:p>
      <text:p text:style-name="P29">am Meer</text:p>
      <text:p text:style-name="P30">am Strand</text:p>
      <text:p text:style-name="P29"/>
      <text:p text:style-name="P119">auf</text:p>
      <text:p text:style-name="P30">auf dem Tisch</text:p>
      <text:p text:style-name="P30">auf dem Sportplatz</text:p>
      <text:p text:style-name="P30">auf dem Land</text:p>
      <text:p text:style-name="P30">auf der Insel</text:p>
      <text:p text:style-name="P30">ABER:</text:p>
      <text:p text:style-name="P30">auf der Bank</text:p>
      <text:p text:style-name="P30">auf der Post</text:p>
      <text:p text:style-name="P30">auf einem Berg</text:p>
      <text:p text:style-name="P29"/>
      <text:h text:style-name="Heading_20_2" text:outline-level="2"><text:bookmark-start text:name="__RefHeading___Toc9204_3204759922"/><text:span text:style-name="T96">19.2 </text:span>Woher<text:bookmark-end text:name="__RefHeading___Toc9204_3204759922"/></text:h>
      <text:p text:style-name="P29"/>
      <text:p text:style-name="P31"><text:span text:style-name="T59">in</text:span><text:span text:style-name="T55"> →</text:span><text:span text:style-name="T59">aus</text:span></text:p>
      <text:p text:style-name="P31"><text:span text:style-name="T59">bei</text:span>/<text:span text:style-name="T59">auf</text:span><text:span text:style-name="T55"> →</text:span><text:span text:style-name="T59">von</text:span></text:p>
      <text:p text:style-name="P31"/>
      <text:p text:style-name="P31">von + Aktivitätet</text:p>
      <text:p text:style-name="P31">vom Schwimmen</text:p>
      <text:p text:style-name="P31">vom Essen</text:p>
      <text:p text:style-name="P31">von einem Ausflug</text:p>
      <text:p text:style-name="P31"/>
      <text:p text:style-name="P31">zu Hause</text:p>
      <text:p text:style-name="P31">von zu Hause</text:p>
      <text:p text:style-name="P31">aus dem Hause</text:p>
      <text:p text:style-name="P31"/>
      <text:p text:style-name="P30">ABER:</text:p>
      <text:p text:style-name="P30"><text:span text:style-name="T56">aus</text:span> der Schweiz</text:p>
      <text:p text:style-name="P30"><text:span text:style-name="T56">aus</text:span> de<text:span text:style-name="T56">r</text:span> Türkei</text:p>
      <text:p text:style-name="P31">aus Deutschland</text:p>
      <text:p text:style-name="P31">aus Moskau</text:p>
      <text:p text:style-name="P29"/>
      <text:h text:style-name="Heading_20_2" text:outline-level="2"><text:bookmark-start text:name="__RefHeading___Toc9206_3204759922"/><text:span text:style-name="T96">19.3 </text:span>Wohin<text:bookmark-end text:name="__RefHeading___Toc9206_3204759922"/></text:h>
      <text:p text:style-name="P28"/>
      <text:p text:style-name="P120">nach</text:p>
      <text:p text:style-name="P32">Stadt/Land</text:p>
      <text:p text:style-name="P32"/>
      <text:p text:style-name="P30">ABER:</text:p>
      <text:p text:style-name="P30"><text:span text:style-name="T57">in</text:span> der Schweiz</text:p>
      <text:p text:style-name="P30"><text:span text:style-name="T57">in</text:span> de<text:span text:style-name="T56">r</text:span> Türkei</text:p>
      <text:p text:style-name="P32"/>
      <text:p text:style-name="P120">in</text:p>
      <text:p text:style-name="P32">in die Wüste</text:p>
      <text:p text:style-name="P32">in die Berge</text:p>
      <text:p text:style-name="P32">in den Süden</text:p>
      <text:p text:style-name="P32"/>
      <text:p text:style-name="P32"><text:span text:style-name="T61">zu</text:span> Person</text:p>
      <text:p text:style-name="P32"/>
      <text:p text:style-name="P32">bis zu Dativ</text:p>
      <text:p text:style-name="P32"/>
      <text:p text:style-name="P33">zum Bahnhof</text:p>
      <text:p text:style-name="P33">zur Post</text:p>
      <text:p text:style-name="P32"/>
      <text:p text:style-name="P121"><text:soft-page-break/>an</text:p>
      <text:p text:style-name="P33">an die Ampel</text:p>
      <text:p text:style-name="P33">an die Kreuzung</text:p>
      <text:p text:style-name="P33">an die Küste</text:p>
      <text:p text:style-name="P33">an den Fluss</text:p>
      <text:p text:style-name="P33">an den See</text:p>
      <text:p text:style-name="P33">ans Meer</text:p>
      <text:p text:style-name="P33">an den Stadt</text:p>
      <text:p text:style-name="P33"/>
      <text:p text:style-name="P121">auf</text:p>
      <text:p text:style-name="P33">aufs Land</text:p>
      <text:p text:style-name="P33">auf den Platz</text:p>
      <text:p text:style-name="P33"/>
      <text:p text:style-name="P33">…</text:p>
      <text:p text:style-name="P34"><text:span text:style-name="T61">um</text:span> 2 Uhr</text:p>
      <text:p text:style-name="P34"><text:span text:style-name="T61">am</text:span> Montag</text:p>
      <text:p text:style-name="P34"><text:span text:style-name="T61">im</text:span> Juli/Sommer</text:p>
      <text:p text:style-name="P33"/>
      <text:h text:style-name="Heading_20_2" text:outline-level="2"><text:bookmark-start text:name="__RefHeading___Toc9208_3204759922"/>19.4 etc<text:bookmark-end text:name="__RefHeading___Toc9208_3204759922"/></text:h>
      <text:p text:style-name="P265">gehen:</text:p>
      <text:p text:style-name="P265">in</text:p>
      <text:p text:style-name="P265">auf den Platz</text:p>
      <text:p text:style-name="P265"/>
      <text:p text:style-name="P265">fahern:</text:p>
      <text:p text:style-name="P265">zu + Dat.</text:p>
      <text:p text:style-name="P265">nach Land/Stadt</text:p>
      <text:p text:style-name="P265">mit</text:p>
      <text:p text:style-name="P265"/>
      <text:p text:style-name="P268">mit:</text:p>
      <text:p text:style-name="P268">die S/U-Bahn</text:p>
      <text:p text:style-name="P268">der Bus/Zug/Tram</text:p>
      <text:p text:style-name="P268">das Taxi</text:p>
      <text:h text:style-name="Heading_20_1" text:outline-level="1"><text:bookmark-start text:name="__RefHeading___Toc9210_3204759922"/><text:span text:style-name="T96">20 </text:span>Zahlen<text:bookmark-end text:name="__RefHeading___Toc9210_3204759922"/></text:h>
      <text:h text:style-name="Heading_20_2" text:outline-level="2"><text:bookmark-start text:name="__RefHeading___Toc9212_3204759922"/>20.1<text:bookmark-end text:name="__RefHeading___Toc9212_3204759922"/></text:h>
      <text:p text:style-name="P36">1 <text:span text:style-name="T59">erste</text:span></text:p>
      <text:p text:style-name="P36">2 zwei<text:span text:style-name="T59">te</text:span></text:p>
      <text:p text:style-name="P36">3 <text:span text:style-name="T59">dritte</text:span></text:p>
      <text:p text:style-name="P36">4 vier<text:span text:style-name="T59">te</text:span></text:p>
      <text:p text:style-name="P36">5 fünf<text:span text:style-name="T59">te</text:span></text:p>
      <text:p text:style-name="P36">6 </text:p>
      <text:p text:style-name="P36">7 <text:span text:style-name="T59">siebte</text:span></text:p>
      <text:p text:style-name="P36">8 </text:p>
      <text:p text:style-name="P36">9 </text:p>
      <text:p text:style-name="P36"><text:soft-page-break/>10 </text:p>
      <text:p text:style-name="P36">11elf<text:span text:style-name="T59">te</text:span></text:p>
      <text:p text:style-name="P36">20 zwanzig<text:span text:style-name="T59">ste</text:span></text:p>
      <text:p text:style-name="P124"/>
      <text:h text:style-name="Heading_20_2" text:outline-level="2"><text:bookmark-start text:name="__RefHeading___Toc9214_3204759922"/>20.2<text:bookmark-end text:name="__RefHeading___Toc9214_3204759922"/></text:h>
      <text:p text:style-name="P122">Akk.</text:p>
      <text:p text:style-name="P34">der 4te19te</text:p>
      <text:p text:style-name="P34">der 20ste</text:p>
      <text:p text:style-name="P34"/>
      <text:p text:style-name="P34">Dat.</text:p>
      <text:p text:style-name="P34">am 4te<text:span text:style-name="T61">n</text:span></text:p>
      <text:p text:style-name="P34">am 29ste<text:span text:style-name="T61">n </text:span></text:p>
      <text:p text:style-name="P34"/>
      <text:p text:style-name="P34"/>
      <text:p text:style-name="P34"><text:s/>-<text:span text:style-name="T90">=-=-=-=-=-=-=-=</text:span></text:p>
      <text:h text:style-name="Heading_20_1" text:outline-level="1"><text:bookmark-start text:name="__RefHeading___Toc9216_3204759922"/>21 etc<text:bookmark-end text:name="__RefHeading___Toc9216_3204759922"/></text:h>
      <text:p text:style-name="P35">es hängt von <text:s/>ab</text:p>
      <text:p text:style-name="P34">es hängt von dir ab</text:p>
      <text:p text:style-name="P34">это зависит от вас</text:p>
      <text:p text:style-name="P34"/>
      <text:p text:style-name="P37">Ich bin mit … (nicht) einverstanden</text:p>
      <text:p text:style-name="P34"/>
      <text:p text:style-name="P34">Ich bin gratuliere dir zum Geburtstag</text:p>
      <text:p text:style-name="P34"/>
      <text:p text:style-name="P34"><text:span text:style-name="T105">W</text:span>as mich angeht,...<text:span text:style-name="T105">Verb</text:span></text:p>
      <text:p text:style-name="P34">что касается меня</text:p>
      <text:p text:style-name="P34"/>
      <text:p text:style-name="P272"><text:s/>-<text:span text:style-name="T90">=-=-=-=-=-=-=-=</text:span></text:p>
      <text:p text:style-name="P34"/>
      <text:p text:style-name="P34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><text:soft-page-break/></text:p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><text:soft-page-break/></text:p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><text:s/>-<text:span text:style-name="T90">=-=-=-=-=-=-=-=</text:span></text:p>
      <text:p text:style-name="P272"/>
      <text:p text:style-name="P272"/>
      <text:p text:style-name="P27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HelveticaNeue" svg:font-family="HelveticaNeu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055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859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6626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752in" style:type="center"/>
          <style:tab-stop style:position="7.350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6ed05" officeooo:paragraph-rsid="0026ed05"/>
    </style:style>
    <style:page-layout style:name="Mpm1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807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35</text:page-number></text:p>
      </style:footer>
      <style:footer-left>
        <text:p text:style-name="MP1">Seite <text:page-number text:select-page="current">3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20:34:39.827054623</meta:creation-date>
    <dc:date>2018-09-24T19:38:54.405651074</dc:date>
    <meta:editing-duration>P28DT8H55M16S</meta:editing-duration>
    <meta:editing-cycles>14</meta:editing-cycles>
    <meta:generator>LibreOffice/6.0.6.2$MacOSX_X86_64 LibreOffice_project/0c292870b25a325b5ed35f6b45599d2ea4458e77</meta:generator>
    <meta:document-statistic meta:table-count="33" meta:image-count="0" meta:object-count="0" meta:page-count="35" meta:paragraph-count="1628" meta:word-count="5523" meta:character-count="34034" meta:non-whitespace-character-count="29417"/>
  </office:meta>
</office:document-meta>
</file>